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A90000012A1C5E45B54B31572B.png" manifest:media-type="image/png"/>
  <manifest:file-entry manifest:full-path="Pictures/100002010000001A0000001A101D33F9D05A94A7.png" manifest:media-type="image/png"/>
  <manifest:file-entry manifest:full-path="Pictures/100002000000001A0000001A8B94F5DBCCE75921.png" manifest:media-type="image/png"/>
  <manifest:file-entry manifest:full-path="Pictures/1000000000000599000000EE4E23E4E54C70F069.png" manifest:media-type="image/png"/>
  <manifest:file-entry manifest:full-path="Pictures/100002010000001A0000001AB8BA0B61CC3E26F3.png" manifest:media-type="image/png"/>
  <manifest:file-entry manifest:full-path="Pictures/10000201000000500000004A5C57FE847CB22350.png" manifest:media-type="image/png"/>
  <manifest:file-entry manifest:full-path="Pictures/100000000000016D000000CFB605AF607D97F817.png" manifest:media-type="image/png"/>
  <manifest:file-entry manifest:full-path="Pictures/100002010000001A0000001CBDB9C0DD981F2B73.png" manifest:media-type="image/png"/>
  <manifest:file-entry manifest:full-path="Pictures/1000000000000215000000C014B9B86C6335B8E1.png" manifest:media-type="image/png"/>
  <manifest:file-entry manifest:full-path="Pictures/100002010000001A000000203BE360953084650E.png" manifest:media-type="image/png"/>
  <manifest:file-entry manifest:full-path="Pictures/10000201000000BE00000016974E847B49F1D15C.png" manifest:media-type="image/png"/>
  <manifest:file-entry manifest:full-path="Pictures/100002010000001A0000001A372A940B8AE9330F.png" manifest:media-type="image/png"/>
  <manifest:file-entry manifest:full-path="Pictures/100002010000001A0000001AF6F89E8E5DDCB780.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B6D4587CF975ED16.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2EAE2C5EF18105FA.png" manifest:media-type="image/png"/>
  <manifest:file-entry manifest:full-path="Pictures/100002010000001A0000001BFE70F6A5FDBEB694.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2010000001A0000001A424C349829EAE186.png" manifest:media-type="image/png"/>
  <manifest:file-entry manifest:full-path="Pictures/100002010000001A0000001AE4CBA16D69A3A55B.png" manifest:media-type="image/png"/>
  <manifest:file-entry manifest:full-path="Pictures/100002010000001A0000001A9C3BA88EE4EA656E.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2000000900006D3F000039FCFE663F6797598123.svm" manifest:media-type=""/>
  <manifest:file-entry manifest:full-path="Pictures/100002010000001A0000001AF5858059795559BA.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220000001AD043726DF3675599.png" manifest:media-type="image/png"/>
  <manifest:file-entry manifest:full-path="Pictures/100002010000001A0000001A7E510285498A02CB.png" manifest:media-type="image/png"/>
  <manifest:file-entry manifest:full-path="Pictures/10000201000000220000001ADB69E3C937E8BCCA.png" manifest:media-type="image/png"/>
  <manifest:file-entry manifest:full-path="Pictures/10000201000000160000001A02C7D849900E4C22.png" manifest:media-type="image/png"/>
  <manifest:file-entry manifest:full-path="Pictures/1000000000000556000002E23A0A42AE7F7A8028.png" manifest:media-type="image/png"/>
  <manifest:file-entry manifest:full-path="Pictures/10000000000007800000043829827135AEE05987.png" manifest:media-type="image/png"/>
  <manifest:file-entry manifest:full-path="Pictures/100000000000022A000000F7EAA50FCC830B8497.png" manifest:media-type="image/png"/>
  <manifest:file-entry manifest:full-path="Pictures/100000000000043900000192A772797A98F18240.png" manifest:media-type="image/png"/>
  <manifest:file-entry manifest:full-path="Pictures/100002010000001A0000001A0239AF18178E6F02.png" manifest:media-type="image/png"/>
  <manifest:file-entry manifest:full-path="Pictures/100002010000001A0000001B816ECEE455655C5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0"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1"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2" style:family="paragraph" style:parent-style-name="Footnote">
      <style:paragraph-properties fo:break-before="page"/>
      <style:text-properties fo:language="it" fo:country="IT"/>
    </style:style>
    <style:style style:name="P23" style:family="paragraph" style:parent-style-name="Contents_20_Heading">
      <style:paragraph-properties fo:break-before="page"/>
    </style:style>
    <style:style style:name="P24"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2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6"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27"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28"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9"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0"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1"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2" style:family="paragraph" style:parent-style-name="OOoTip_2f_Note_2f_Caution">
      <style:text-properties fo:language="it" fo:country="IT"/>
    </style:style>
    <style:style style:name="P33" style:family="paragraph" style:parent-style-name="OOoTip_2f_Note_2f_Caution">
      <style:text-properties fo:language="it" fo:country="IT" officeooo:paragraph-rsid="001c0a41"/>
    </style:style>
    <style:style style:name="P34" style:family="paragraph" style:parent-style-name="OOoTip_2f_Note_2f_Caution">
      <style:text-properties fo:language="it" fo:country="IT" officeooo:paragraph-rsid="005ac637"/>
    </style:style>
    <style:style style:name="P35" style:family="paragraph" style:parent-style-name="OOoTip_2f_Note_2f_Caution">
      <style:text-properties fo:language="it" fo:country="IT" officeooo:paragraph-rsid="0087270a"/>
    </style:style>
    <style:style style:name="P36" style:family="paragraph" style:parent-style-name="OOoTip_2f_Note_2f_Caution">
      <style:text-properties fo:language="it" fo:country="IT" officeooo:paragraph-rsid="00ab4454"/>
    </style:style>
    <style:style style:name="P37" style:family="paragraph" style:parent-style-name="OOoTip_2f_Note_2f_Caution">
      <style:text-properties fo:language="it" fo:country="IT" officeooo:paragraph-rsid="00b8e6d1"/>
    </style:style>
    <style:style style:name="P38" style:family="paragraph" style:parent-style-name="OOoTip_2f_Note_2f_Caution">
      <style:text-properties fo:language="it" fo:country="IT" officeooo:paragraph-rsid="0102d28e"/>
    </style:style>
    <style:style style:name="P39" style:family="paragraph" style:parent-style-name="OOoTip_2f_Note_2f_Caution">
      <style:text-properties fo:language="it" fo:country="IT" officeooo:paragraph-rsid="011db43d"/>
    </style:style>
    <style:style style:name="P40" style:family="paragraph" style:parent-style-name="OOoTip_2f_Note_2f_Caution">
      <style:text-properties fo:language="it" fo:country="IT" officeooo:paragraph-rsid="0147ab6f" fo:background-color="transparent"/>
    </style:style>
    <style:style style:name="P41" style:family="paragraph" style:parent-style-name="OOoTip_2f_Note_2f_Caution">
      <style:text-properties fo:language="it" fo:country="IT" officeooo:paragraph-rsid="015dfa47" fo:background-color="transparent"/>
    </style:style>
    <style:style style:name="P42" style:family="paragraph" style:parent-style-name="OOoTip_2f_Note_2f_Caution">
      <style:paragraph-properties fo:text-align="center" style:justify-single-word="false"/>
      <style:text-properties fo:language="it" fo:country="IT"/>
    </style:style>
    <style:style style:name="P43" style:family="paragraph" style:parent-style-name="OOoTip_2f_Note_2f_Caution">
      <style:paragraph-properties fo:text-align="center" style:justify-single-word="false"/>
      <style:text-properties fo:language="it" fo:country="IT" officeooo:paragraph-rsid="001c0a41"/>
    </style:style>
    <style:style style:name="P44" style:family="paragraph" style:parent-style-name="OOoTip_2f_Note_2f_Caution">
      <style:text-properties fo:language="it" fo:country="IT" officeooo:paragraph-rsid="0238416f"/>
    </style:style>
    <style:style style:name="P45" style:family="paragraph" style:parent-style-name="OOoTip_2f_Note_2f_Caution">
      <style:text-properties fo:language="it" fo:country="IT" officeooo:paragraph-rsid="023f72b4"/>
    </style:style>
    <style:style style:name="P46"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47" style:family="paragraph" style:parent-style-name="Footnote">
      <style:text-properties fo:language="it" fo:country="IT"/>
    </style:style>
    <style:style style:name="P48" style:family="paragraph" style:parent-style-name="Footnote">
      <style:text-properties fo:language="it" fo:country="IT" officeooo:paragraph-rsid="01500007"/>
    </style:style>
    <style:style style:name="P49"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0" style:family="paragraph" style:parent-style-name="Footnote">
      <style:text-properties officeooo:paragraph-rsid="006ca86a"/>
    </style:style>
    <style:style style:name="P51" style:family="paragraph" style:parent-style-name="Footnote">
      <style:text-properties officeooo:paragraph-rsid="01f4c847"/>
    </style:style>
    <style:style style:name="P52" style:family="paragraph" style:parent-style-name="Table_20_Contents">
      <style:paragraph-properties fo:text-align="center" style:justify-single-word="false"/>
      <style:text-properties fo:language="it" fo:country="IT" officeooo:paragraph-rsid="001c0a41"/>
    </style:style>
    <style:style style:name="P53" style:family="paragraph" style:parent-style-name="Table_20_Contents">
      <style:text-properties style:font-name="Liberation Serif" fo:language="it" fo:country="IT" officeooo:paragraph-rsid="001c0a41" style:font-name-complex="Tahoma"/>
    </style:style>
    <style:style style:name="P54" style:family="paragraph" style:parent-style-name="Table_20_Contents">
      <style:paragraph-properties fo:text-align="justify" style:justify-single-word="true"/>
      <style:text-properties style:font-name="Liberation Serif" fo:language="it" fo:country="IT" style:font-size-asian="10.5pt"/>
    </style:style>
    <style:style style:name="P55" style:family="paragraph" style:parent-style-name="Table_20_Contents">
      <style:paragraph-properties fo:text-align="justify" style:justify-single-word="true"/>
      <style:text-properties style:font-name="Liberation Serif" fo:language="it" fo:country="IT" officeooo:paragraph-rsid="001c0a41"/>
    </style:style>
    <style:style style:name="P56"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57"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58"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9" style:family="paragraph" style:parent-style-name="Table_20_Contents">
      <style:text-properties style:font-name="Liberation Serif" style:font-size-asian="10.5pt"/>
    </style:style>
    <style:style style:name="P60" style:family="paragraph" style:parent-style-name="Table_20_Contents">
      <style:paragraph-properties fo:text-align="justify" style:justify-single-word="true"/>
      <style:text-properties style:font-name="Liberation Serif" style:font-size-asian="10.5pt"/>
    </style:style>
    <style:style style:name="P61" style:family="paragraph" style:parent-style-name="Table_20_Contents">
      <style:paragraph-properties fo:text-align="center" style:justify-single-word="false"/>
      <style:text-properties style:font-name="Liberation Serif" style:font-size-asian="10.5pt"/>
    </style:style>
    <style:style style:name="P62" style:family="paragraph" style:parent-style-name="Table_20_Contents">
      <style:text-properties style:font-name="Liberation Serif" fo:background-color="transparent" style:font-size-asian="10.5pt"/>
    </style:style>
    <style:style style:name="P63" style:family="paragraph" style:parent-style-name="Contents_20_3">
      <style:text-properties fo:language="it" fo:country="IT" officeooo:paragraph-rsid="001c0a41"/>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OOoTextBody">
      <style:text-properties fo:language="it" fo:country="IT"/>
    </style:style>
    <style:style style:name="P66" style:family="paragraph" style:parent-style-name="OOoTextBody">
      <style:text-properties fo:language="it" fo:country="IT" officeooo:paragraph-rsid="001c0a41"/>
    </style:style>
    <style:style style:name="P67" style:family="paragraph" style:parent-style-name="OOoTextBody">
      <style:text-properties fo:language="it" fo:country="IT" fo:font-style="italic" style:font-style-asian="italic" style:font-style-complex="italic"/>
    </style:style>
    <style:style style:name="P68"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9" style:family="paragraph" style:parent-style-name="OOoTextBody">
      <style:text-properties fo:language="it" fo:country="IT" fo:font-style="italic" officeooo:paragraph-rsid="001c0a41" style:font-style-asian="italic" style:font-style-complex="italic"/>
    </style:style>
    <style:style style:name="P70" style:family="paragraph" style:parent-style-name="OOoTextBody">
      <style:text-properties fo:language="it" fo:country="IT" fo:font-style="italic" officeooo:rsid="007a6a47" officeooo:paragraph-rsid="007a6a47" style:font-style-asian="italic" style:font-style-complex="italic"/>
    </style:style>
    <style:style style:name="P71" style:family="paragraph" style:parent-style-name="OOoTextBody">
      <style:text-properties fo:language="it" fo:country="IT" fo:font-style="italic" officeooo:rsid="00893219" officeooo:paragraph-rsid="00893219" style:font-style-asian="italic" style:font-style-complex="italic"/>
    </style:style>
    <style:style style:name="P72" style:family="paragraph" style:parent-style-name="OOoTextBody">
      <style:text-properties fo:language="it" fo:country="IT" fo:font-style="italic" officeooo:paragraph-rsid="001c0a41" fo:background-color="transparent" style:font-style-asian="italic" style:font-style-complex="italic"/>
    </style:style>
    <style:style style:name="P73" style:family="paragraph" style:parent-style-name="OOoTextBody">
      <style:paragraph-properties fo:text-align="center" style:justify-single-word="false"/>
      <style:text-properties fo:language="it" fo:country="IT" officeooo:paragraph-rsid="001c0a41"/>
    </style:style>
    <style:style style:name="P74" style:family="paragraph" style:parent-style-name="OOoTextBody">
      <style:text-properties fo:language="it" fo:country="IT" officeooo:rsid="001e8586" officeooo:paragraph-rsid="001c0a41"/>
    </style:style>
    <style:style style:name="P75"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76" style:family="paragraph" style:parent-style-name="OOoTextBody">
      <style:text-properties fo:language="it" fo:country="IT" fo:font-weight="normal" officeooo:paragraph-rsid="001c0a41" style:font-weight-asian="normal" style:font-weight-complex="normal"/>
    </style:style>
    <style:style style:name="P77" style:family="paragraph" style:parent-style-name="OOoTextBody">
      <style:text-properties fo:language="it" fo:country="IT" fo:background-color="transparent"/>
    </style:style>
    <style:style style:name="P78" style:family="paragraph" style:parent-style-name="OOoTextBody">
      <style:text-properties fo:language="it" fo:country="IT" officeooo:paragraph-rsid="001c0a41" fo:background-color="transparent"/>
    </style:style>
    <style:style style:name="P79" style:family="paragraph" style:parent-style-name="OOoTextBody">
      <style:text-properties fo:language="it" fo:country="IT" officeooo:paragraph-rsid="00d61200" fo:background-color="transparent"/>
    </style:style>
    <style:style style:name="P80" style:family="paragraph" style:parent-style-name="OOoTextBody">
      <style:text-properties fo:language="it" fo:country="IT" officeooo:paragraph-rsid="0127259c" fo:background-color="transparent"/>
    </style:style>
    <style:style style:name="P81" style:family="paragraph" style:parent-style-name="OOoTextBody">
      <style:text-properties fo:language="it" fo:country="IT" officeooo:paragraph-rsid="01500007" fo:background-color="transparent"/>
    </style:style>
    <style:style style:name="P82" style:family="paragraph" style:parent-style-name="OOoTextBody">
      <style:text-properties fo:language="it" fo:country="IT" officeooo:rsid="017091cd" officeooo:paragraph-rsid="017091cd" fo:background-color="transparent"/>
    </style:style>
    <style:style style:name="P83" style:family="paragraph" style:parent-style-name="OOoTextBody">
      <style:text-properties fo:language="it" fo:country="IT" officeooo:rsid="017091cd" officeooo:paragraph-rsid="0180fe62" fo:background-color="transparent"/>
    </style:style>
    <style:style style:name="P84" style:family="paragraph" style:parent-style-name="OOoTextBody">
      <style:text-properties fo:language="it" fo:country="IT" officeooo:rsid="017091cd" officeooo:paragraph-rsid="019a6d2b" fo:background-color="transparent"/>
    </style:style>
    <style:style style:name="P85" style:family="paragraph" style:parent-style-name="OOoTextBody">
      <style:text-properties fo:language="it" fo:country="IT" officeooo:paragraph-rsid="017dae66" fo:background-color="transparent"/>
    </style:style>
    <style:style style:name="P86" style:family="paragraph" style:parent-style-name="OOoTextBody">
      <style:text-properties fo:language="it" fo:country="IT" officeooo:paragraph-rsid="0188f0f6" fo:background-color="transparent"/>
    </style:style>
    <style:style style:name="P87" style:family="paragraph" style:parent-style-name="OOoTextBody">
      <style:text-properties fo:language="it" fo:country="IT" style:text-underline-style="none" officeooo:paragraph-rsid="001c0a41" style:font-weight-asian="normal" style:font-weight-complex="normal"/>
    </style:style>
    <style:style style:name="P88" style:family="paragraph" style:parent-style-name="OOoTextBody">
      <style:text-properties fo:language="it" fo:country="IT" style:text-underline-style="none" officeooo:paragraph-rsid="001c0a41"/>
    </style:style>
    <style:style style:name="P89" style:family="paragraph" style:parent-style-name="OOoTextBody">
      <style:text-properties fo:language="it" fo:country="IT" fo:font-weight="bold" officeooo:paragraph-rsid="001c0a41" style:font-weight-asian="bold" style:font-weight-complex="bold"/>
    </style:style>
    <style:style style:name="P90" style:family="paragraph" style:parent-style-name="OOoTextBody">
      <style:paragraph-properties fo:text-align="start" style:justify-single-word="false"/>
      <style:text-properties fo:language="it" fo:country="IT" officeooo:paragraph-rsid="001c0a41"/>
    </style:style>
    <style:style style:name="P91" style:family="paragraph" style:parent-style-name="OOoTextBody">
      <style:text-properties fo:language="it" fo:country="IT" officeooo:rsid="0028299c" officeooo:paragraph-rsid="0028299c"/>
    </style:style>
    <style:style style:name="P92" style:family="paragraph" style:parent-style-name="OOoTextBody">
      <style:text-properties fo:language="it" fo:country="IT" officeooo:rsid="003b6dd6" officeooo:paragraph-rsid="003b6dd6"/>
    </style:style>
    <style:style style:name="P93" style:family="paragraph" style:parent-style-name="OOoTextBody">
      <style:text-properties fo:language="it" fo:country="IT" officeooo:rsid="003b6dd6" officeooo:paragraph-rsid="00685cd1"/>
    </style:style>
    <style:style style:name="P94" style:family="paragraph" style:parent-style-name="OOoTextBody">
      <style:text-properties fo:language="it" fo:country="IT" officeooo:paragraph-rsid="003b6dd6"/>
    </style:style>
    <style:style style:name="P95" style:family="paragraph" style:parent-style-name="OOoTextBody">
      <style:text-properties fo:language="it" fo:country="IT" officeooo:rsid="003ea728" officeooo:paragraph-rsid="003ea728"/>
    </style:style>
    <style:style style:name="P96" style:family="paragraph" style:parent-style-name="OOoTextBody">
      <style:text-properties fo:language="it" fo:country="IT" officeooo:paragraph-rsid="004781b4"/>
    </style:style>
    <style:style style:name="P97" style:family="paragraph" style:parent-style-name="OOoTextBody">
      <style:text-properties fo:language="it" fo:country="IT" officeooo:paragraph-rsid="005ac637"/>
    </style:style>
    <style:style style:name="P98" style:family="paragraph" style:parent-style-name="OOoTextBody">
      <style:text-properties fo:language="it" fo:country="IT" officeooo:paragraph-rsid="005c411b"/>
    </style:style>
    <style:style style:name="P99" style:family="paragraph" style:parent-style-name="OOoTextBody">
      <style:text-properties fo:language="it" fo:country="IT" officeooo:rsid="007464b9" officeooo:paragraph-rsid="00752071"/>
    </style:style>
    <style:style style:name="P100" style:family="paragraph" style:parent-style-name="OOoTextBody">
      <style:text-properties fo:language="it" fo:country="IT" officeooo:rsid="007a6a47" officeooo:paragraph-rsid="007a6a47"/>
    </style:style>
    <style:style style:name="P101" style:family="paragraph" style:parent-style-name="OOoTextBody">
      <style:text-properties fo:language="it" fo:country="IT" officeooo:paragraph-rsid="00863685"/>
    </style:style>
    <style:style style:name="P102" style:family="paragraph" style:parent-style-name="OOoTextBody">
      <style:text-properties fo:language="it" fo:country="IT" officeooo:rsid="00893219" officeooo:paragraph-rsid="00893219"/>
    </style:style>
    <style:style style:name="P103" style:family="paragraph" style:parent-style-name="OOoTextBody">
      <style:text-properties fo:language="it" fo:country="IT" officeooo:rsid="00988da8" officeooo:paragraph-rsid="00988da8"/>
    </style:style>
    <style:style style:name="P104" style:family="paragraph" style:parent-style-name="OOoTextBody">
      <style:text-properties fo:language="it" fo:country="IT" officeooo:rsid="002e9cbd" officeooo:paragraph-rsid="005ac637"/>
    </style:style>
    <style:style style:name="P105" style:family="paragraph" style:parent-style-name="OOoTextBody">
      <style:text-properties fo:language="it" fo:country="IT" officeooo:paragraph-rsid="007f2112"/>
    </style:style>
    <style:style style:name="P106" style:family="paragraph" style:parent-style-name="OOoTextBody">
      <style:text-properties fo:language="it" fo:country="IT" officeooo:rsid="0029fe1b" officeooo:paragraph-rsid="0029fe1b"/>
    </style:style>
    <style:style style:name="P107" style:family="paragraph" style:parent-style-name="OOoTextBody">
      <style:text-properties fo:language="it" fo:country="IT" officeooo:rsid="002b1484" officeooo:paragraph-rsid="002b1484"/>
    </style:style>
    <style:style style:name="P108" style:family="paragraph" style:parent-style-name="OOoTextBody">
      <style:text-properties fo:language="it" fo:country="IT" officeooo:rsid="002e109d" officeooo:paragraph-rsid="002e109d"/>
    </style:style>
    <style:style style:name="P109" style:family="paragraph" style:parent-style-name="OOoTextBody">
      <style:text-properties fo:language="it" fo:country="IT" officeooo:rsid="0022e3ae"/>
    </style:style>
    <style:style style:name="P110" style:family="paragraph" style:parent-style-name="OOoTextBody">
      <style:text-properties fo:language="it" fo:country="IT" officeooo:paragraph-rsid="00b346a7"/>
    </style:style>
    <style:style style:name="P111" style:family="paragraph" style:parent-style-name="OOoTextBody">
      <style:text-properties fo:language="it" fo:country="IT" officeooo:rsid="00b30a3a" officeooo:paragraph-rsid="00b346a7"/>
    </style:style>
    <style:style style:name="P112" style:family="paragraph" style:parent-style-name="OOoTextBody">
      <style:text-properties fo:language="it" fo:country="IT" officeooo:rsid="00ca91c4" officeooo:paragraph-rsid="00ca91c4"/>
    </style:style>
    <style:style style:name="P113" style:family="paragraph" style:parent-style-name="OOoTextBody">
      <style:text-properties fo:language="it" fo:country="IT" officeooo:paragraph-rsid="00cfd5e7"/>
    </style:style>
    <style:style style:name="P114" style:family="paragraph" style:parent-style-name="OOoTextBody">
      <style:text-properties fo:language="it" fo:country="IT" officeooo:rsid="00d1cad1" officeooo:paragraph-rsid="00d1cad1"/>
    </style:style>
    <style:style style:name="P115" style:family="paragraph" style:parent-style-name="OOoTextBody">
      <style:text-properties fo:language="it" fo:country="IT" officeooo:rsid="00df0478" officeooo:paragraph-rsid="00df0478"/>
    </style:style>
    <style:style style:name="P116" style:family="paragraph" style:parent-style-name="OOoTextBody">
      <style:text-properties fo:language="it" fo:country="IT" officeooo:paragraph-rsid="00e0187a"/>
    </style:style>
    <style:style style:name="P117" style:family="paragraph" style:parent-style-name="OOoTextBody">
      <style:text-properties fo:language="it" fo:country="IT" officeooo:paragraph-rsid="00f82cbf"/>
    </style:style>
    <style:style style:name="P118" style:family="paragraph" style:parent-style-name="OOoTextBody">
      <style:text-properties fo:language="it" fo:country="IT" officeooo:paragraph-rsid="00fd3874"/>
    </style:style>
    <style:style style:name="P119" style:family="paragraph" style:parent-style-name="OOoTextBody">
      <style:text-properties fo:language="it" fo:country="IT" officeooo:paragraph-rsid="0107a185"/>
    </style:style>
    <style:style style:name="P120" style:family="paragraph" style:parent-style-name="OOoTextBody">
      <style:text-properties fo:language="it" fo:country="IT" officeooo:paragraph-rsid="01085aa8"/>
    </style:style>
    <style:style style:name="P121" style:family="paragraph" style:parent-style-name="OOoTextBody">
      <style:text-properties fo:language="it" fo:country="IT" officeooo:paragraph-rsid="01151477"/>
    </style:style>
    <style:style style:name="P122" style:family="paragraph" style:parent-style-name="OOoTextBody">
      <style:text-properties fo:language="it" fo:country="IT" officeooo:paragraph-rsid="0118a33e"/>
    </style:style>
    <style:style style:name="P123" style:family="paragraph" style:parent-style-name="OOoTextBody">
      <style:text-properties fo:language="it" fo:country="IT" officeooo:paragraph-rsid="011c3c90"/>
    </style:style>
    <style:style style:name="P124" style:family="paragraph" style:parent-style-name="OOoTextBody">
      <style:text-properties fo:language="it" fo:country="IT" officeooo:paragraph-rsid="011a91e4"/>
    </style:style>
    <style:style style:name="P125" style:family="paragraph" style:parent-style-name="OOoTextBody">
      <style:text-properties fo:language="it" fo:country="IT" officeooo:paragraph-rsid="012fa05f"/>
    </style:style>
    <style:style style:name="P126" style:family="paragraph" style:parent-style-name="OOoTextBody">
      <style:text-properties fo:language="it" fo:country="IT" officeooo:paragraph-rsid="014124fb"/>
    </style:style>
    <style:style style:name="P127" style:family="paragraph" style:parent-style-name="OOoTextBody">
      <style:text-properties fo:language="it" fo:country="IT" officeooo:paragraph-rsid="014385bc"/>
    </style:style>
    <style:style style:name="P128" style:family="paragraph" style:parent-style-name="OOoTextBody">
      <style:text-properties fo:language="it" fo:country="IT" officeooo:paragraph-rsid="0144e296"/>
    </style:style>
    <style:style style:name="P129" style:family="paragraph" style:parent-style-name="OOoTextBody">
      <style:text-properties fo:language="it" fo:country="IT" officeooo:paragraph-rsid="01465004"/>
    </style:style>
    <style:style style:name="P130" style:family="paragraph" style:parent-style-name="OOoTextBody">
      <style:text-properties fo:language="it" fo:country="IT" officeooo:paragraph-rsid="014a4f2f"/>
    </style:style>
    <style:style style:name="P131" style:family="paragraph" style:parent-style-name="OOoTextBody">
      <style:text-properties fo:language="it" fo:country="IT" officeooo:paragraph-rsid="0156110f"/>
    </style:style>
    <style:style style:name="P132" style:family="paragraph" style:parent-style-name="OOoTextBody">
      <style:text-properties fo:language="it" fo:country="IT" officeooo:paragraph-rsid="01630706"/>
    </style:style>
    <style:style style:name="P133" style:family="paragraph" style:parent-style-name="OOoTextBody">
      <style:text-properties fo:language="it" fo:country="IT" officeooo:rsid="016f9626" officeooo:paragraph-rsid="0180fe62"/>
    </style:style>
    <style:style style:name="P134" style:family="paragraph" style:parent-style-name="OOoTextBody">
      <style:text-properties fo:language="it" fo:country="IT" officeooo:paragraph-rsid="0180fe62"/>
    </style:style>
    <style:style style:name="P135" style:family="paragraph" style:parent-style-name="OOoTextBody">
      <style:text-properties fo:language="it" fo:country="IT" officeooo:paragraph-rsid="01aa236f"/>
    </style:style>
    <style:style style:name="P136" style:family="paragraph" style:parent-style-name="OOoTextBody">
      <style:text-properties fo:language="it" fo:country="IT" officeooo:paragraph-rsid="01b4dad0"/>
    </style:style>
    <style:style style:name="P137" style:family="paragraph" style:parent-style-name="OOoTextBody">
      <style:text-properties fo:language="it" fo:country="IT" officeooo:rsid="01bf9099" officeooo:paragraph-rsid="01bf9099"/>
    </style:style>
    <style:style style:name="P138" style:family="paragraph" style:parent-style-name="OOoTextBody">
      <style:text-properties fo:language="it" fo:country="IT" officeooo:paragraph-rsid="01db5c21"/>
    </style:style>
    <style:style style:name="P139" style:family="paragraph" style:parent-style-name="OOoTextBody">
      <style:text-properties fo:language="it" fo:country="IT" officeooo:paragraph-rsid="01f68b72"/>
    </style:style>
    <style:style style:name="P140" style:family="paragraph" style:parent-style-name="OOoTextBody">
      <style:text-properties fo:language="it" fo:country="IT" officeooo:rsid="01f6d050" officeooo:paragraph-rsid="01f6d050"/>
    </style:style>
    <style:style style:name="P141" style:family="paragraph" style:parent-style-name="OOoTextBody">
      <style:text-properties fo:language="it" fo:country="IT" officeooo:paragraph-rsid="0227fb02"/>
    </style:style>
    <style:style style:name="P142" style:family="paragraph" style:parent-style-name="OOoTextBody">
      <style:text-properties fo:language="it" fo:country="IT" officeooo:rsid="022a5dd9" officeooo:paragraph-rsid="022a5dd9"/>
    </style:style>
    <style:style style:name="P143" style:family="paragraph" style:parent-style-name="OOoTextBody">
      <style:text-properties fo:language="it" fo:country="IT" officeooo:paragraph-rsid="023447f8"/>
    </style:style>
    <style:style style:name="P144" style:family="paragraph" style:parent-style-name="OOoTextBody">
      <style:text-properties fo:language="it" fo:country="IT" officeooo:rsid="02375fd8" officeooo:paragraph-rsid="02375fd8"/>
    </style:style>
    <style:style style:name="P145" style:family="paragraph" style:parent-style-name="OOoTextBody">
      <style:text-properties fo:language="it" fo:country="IT" officeooo:rsid="02375fd8" officeooo:paragraph-rsid="0239041c"/>
    </style:style>
    <style:style style:name="P146" style:family="paragraph" style:parent-style-name="OOoTextBody">
      <style:text-properties fo:language="it" fo:country="IT" officeooo:rsid="02375fd8" officeooo:paragraph-rsid="023b7082"/>
    </style:style>
    <style:style style:name="P147" style:family="paragraph" style:parent-style-name="OOoTextBody">
      <style:text-properties fo:language="it" fo:country="IT" officeooo:paragraph-rsid="001c0a41" fo:background-color="#ffffff"/>
    </style:style>
    <style:style style:name="P148" style:family="paragraph" style:parent-style-name="OOoTextBody">
      <style:text-properties fo:language="it" fo:country="IT" officeooo:rsid="0239ab5a" officeooo:paragraph-rsid="0239ab5a"/>
    </style:style>
    <style:style style:name="P149" style:family="paragraph" style:parent-style-name="OOoTextBody">
      <style:text-properties fo:language="it" fo:country="IT" officeooo:rsid="023b7082" officeooo:paragraph-rsid="023b7082"/>
    </style:style>
    <style:style style:name="P150" style:family="paragraph" style:parent-style-name="OOoTextBody">
      <style:text-properties fo:language="it" fo:country="IT" officeooo:rsid="023cf0c8" officeooo:paragraph-rsid="023cf0c8"/>
    </style:style>
    <style:style style:name="P151"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2"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3" style:family="paragraph" style:parent-style-name="OOoTextBody">
      <style:text-properties officeooo:paragraph-rsid="001c0a41"/>
    </style:style>
    <style:style style:name="P15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55" style:family="paragraph" style:parent-style-name="OOoTextBody">
      <style:text-properties style:text-line-through-style="none" style:text-line-through-type="none" fo:language="it" fo:country="IT" officeooo:paragraph-rsid="001c0a41"/>
    </style:style>
    <style:style style:name="P156" style:family="paragraph" style:parent-style-name="OOoTextBody">
      <style:text-properties officeooo:paragraph-rsid="001e2da5"/>
    </style:style>
    <style:style style:name="P157" style:family="paragraph" style:parent-style-name="OOoTextBody">
      <style:text-properties officeooo:rsid="002b1484" officeooo:paragraph-rsid="002b1484"/>
    </style:style>
    <style:style style:name="P158" style:family="paragraph" style:parent-style-name="OOoTextBody">
      <style:text-properties officeooo:paragraph-rsid="002e109d"/>
    </style:style>
    <style:style style:name="P159" style:family="paragraph" style:parent-style-name="OOoTextBody">
      <style:text-properties officeooo:paragraph-rsid="003608e7"/>
    </style:style>
    <style:style style:name="P160" style:family="paragraph" style:parent-style-name="OOoTextBody">
      <style:text-properties officeooo:paragraph-rsid="005ac637"/>
    </style:style>
    <style:style style:name="P161" style:family="paragraph" style:parent-style-name="OOoTextBody">
      <style:text-properties officeooo:rsid="007464b9" officeooo:paragraph-rsid="00765b12"/>
    </style:style>
    <style:style style:name="P162" style:family="paragraph" style:parent-style-name="OOoTextBody">
      <style:text-properties officeooo:rsid="007464b9" officeooo:paragraph-rsid="0079abb2"/>
    </style:style>
    <style:style style:name="P163" style:family="paragraph" style:parent-style-name="OOoTextBody">
      <style:text-properties officeooo:paragraph-rsid="007f2112"/>
    </style:style>
    <style:style style:name="P164" style:family="paragraph" style:parent-style-name="OOoTextBody">
      <style:text-properties officeooo:paragraph-rsid="00a91973"/>
    </style:style>
    <style:style style:name="P165" style:family="paragraph" style:parent-style-name="OOoTextBody">
      <style:text-properties fo:font-style="italic" style:font-style-asian="italic" style:font-style-complex="italic"/>
    </style:style>
    <style:style style:name="P166" style:family="paragraph" style:parent-style-name="OOoTextBody">
      <style:text-properties officeooo:paragraph-rsid="00ac6c35"/>
    </style:style>
    <style:style style:name="P167" style:family="paragraph" style:parent-style-name="OOoTextBody">
      <style:text-properties officeooo:paragraph-rsid="00b2dbd7"/>
    </style:style>
    <style:style style:name="P168" style:family="paragraph" style:parent-style-name="OOoTextBody">
      <style:text-properties officeooo:paragraph-rsid="00b346a7"/>
    </style:style>
    <style:style style:name="P169" style:family="paragraph" style:parent-style-name="OOoTextBody">
      <style:text-properties officeooo:rsid="00b81311" officeooo:paragraph-rsid="00b9a943"/>
    </style:style>
    <style:style style:name="P170" style:family="paragraph" style:parent-style-name="OOoTextBody">
      <style:text-properties officeooo:paragraph-rsid="00b9a943"/>
    </style:style>
    <style:style style:name="P171" style:family="paragraph" style:parent-style-name="OOoTextBody">
      <style:text-properties officeooo:paragraph-rsid="00baed95"/>
    </style:style>
    <style:style style:name="P172" style:family="paragraph" style:parent-style-name="OOoTextBody">
      <style:text-properties officeooo:paragraph-rsid="00bf290f"/>
    </style:style>
    <style:style style:name="P173" style:family="paragraph" style:parent-style-name="OOoTextBody">
      <style:text-properties officeooo:paragraph-rsid="00d317b3"/>
    </style:style>
    <style:style style:name="P174" style:family="paragraph" style:parent-style-name="OOoTextBody">
      <style:text-properties officeooo:paragraph-rsid="00d6f4c0"/>
    </style:style>
    <style:style style:name="P175" style:family="paragraph" style:parent-style-name="OOoTextBody">
      <style:text-properties officeooo:paragraph-rsid="00df0478"/>
    </style:style>
    <style:style style:name="P176" style:family="paragraph" style:parent-style-name="OOoTextBody">
      <style:text-properties officeooo:paragraph-rsid="00ee1db2"/>
    </style:style>
    <style:style style:name="P177" style:family="paragraph" style:parent-style-name="OOoTextBody">
      <style:text-properties officeooo:rsid="00eca40e" officeooo:paragraph-rsid="00f0f6bd"/>
    </style:style>
    <style:style style:name="P178" style:family="paragraph" style:parent-style-name="OOoTextBody">
      <style:text-properties officeooo:paragraph-rsid="0118a33e"/>
    </style:style>
    <style:style style:name="P179" style:family="paragraph" style:parent-style-name="OOoTextBody">
      <style:text-properties officeooo:paragraph-rsid="011a91e4"/>
    </style:style>
    <style:style style:name="P180" style:family="paragraph" style:parent-style-name="OOoTextBody">
      <style:text-properties officeooo:rsid="011f5687" officeooo:paragraph-rsid="011f5687"/>
    </style:style>
    <style:style style:name="P181" style:family="paragraph" style:parent-style-name="OOoTextBody">
      <style:text-properties officeooo:paragraph-rsid="0120e7c2"/>
    </style:style>
    <style:style style:name="P182" style:family="paragraph" style:parent-style-name="OOoTextBody">
      <style:text-properties officeooo:paragraph-rsid="0127259c"/>
    </style:style>
    <style:style style:name="P183" style:family="paragraph" style:parent-style-name="OOoTextBody">
      <style:text-properties officeooo:paragraph-rsid="012a0ff7"/>
    </style:style>
    <style:style style:name="P184" style:family="paragraph" style:parent-style-name="OOoTextBody">
      <style:text-properties officeooo:paragraph-rsid="0132e2d5"/>
    </style:style>
    <style:style style:name="P185"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86" style:family="paragraph" style:parent-style-name="OOoTextBody">
      <style:text-properties style:use-window-font-color="true" style:font-name="Liberation Serif" fo:font-size="11pt" fo:language="it" fo:country="IT" officeooo:rsid="02375fd8" officeooo:paragraph-rsid="0239041c"/>
    </style:style>
    <style:style style:name="P187" style:family="paragraph" style:parent-style-name="OOoTextBody">
      <style:text-properties style:use-window-font-color="true" style:font-name="Liberation Serif" fo:font-size="11pt" fo:language="it" fo:country="IT" officeooo:paragraph-rsid="0238416f"/>
    </style:style>
    <style:style style:name="P188" style:family="paragraph" style:parent-style-name="OOoTextBody">
      <style:text-properties officeooo:paragraph-rsid="014385bc"/>
    </style:style>
    <style:style style:name="P189" style:family="paragraph" style:parent-style-name="OOoTextBody">
      <style:text-properties officeooo:paragraph-rsid="0144e296"/>
    </style:style>
    <style:style style:name="P190" style:family="paragraph" style:parent-style-name="OOoTextBody">
      <style:text-properties officeooo:paragraph-rsid="01428dd7"/>
    </style:style>
    <style:style style:name="P191" style:family="paragraph" style:parent-style-name="OOoTextBody">
      <style:text-properties officeooo:paragraph-rsid="0147e827"/>
    </style:style>
    <style:style style:name="P192" style:family="paragraph" style:parent-style-name="OOoTextBody">
      <style:text-properties officeooo:paragraph-rsid="014a4f2f"/>
    </style:style>
    <style:style style:name="P193" style:family="paragraph" style:parent-style-name="OOoTextBody">
      <style:text-properties officeooo:paragraph-rsid="014c9261"/>
    </style:style>
    <style:style style:name="P194" style:family="paragraph" style:parent-style-name="OOoTextBody">
      <style:text-properties officeooo:paragraph-rsid="0156110f"/>
    </style:style>
    <style:style style:name="P195" style:family="paragraph" style:parent-style-name="OOoTextBody">
      <style:text-properties officeooo:paragraph-rsid="01546466"/>
    </style:style>
    <style:style style:name="P196" style:family="paragraph" style:parent-style-name="OOoTextBody">
      <style:text-properties officeooo:paragraph-rsid="015a2985"/>
    </style:style>
    <style:style style:name="P197" style:family="paragraph" style:parent-style-name="OOoTextBody">
      <style:text-properties officeooo:paragraph-rsid="015aaa91"/>
    </style:style>
    <style:style style:name="P198" style:family="paragraph" style:parent-style-name="OOoTextBody">
      <style:text-properties officeooo:rsid="015c0342" officeooo:paragraph-rsid="015c0342"/>
    </style:style>
    <style:style style:name="P199" style:family="paragraph" style:parent-style-name="OOoTextBody">
      <style:text-properties officeooo:paragraph-rsid="015dfa47"/>
    </style:style>
    <style:style style:name="P200" style:family="paragraph" style:parent-style-name="OOoTextBody">
      <style:text-properties officeooo:paragraph-rsid="016d3caa"/>
    </style:style>
    <style:style style:name="P201" style:family="paragraph" style:parent-style-name="OOoTextBody">
      <style:text-properties officeooo:paragraph-rsid="017aefb9"/>
    </style:style>
    <style:style style:name="P202" style:family="paragraph" style:parent-style-name="OOoTextBody">
      <style:text-properties officeooo:rsid="017dae66" officeooo:paragraph-rsid="017dae66"/>
    </style:style>
    <style:style style:name="P203" style:family="paragraph" style:parent-style-name="OOoTextBody">
      <style:text-properties officeooo:paragraph-rsid="017e5e62"/>
    </style:style>
    <style:style style:name="P204" style:family="paragraph" style:parent-style-name="OOoTextBody">
      <style:text-properties officeooo:paragraph-rsid="0180fe62"/>
    </style:style>
    <style:style style:name="P205" style:family="paragraph" style:parent-style-name="OOoTextBody">
      <style:text-properties officeooo:paragraph-rsid="0182e436"/>
    </style:style>
    <style:style style:name="P206" style:family="paragraph" style:parent-style-name="OOoTextBody">
      <style:text-properties officeooo:paragraph-rsid="01856cc4"/>
    </style:style>
    <style:style style:name="P207" style:family="paragraph" style:parent-style-name="OOoTextBody">
      <style:text-properties officeooo:paragraph-rsid="018c118a"/>
    </style:style>
    <style:style style:name="P208" style:family="paragraph" style:parent-style-name="OOoTextBody">
      <style:text-properties officeooo:paragraph-rsid="018de0f9"/>
    </style:style>
    <style:style style:name="P209" style:family="paragraph" style:parent-style-name="OOoTextBody">
      <style:text-properties officeooo:rsid="0134cd6e" officeooo:paragraph-rsid="019273f6"/>
    </style:style>
    <style:style style:name="P210" style:family="paragraph" style:parent-style-name="OOoTextBody">
      <style:text-properties officeooo:paragraph-rsid="01938b4e"/>
    </style:style>
    <style:style style:name="P211" style:family="paragraph" style:parent-style-name="OOoTextBody">
      <style:text-properties officeooo:paragraph-rsid="0195274f"/>
    </style:style>
    <style:style style:name="P212" style:family="paragraph" style:parent-style-name="OOoTextBody">
      <style:paragraph-properties fo:text-align="center" style:justify-single-word="false"/>
      <style:text-properties officeooo:paragraph-rsid="019f88f1"/>
    </style:style>
    <style:style style:name="P213" style:family="paragraph" style:parent-style-name="OOoTextBody">
      <style:paragraph-properties fo:text-align="center" style:justify-single-word="false"/>
      <style:text-properties officeooo:paragraph-rsid="01a0eb5d"/>
    </style:style>
    <style:style style:name="P214" style:family="paragraph" style:parent-style-name="OOoTextBody">
      <style:text-properties officeooo:paragraph-rsid="01a34c5b"/>
    </style:style>
    <style:style style:name="P215" style:family="paragraph" style:parent-style-name="OOoTextBody">
      <style:text-properties officeooo:paragraph-rsid="01a4c27c"/>
    </style:style>
    <style:style style:name="P216" style:family="paragraph" style:parent-style-name="OOoTextBody">
      <style:text-properties officeooo:paragraph-rsid="01a88fe8"/>
    </style:style>
    <style:style style:name="P217" style:family="paragraph" style:parent-style-name="OOoTextBody">
      <style:text-properties officeooo:paragraph-rsid="01aee60c"/>
    </style:style>
    <style:style style:name="P218" style:family="paragraph" style:parent-style-name="OOoTextBody">
      <style:text-properties officeooo:paragraph-rsid="01b148e3"/>
    </style:style>
    <style:style style:name="P219" style:family="paragraph" style:parent-style-name="OOoTextBody">
      <style:text-properties officeooo:paragraph-rsid="01b8e730"/>
    </style:style>
    <style:style style:name="P220" style:family="paragraph" style:parent-style-name="OOoTextBody">
      <style:text-properties officeooo:paragraph-rsid="01bc69b4"/>
    </style:style>
    <style:style style:name="P221" style:family="paragraph" style:parent-style-name="OOoTextBody">
      <style:text-properties officeooo:paragraph-rsid="01c68c59"/>
    </style:style>
    <style:style style:name="P222" style:family="paragraph" style:parent-style-name="OOoTextBody">
      <style:text-properties officeooo:paragraph-rsid="01c8c15e"/>
    </style:style>
    <style:style style:name="P223" style:family="paragraph" style:parent-style-name="OOoTextBody">
      <style:text-properties officeooo:rsid="01cbfc56" officeooo:paragraph-rsid="01cbfc56"/>
    </style:style>
    <style:style style:name="P224" style:family="paragraph" style:parent-style-name="OOoTextBody">
      <style:text-properties officeooo:paragraph-rsid="01cbfc56"/>
    </style:style>
    <style:style style:name="P225" style:family="paragraph" style:parent-style-name="OOoTextBody">
      <style:text-properties officeooo:paragraph-rsid="01d6f69d"/>
    </style:style>
    <style:style style:name="P226" style:family="paragraph" style:parent-style-name="OOoTextBody">
      <style:text-properties officeooo:paragraph-rsid="01b079fb"/>
    </style:style>
    <style:style style:name="P227" style:family="paragraph" style:parent-style-name="OOoTextBody">
      <style:text-properties officeooo:rsid="01d4789f" officeooo:paragraph-rsid="01d4789f"/>
    </style:style>
    <style:style style:name="P228" style:family="paragraph" style:parent-style-name="OOoTextBody">
      <style:text-properties officeooo:paragraph-rsid="01db5c21"/>
    </style:style>
    <style:style style:name="P229" style:family="paragraph" style:parent-style-name="OOoTextBody">
      <style:text-properties officeooo:paragraph-rsid="01ddbb18"/>
    </style:style>
    <style:style style:name="P230" style:family="paragraph" style:parent-style-name="OOoTextBody">
      <style:text-properties officeooo:rsid="01ecd954" officeooo:paragraph-rsid="01ecd954"/>
    </style:style>
    <style:style style:name="P231" style:family="paragraph" style:parent-style-name="OOoTextBody">
      <style:text-properties officeooo:rsid="01f0670d" officeooo:paragraph-rsid="01f0670d"/>
    </style:style>
    <style:style style:name="P232" style:family="paragraph" style:parent-style-name="OOoTextBody">
      <style:text-properties officeooo:paragraph-rsid="02077689"/>
    </style:style>
    <style:style style:name="P233" style:family="paragraph" style:parent-style-name="OOoTextBody">
      <style:text-properties officeooo:paragraph-rsid="020f7104"/>
    </style:style>
    <style:style style:name="P234" style:family="paragraph" style:parent-style-name="OOoTextBody">
      <style:text-properties officeooo:paragraph-rsid="02171b69"/>
    </style:style>
    <style:style style:name="P235" style:family="paragraph" style:parent-style-name="OOoTextBody">
      <style:text-properties officeooo:paragraph-rsid="0229d6a9"/>
    </style:style>
    <style:style style:name="P236" style:family="paragraph" style:parent-style-name="OOoTextBody">
      <style:text-properties officeooo:paragraph-rsid="001c0a41" fo:background-color="transparent"/>
    </style:style>
    <style:style style:name="P237" style:family="paragraph" style:parent-style-name="OOoTextBody">
      <style:text-properties officeooo:paragraph-rsid="02325249"/>
    </style:style>
    <style:style style:name="P238" style:family="paragraph" style:parent-style-name="OOoTextBody">
      <style:text-properties officeooo:rsid="0233327b" officeooo:paragraph-rsid="0233327b"/>
    </style:style>
    <style:style style:name="P239" style:family="paragraph" style:parent-style-name="OOoTextBody">
      <style:paragraph-properties fo:margin-left="0.002cm" fo:margin-right="0.002cm" fo:text-indent="0.016cm" style:auto-text-indent="false"/>
      <style:text-properties officeooo:paragraph-rsid="001c0a41"/>
    </style:style>
    <style:style style:name="P240"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1" style:family="paragraph" style:parent-style-name="OOoHeading_20_3">
      <style:text-properties fo:language="it" fo:country="IT" fo:font-weight="bold" officeooo:paragraph-rsid="001c0a41" style:font-weight-asian="bold" style:font-weight-complex="bold"/>
    </style:style>
    <style:style style:name="P242" style:family="paragraph" style:parent-style-name="OOoHeading_20_3">
      <style:text-properties fo:language="it" fo:country="IT" officeooo:paragraph-rsid="001c0a41"/>
    </style:style>
    <style:style style:name="P243" style:family="paragraph" style:parent-style-name="OOoHeading_20_3">
      <style:text-properties fo:language="it" fo:country="IT" officeooo:paragraph-rsid="019a6d2b"/>
    </style:style>
    <style:style style:name="P244" style:family="paragraph" style:parent-style-name="OOoHeading_20_3">
      <style:text-properties style:font-name="Arial" fo:font-size="11pt" fo:language="it" fo:country="IT" officeooo:paragraph-rsid="001c0a41" fo:background-color="transparent" style:font-size-complex="11pt"/>
    </style:style>
    <style:style style:name="P245" style:family="paragraph" style:parent-style-name="OOoHeading_20_3">
      <style:text-properties officeooo:paragraph-rsid="00df0478"/>
    </style:style>
    <style:style style:name="P246" style:family="paragraph" style:parent-style-name="OOoHeading_20_3">
      <style:text-properties officeooo:paragraph-rsid="00e0187a"/>
    </style:style>
    <style:style style:name="P247" style:family="paragraph" style:parent-style-name="OOoTableText">
      <style:paragraph-properties fo:text-align="center" style:justify-single-word="false"/>
      <style:text-properties officeooo:paragraph-rsid="001c0a41"/>
    </style:style>
    <style:style style:name="P248" style:family="paragraph" style:parent-style-name="OOoTableText">
      <style:text-properties fo:language="it" fo:country="IT"/>
    </style:style>
    <style:style style:name="P249" style:family="paragraph" style:parent-style-name="OOoTableText">
      <style:text-properties fo:language="it" fo:country="IT" fo:font-weight="normal" officeooo:paragraph-rsid="005ac637" style:font-weight-asian="normal" style:font-weight-complex="normal"/>
    </style:style>
    <style:style style:name="P250" style:family="paragraph" style:parent-style-name="OOoTableText">
      <style:paragraph-properties fo:text-align="start" style:justify-single-word="false"/>
      <style:text-properties fo:language="it" fo:country="IT" officeooo:paragraph-rsid="001c0a41"/>
    </style:style>
    <style:style style:name="P25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2" style:family="paragraph" style:parent-style-name="OOoTableText">
      <style:text-properties fo:language="it" fo:country="IT" officeooo:paragraph-rsid="001c0a41"/>
    </style:style>
    <style:style style:name="P253" style:family="paragraph" style:parent-style-name="OOoTableText">
      <style:text-properties fo:language="it" fo:country="IT" officeooo:paragraph-rsid="005ac637"/>
    </style:style>
    <style:style style:name="P254" style:family="paragraph" style:parent-style-name="OOoTableText">
      <style:paragraph-properties fo:text-align="center" style:justify-single-word="false"/>
      <style:text-properties fo:language="it" fo:country="IT"/>
    </style:style>
    <style:style style:name="P255" style:family="paragraph" style:parent-style-name="OOoTableText">
      <style:paragraph-properties fo:text-align="center" style:justify-single-word="false"/>
      <style:text-properties fo:language="it" fo:country="IT" officeooo:paragraph-rsid="001c0a41"/>
    </style:style>
    <style:style style:name="P256" style:family="paragraph" style:parent-style-name="OOoTableText">
      <style:paragraph-properties>
        <style:tab-stops/>
      </style:paragraph-properties>
      <style:text-properties fo:language="it" fo:country="IT" officeooo:paragraph-rsid="001c0a41"/>
    </style:style>
    <style:style style:name="P257" style:family="paragraph" style:parent-style-name="OOoTableText">
      <style:text-properties fo:language="it" fo:country="IT" officeooo:rsid="001cb10f" officeooo:paragraph-rsid="001c0a41"/>
    </style:style>
    <style:style style:name="P258" style:family="paragraph" style:parent-style-name="OOoTableText">
      <style:text-properties fo:language="it" fo:country="IT" officeooo:rsid="00394cc9" officeooo:paragraph-rsid="00394cc9"/>
    </style:style>
    <style:style style:name="P259" style:family="paragraph" style:parent-style-name="OOoTableText">
      <style:text-properties fo:language="it" fo:country="IT" officeooo:rsid="0090ba97" officeooo:paragraph-rsid="0090ba97"/>
    </style:style>
    <style:style style:name="P260" style:family="paragraph" style:parent-style-name="OOoTableText">
      <style:text-properties fo:language="it" fo:country="IT" officeooo:rsid="0094d61a" officeooo:paragraph-rsid="0094d61a"/>
    </style:style>
    <style:style style:name="P261" style:family="paragraph" style:parent-style-name="OOoTableText">
      <style:text-properties fo:language="it" fo:country="IT" officeooo:paragraph-rsid="009d66c7"/>
    </style:style>
    <style:style style:name="P262" style:family="paragraph" style:parent-style-name="OOoTableText">
      <style:text-properties fo:language="it" fo:country="IT" officeooo:rsid="00ab4454" officeooo:paragraph-rsid="00ab4454"/>
    </style:style>
    <style:style style:name="P263" style:family="paragraph" style:parent-style-name="OOoTableText">
      <style:text-properties fo:language="it" fo:country="IT" officeooo:paragraph-rsid="00b8e6d1"/>
    </style:style>
    <style:style style:name="P264" style:family="paragraph" style:parent-style-name="OOoTableText">
      <style:text-properties fo:language="it" fo:country="IT" officeooo:rsid="011db43d" officeooo:paragraph-rsid="011db43d"/>
    </style:style>
    <style:style style:name="P265" style:family="paragraph" style:parent-style-name="OOoTableText">
      <style:text-properties fo:language="it" fo:country="IT" officeooo:rsid="015dfa47" officeooo:paragraph-rsid="015dfa47" fo:background-color="transparent"/>
    </style:style>
    <style:style style:name="P266" style:family="paragraph" style:parent-style-name="OOoTableText">
      <style:text-properties fo:language="it" fo:country="IT" officeooo:paragraph-rsid="019273f6" fo:background-color="transparent"/>
    </style:style>
    <style:style style:name="P267" style:family="paragraph" style:parent-style-name="OOoTableText">
      <style:text-properties fo:language="it" fo:country="IT" officeooo:rsid="019f88f1" officeooo:paragraph-rsid="019f88f1"/>
    </style:style>
    <style:style style:name="P268" style:family="paragraph" style:parent-style-name="OOoTableText">
      <style:text-properties fo:language="it" fo:country="IT" officeooo:rsid="023447f8" officeooo:paragraph-rsid="023447f8"/>
    </style:style>
    <style:style style:name="P269" style:family="paragraph" style:parent-style-name="OOoTableText">
      <style:text-properties fo:language="it" fo:country="IT" officeooo:rsid="023f72b4" officeooo:paragraph-rsid="0242b582"/>
    </style:style>
    <style:style style:name="P270" style:family="paragraph" style:parent-style-name="OOoTableText">
      <style:text-properties fo:language="it" fo:country="IT" officeooo:rsid="02450b35" officeooo:paragraph-rsid="02450b35"/>
    </style:style>
    <style:style style:name="P271" style:family="paragraph" style:parent-style-name="OOoTableText">
      <style:text-properties officeooo:paragraph-rsid="001c0a41"/>
    </style:style>
    <style:style style:name="P272" style:family="paragraph" style:parent-style-name="OOoTableText">
      <style:text-properties officeooo:paragraph-rsid="0102d28e"/>
    </style:style>
    <style:style style:name="P273" style:family="paragraph" style:parent-style-name="OOoTableText">
      <style:text-properties fo:font-style="italic" fo:font-weight="normal" style:font-style-asian="italic" style:font-weight-asian="normal" style:font-style-complex="italic" style:font-weight-complex="normal"/>
    </style:style>
    <style:style style:name="P274" style:family="paragraph" style:parent-style-name="OOoTableText">
      <style:text-properties officeooo:paragraph-rsid="0239041c"/>
    </style:style>
    <style:style style:name="P275" style:family="paragraph" style:parent-style-name="OOoTableText">
      <style:paragraph-properties fo:margin-left="2.54cm" fo:margin-right="0.212cm" fo:text-indent="-0.635cm" style:auto-text-indent="false"/>
      <style:text-properties fo:language="it" fo:country="IT" officeooo:paragraph-rsid="001c0a41"/>
    </style:style>
    <style:style style:name="P276" style:family="paragraph" style:parent-style-name="OOoTextBody">
      <style:paragraph-properties fo:margin-left="0cm" fo:margin-right="0cm" fo:text-indent="0.199cm" style:auto-text-indent="false"/>
      <style:text-properties officeooo:rsid="002b1484" officeooo:paragraph-rsid="002b1484"/>
    </style:style>
    <style:style style:name="P277"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7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7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3" style:family="paragraph" style:parent-style-name="OOoTextBody">
      <style:paragraph-properties fo:margin-left="1.27cm" fo:margin-right="0cm" fo:text-indent="0.199cm" style:auto-text-indent="false"/>
      <style:text-properties fo:language="it" fo:country="IT" officeooo:paragraph-rsid="001c0a41"/>
    </style:style>
    <style:style style:name="P284"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85" style:family="paragraph" style:parent-style-name="OOoHeading">
      <style:paragraph-properties fo:text-align="center" style:justify-single-word="false"/>
      <style:text-properties fo:language="it" fo:country="IT"/>
    </style:style>
    <style:style style:name="P286"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87" style:family="paragraph" style:parent-style-name="Figura">
      <style:paragraph-properties fo:text-align="start" style:justify-single-word="false"/>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0" style:family="paragraph" style:parent-style-name="Standard" style:list-style-name="L3">
      <style:text-properties fo:language="it" fo:country="IT"/>
    </style:style>
    <style:style style:name="P291" style:family="paragraph" style:parent-style-name="Standard" style:list-style-name="L52">
      <style:text-properties fo:language="it" fo:country="IT" officeooo:paragraph-rsid="001c0a41"/>
    </style:style>
    <style:style style:name="P292" style:family="paragraph" style:parent-style-name="Standard" style:list-style-name="elenco-U">
      <style:text-properties fo:language="it" fo:country="IT" officeooo:rsid="003fb3ae" officeooo:paragraph-rsid="003fb3ae"/>
    </style:style>
    <style:style style:name="P293" style:family="paragraph" style:parent-style-name="Standard" style:list-style-name="elenco-U">
      <style:text-properties fo:language="it" fo:country="IT" officeooo:rsid="003fb3ae" officeooo:paragraph-rsid="0042b65b"/>
    </style:style>
    <style:style style:name="P294" style:family="paragraph" style:parent-style-name="Standard" style:list-style-name="elenco-U">
      <style:text-properties fo:language="it" fo:country="IT" officeooo:rsid="0040db96" officeooo:paragraph-rsid="0040db96"/>
    </style:style>
    <style:style style:name="P295" style:family="paragraph" style:parent-style-name="Standard" style:list-style-name="L79">
      <style:text-properties fo:language="it" fo:country="IT" officeooo:rsid="0040db96" officeooo:paragraph-rsid="0040db96"/>
    </style:style>
    <style:style style:name="P296" style:family="paragraph" style:parent-style-name="Standard" style:list-style-name="elenco-U">
      <style:text-properties fo:language="it" fo:country="IT" officeooo:rsid="0042b65b" officeooo:paragraph-rsid="0042b65b"/>
    </style:style>
    <style:style style:name="P297" style:family="paragraph" style:parent-style-name="Standard" style:list-style-name="elenco-U">
      <style:text-properties fo:language="it" fo:country="IT" officeooo:rsid="0042b65b" officeooo:paragraph-rsid="0044f21a"/>
    </style:style>
    <style:style style:name="P298" style:family="paragraph" style:parent-style-name="Standard" style:list-style-name="L13"/>
    <style:style style:name="P299" style:family="paragraph" style:parent-style-name="Standard" style:list-style-name="L14">
      <style:text-properties officeooo:paragraph-rsid="00eb7993"/>
    </style:style>
    <style:style style:name="P300" style:family="paragraph" style:parent-style-name="Standard" style:list-style-name="L15"/>
    <style:style style:name="P301" style:family="paragraph" style:parent-style-name="Standard" style:list-style-name="L16"/>
    <style:style style:name="P302" style:family="paragraph" style:parent-style-name="Standard" style:list-style-name="L38"/>
    <style:style style:name="P303" style:family="paragraph" style:parent-style-name="Standard" style:list-style-name="L52">
      <style:text-properties officeooo:paragraph-rsid="001c0a41"/>
    </style:style>
    <style:style style:name="P304" style:family="paragraph" style:parent-style-name="Standard" style:list-style-name="L77"/>
    <style:style style:name="P305" style:family="paragraph" style:parent-style-name="Standard" style:list-style-name="L80"/>
    <style:style style:name="P306" style:family="paragraph" style:parent-style-name="Standard" style:list-style-name="L80">
      <style:text-properties officeooo:paragraph-rsid="024800b6"/>
    </style:style>
    <style:style style:name="P307" style:family="paragraph" style:parent-style-name="Standard" style:list-style-name="L80">
      <style:text-properties officeooo:paragraph-rsid="025340e0"/>
    </style:style>
    <style:style style:name="P308" style:family="paragraph" style:parent-style-name="Standard" style:list-style-name="L80">
      <style:text-properties officeooo:paragraph-rsid="0252007b"/>
    </style:style>
    <style:style style:name="P309" style:family="paragraph" style:parent-style-name="Standard" style:list-style-name="L80">
      <style:text-properties officeooo:paragraph-rsid="02556603"/>
    </style:style>
    <style:style style:name="P310" style:family="paragraph" style:parent-style-name="Standard" style:list-style-name="L80">
      <style:text-properties officeooo:paragraph-rsid="02623e37"/>
    </style:style>
    <style:style style:name="P311" style:family="paragraph" style:parent-style-name="Standard" style:list-style-name="L80">
      <style:text-properties officeooo:rsid="001af508" officeooo:paragraph-rsid="0252007b"/>
    </style:style>
    <style:style style:name="P312" style:family="paragraph" style:parent-style-name="Standard" style:list-style-name="L80">
      <style:text-properties officeooo:rsid="001af508" officeooo:paragraph-rsid="024af987"/>
    </style:style>
    <style:style style:name="P313" style:family="paragraph" style:parent-style-name="Standard" style:list-style-name="L80">
      <style:text-properties officeooo:rsid="001af508" officeooo:paragraph-rsid="02572376"/>
    </style:style>
    <style:style style:name="P314" style:family="paragraph" style:parent-style-name="Standard" style:list-style-name="L80">
      <style:text-properties officeooo:rsid="001af508" officeooo:paragraph-rsid="024800b6"/>
    </style:style>
    <style:style style:name="P315" style:family="paragraph" style:parent-style-name="Standard" style:list-style-name="L80">
      <style:text-properties officeooo:rsid="02482e8a" officeooo:paragraph-rsid="0252007b"/>
    </style:style>
    <style:style style:name="P316" style:family="paragraph" style:parent-style-name="Standard" style:list-style-name="L80">
      <style:text-properties officeooo:rsid="024f0887" officeooo:paragraph-rsid="0252007b"/>
    </style:style>
    <style:style style:name="P317" style:family="paragraph" style:parent-style-name="Standard" style:list-style-name="L80">
      <style:text-properties officeooo:rsid="024d1b4f" officeooo:paragraph-rsid="0252007b"/>
    </style:style>
    <style:style style:name="P318" style:family="paragraph" style:parent-style-name="Standard" style:list-style-name="L80">
      <style:text-properties officeooo:rsid="0250a142" officeooo:paragraph-rsid="0250a142"/>
    </style:style>
    <style:style style:name="P319" style:family="paragraph" style:parent-style-name="Standard" style:list-style-name="L80">
      <style:text-properties officeooo:rsid="0250a142" officeooo:paragraph-rsid="02586a39"/>
    </style:style>
    <style:style style:name="P320" style:family="paragraph" style:parent-style-name="Standard" style:list-style-name="L80">
      <style:text-properties officeooo:rsid="024800b6" officeooo:paragraph-rsid="024800b6"/>
    </style:style>
    <style:style style:name="P321" style:family="paragraph" style:parent-style-name="Standard" style:list-style-name="L80">
      <style:text-properties officeooo:rsid="024b3543" officeooo:paragraph-rsid="024b3543"/>
    </style:style>
    <style:style style:name="P322" style:family="paragraph" style:parent-style-name="Standard" style:list-style-name="L80">
      <style:text-properties officeooo:rsid="024b3543" officeooo:paragraph-rsid="0252007b"/>
    </style:style>
    <style:style style:name="P323" style:family="paragraph" style:parent-style-name="Standard" style:list-style-name="L80">
      <style:text-properties officeooo:rsid="02623e37" officeooo:paragraph-rsid="02623e37"/>
    </style:style>
    <style:style style:name="P324" style:family="paragraph" style:parent-style-name="Standard" style:list-style-name="L80">
      <style:text-properties officeooo:rsid="02638df3" officeooo:paragraph-rsid="02638df3"/>
    </style:style>
    <style:style style:name="P325" style:family="paragraph" style:parent-style-name="Standard" style:list-style-name="L80">
      <style:text-properties officeooo:rsid="026388e7" officeooo:paragraph-rsid="026388e7"/>
    </style:style>
    <style:style style:name="P326" style:family="paragraph" style:parent-style-name="Standard" style:list-style-name="L80">
      <style:text-properties officeooo:rsid="02652f01" officeooo:paragraph-rsid="026718b6"/>
    </style:style>
    <style:style style:name="P327" style:family="paragraph" style:parent-style-name="Standard" style:list-style-name="L80">
      <style:text-properties officeooo:rsid="02652f01" officeooo:paragraph-rsid="02652f01"/>
    </style:style>
    <style:style style:name="P328" style:family="paragraph" style:parent-style-name="Standard" style:list-style-name="L80">
      <style:text-properties officeooo:rsid="0266dc9e" officeooo:paragraph-rsid="0266dc9e"/>
    </style:style>
    <style:style style:name="P329" style:family="paragraph" style:parent-style-name="Standard" style:list-style-name="L80">
      <style:text-properties officeooo:rsid="026718b6" officeooo:paragraph-rsid="026718b6"/>
    </style:style>
    <style:style style:name="P330" style:family="paragraph" style:parent-style-name="Standard" style:list-style-name="L80">
      <style:text-properties officeooo:rsid="0268cdd8" officeooo:paragraph-rsid="0268cdd8"/>
    </style:style>
    <style:style style:name="P331" style:family="paragraph" style:parent-style-name="Standard" style:list-style-name="L80">
      <style:text-properties officeooo:rsid="02727e35" officeooo:paragraph-rsid="02727e35"/>
    </style:style>
    <style:style style:name="P332" style:family="paragraph" style:parent-style-name="Standard" style:list-style-name="L80">
      <style:text-properties officeooo:rsid="02727e35" officeooo:paragraph-rsid="0272fa2a"/>
    </style:style>
    <style:style style:name="P333" style:family="paragraph" style:parent-style-name="Standard" style:list-style-name="L80">
      <style:text-properties officeooo:rsid="0272fa2a" officeooo:paragraph-rsid="0272fa2a"/>
    </style:style>
    <style:style style:name="P334" style:family="paragraph" style:parent-style-name="Standard" style:list-style-name="L80">
      <style:text-properties officeooo:rsid="02745852" officeooo:paragraph-rsid="02745852"/>
    </style:style>
    <style:style style:name="P335" style:family="paragraph" style:parent-style-name="Standard" style:list-style-name="L80">
      <style:text-properties officeooo:rsid="02753286" officeooo:paragraph-rsid="02753286"/>
    </style:style>
    <style:style style:name="P336"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37"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38" style:family="paragraph" style:parent-style-name="Heading_20_1" style:list-style-name="Numbering_20_1"/>
    <style:style style:name="P339"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40" style:family="paragraph" style:parent-style-name="OOoHeading_20_4">
      <style:paragraph-properties fo:text-align="center" style:justify-single-word="false"/>
    </style:style>
    <style:style style:name="P341" style:family="paragraph" style:parent-style-name="OOoHeading_20_4">
      <style:text-properties fo:language="it" fo:country="IT" officeooo:paragraph-rsid="001c0a41"/>
    </style:style>
    <style:style style:name="P342" style:family="paragraph" style:parent-style-name="OOoHeading_20_4">
      <style:text-properties officeooo:paragraph-rsid="001c0a41"/>
    </style:style>
    <style:style style:name="P343" style:family="paragraph" style:parent-style-name="Footnote" style:list-style-name="L51">
      <style:text-properties fo:language="it" fo:country="IT"/>
    </style:style>
    <style:style style:name="P344" style:family="paragraph" style:parent-style-name="OOoHeading_20_1" style:list-style-name="elenco-U"/>
    <style:style style:name="P345" style:family="paragraph" style:parent-style-name="OOoHeading_20_1">
      <style:text-properties fo:language="it" fo:country="IT"/>
    </style:style>
    <style:style style:name="P346" style:family="paragraph" style:parent-style-name="OOoHeading_20_1">
      <style:text-properties fo:language="it" fo:country="IT" officeooo:paragraph-rsid="001c0a41"/>
    </style:style>
    <style:style style:name="P347" style:family="paragraph" style:parent-style-name="OOoHeading_20_1" style:list-style-name="elenco-U">
      <style:text-properties fo:language="it" fo:country="IT"/>
    </style:style>
    <style:style style:name="P348" style:family="paragraph" style:parent-style-name="OOoHeading_20_1" style:list-style-name="elenco-U">
      <style:text-properties fo:language="it" fo:country="IT" officeooo:paragraph-rsid="023f72b4"/>
    </style:style>
    <style:style style:name="P349" style:family="paragraph" style:parent-style-name="OOoHeading_20_1" style:list-style-name="elenco-U">
      <style:text-properties fo:language="it" fo:country="IT" officeooo:paragraph-rsid="00863685"/>
    </style:style>
    <style:style style:name="P350" style:family="paragraph" style:parent-style-name="OOoHeading_20_1">
      <style:text-properties fo:language="it" fo:country="IT" officeooo:rsid="0150f0d5" officeooo:paragraph-rsid="0150f0d5"/>
    </style:style>
    <style:style style:name="P351" style:family="paragraph" style:parent-style-name="OOoHeading_20_1">
      <style:text-properties fo:language="it" fo:country="IT" officeooo:rsid="01546466" officeooo:paragraph-rsid="01546466"/>
    </style:style>
    <style:style style:name="P352" style:family="paragraph" style:parent-style-name="OOoHeading_20_1">
      <style:text-properties fo:language="it" fo:country="IT" officeooo:rsid="01938b4e" officeooo:paragraph-rsid="01938b4e"/>
    </style:style>
    <style:style style:name="P353" style:family="paragraph" style:parent-style-name="OOoHeading_20_1">
      <style:text-properties fo:language="it" fo:country="IT" officeooo:paragraph-rsid="005ac637"/>
    </style:style>
    <style:style style:name="P354" style:family="paragraph" style:parent-style-name="OOoHeading_20_1">
      <style:text-properties fo:language="it" fo:country="IT" officeooo:paragraph-rsid="01c1aba5" fo:background-color="transparent"/>
    </style:style>
    <style:style style:name="P355" style:family="paragraph" style:parent-style-name="OOoHeading_20_1">
      <style:text-properties fo:language="it" fo:country="IT" officeooo:paragraph-rsid="001c0a41" fo:background-color="transparent"/>
    </style:style>
    <style:style style:name="P356" style:family="paragraph" style:parent-style-name="OOoHeading_20_1">
      <style:text-properties fo:language="it" fo:country="IT" officeooo:paragraph-rsid="01c06cf9"/>
    </style:style>
    <style:style style:name="P357" style:family="paragraph" style:parent-style-name="OOoHeading_20_1" style:list-style-name="L36">
      <style:text-properties fo:language="it" fo:country="IT" officeooo:paragraph-rsid="001c0a41"/>
    </style:style>
    <style:style style:name="P358" style:family="paragraph" style:parent-style-name="OOoHeading_20_1">
      <style:text-properties fo:language="it" fo:country="IT" fo:font-weight="bold" officeooo:paragraph-rsid="001c0a41" style:font-weight-asian="bold" style:font-weight-complex="bold"/>
    </style:style>
    <style:style style:name="P359" style:family="paragraph" style:parent-style-name="OOoHeading_20_1">
      <style:text-properties fo:language="it" fo:country="IT" fo:font-weight="bold" officeooo:paragraph-rsid="001c0a41" fo:background-color="transparent" style:font-weight-asian="bold" style:font-weight-complex="bold"/>
    </style:style>
    <style:style style:name="P360" style:family="paragraph" style:parent-style-name="OOoHeading_20_1">
      <style:text-properties fo:language="it" fo:country="IT" officeooo:paragraph-rsid="0029fe1b"/>
    </style:style>
    <style:style style:name="P361" style:family="paragraph" style:parent-style-name="OOoHeading_20_1">
      <style:text-properties fo:language="it" fo:country="IT" officeooo:rsid="0029fe1b" officeooo:paragraph-rsid="0029fe1b"/>
    </style:style>
    <style:style style:name="P362" style:family="paragraph" style:parent-style-name="OOoHeading_20_1">
      <style:text-properties officeooo:paragraph-rsid="00ab4454"/>
    </style:style>
    <style:style style:name="P363" style:family="paragraph" style:parent-style-name="OOoHeading_20_1">
      <style:text-properties fo:background-color="transparent"/>
    </style:style>
    <style:style style:name="P364" style:family="paragraph" style:parent-style-name="OOoHeading_20_1">
      <style:text-properties officeooo:paragraph-rsid="001c0a41" fo:background-color="transparent"/>
    </style:style>
    <style:style style:name="P365" style:family="paragraph" style:parent-style-name="OOoHeading_20_1" style:list-style-name="elenco-U">
      <style:text-properties fo:background-color="transparent"/>
    </style:style>
    <style:style style:name="P366" style:family="paragraph" style:parent-style-name="OOoHeading_20_1">
      <style:text-properties officeooo:paragraph-rsid="01d728cc" fo:background-color="transparent"/>
    </style:style>
    <style:style style:name="P367" style:family="paragraph" style:parent-style-name="OOoHeading_20_1">
      <style:text-properties style:font-name="Arial" fo:language="it" fo:country="IT" fo:font-weight="bold" officeooo:paragraph-rsid="001c0a41" style:font-weight-asian="bold" style:font-weight-complex="bold"/>
    </style:style>
    <style:style style:name="P368" style:family="paragraph" style:parent-style-name="OOoHeading_20_1" style:list-style-name="elenco-U" style:master-page-name="OOoCopyright">
      <style:paragraph-properties style:page-number="auto"/>
      <style:text-properties fo:language="it" fo:country="IT" officeooo:paragraph-rsid="001c0a41"/>
    </style:style>
    <style:style style:name="P369" style:family="paragraph" style:parent-style-name="OOoHeading_20_1">
      <style:paragraph-properties fo:break-before="page"/>
      <style:text-properties fo:language="it" fo:country="IT" officeooo:paragraph-rsid="001c0a41"/>
    </style:style>
    <style:style style:name="P370" style:family="paragraph" style:parent-style-name="OOoHeading_20_1" style:list-style-name="L37">
      <style:paragraph-properties fo:break-before="page"/>
      <style:text-properties fo:language="it" fo:country="IT" officeooo:paragraph-rsid="001c0a41"/>
    </style:style>
    <style:style style:name="P371" style:family="paragraph" style:parent-style-name="OOoHeading_20_1" style:list-style-name="elenco-U">
      <style:paragraph-properties fo:break-before="page"/>
      <style:text-properties officeooo:paragraph-rsid="024800b6"/>
    </style:style>
    <style:style style:name="P372" style:family="paragraph" style:parent-style-name="OOoHeading_20_1" style:list-style-name="elenco-U">
      <style:paragraph-properties fo:break-before="page"/>
      <style:text-properties officeooo:paragraph-rsid="02623e37"/>
    </style:style>
    <style:style style:name="P373" style:family="paragraph" style:parent-style-name="OOoHeading_20_1" style:list-style-name="elenco-U">
      <style:paragraph-properties fo:break-before="page"/>
      <style:text-properties officeooo:paragraph-rsid="02727e35"/>
    </style:style>
    <style:style style:name="P374"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75" style:family="paragraph" style:parent-style-name="OOoHeading_20_0">
      <style:paragraph-properties fo:break-before="page"/>
      <style:text-properties officeooo:paragraph-rsid="001c0a41"/>
    </style:style>
    <style:style style:name="P376" style:family="paragraph" style:parent-style-name="OOoHeading_20_0">
      <style:paragraph-properties fo:break-before="page"/>
      <style:text-properties fo:language="it" fo:country="IT" officeooo:paragraph-rsid="001c0a41"/>
    </style:style>
    <style:style style:name="P377" style:family="paragraph" style:parent-style-name="OOoHeading_20_0">
      <style:paragraph-properties fo:break-before="page"/>
      <style:text-properties fo:language="it" fo:country="IT" officeooo:paragraph-rsid="001c0a41" fo:background-color="transparent"/>
    </style:style>
    <style:style style:name="P378" style:family="paragraph" style:parent-style-name="OOoHeading_20_0">
      <style:paragraph-properties fo:break-before="page"/>
      <style:text-properties fo:language="it" fo:country="IT" officeooo:paragraph-rsid="01465004"/>
    </style:style>
    <style:style style:name="P379" style:family="paragraph" style:parent-style-name="OOoHeading_20_0">
      <style:paragraph-properties fo:break-before="page"/>
      <style:text-properties fo:language="it" fo:country="IT" officeooo:paragraph-rsid="005ac637"/>
    </style:style>
    <style:style style:name="P380" style:family="paragraph" style:parent-style-name="OOoHeading_20_0">
      <style:paragraph-properties fo:break-before="page"/>
      <style:text-properties officeooo:rsid="013f3887" officeooo:paragraph-rsid="0130fa03"/>
    </style:style>
    <style:style style:name="P381" style:family="paragraph" style:parent-style-name="OOoHeading_20_0" style:list-style-name="Numbering_20_1">
      <style:paragraph-properties fo:break-before="page"/>
    </style:style>
    <style:style style:name="P382" style:family="paragraph" style:parent-style-name="OOoHeading_20_0">
      <style:paragraph-properties fo:break-before="page"/>
      <style:text-properties officeooo:rsid="01f0670d" officeooo:paragraph-rsid="01f0670d"/>
    </style:style>
    <style:style style:name="P383" style:family="paragraph" style:parent-style-name="OOoTableText" style:list-style-name="L48">
      <style:text-properties fo:language="it" fo:country="IT" officeooo:paragraph-rsid="001c0a41"/>
    </style:style>
    <style:style style:name="P384" style:family="paragraph" style:parent-style-name="OOoTableText" style:list-style-name="L65">
      <style:text-properties officeooo:paragraph-rsid="001c0a41"/>
    </style:style>
    <style:style style:name="P385"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386" style:family="paragraph" style:parent-style-name="OOoTextBody" style:list-style-name="">
      <style:text-properties fo:language="it" fo:country="IT" officeooo:paragraph-rsid="001c0a41"/>
    </style:style>
    <style:style style:name="P387" style:family="paragraph" style:parent-style-name="OOoTextBody" style:list-style-name="L1">
      <style:text-properties fo:language="it" fo:country="IT" officeooo:paragraph-rsid="001c0a41"/>
    </style:style>
    <style:style style:name="P388" style:family="paragraph" style:parent-style-name="OOoTextBody" style:list-style-name="L1">
      <style:text-properties fo:language="it" fo:country="IT" officeooo:paragraph-rsid="003ae303"/>
    </style:style>
    <style:style style:name="P389" style:family="paragraph" style:parent-style-name="OOoTextBody" style:list-style-name="L1">
      <style:text-properties fo:language="it" fo:country="IT" officeooo:paragraph-rsid="0087270a"/>
    </style:style>
    <style:style style:name="P390" style:family="paragraph" style:parent-style-name="OOoTextBody" style:list-style-name="L2">
      <style:text-properties fo:language="it" fo:country="IT" officeooo:paragraph-rsid="001c0a41"/>
    </style:style>
    <style:style style:name="P391" style:family="paragraph" style:parent-style-name="OOoTextBody" style:list-style-name="L3">
      <style:text-properties fo:language="it" fo:country="IT" officeooo:rsid="006ca86a" officeooo:paragraph-rsid="01113b8f"/>
    </style:style>
    <style:style style:name="P392" style:family="paragraph" style:parent-style-name="OOoTextBody" style:list-style-name="L3">
      <style:text-properties fo:language="it" fo:country="IT" officeooo:rsid="006ca86a" officeooo:paragraph-rsid="00fefa66"/>
    </style:style>
    <style:style style:name="P393" style:family="paragraph" style:parent-style-name="OOoTextBody" style:list-style-name="L3">
      <style:text-properties fo:language="it" fo:country="IT" officeooo:rsid="00a7167c" officeooo:paragraph-rsid="010e8c83"/>
    </style:style>
    <style:style style:name="P394" style:family="paragraph" style:parent-style-name="OOoTextBody" style:list-style-name="L3">
      <style:text-properties fo:language="it" fo:country="IT" officeooo:paragraph-rsid="010f6683"/>
    </style:style>
    <style:style style:name="P395" style:family="paragraph" style:parent-style-name="OOoTextBody" style:list-style-name="L3">
      <style:text-properties fo:language="it" fo:country="IT" officeooo:paragraph-rsid="01000f19"/>
    </style:style>
    <style:style style:name="P396" style:family="paragraph" style:parent-style-name="OOoTextBody" style:list-style-name="L3">
      <style:text-properties fo:language="it" fo:country="IT" officeooo:paragraph-rsid="001c0a41"/>
    </style:style>
    <style:style style:name="P397" style:family="paragraph" style:parent-style-name="OOoTextBody" style:list-style-name="L3">
      <style:text-properties fo:language="it" fo:country="IT" officeooo:paragraph-rsid="006f1024"/>
    </style:style>
    <style:style style:name="P398" style:family="paragraph" style:parent-style-name="OOoTextBody" style:list-style-name="L3">
      <style:text-properties fo:language="it" fo:country="IT" officeooo:paragraph-rsid="006ca86a"/>
    </style:style>
    <style:style style:name="P399" style:family="paragraph" style:parent-style-name="OOoTextBody" style:list-style-name="L3">
      <style:text-properties fo:language="it" fo:country="IT" officeooo:paragraph-rsid="011294aa"/>
    </style:style>
    <style:style style:name="P400" style:family="paragraph" style:parent-style-name="OOoTextBody" style:list-style-name="L3">
      <style:text-properties fo:language="it" fo:country="IT" officeooo:rsid="006f1024" officeooo:paragraph-rsid="006f1024"/>
    </style:style>
    <style:style style:name="P401" style:family="paragraph" style:parent-style-name="OOoTextBody" style:list-style-name="L4">
      <style:text-properties fo:language="it" fo:country="IT" officeooo:paragraph-rsid="001c0a41"/>
    </style:style>
    <style:style style:name="P402" style:family="paragraph" style:parent-style-name="OOoTextBody" style:list-style-name="L4">
      <style:text-properties fo:language="it" fo:country="IT" officeooo:paragraph-rsid="0086198f"/>
    </style:style>
    <style:style style:name="P403" style:family="paragraph" style:parent-style-name="OOoTextBody" style:list-style-name="L4">
      <style:text-properties fo:language="it" fo:country="IT" fo:font-style="normal" officeooo:rsid="00806d26" officeooo:paragraph-rsid="00806d26" style:font-style-asian="normal" style:font-style-complex="normal"/>
    </style:style>
    <style:style style:name="P404" style:family="paragraph" style:parent-style-name="OOoTextBody" style:list-style-name="L6">
      <style:text-properties fo:language="it" fo:country="IT" officeooo:paragraph-rsid="00394cc9"/>
    </style:style>
    <style:style style:name="P405" style:family="paragraph" style:parent-style-name="OOoTextBody" style:list-style-name="L7">
      <style:text-properties fo:language="it" fo:country="IT" officeooo:paragraph-rsid="001c0a41"/>
    </style:style>
    <style:style style:name="P406" style:family="paragraph" style:parent-style-name="OOoTextBody" style:list-style-name="L9">
      <style:text-properties fo:language="it" fo:country="IT" officeooo:paragraph-rsid="001c0a41"/>
    </style:style>
    <style:style style:name="P407" style:family="paragraph" style:parent-style-name="OOoTextBody" style:list-style-name="L11">
      <style:text-properties fo:language="it" fo:country="IT" officeooo:paragraph-rsid="001c0a41"/>
    </style:style>
    <style:style style:name="P408" style:family="paragraph" style:parent-style-name="OOoTextBody" style:list-style-name="L20">
      <style:text-properties fo:language="it" fo:country="IT" officeooo:paragraph-rsid="014385bc"/>
    </style:style>
    <style:style style:name="P409" style:family="paragraph" style:parent-style-name="OOoTextBody" style:list-style-name="L22">
      <style:text-properties fo:language="it" fo:country="IT" officeooo:paragraph-rsid="01630706"/>
    </style:style>
    <style:style style:name="P410" style:family="paragraph" style:parent-style-name="OOoTextBody" style:list-style-name="L23">
      <style:text-properties fo:language="it" fo:country="IT" officeooo:rsid="0180fe62" officeooo:paragraph-rsid="0180fe62" fo:background-color="transparent"/>
    </style:style>
    <style:style style:name="P411" style:family="paragraph" style:parent-style-name="OOoTextBody" style:list-style-name="L27">
      <style:text-properties fo:language="it" fo:country="IT" officeooo:rsid="017091cd" officeooo:paragraph-rsid="01773a59" fo:background-color="transparent"/>
    </style:style>
    <style:style style:name="P412" style:family="paragraph" style:parent-style-name="OOoTextBody" style:list-style-name="L39">
      <style:text-properties fo:language="it" fo:country="IT" officeooo:paragraph-rsid="001c0a41" fo:background-color="transparent"/>
    </style:style>
    <style:style style:name="P413" style:family="paragraph" style:parent-style-name="OOoTextBody" style:list-style-name="L40">
      <style:text-properties fo:language="it" fo:country="IT" officeooo:paragraph-rsid="001c0a41" fo:background-color="transparent"/>
    </style:style>
    <style:style style:name="P414" style:family="paragraph" style:parent-style-name="OOoTextBody" style:list-style-name="L41">
      <style:text-properties fo:language="it" fo:country="IT" officeooo:paragraph-rsid="001c0a41" fo:background-color="transparent"/>
    </style:style>
    <style:style style:name="P415" style:family="paragraph" style:parent-style-name="OOoTextBody" style:list-style-name="L61">
      <style:text-properties fo:language="it" fo:country="IT" officeooo:paragraph-rsid="001c0a41" fo:background-color="transparent"/>
    </style:style>
    <style:style style:name="P416" style:family="paragraph" style:parent-style-name="OOoTextBody" style:list-style-name="L29">
      <style:text-properties fo:language="it" fo:country="IT" officeooo:paragraph-rsid="001c0a41"/>
    </style:style>
    <style:style style:name="P417" style:family="paragraph" style:parent-style-name="OOoTextBody" style:list-style-name="L30">
      <style:text-properties fo:language="it" fo:country="IT" fo:font-style="italic" officeooo:paragraph-rsid="001c0a41" style:font-style-asian="italic" style:font-style-complex="italic"/>
    </style:style>
    <style:style style:name="P418" style:family="paragraph" style:parent-style-name="OOoTextBody" style:list-style-name="L30">
      <style:text-properties fo:language="it" fo:country="IT" fo:font-style="italic" officeooo:paragraph-rsid="019273f6" style:font-style-asian="italic" style:font-style-complex="italic"/>
    </style:style>
    <style:style style:name="P419" style:family="paragraph" style:parent-style-name="OOoTextBody" style:list-style-name="L31">
      <style:text-properties fo:language="it" fo:country="IT" fo:font-style="italic" officeooo:paragraph-rsid="001c0a41" style:font-style-asian="italic" style:font-style-complex="italic"/>
    </style:style>
    <style:style style:name="P420" style:family="paragraph" style:parent-style-name="OOoTextBody" style:list-style-name="L66">
      <style:text-properties fo:language="it" fo:country="IT" fo:font-style="italic" officeooo:paragraph-rsid="001c0a41" style:font-style-asian="italic" style:font-style-complex="italic"/>
    </style:style>
    <style:style style:name="P421" style:family="paragraph" style:parent-style-name="OOoTextBody" style:list-style-name="L32">
      <style:text-properties fo:language="it" fo:country="IT" officeooo:rsid="01d6f69d" officeooo:paragraph-rsid="01d6f69d"/>
    </style:style>
    <style:style style:name="P422" style:family="paragraph" style:parent-style-name="OOoTextBody" style:list-style-name="L32">
      <style:text-properties fo:language="it" fo:country="IT"/>
    </style:style>
    <style:style style:name="P423" style:family="paragraph" style:parent-style-name="OOoTextBody" style:list-style-name="L33">
      <style:text-properties fo:language="it" fo:country="IT" officeooo:paragraph-rsid="001c0a41"/>
    </style:style>
    <style:style style:name="P424" style:family="paragraph" style:parent-style-name="OOoTextBody" style:list-style-name="L42">
      <style:text-properties fo:language="it" fo:country="IT" officeooo:paragraph-rsid="001c0a41"/>
    </style:style>
    <style:style style:name="P425" style:family="paragraph" style:parent-style-name="OOoTextBody" style:list-style-name="L44">
      <style:text-properties fo:language="it" fo:country="IT" officeooo:paragraph-rsid="001c0a41"/>
    </style:style>
    <style:style style:name="P426" style:family="paragraph" style:parent-style-name="OOoTextBody" style:list-style-name="L45">
      <style:text-properties fo:language="it" fo:country="IT" officeooo:paragraph-rsid="001c0a41"/>
    </style:style>
    <style:style style:name="P427" style:family="paragraph" style:parent-style-name="OOoTextBody" style:list-style-name="L46">
      <style:text-properties fo:language="it" fo:country="IT" officeooo:paragraph-rsid="001c0a41"/>
    </style:style>
    <style:style style:name="P428" style:family="paragraph" style:parent-style-name="OOoTextBody" style:list-style-name="L47">
      <style:text-properties fo:language="it" fo:country="IT" officeooo:paragraph-rsid="001c0a41"/>
    </style:style>
    <style:style style:name="P429" style:family="paragraph" style:parent-style-name="OOoTextBody" style:list-style-name="L50">
      <style:text-properties fo:language="it" fo:country="IT" officeooo:paragraph-rsid="001c0a41"/>
    </style:style>
    <style:style style:name="P430" style:family="paragraph" style:parent-style-name="OOoTextBody" style:list-style-name="L53">
      <style:text-properties fo:language="it" fo:country="IT" officeooo:paragraph-rsid="001c0a41"/>
    </style:style>
    <style:style style:name="P431" style:family="paragraph" style:parent-style-name="OOoTextBody" style:list-style-name="L55">
      <style:text-properties fo:language="it" fo:country="IT" officeooo:paragraph-rsid="001c0a41"/>
    </style:style>
    <style:style style:name="P432" style:family="paragraph" style:parent-style-name="OOoTextBody" style:list-style-name="L56">
      <style:text-properties fo:language="it" fo:country="IT" officeooo:paragraph-rsid="001c0a41"/>
    </style:style>
    <style:style style:name="P433" style:family="paragraph" style:parent-style-name="OOoTextBody" style:list-style-name="L58">
      <style:text-properties fo:language="it" fo:country="IT" officeooo:paragraph-rsid="001c0a41"/>
    </style:style>
    <style:style style:name="P434" style:family="paragraph" style:parent-style-name="OOoTextBody" style:list-style-name="L59">
      <style:text-properties fo:language="it" fo:country="IT" officeooo:paragraph-rsid="001c0a41"/>
    </style:style>
    <style:style style:name="P435" style:family="paragraph" style:parent-style-name="OOoTextBody" style:list-style-name="L61">
      <style:text-properties fo:language="it" fo:country="IT" officeooo:paragraph-rsid="001c0a41"/>
    </style:style>
    <style:style style:name="P436" style:family="paragraph" style:parent-style-name="OOoTextBody" style:list-style-name="L63">
      <style:text-properties fo:language="it" fo:country="IT" officeooo:paragraph-rsid="001c0a41"/>
    </style:style>
    <style:style style:name="P437" style:family="paragraph" style:parent-style-name="OOoTextBody" style:list-style-name="L66">
      <style:text-properties fo:language="it" fo:country="IT" officeooo:paragraph-rsid="001c0a41"/>
    </style:style>
    <style:style style:name="P438" style:family="paragraph" style:parent-style-name="OOoTextBody" style:list-style-name="L68">
      <style:text-properties fo:language="it" fo:country="IT" officeooo:paragraph-rsid="001c0a41"/>
    </style:style>
    <style:style style:name="P439" style:family="paragraph" style:parent-style-name="OOoTextBody" style:list-style-name="L69">
      <style:text-properties fo:language="it" fo:country="IT" officeooo:paragraph-rsid="001c0a41"/>
    </style:style>
    <style:style style:name="P440" style:family="paragraph" style:parent-style-name="OOoTextBody" style:list-style-name="L71">
      <style:text-properties fo:language="it" fo:country="IT" officeooo:paragraph-rsid="001c0a41"/>
    </style:style>
    <style:style style:name="P441" style:family="paragraph" style:parent-style-name="OOoTextBody" style:list-style-name="L74">
      <style:text-properties fo:language="it" fo:country="IT" officeooo:paragraph-rsid="001c0a41"/>
    </style:style>
    <style:style style:name="P442" style:family="paragraph" style:parent-style-name="OOoTextBody" style:list-style-name="L75">
      <style:text-properties fo:language="it" fo:country="IT" officeooo:rsid="003335f5" officeooo:paragraph-rsid="003335f5"/>
    </style:style>
    <style:style style:name="P443" style:family="paragraph" style:parent-style-name="OOoTextBody" style:list-style-name="L76">
      <style:text-properties fo:language="it" fo:country="IT" officeooo:rsid="002b1484" officeooo:paragraph-rsid="002b1484"/>
    </style:style>
    <style:style style:name="P444" style:family="paragraph" style:parent-style-name="OOoTextBody" style:list-style-name="L76">
      <style:text-properties fo:language="it" fo:country="IT" officeooo:rsid="002b1484" officeooo:paragraph-rsid="003335f5"/>
    </style:style>
    <style:style style:name="P445" style:family="paragraph" style:parent-style-name="OOoTextBody" style:list-style-name="L1">
      <style:text-properties officeooo:paragraph-rsid="001c0a41"/>
    </style:style>
    <style:style style:name="P446" style:family="paragraph" style:parent-style-name="OOoTextBody" style:list-style-name="L1">
      <style:text-properties officeooo:paragraph-rsid="003ae303"/>
    </style:style>
    <style:style style:name="P447" style:family="paragraph" style:parent-style-name="OOoTextBody" style:list-style-name="L2">
      <style:text-properties officeooo:paragraph-rsid="001c0a41"/>
    </style:style>
    <style:style style:name="P448" style:family="paragraph" style:parent-style-name="OOoTextBody" style:list-style-name="L2">
      <style:text-properties officeooo:rsid="005cafc6" officeooo:paragraph-rsid="005cafc6"/>
    </style:style>
    <style:style style:name="P449" style:family="paragraph" style:parent-style-name="OOoTextBody" style:list-style-name="L3">
      <style:text-properties officeooo:paragraph-rsid="001c0a41"/>
    </style:style>
    <style:style style:name="P450" style:family="paragraph" style:parent-style-name="OOoTextBody" style:list-style-name="L3">
      <style:text-properties officeooo:paragraph-rsid="00a7167c"/>
    </style:style>
    <style:style style:name="P451" style:family="paragraph" style:parent-style-name="OOoTextBody" style:list-style-name="L3">
      <style:text-properties officeooo:paragraph-rsid="01113b8f"/>
    </style:style>
    <style:style style:name="P452" style:family="paragraph" style:parent-style-name="OOoTextBody" style:list-style-name="L3">
      <style:text-properties officeooo:paragraph-rsid="011242b7"/>
    </style:style>
    <style:style style:name="P453" style:family="paragraph" style:parent-style-name="OOoTextBody" style:list-style-name="L3">
      <style:text-properties officeooo:paragraph-rsid="011294aa"/>
    </style:style>
    <style:style style:name="P454" style:family="paragraph" style:parent-style-name="OOoTextBody" style:list-style-name="L4">
      <style:text-properties officeooo:paragraph-rsid="001c0a41"/>
    </style:style>
    <style:style style:name="P455"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56" style:family="paragraph" style:parent-style-name="OOoTextBody" style:list-style-name="L8">
      <style:text-properties officeooo:paragraph-rsid="001c0a41"/>
    </style:style>
    <style:style style:name="P457" style:family="paragraph" style:parent-style-name="OOoTextBody" style:list-style-name="L10">
      <style:text-properties officeooo:paragraph-rsid="001c0a41"/>
    </style:style>
    <style:style style:name="P458" style:family="paragraph" style:parent-style-name="OOoTextBody" style:list-style-name="L10">
      <style:text-properties officeooo:paragraph-rsid="0120e7c2"/>
    </style:style>
    <style:style style:name="P459" style:family="paragraph" style:parent-style-name="OOoTextBody" style:list-style-name="L10">
      <style:text-properties officeooo:rsid="0120e7c2" officeooo:paragraph-rsid="0120e7c2"/>
    </style:style>
    <style:style style:name="P460" style:family="paragraph" style:parent-style-name="OOoTextBody" style:list-style-name="L11">
      <style:text-properties officeooo:paragraph-rsid="00b266d9"/>
    </style:style>
    <style:style style:name="P461" style:family="paragraph" style:parent-style-name="OOoTextBody" style:list-style-name="L11">
      <style:paragraph-properties fo:text-align="start" style:justify-single-word="false"/>
      <style:text-properties officeooo:paragraph-rsid="00b266d9"/>
    </style:style>
    <style:style style:name="P462" style:family="paragraph" style:parent-style-name="OOoTextBody" style:list-style-name="L12">
      <style:text-properties officeooo:paragraph-rsid="001c0a41"/>
    </style:style>
    <style:style style:name="P463" style:family="paragraph" style:parent-style-name="OOoTextBody" style:list-style-name="L17">
      <style:text-properties officeooo:paragraph-rsid="01500007"/>
    </style:style>
    <style:style style:name="P464"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65" style:family="paragraph" style:parent-style-name="OOoTextBody" style:list-style-name="L19">
      <style:text-properties officeooo:paragraph-rsid="014385bc"/>
    </style:style>
    <style:style style:name="P466" style:family="paragraph" style:parent-style-name="OOoTextBody" style:list-style-name="L21">
      <style:text-properties officeooo:paragraph-rsid="012fa05f"/>
    </style:style>
    <style:style style:name="P467" style:family="paragraph" style:parent-style-name="OOoTextBody" style:list-style-name="L22">
      <style:text-properties officeooo:paragraph-rsid="01630706"/>
    </style:style>
    <style:style style:name="P468" style:family="paragraph" style:parent-style-name="OOoTextBody" style:list-style-name="L23">
      <style:text-properties officeooo:paragraph-rsid="017e5e62"/>
    </style:style>
    <style:style style:name="P469" style:family="paragraph" style:parent-style-name="OOoTextBody" style:list-style-name="L23">
      <style:text-properties officeooo:rsid="017dae66" officeooo:paragraph-rsid="017dae66"/>
    </style:style>
    <style:style style:name="P470" style:family="paragraph" style:parent-style-name="OOoTextBody" style:list-style-name="L24">
      <style:text-properties officeooo:paragraph-rsid="001c0a41"/>
    </style:style>
    <style:style style:name="P471" style:family="paragraph" style:parent-style-name="OOoTextBody" style:list-style-name="L25"/>
    <style:style style:name="P472" style:family="paragraph" style:parent-style-name="OOoTextBody" style:list-style-name="L25">
      <style:text-properties officeooo:paragraph-rsid="0079abb2"/>
    </style:style>
    <style:style style:name="P473" style:family="paragraph" style:parent-style-name="OOoTextBody" style:list-style-name="L25">
      <style:text-properties officeooo:rsid="00786d88" officeooo:paragraph-rsid="0079abb2"/>
    </style:style>
    <style:style style:name="P474" style:family="paragraph" style:parent-style-name="OOoTextBody" style:list-style-name="L26">
      <style:text-properties officeooo:paragraph-rsid="001c0a41"/>
    </style:style>
    <style:style style:name="P475" style:family="paragraph" style:parent-style-name="OOoTextBody" style:list-style-name="L28">
      <style:text-properties officeooo:paragraph-rsid="0168d9e9"/>
    </style:style>
    <style:style style:name="P476"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77" style:family="paragraph" style:parent-style-name="OOoTextBody" style:list-style-name="L32">
      <style:text-properties officeooo:paragraph-rsid="01d6f69d"/>
    </style:style>
    <style:style style:name="P478" style:family="paragraph" style:parent-style-name="OOoTextBody" style:list-style-name="L32">
      <style:text-properties officeooo:rsid="01d6f69d" officeooo:paragraph-rsid="01d6f69d"/>
    </style:style>
    <style:style style:name="P479" style:family="paragraph" style:parent-style-name="OOoTextBody" style:list-style-name="L34">
      <style:text-properties officeooo:paragraph-rsid="01eb0fe6"/>
    </style:style>
    <style:style style:name="P480" style:family="paragraph" style:parent-style-name="OOoTextBody" style:list-style-name="L34">
      <style:text-properties officeooo:paragraph-rsid="01ecd954"/>
    </style:style>
    <style:style style:name="P481" style:family="paragraph" style:parent-style-name="OOoTextBody" style:list-style-name="L34">
      <style:text-properties officeooo:rsid="01eb857e" officeooo:paragraph-rsid="01eb857e"/>
    </style:style>
    <style:style style:name="P482" style:family="paragraph" style:parent-style-name="OOoTextBody" style:list-style-name="L35">
      <style:text-properties officeooo:paragraph-rsid="001c0a41"/>
    </style:style>
    <style:style style:name="P483" style:family="paragraph" style:parent-style-name="OOoTextBody" style:list-style-name="L38">
      <style:text-properties officeooo:paragraph-rsid="02171b69"/>
    </style:style>
    <style:style style:name="P484" style:family="paragraph" style:parent-style-name="OOoTextBody" style:list-style-name="L43">
      <style:text-properties officeooo:paragraph-rsid="001c0a41"/>
    </style:style>
    <style:style style:name="P485" style:family="paragraph" style:parent-style-name="OOoTextBody" style:list-style-name="L45">
      <style:text-properties officeooo:paragraph-rsid="001c0a41"/>
    </style:style>
    <style:style style:name="P486" style:family="paragraph" style:parent-style-name="OOoTextBody" style:list-style-name="L46">
      <style:text-properties officeooo:paragraph-rsid="001c0a41"/>
    </style:style>
    <style:style style:name="P487" style:family="paragraph" style:parent-style-name="OOoTextBody" style:list-style-name="L47">
      <style:text-properties officeooo:paragraph-rsid="001c0a41"/>
    </style:style>
    <style:style style:name="P488" style:family="paragraph" style:parent-style-name="OOoTextBody" style:list-style-name="L48">
      <style:text-properties officeooo:paragraph-rsid="001c0a41"/>
    </style:style>
    <style:style style:name="P489" style:family="paragraph" style:parent-style-name="OOoTextBody" style:list-style-name="L49">
      <style:text-properties officeooo:paragraph-rsid="001c0a41"/>
    </style:style>
    <style:style style:name="P490" style:family="paragraph" style:parent-style-name="OOoTextBody" style:list-style-name="L50">
      <style:text-properties officeooo:paragraph-rsid="001c0a41"/>
    </style:style>
    <style:style style:name="P491" style:family="paragraph" style:parent-style-name="OOoTextBody" style:list-style-name="L53">
      <style:text-properties officeooo:paragraph-rsid="001c0a41"/>
    </style:style>
    <style:style style:name="P492" style:family="paragraph" style:parent-style-name="OOoTextBody" style:list-style-name="L54">
      <style:text-properties officeooo:paragraph-rsid="001c0a41"/>
    </style:style>
    <style:style style:name="P493" style:family="paragraph" style:parent-style-name="OOoTextBody" style:list-style-name="L55">
      <style:text-properties officeooo:paragraph-rsid="001c0a41"/>
    </style:style>
    <style:style style:name="P494" style:family="paragraph" style:parent-style-name="OOoTextBody" style:list-style-name="L55">
      <style:text-properties style:text-line-through-style="none" style:text-line-through-type="none" fo:language="it" fo:country="IT" officeooo:paragraph-rsid="001c0a41"/>
    </style:style>
    <style:style style:name="P495" style:family="paragraph" style:parent-style-name="OOoTextBody" style:list-style-name="L57">
      <style:text-properties officeooo:paragraph-rsid="001c0a41"/>
    </style:style>
    <style:style style:name="P496" style:family="paragraph" style:parent-style-name="OOoTextBody" style:list-style-name="L58">
      <style:text-properties officeooo:paragraph-rsid="001c0a41"/>
    </style:style>
    <style:style style:name="P497" style:family="paragraph" style:parent-style-name="OOoTextBody" style:list-style-name="L59">
      <style:text-properties officeooo:paragraph-rsid="001c0a41"/>
    </style:style>
    <style:style style:name="P498" style:family="paragraph" style:parent-style-name="OOoTextBody" style:list-style-name="L60">
      <style:text-properties officeooo:paragraph-rsid="001c0a41"/>
    </style:style>
    <style:style style:name="P499" style:family="paragraph" style:parent-style-name="OOoTextBody" style:list-style-name="L61">
      <style:text-properties officeooo:paragraph-rsid="001c0a41"/>
    </style:style>
    <style:style style:name="P500" style:family="paragraph" style:parent-style-name="OOoTextBody" style:list-style-name="L62">
      <style:text-properties officeooo:paragraph-rsid="001c0a41"/>
    </style:style>
    <style:style style:name="P501" style:family="paragraph" style:parent-style-name="OOoTextBody" style:list-style-name="L63">
      <style:text-properties officeooo:paragraph-rsid="001c0a41"/>
    </style:style>
    <style:style style:name="P502" style:family="paragraph" style:parent-style-name="OOoTextBody" style:list-style-name="L64">
      <style:text-properties officeooo:paragraph-rsid="001c0a41"/>
    </style:style>
    <style:style style:name="P503" style:family="paragraph" style:parent-style-name="OOoTextBody" style:list-style-name="L66">
      <style:text-properties officeooo:paragraph-rsid="001c0a41"/>
    </style:style>
    <style:style style:name="P504" style:family="paragraph" style:parent-style-name="OOoTextBody" style:list-style-name="L67">
      <style:text-properties officeooo:paragraph-rsid="001c0a41"/>
    </style:style>
    <style:style style:name="P505" style:family="paragraph" style:parent-style-name="OOoTextBody" style:list-style-name="L69">
      <style:text-properties officeooo:paragraph-rsid="001c0a41"/>
    </style:style>
    <style:style style:name="P506" style:family="paragraph" style:parent-style-name="OOoTextBody" style:list-style-name="L70">
      <style:text-properties officeooo:paragraph-rsid="001c0a41"/>
    </style:style>
    <style:style style:name="P507" style:family="paragraph" style:parent-style-name="OOoTextBody" style:list-style-name="L71">
      <style:text-properties officeooo:paragraph-rsid="001c0a41"/>
    </style:style>
    <style:style style:name="P508" style:family="paragraph" style:parent-style-name="OOoTextBody" style:list-style-name="L72">
      <style:text-properties officeooo:paragraph-rsid="001c0a41"/>
    </style:style>
    <style:style style:name="P509" style:family="paragraph" style:parent-style-name="OOoTextBody" style:list-style-name="L73">
      <style:text-properties officeooo:paragraph-rsid="001c0a41"/>
    </style:style>
    <style:style style:name="P510" style:family="paragraph" style:parent-style-name="OOoTextBody" style:list-style-name="L74">
      <style:text-properties officeooo:paragraph-rsid="001c0a41"/>
    </style:style>
    <style:style style:name="P511" style:family="paragraph" style:parent-style-name="OOoTextBody" style:list-style-name="L78">
      <style:text-properties officeooo:paragraph-rsid="002e109d"/>
    </style:style>
    <style:style style:name="P512" style:family="paragraph" style:parent-style-name="OOoTextBody" style:list-style-name="L78">
      <style:text-properties officeooo:rsid="002e109d" officeooo:paragraph-rsid="002e109d"/>
    </style:style>
    <style:style style:name="P513"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14" style:family="paragraph">
      <loext:graphic-properties draw:fill-color="#b5e675" draw:secondary-fill-color="#94bd5e"/>
      <style:text-properties style:font-name="Liberation Serif3"/>
    </style:style>
    <style:style style:name="P515" style:family="paragraph">
      <style:paragraph-properties fo:text-align="center"/>
    </style:style>
    <style:style style:name="P516" style:family="paragraph">
      <loext:graphic-properties draw:fill-color="#b5e675" draw:secondary-fill-color="#94bd5e"/>
      <style:text-properties style:font-name="Liberation Serif3" fo:font-weight="normal" style:font-weight-asian="normal" style:font-weight-complex="normal"/>
    </style:style>
    <style:style style:name="P517" style:family="paragraph">
      <loext:graphic-properties draw:fill="none"/>
      <style:paragraph-properties fo:text-align="center"/>
    </style:style>
    <style:style style:name="P518"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style:text-underline-style="none" style:font-style-asian="italic" style:font-style-complex="italic"/>
    </style:style>
    <style:style style:name="T397" style:family="text">
      <style:text-properties officeooo:rsid="00308dea"/>
    </style:style>
    <style:style style:name="T398" style:family="text">
      <style:text-properties officeooo:rsid="00200d36"/>
    </style:style>
    <style:style style:name="T399" style:family="text">
      <style:text-properties fo:color="#000080" style:font-name="Courier New" fo:font-size="10pt" fo:language="it" fo:country="IT" fo:font-style="normal" fo:font-weight="bold" fo:background-color="transparent" loext:char-shading-value="0" style:font-size-complex="11pt"/>
    </style:style>
    <style:style style:name="T40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1" style:family="text">
      <style:text-properties fo:color="#000080" style:font-name="Courier New" fo:font-size="10pt" fo:font-style="normal" fo:font-weight="bold" fo:background-color="transparent" loext:char-shading-value="0" style:font-size-asian="10pt" style:font-size-complex="11pt"/>
    </style:style>
    <style:style style:name="T402" style:family="text">
      <style:text-properties fo:color="#000080" style:font-name="Liberation Serif1" fo:font-size="11pt" fo:language="it" fo:country="IT" fo:font-style="normal" fo:text-shadow="none" fo:font-weight="bold" fo:background-color="#e6e6ff" loext:char-shading-value="0"/>
    </style:style>
    <style:style style:name="T403" style:family="text">
      <style:text-properties fo:color="#000000" style:font-name="Liberation Serif2" fo:font-size="20pt" fo:font-style="italic" fo:font-weight="normal"/>
    </style:style>
    <style:style style:name="T404" style:family="text">
      <style:text-properties fo:color="#000000" style:font-name="Liberation Serif2" fo:font-size="20pt" fo:language="it" fo:country="IT" fo:font-style="italic" fo:font-weight="normal"/>
    </style:style>
    <style:style style:name="T405" style:family="text">
      <style:text-properties fo:color="#000000" style:font-name="Liberation Serif4" fo:font-size="12pt" fo:language="it" fo:country="IT"/>
    </style:style>
    <style:style style:name="T406" style:family="text">
      <style:text-properties fo:color="#18a303" style:font-name="Liberation Sans1" fo:font-size="10.8999996185303pt" fo:font-style="italic" fo:font-weight="bold"/>
    </style:style>
    <style:style style:name="T407" style:family="text">
      <style:text-properties fo:color="#18a303" style:font-name="Liberation Serif1" fo:font-size="12pt" fo:font-style="normal" fo:font-weight="bold" officeooo:rsid="00dd674a" style:font-size-asian="10.5pt"/>
    </style:style>
    <style:style style:name="T408" style:family="text">
      <style:text-properties fo:color="#18a303" style:font-name="Liberation Serif1" fo:font-size="14pt" fo:font-weight="bold" style:font-size-asian="10.5pt"/>
    </style:style>
    <style:style style:name="T409" style:family="text">
      <style:text-properties officeooo:rsid="00247aba"/>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a88065" style:font-weight-asian="bold" style:font-weight-complex="bold"/>
    </style:style>
    <style:style style:name="T413" style:family="text">
      <style:text-properties fo:font-weight="bold" officeooo:rsid="002e9cbd" style:font-weight-asian="bold" style:font-weight-complex="bold"/>
    </style:style>
    <style:style style:name="T414" style:family="text">
      <style:text-properties fo:font-weight="bold" officeooo:rsid="010a3e25" style:font-weight-asian="bold" style:font-weight-complex="bold"/>
    </style:style>
    <style:style style:name="T415" style:family="text">
      <style:text-properties fo:font-weight="bold" officeooo:rsid="0182e436" style:font-weight-asian="bold" style:font-weight-complex="bold"/>
    </style:style>
    <style:style style:name="T416" style:family="text">
      <style:text-properties fo:font-weight="bold" officeooo:rsid="019273f6" style:font-weight-asian="bold" style:font-weight-complex="bold"/>
    </style:style>
    <style:style style:name="T417" style:family="text">
      <style:text-properties fo:font-weight="bold" officeooo:rsid="0198cbe4" style:font-weight-asian="bold" style:font-weight-complex="bold"/>
    </style:style>
    <style:style style:name="T418" style:family="text">
      <style:text-properties fo:font-weight="bold" officeooo:rsid="0057ee24" style:font-weight-asian="bold" style:font-weight-complex="bold"/>
    </style:style>
    <style:style style:name="T419" style:family="text">
      <style:text-properties fo:font-weight="bold" fo:background-color="transparent" loext:char-shading-value="0" style:font-weight-asian="bold" style:font-weight-complex="bold"/>
    </style:style>
    <style:style style:name="T420" style:family="text">
      <style:text-properties fo:font-weight="normal" style:font-weight-asian="normal" style:font-weight-complex="normal"/>
    </style:style>
    <style:style style:name="T421" style:family="text">
      <style:text-properties fo:font-weight="normal" officeooo:rsid="003b21c9" style:font-weight-asian="normal" style:font-weight-complex="normal"/>
    </style:style>
    <style:style style:name="T422" style:family="text">
      <style:text-properties fo:font-weight="normal" officeooo:rsid="0057ee24" style:font-weight-asian="normal" style:font-weight-complex="normal"/>
    </style:style>
    <style:style style:name="T423" style:family="text">
      <style:text-properties fo:font-weight="normal" officeooo:rsid="00189a0b" style:font-weight-asian="normal" style:font-weight-complex="normal"/>
    </style:style>
    <style:style style:name="T424" style:family="text">
      <style:text-properties fo:font-weight="normal" officeooo:rsid="00863685" style:font-weight-asian="normal" style:font-weight-complex="normal"/>
    </style:style>
    <style:style style:name="T425" style:family="text">
      <style:text-properties fo:font-weight="normal" officeooo:rsid="01ae6d0d" style:font-weight-asian="normal" style:font-weight-complex="normal"/>
    </style:style>
    <style:style style:name="T426" style:family="text">
      <style:text-properties fo:font-weight="normal" officeooo:rsid="01b810e7" style:font-weight-asian="normal" style:font-weight-complex="normal"/>
    </style:style>
    <style:style style:name="T427" style:family="text">
      <style:text-properties fo:font-weight="normal" officeooo:rsid="01df24c1" style:font-weight-asian="normal" style:font-weight-complex="normal"/>
    </style:style>
    <style:style style:name="T428" style:family="text">
      <style:text-properties fo:font-weight="normal" officeooo:rsid="01ee9f76" style:font-weight-asian="normal" style:font-weight-complex="normal"/>
    </style:style>
    <style:style style:name="T429" style:family="text">
      <style:text-properties fo:font-style="normal" style:font-style-asian="normal" style:font-style-complex="normal"/>
    </style:style>
    <style:style style:name="T430" style:family="text">
      <style:text-properties fo:font-style="normal" officeooo:rsid="003ae303" style:font-style-asian="normal" style:font-style-complex="normal"/>
    </style:style>
    <style:style style:name="T431" style:family="text">
      <style:text-properties fo:font-style="normal" officeooo:rsid="0048e930" style:font-style-asian="normal" style:font-style-complex="normal"/>
    </style:style>
    <style:style style:name="T432" style:family="text">
      <style:text-properties fo:font-style="normal" officeooo:rsid="00806d26" style:font-style-asian="normal" style:font-style-complex="normal"/>
    </style:style>
    <style:style style:name="T433" style:family="text">
      <style:text-properties fo:font-style="normal" officeooo:rsid="0086198f" style:font-style-asian="normal" style:font-style-complex="normal"/>
    </style:style>
    <style:style style:name="T434" style:family="text">
      <style:text-properties fo:font-style="normal" officeooo:rsid="00ad30b3" style:font-style-asian="normal" style:font-style-complex="normal"/>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806d26" style:font-style-asian="normal" style:font-weight-asian="bold" style:font-style-complex="normal" style:font-weight-complex="bold"/>
    </style:style>
    <style:style style:name="T43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9" style:family="text">
      <style:text-properties fo:background-color="transparent" loext:char-shading-value="0"/>
    </style:style>
    <style:style style:name="T440" style:family="text">
      <style:text-properties officeooo:rsid="00e0187a" fo:background-color="transparent" loext:char-shading-value="0"/>
    </style:style>
    <style:style style:name="T441" style:family="text">
      <style:text-properties officeooo:rsid="00f5288a" fo:background-color="transparent" loext:char-shading-value="0"/>
    </style:style>
    <style:style style:name="T442" style:family="text">
      <style:text-properties officeooo:rsid="0132e2d5" fo:background-color="transparent" loext:char-shading-value="0"/>
    </style:style>
    <style:style style:name="T443" style:family="text">
      <style:text-properties officeooo:rsid="014b7a9b" fo:background-color="transparent" loext:char-shading-value="0"/>
    </style:style>
    <style:style style:name="T444" style:family="text">
      <style:text-properties officeooo:rsid="013ea48e" fo:background-color="transparent" loext:char-shading-value="0"/>
    </style:style>
    <style:style style:name="T445" style:family="text">
      <style:text-properties officeooo:rsid="015aaa91" fo:background-color="transparent" loext:char-shading-value="0"/>
    </style:style>
    <style:style style:name="T446" style:family="text">
      <style:text-properties officeooo:rsid="01790605" fo:background-color="transparent" loext:char-shading-value="0"/>
    </style:style>
    <style:style style:name="T447" style:family="text">
      <style:text-properties officeooo:rsid="0188f0f6" fo:background-color="transparent" loext:char-shading-value="0"/>
    </style:style>
    <style:style style:name="T448" style:family="text">
      <style:text-properties officeooo:rsid="019a6d2b" fo:background-color="transparent" loext:char-shading-value="0"/>
    </style:style>
    <style:style style:name="T449" style:family="text">
      <style:text-properties officeooo:rsid="01856cc4" fo:background-color="transparent" loext:char-shading-value="0"/>
    </style:style>
    <style:style style:name="T450" style:family="text">
      <style:text-properties officeooo:rsid="018393f5" fo:background-color="transparent" loext:char-shading-value="0"/>
    </style:style>
    <style:style style:name="T451" style:family="text">
      <style:text-properties officeooo:rsid="01a4c27c" fo:background-color="transparent" loext:char-shading-value="0"/>
    </style:style>
    <style:style style:name="T452" style:family="text">
      <style:text-properties officeooo:rsid="01c3ddab" fo:background-color="transparent" loext:char-shading-value="0"/>
    </style:style>
    <style:style style:name="T453" style:family="text">
      <style:text-properties officeooo:rsid="01fadbf6" fo:background-color="transparent" loext:char-shading-value="0"/>
    </style:style>
    <style:style style:name="T454" style:family="text">
      <style:text-properties officeooo:rsid="01fc453d" fo:background-color="transparent" loext:char-shading-value="0"/>
    </style:style>
    <style:style style:name="T455" style:family="text">
      <style:text-properties officeooo:rsid="01fe2403" fo:background-color="transparent" loext:char-shading-value="0"/>
    </style:style>
    <style:style style:name="T456" style:family="text">
      <style:text-properties officeooo:rsid="020509e1" fo:background-color="transparent" loext:char-shading-value="0"/>
    </style:style>
    <style:style style:name="T457" style:family="text">
      <style:text-properties officeooo:rsid="0223bf94" fo:background-color="transparent" loext:char-shading-value="0"/>
    </style:style>
    <style:style style:name="T458" style:family="text">
      <style:text-properties officeooo:rsid="0227fb02" fo:background-color="transparent" loext:char-shading-value="0"/>
    </style:style>
    <style:style style:name="T459" style:family="text">
      <style:text-properties officeooo:rsid="022a5dd9" fo:background-color="transparent" loext:char-shading-value="0"/>
    </style:style>
    <style:style style:name="T460" style:family="text">
      <style:text-properties style:font-name="Arial2" fo:font-size="14pt" fo:language="it" fo:country="IT" style:font-name-asian="Andale Sans UI" style:font-size-asian="14pt" style:font-name-complex="Tahoma1" style:font-size-complex="14pt"/>
    </style:style>
    <style:style style:name="T461" style:family="text">
      <style:text-properties style:text-line-through-style="solid" style:text-line-through-type="single" fo:language="it" fo:country="IT"/>
    </style:style>
    <style:style style:name="T462" style:family="text">
      <style:text-properties style:text-line-through-style="solid" style:text-line-through-type="single" fo:language="it" fo:country="IT" fo:font-style="italic" style:font-style-asian="italic" style:font-style-complex="italic"/>
    </style:style>
    <style:style style:name="T463" style:family="text">
      <style:text-properties officeooo:rsid="003b21c9" style:font-weight-asian="normal" style:font-weight-complex="normal"/>
    </style:style>
    <style:style style:name="T464" style:family="text">
      <style:text-properties officeooo:rsid="01ae6d0d" style:font-weight-asian="normal" style:font-weight-complex="normal"/>
    </style:style>
    <style:style style:name="T465" style:family="text">
      <style:text-properties officeooo:rsid="01aee60c" style:font-weight-asian="normal" style:font-weight-complex="normal"/>
    </style:style>
    <style:style style:name="T466" style:family="text">
      <style:text-properties officeooo:rsid="01b221d1" style:font-weight-asian="normal" style:font-weight-complex="normal"/>
    </style:style>
    <style:style style:name="T467" style:family="text">
      <style:text-properties style:font-name="Times New Roman" fo:font-size="12pt" fo:language="it" fo:country="IT" style:font-size-asian="12pt" style:font-size-complex="12pt"/>
    </style:style>
    <style:style style:name="T468" style:family="text">
      <style:text-properties style:font-name="Times New Roman" fo:language="it" fo:country="IT" fo:font-weight="bold" fo:background-color="transparent" loext:char-shading-value="0" style:font-size-asian="12pt" style:font-weight-asian="bold" style:font-weight-complex="bold"/>
    </style:style>
    <style:style style:name="T469" style:family="text">
      <style:text-properties style:font-name="Arial" fo:font-size="11pt" fo:language="it" fo:country="IT" style:font-size-complex="11pt"/>
    </style:style>
    <style:style style:name="T470" style:family="text">
      <style:text-properties fo:font-size="11pt" fo:language="it" fo:country="IT"/>
    </style:style>
    <style:style style:name="T471" style:family="text">
      <style:text-properties fo:font-size="11pt" fo:language="it" fo:country="IT" fo:background-color="transparent" loext:char-shading-value="0"/>
    </style:style>
    <style:style style:name="T472" style:family="text">
      <style:text-properties fo:font-size="11pt" fo:language="it" fo:country="IT" officeooo:rsid="010402a6" fo:background-color="transparent" loext:char-shading-value="0"/>
    </style:style>
    <style:style style:name="T473" style:family="text">
      <style:text-properties fo:font-size="11pt" fo:language="it" fo:country="IT" officeooo:rsid="01cbfc56"/>
    </style:style>
    <style:style style:name="T474" style:family="text">
      <style:text-properties fo:font-size="11pt" fo:language="it" fo:country="IT" style:text-underline-style="none" style:font-weight-asian="normal" style:font-weight-complex="normal"/>
    </style:style>
    <style:style style:name="T475" style:family="text">
      <style:text-properties fo:font-size="11pt" fo:language="it" fo:country="IT" style:text-underline-style="none" officeooo:rsid="01eb0fe6" style:font-weight-asian="normal" style:font-weight-complex="normal"/>
    </style:style>
    <style:style style:name="T476" style:family="text">
      <style:text-properties officeooo:rsid="002f6083"/>
    </style:style>
    <style:style style:name="T477" style:family="text">
      <style:text-properties style:text-underline-style="none"/>
    </style:style>
    <style:style style:name="T478" style:family="text">
      <style:text-properties style:text-underline-style="none" officeooo:rsid="01ee41fb" style:font-weight-asian="normal" style:font-weight-complex="normal"/>
    </style:style>
    <style:style style:name="T479" style:family="text">
      <style:text-properties style:font-name="Arial4" fo:font-size="9pt" fo:language="it" fo:country="IT" fo:font-weight="normal" style:font-size-asian="10pt" style:font-size-complex="9pt"/>
    </style:style>
    <style:style style:name="T480" style:family="text">
      <style:text-properties fo:font-size="10pt" fo:language="it" fo:country="IT" style:font-size-asian="10pt" style:font-size-complex="10pt"/>
    </style:style>
    <style:style style:name="T481" style:family="text">
      <style:text-properties fo:font-size="10pt" fo:language="it" fo:country="IT" officeooo:rsid="00752071" style:font-size-asian="10pt" style:font-size-complex="10pt"/>
    </style:style>
    <style:style style:name="T482" style:family="text">
      <style:text-properties fo:font-size="10pt" fo:language="it" fo:country="IT" officeooo:rsid="007464b9" style:font-size-asian="10pt" style:font-size-complex="10pt"/>
    </style:style>
    <style:style style:name="T483" style:family="text">
      <style:text-properties fo:color="#0000ff" fo:font-style="italic" fo:font-weight="bold" style:font-style-asian="italic" style:font-weight-asian="bold" style:font-style-complex="italic" style:font-weight-complex="bold"/>
    </style:style>
    <style:style style:name="T48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5" style:family="text">
      <style:text-properties fo:color="#008000" fo:font-style="italic" fo:font-weight="bold" style:font-style-asian="italic" style:font-weight-asian="bold" style:font-style-complex="italic" style:font-weight-complex="bold"/>
    </style:style>
    <style:style style:name="T486" style:family="text">
      <style:text-properties style:text-line-through-style="none" style:text-line-through-type="none" fo:language="it" fo:country="IT"/>
    </style:style>
    <style:style style:name="T487" style:family="text">
      <style:text-properties style:text-line-through-style="none" style:text-line-through-type="none" fo:language="it" fo:country="IT" fo:font-style="normal" style:font-style-asian="normal" style:font-style-complex="normal"/>
    </style:style>
    <style:style style:name="T488" style:family="text">
      <style:text-properties style:text-line-through-style="none" style:text-line-through-type="none" fo:language="it" fo:country="IT" style:font-style-asian="italic" style:font-style-complex="italic"/>
    </style:style>
    <style:style style:name="T489" style:family="text">
      <style:text-properties style:text-line-through-style="none" style:text-line-through-type="none" fo:language="it" fo:country="IT" fo:font-style="italic" style:font-style-asian="italic" style:font-style-complex="italic"/>
    </style:style>
    <style:style style:name="T49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1" style:family="text">
      <style:text-properties officeooo:rsid="0029fe1b"/>
    </style:style>
    <style:style style:name="T492" style:family="text">
      <style:text-properties officeooo:rsid="002d6039"/>
    </style:style>
    <style:style style:name="T493" style:family="text">
      <style:text-properties officeooo:rsid="003335f5"/>
    </style:style>
    <style:style style:name="T494" style:family="text">
      <style:text-properties officeooo:rsid="0034644c"/>
    </style:style>
    <style:style style:name="T495" style:family="text">
      <style:text-properties officeooo:rsid="00394cc9"/>
    </style:style>
    <style:style style:name="T496" style:family="text">
      <style:text-properties officeooo:rsid="003ae303"/>
    </style:style>
    <style:style style:name="T497" style:family="text">
      <style:text-properties officeooo:rsid="003b21c9"/>
    </style:style>
    <style:style style:name="T498" style:family="text">
      <style:text-properties officeooo:rsid="003b6dd6"/>
    </style:style>
    <style:style style:name="T499" style:family="text">
      <style:text-properties officeooo:rsid="003ccb51"/>
    </style:style>
    <style:style style:name="T500" style:family="text">
      <style:text-properties officeooo:rsid="003d1841"/>
    </style:style>
    <style:style style:name="T501" style:family="text">
      <style:text-properties officeooo:rsid="003ea728"/>
    </style:style>
    <style:style style:name="T502" style:family="text">
      <style:text-properties officeooo:rsid="0040db96"/>
    </style:style>
    <style:style style:name="T503" style:family="text">
      <style:text-properties officeooo:rsid="004781b4"/>
    </style:style>
    <style:style style:name="T504" style:family="text">
      <style:text-properties officeooo:rsid="0047c85b"/>
    </style:style>
    <style:style style:name="T505" style:family="text">
      <style:text-properties officeooo:rsid="0048e930"/>
    </style:style>
    <style:style style:name="T506" style:family="text">
      <style:text-properties officeooo:rsid="0055d8ab"/>
    </style:style>
    <style:style style:name="T507" style:family="text">
      <style:text-properties officeooo:rsid="005754fb"/>
    </style:style>
    <style:style style:name="T508" style:family="text">
      <style:text-properties officeooo:rsid="0057ee24"/>
    </style:style>
    <style:style style:name="T509" style:family="text">
      <style:text-properties officeooo:rsid="005cafc6"/>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officeooo:rsid="00f9887b"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0c66e"/>
    </style:style>
    <style:style style:name="T566" style:family="text">
      <style:text-properties officeooo:rsid="010213f1"/>
    </style:style>
    <style:style style:name="T567" style:family="text">
      <style:text-properties officeooo:rsid="0102e968"/>
    </style:style>
    <style:style style:name="T568" style:family="text">
      <style:text-properties officeooo:rsid="0105f21e"/>
    </style:style>
    <style:style style:name="T569" style:family="text">
      <style:text-properties officeooo:rsid="0107217d"/>
    </style:style>
    <style:style style:name="T570" style:family="text">
      <style:text-properties officeooo:rsid="0107a185"/>
    </style:style>
    <style:style style:name="T571" style:family="text">
      <style:text-properties officeooo:rsid="01085aa8"/>
    </style:style>
    <style:style style:name="T572" style:family="text">
      <style:text-properties officeooo:rsid="0109a200"/>
    </style:style>
    <style:style style:name="T573" style:family="text">
      <style:text-properties officeooo:rsid="010a3e25"/>
    </style:style>
    <style:style style:name="T574" style:family="text">
      <style:text-properties officeooo:rsid="010f6683"/>
    </style:style>
    <style:style style:name="T575" style:family="text">
      <style:text-properties officeooo:rsid="011294aa"/>
    </style:style>
    <style:style style:name="T576" style:family="text">
      <style:text-properties officeooo:rsid="01134019"/>
    </style:style>
    <style:style style:name="T577" style:family="text">
      <style:text-properties officeooo:rsid="0116b310"/>
    </style:style>
    <style:style style:name="T578" style:family="text">
      <style:text-properties officeooo:rsid="011a91e4"/>
    </style:style>
    <style:style style:name="T579" style:family="text">
      <style:text-properties officeooo:rsid="011c3c90"/>
    </style:style>
    <style:style style:name="T580" style:family="text">
      <style:text-properties officeooo:rsid="00ad30b3" style:font-size-asian="10.5pt" style:font-style-asian="normal" style:font-style-complex="normal"/>
    </style:style>
    <style:style style:name="T581" style:family="text">
      <style:text-properties officeooo:rsid="011f0cce"/>
    </style:style>
    <style:style style:name="T582" style:family="text">
      <style:text-properties officeooo:rsid="01241fca"/>
    </style:style>
    <style:style style:name="T583" style:family="text">
      <style:text-properties officeooo:rsid="0127259c"/>
    </style:style>
    <style:style style:name="T584" style:family="text">
      <style:text-properties officeooo:rsid="012806b5"/>
    </style:style>
    <style:style style:name="T585" style:family="text">
      <style:text-properties officeooo:rsid="012b721f"/>
    </style:style>
    <style:style style:name="T586" style:family="text">
      <style:text-properties officeooo:rsid="012d4002"/>
    </style:style>
    <style:style style:name="T587" style:family="text">
      <style:text-properties officeooo:rsid="012e2b2a"/>
    </style:style>
    <style:style style:name="T588" style:family="text">
      <style:text-properties officeooo:rsid="013a0bb4"/>
    </style:style>
    <style:style style:name="T589" style:family="text">
      <style:text-properties officeooo:rsid="013d5260"/>
    </style:style>
    <style:style style:name="T590" style:family="text">
      <style:text-properties officeooo:rsid="013ea48e"/>
    </style:style>
    <style:style style:name="T591" style:family="text">
      <style:text-properties officeooo:rsid="014124fb"/>
    </style:style>
    <style:style style:name="T592" style:family="text">
      <style:text-properties officeooo:rsid="01422c56"/>
    </style:style>
    <style:style style:name="T593" style:family="text">
      <style:text-properties officeooo:rsid="0144e296"/>
    </style:style>
    <style:style style:name="T594" style:family="text">
      <style:text-properties officeooo:rsid="00f5288a"/>
    </style:style>
    <style:style style:name="T595" style:family="text">
      <style:text-properties officeooo:rsid="0148a830"/>
    </style:style>
    <style:style style:name="T596" style:family="text">
      <style:text-properties officeooo:rsid="014b7a9b"/>
    </style:style>
    <style:style style:name="T597" style:family="text">
      <style:text-properties officeooo:rsid="0150f0d5"/>
    </style:style>
    <style:style style:name="T598" style:family="text">
      <style:text-properties officeooo:rsid="01546466"/>
    </style:style>
    <style:style style:name="T599" style:family="text">
      <style:text-properties officeooo:rsid="01579045"/>
    </style:style>
    <style:style style:name="T600" style:family="text">
      <style:text-properties officeooo:rsid="015a2985"/>
    </style:style>
    <style:style style:name="T601" style:family="text">
      <style:text-properties officeooo:rsid="015dfa47"/>
    </style:style>
    <style:style style:name="T602" style:family="text">
      <style:text-properties officeooo:rsid="015f28fe"/>
    </style:style>
    <style:style style:name="T603" style:family="text">
      <style:text-properties officeooo:rsid="0161238d"/>
    </style:style>
    <style:style style:name="T604" style:family="text">
      <style:text-properties officeooo:rsid="016f9626"/>
    </style:style>
    <style:style style:name="T605" style:family="text">
      <style:text-properties officeooo:rsid="017023a7"/>
    </style:style>
    <style:style style:name="T606" style:family="text">
      <style:text-properties officeooo:rsid="017182e9"/>
    </style:style>
    <style:style style:name="T607" style:family="text">
      <style:text-properties officeooo:rsid="017254b1"/>
    </style:style>
    <style:style style:name="T608" style:family="text">
      <style:text-properties officeooo:rsid="017dae66"/>
    </style:style>
    <style:style style:name="T609" style:family="text">
      <style:text-properties officeooo:rsid="017e5e62"/>
    </style:style>
    <style:style style:name="T610" style:family="text">
      <style:text-properties officeooo:rsid="0180fe62"/>
    </style:style>
    <style:style style:name="T611" style:family="text">
      <style:text-properties officeooo:rsid="0182e436"/>
    </style:style>
    <style:style style:name="T612" style:family="text">
      <style:text-properties officeooo:rsid="018393f5"/>
    </style:style>
    <style:style style:name="T613" style:family="text">
      <style:text-properties officeooo:rsid="01860acf"/>
    </style:style>
    <style:style style:name="T614" style:family="text">
      <style:text-properties style:font-size-complex="10pt"/>
    </style:style>
    <style:style style:name="T615" style:family="text">
      <style:text-properties officeooo:rsid="0188f0f6"/>
    </style:style>
    <style:style style:name="T616" style:family="text">
      <style:text-properties officeooo:rsid="018c8cf5"/>
    </style:style>
    <style:style style:name="T617" style:family="text">
      <style:text-properties officeooo:rsid="018de0f9"/>
    </style:style>
    <style:style style:name="T618" style:family="text">
      <style:text-properties officeooo:rsid="0190887c"/>
    </style:style>
    <style:style style:name="T619" style:family="text">
      <style:text-properties officeooo:rsid="019273f6"/>
    </style:style>
    <style:style style:name="T620" style:family="text">
      <style:text-properties officeooo:rsid="019762e1"/>
    </style:style>
    <style:style style:name="T621" style:family="text">
      <style:text-properties officeooo:rsid="01986b09"/>
    </style:style>
    <style:style style:name="T622" style:family="text">
      <style:text-properties officeooo:rsid="0198cbe4"/>
    </style:style>
    <style:style style:name="T623" style:family="text">
      <style:text-properties officeooo:rsid="019a6d2b"/>
    </style:style>
    <style:style style:name="T624" style:family="text">
      <style:text-properties officeooo:rsid="019b0588"/>
    </style:style>
    <style:style style:name="T625" style:family="text">
      <style:text-properties officeooo:rsid="019f88f1"/>
    </style:style>
    <style:style style:name="T626" style:family="text">
      <style:text-properties officeooo:rsid="01a0eb5d"/>
    </style:style>
    <style:style style:name="T627" style:family="text">
      <style:text-properties officeooo:rsid="01a688a9"/>
    </style:style>
    <style:style style:name="T628" style:family="text">
      <style:text-properties officeooo:rsid="01a88fe8"/>
    </style:style>
    <style:style style:name="T629" style:family="text">
      <style:text-properties officeooo:rsid="01aa236f"/>
    </style:style>
    <style:style style:name="T630" style:family="text">
      <style:text-properties officeooo:rsid="01abe84e"/>
    </style:style>
    <style:style style:name="T631" style:family="text">
      <style:text-properties officeooo:rsid="01ade0e7"/>
    </style:style>
    <style:style style:name="T632" style:family="text">
      <style:text-properties officeooo:rsid="01ae6d0d"/>
    </style:style>
    <style:style style:name="T633" style:family="text">
      <style:text-properties officeooo:rsid="01b4dad0"/>
    </style:style>
    <style:style style:name="T634" style:family="text">
      <style:text-properties officeooo:rsid="01ba87c7"/>
    </style:style>
    <style:style style:name="T635" style:family="text">
      <style:text-properties officeooo:rsid="01bc69b4"/>
    </style:style>
    <style:style style:name="T636" style:family="text">
      <style:text-properties officeooo:rsid="01c2c178"/>
    </style:style>
    <style:style style:name="T637" style:family="text">
      <style:text-properties officeooo:rsid="01c7aa18"/>
    </style:style>
    <style:style style:name="T638" style:family="text">
      <style:text-properties officeooo:rsid="01d4e6c6"/>
    </style:style>
    <style:style style:name="T639" style:family="text">
      <style:text-properties officeooo:rsid="01d728cc"/>
    </style:style>
    <style:style style:name="T640" style:family="text">
      <style:text-properties officeooo:rsid="01d9a356"/>
    </style:style>
    <style:style style:name="T641" style:family="text">
      <style:text-properties officeooo:rsid="01e5af6f"/>
    </style:style>
    <style:style style:name="T642" style:family="text">
      <style:text-properties officeooo:rsid="01e8a708"/>
    </style:style>
    <style:style style:name="T643" style:family="text">
      <style:text-properties officeooo:rsid="01ea64d9"/>
    </style:style>
    <style:style style:name="T644" style:family="text">
      <style:text-properties officeooo:rsid="01ee41fb"/>
    </style:style>
    <style:style style:name="T645" style:family="text">
      <style:text-properties officeooo:rsid="01ee9f76"/>
    </style:style>
    <style:style style:name="T646" style:family="text">
      <style:text-properties officeooo:rsid="01efcec0"/>
    </style:style>
    <style:style style:name="T647" style:family="text">
      <style:text-properties officeooo:rsid="01f4c847"/>
    </style:style>
    <style:style style:name="T648" style:family="text">
      <style:text-properties officeooo:rsid="01f81737"/>
    </style:style>
    <style:style style:name="T649" style:family="text">
      <style:text-properties officeooo:rsid="01f9bd57"/>
    </style:style>
    <style:style style:name="T650" style:family="text">
      <style:text-properties officeooo:rsid="020024ea"/>
    </style:style>
    <style:style style:name="T651" style:family="text">
      <style:text-properties officeooo:rsid="02070996"/>
    </style:style>
    <style:style style:name="T652" style:family="text">
      <style:text-properties officeooo:rsid="02171b69"/>
    </style:style>
    <style:style style:name="T653" style:family="text">
      <style:text-properties officeooo:rsid="021b2b13"/>
    </style:style>
    <style:style style:name="T654" style:family="text">
      <style:text-properties officeooo:rsid="021d2387"/>
    </style:style>
    <style:style style:name="T655" style:family="text">
      <style:text-properties officeooo:rsid="02200eff"/>
    </style:style>
    <style:style style:name="T656" style:family="text">
      <style:text-properties officeooo:rsid="0227fb02"/>
    </style:style>
    <style:style style:name="T657" style:family="text">
      <style:text-properties officeooo:rsid="0228457a"/>
    </style:style>
    <style:style style:name="T658" style:family="text">
      <style:text-properties officeooo:rsid="022d1ab3"/>
    </style:style>
    <style:style style:name="T659" style:family="text">
      <style:text-properties officeooo:rsid="0230dfa9"/>
    </style:style>
    <style:style style:name="T660" style:family="text">
      <style:text-properties officeooo:rsid="023447f8"/>
    </style:style>
    <style:style style:name="T661" style:family="text">
      <style:text-properties officeooo:rsid="02369562"/>
    </style:style>
    <style:style style:name="T662" style:family="text">
      <style:text-properties officeooo:rsid="0239041c"/>
    </style:style>
    <style:style style:name="T663" style:family="text">
      <style:text-properties officeooo:rsid="0240eb4e"/>
    </style:style>
    <style:style style:name="T664" style:family="text">
      <style:text-properties officeooo:rsid="02445725"/>
    </style:style>
    <style:style style:name="T665" style:family="text">
      <style:text-properties officeooo:rsid="02450b35"/>
    </style:style>
    <style:style style:name="T666" style:family="text">
      <style:text-properties officeooo:rsid="02461a2a"/>
    </style:style>
    <style:style style:name="T667" style:family="text">
      <style:text-properties officeooo:rsid="001af508"/>
    </style:style>
    <style:style style:name="T668" style:family="text">
      <style:text-properties officeooo:rsid="02482e8a"/>
    </style:style>
    <style:style style:name="T669" style:family="text">
      <style:text-properties officeooo:rsid="024a2ae6"/>
    </style:style>
    <style:style style:name="T670" style:family="text">
      <style:text-properties officeooo:rsid="024af987"/>
    </style:style>
    <style:style style:name="T671" style:family="text">
      <style:text-properties officeooo:rsid="024d1b4f"/>
    </style:style>
    <style:style style:name="T672" style:family="text">
      <style:text-properties officeooo:rsid="0252007b"/>
    </style:style>
    <style:style style:name="T673" style:family="text">
      <style:text-properties officeooo:rsid="025340e0"/>
    </style:style>
    <style:style style:name="T674" style:family="text">
      <style:text-properties officeooo:rsid="0253fb36"/>
    </style:style>
    <style:style style:name="T675" style:family="text">
      <style:text-properties officeooo:rsid="02556603"/>
    </style:style>
    <style:style style:name="T676" style:family="text">
      <style:text-properties officeooo:rsid="024be156"/>
    </style:style>
    <style:style style:name="T677" style:family="text">
      <style:text-properties officeooo:rsid="02572376"/>
    </style:style>
    <style:style style:name="T678" style:family="text">
      <style:text-properties officeooo:rsid="025b17aa"/>
    </style:style>
    <style:style style:name="T679" style:family="text">
      <style:text-properties officeooo:rsid="025e1194"/>
    </style:style>
    <style:style style:name="T680" style:family="text">
      <style:text-properties officeooo:rsid="02616e41"/>
    </style:style>
    <style:style style:name="T681" style:family="text">
      <style:text-properties officeooo:rsid="02623e37"/>
    </style:style>
    <style:style style:name="T682" style:family="text">
      <style:text-properties officeooo:rsid="026388e7"/>
    </style:style>
    <style:style style:name="T683" style:family="text">
      <style:text-properties officeooo:rsid="026718b6"/>
    </style:style>
    <style:style style:name="T684" style:family="text">
      <style:text-properties officeooo:rsid="026725bf"/>
    </style:style>
    <style:style style:name="T685" style:family="text">
      <style:text-properties officeooo:rsid="0268cdd8"/>
    </style:style>
    <style:style style:name="T686" style:family="text">
      <style:text-properties officeooo:rsid="026d0a80"/>
    </style:style>
    <style:style style:name="T687" style:family="text">
      <style:text-properties officeooo:rsid="02691e0d"/>
    </style:style>
    <style:style style:name="T688" style:family="text">
      <style:text-properties officeooo:rsid="02727e35"/>
    </style:style>
    <style:style style:name="T689" style:family="text">
      <style:text-properties officeooo:rsid="02735b1e"/>
    </style:style>
    <style:style style:name="T690" style:family="text">
      <style:text-properties officeooo:rsid="02753286"/>
    </style:style>
    <style:style style:name="T691" style:family="text">
      <style:text-properties officeooo:rsid="0275379a"/>
    </style:style>
    <style:style style:name="T692" style:family="text">
      <style:text-properties style:font-name="Liberation Serif3" fo:font-size="14pt" fo:font-weight="bold" style:font-size-asian="14pt" style:font-weight-asian="bold" style:font-size-complex="14pt" style:font-weight-complex="bold"/>
    </style:style>
    <style:style style:name="T693" style:family="text">
      <style:text-properties style:font-name="Liberation Serif3"/>
    </style:style>
    <style:style style:name="T694"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draw:frame draw:style-name="fr9" draw:name="immagini37" text:anchor-type="as-char" svg:y="3.57cm" svg:width="15.328cm" svg:height="3.828cm" draw:z-index="28"><draw:image xlink:href="Pictures/10000201000004A90000012A1C5E45B54B31572B.png" xlink:type="simple" xlink:show="embed" xlink:actuate="onLoad"/></draw:frame></text:p>
      <text:h text:style-name="P340" text:outline-level="4"><text:bookmark-start text:name="__RefHeading__42675_1317914852"/>Versione 3.<text:span text:style-name="T678">16</text:span>.xx<text:bookmark-end text:name="__RefHeading__42675_1317914852"/></text:h>
      <text:p text:style-name="P247"><text:a xlink:type="simple" xlink:href="http://www.ultimus.it/" text:style-name="Internet_20_link" text:visited-style-name="Visited_20_Internet_20_Link"><text:span text:style-name="T2">leeno.org</text:span></text:a></text:p>
      <text:p text:style-name="P255"/>
      <text:p text:style-name="P255"/>
      <text:p text:style-name="P255"/>
      <text:p text:style-name="P255"/>
      <text:p text:style-name="P255"/>
      <text:p text:style-name="P255"/>
      <text:p text:style-name="P255"/>
      <text:p text:style-name="P285">Manuale d'uso</text:p>
      <text:p text:style-name="P286">a causa dell'inte<text:span text:style-name="T661">n</text:span>so sviluppo di LeenO, questo manuale</text:p>
      <text:p text:style-name="P286">è da considerarsi in <text:span text:style-name="T661">continuo</text:span> corso di aggiornamento, pertanto</text:p>
      <text:p text:style-name="P286">potrebbe essere disallineato <text:span text:style-name="T66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3"/>
          </table:table-cell>
          <table:table-cell table:style-name="Tabella63.B1" office:value-type="string">
            <text:p text:style-name="P252"/>
            <text:p text:style-name="P252">Copyright (c) 2014-<text:span text:style-name="T494">2017</text:span> Giuseppe Vizziello</text:p>
            <text:p text:style-name="P250">Copyright (c) 2001-2013 Bartolomeo Aimar</text:p>
            <text:p text:style-name="P24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3"/>
      <text:p text:style-name="P240">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3">Indice </text:p>
          </text:index-title>
          <text:p text:style-name="P64"><text:a xlink:type="simple" xlink:href="#__RefHeading__17771_1192499583" text:style-name="Index_20_Link" text:visited-style-name="Index_20_Link">Note legali - Licenza per Documentazione Libera GNU<text:tab/>7</text:a></text:p>
          <text:p text:style-name="P64"><text:a xlink:type="simple" xlink:href="#__RefHeading__7407_1364689504" text:style-name="Index_20_Link" text:visited-style-name="Index_20_Link">Scarico di Responsabilità e Avvertenze<text:tab/>7</text:a></text:p>
          <text:p text:style-name="P64"><text:a xlink:type="simple" xlink:href="#__RefHeading__17773_1192499583" text:style-name="Index_20_Link" text:visited-style-name="Index_20_Link">Contatti<text:tab/>7</text:a></text:p>
          <text:p text:style-name="P64"><text:a xlink:type="simple" xlink:href="#__RefHeading__17775_1192499583" text:style-name="Index_20_Link" text:visited-style-name="Index_20_Link">L staff<text:tab/>7</text:a></text:p>
          <text:p text:style-name="P64"><text:a xlink:type="simple" xlink:href="#__RefHeading__17777_1192499583" text:style-name="Index_20_Link" text:visited-style-name="Index_20_Link">Stato di revisione<text:tab/>8</text:a></text:p>
          <text:p text:style-name="P64"><text:a xlink:type="simple" xlink:href="#__RefHeading__7409_1364689504" text:style-name="Index_20_Link" text:visited-style-name="Index_20_Link">Crediti<text:tab/>9</text:a></text:p>
          <text:p text:style-name="P64"><text:a xlink:type="simple" xlink:href="#__RefHeading__7411_1364689504" text:style-name="Index_20_Link" text:visited-style-name="Index_20_Link">Premessa<text:tab/>10</text:a></text:p>
          <text:p text:style-name="P64"><text:a xlink:type="simple" xlink:href="#__RefHeading__7413_1364689504" text:style-name="Index_20_Link" text:visited-style-name="Index_20_Link">Glossario e Convenzioni<text:tab/>11</text:a></text:p>
          <text:p text:style-name="P288"><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4"><text:a xlink:type="simple" xlink:href="#__RefHeading__20675_1854915992" text:style-name="Index_20_Link" text:visited-style-name="Index_20_Link">Presentazione<text:tab/>13</text:a></text:p>
          <text:p text:style-name="P64"><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4"><text:a xlink:type="simple" xlink:href="#__RefHeading__16247_539796941" text:style-name="Index_20_Link" text:visited-style-name="Index_20_Link">Il Computo su formato OpenDocumentFile (ODF)<text:tab/>14</text:a></text:p>
          <text:p text:style-name="P64"><text:a xlink:type="simple" xlink:href="#__RefHeading__7419_1364689504" text:style-name="Index_20_Link" text:visited-style-name="Index_20_Link">A chi è destinato<text:tab/>14</text:a></text:p>
          <text:p text:style-name="P64"><text:a xlink:type="simple" xlink:href="#__RefHeading__20679_1854915992" text:style-name="Index_20_Link" text:visited-style-name="Index_20_Link">Caratteristiche<text:tab/>14</text:a></text:p>
          <text:p text:style-name="P64"><text:a xlink:type="simple" xlink:href="#__RefHeading__20681_1854915992" text:style-name="Index_20_Link" text:visited-style-name="Index_20_Link">Requisiti<text:tab/>16</text:a></text:p>
          <text:p text:style-name="P288"><text:a xlink:type="simple" xlink:href="#__RefHeading__7427_1364689504" text:style-name="Index_20_Link" text:visited-style-name="Index_20_Link">2.INSTALLAZIONE E AGGIORNAMENTO<text:tab/>17</text:a></text:p>
          <text:p text:style-name="P64"><text:a xlink:type="simple" xlink:href="#__RefHeading__7429_1364689504" text:style-name="Index_20_Link" text:visited-style-name="Index_20_Link">Installazione<text:tab/>17</text:a></text:p>
          <text:p text:style-name="P64"><text:a xlink:type="simple" xlink:href="#__RefHeading__20687_1854915992" text:style-name="Index_20_Link" text:visited-style-name="Index_20_Link">Aggiornamento della libreria di LeenO.oxt<text:tab/>17</text:a></text:p>
          <text:p text:style-name="P64"><text:a xlink:type="simple" xlink:href="#__RefHeading__20689_1854915992" text:style-name="Index_20_Link" text:visited-style-name="Index_20_Link">Se qualcosa va storto<text:tab/>17</text:a></text:p>
          <text:p text:style-name="P64"><text:a xlink:type="simple" xlink:href="#__RefHeading__20691_1854915992" text:style-name="Index_20_Link" text:visited-style-name="Index_20_Link">Tenere un archivio delle estensioni<text:tab/>18</text:a></text:p>
          <text:p text:style-name="P64"><text:a xlink:type="simple" xlink:href="#__RefHeading__7431_1364689504" text:style-name="Index_20_Link" text:visited-style-name="Index_20_Link">La gestione delle versioni (vecchi lavori e librerie recenti)<text:tab/>19</text:a></text:p>
          <text:p text:style-name="P288"><text:a xlink:type="simple" xlink:href="#__RefHeading__20963_246142066" text:style-name="Index_20_Link" text:visited-style-name="Index_20_Link">3.ZOOM, VISTE E VISIBILITA'<text:tab/>20</text:a></text:p>
          <text:p text:style-name="P64"><text:a xlink:type="simple" xlink:href="#__RefHeading__20965_246142066" text:style-name="Index_20_Link" text:visited-style-name="Index_20_Link">Zoom<text:tab/>20</text:a></text:p>
          <text:p text:style-name="P64"><text:a xlink:type="simple" xlink:href="#__RefHeading__20967_246142066" text:style-name="Index_20_Link" text:visited-style-name="Index_20_Link">Viste<text:tab/>21</text:a></text:p>
          <text:p text:style-name="P64"><text:a xlink:type="simple" xlink:href="#__RefHeading__7439_1364689504" text:style-name="Index_20_Link" text:visited-style-name="Index_20_Link">Strutture<text:tab/>22</text:a></text:p>
          <text:p text:style-name="P64"><text:a xlink:type="simple" xlink:href="#__RefHeading__10176_1704602542" text:style-name="Index_20_Link" text:visited-style-name="Index_20_Link">Visualizza&gt;Schermo intero<text:tab/>23</text:a></text:p>
          <text:p text:style-name="P64"><text:a xlink:type="simple" xlink:href="#__RefHeading__20969_246142066" text:style-name="Index_20_Link" text:visited-style-name="Index_20_Link">Filtri e ricerche<text:tab/>23</text:a></text:p>
          <text:p text:style-name="P64"><text:a xlink:type="simple" xlink:href="#__RefHeading__20971_246142066" text:style-name="Index_20_Link" text:visited-style-name="Index_20_Link">Filtro Standard Semplificato (Filtro per ricerche)<text:tab/>23</text:a></text:p>
          <text:p text:style-name="P64"><text:a xlink:type="simple" xlink:href="#__RefHeading___Toc17427_1060869837" text:style-name="Index_20_Link" text:visited-style-name="Index_20_Link">Filtra Codice della voce corrente<text:tab/>24</text:a></text:p>
          <text:p text:style-name="P64"><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4"><text:a xlink:type="simple" xlink:href="#__RefHeading__9042_90321780" text:style-name="Index_20_Link" text:visited-style-name="Index_20_Link">Ricerche<text:tab/>24</text:a></text:p>
          <text:p text:style-name="P288"><text:a xlink:type="simple" xlink:href="#__RefHeading__20975_246142066" text:style-name="Index_20_Link" text:visited-style-name="Index_20_Link">4.ORGANIZZAZIONE DEL FILE DI LAVORO<text:tab/>26</text:a></text:p>
          <text:p text:style-name="P64"><text:a xlink:type="simple" xlink:href="#__RefHeading___Toc18526_1620093258" text:style-name="Index_20_Link" text:visited-style-name="Index_20_Link">Le tabelle principali<text:tab/>28</text:a></text:p>
          <text:p text:style-name="P64"><text:a xlink:type="simple" xlink:href="#__RefHeading___Toc18528_1620093258" text:style-name="Index_20_Link" text:visited-style-name="Index_20_Link">La riga rossa in calce alle tabelle<text:tab/>29</text:a></text:p>
          <text:p text:style-name="P288"><text:a xlink:type="simple" xlink:href="#__RefHeading___Toc17873_1786373728" text:style-name="Index_20_Link" text:visited-style-name="Index_20_Link">5.L’ESECUZIONE DEI COMANDI<text:tab/>30</text:a></text:p>
          <text:p text:style-name="P64"><text:a xlink:type="simple" xlink:href="#__RefHeading__7445_1364689504" text:style-name="Index_20_Link" text:visited-style-name="Index_20_Link">Scorciatoie di tastiera<text:tab/>31</text:a></text:p>
          <text:p text:style-name="P64"><text:a xlink:type="simple" xlink:href="#__RefHeading__20977_246142066" text:style-name="Index_20_Link" text:visited-style-name="Index_20_Link">Toolbar (icone)<text:tab/>31</text:a></text:p>
          <text:p text:style-name="P288"><text:a xlink:type="simple" xlink:href="#__RefHeading__14651_1613112675" text:style-name="Index_20_Link" text:visited-style-name="Index_20_Link">6.L'ELENCO PREZZI<text:tab/>32</text:a></text:p>
          <text:p text:style-name="P64"><text:a xlink:type="simple" xlink:href="#__RefHeading__7465_1364689504" text:style-name="Index_20_Link" text:visited-style-name="Index_20_Link">Inserire un nuovo prezzo<text:tab/>32</text:a></text:p>
          <text:p text:style-name="P64"><text:a xlink:type="simple" xlink:href="#__RefHeading___Toc18796_1990409921" text:style-name="Index_20_Link" text:visited-style-name="Index_20_Link">Inserire voci da Listini già pronti<text:tab/>32</text:a></text:p>
          <text:p text:style-name="P64"><text:a xlink:type="simple" xlink:href="#__RefHeading___Toc18798_1990409921" text:style-name="Index_20_Link" text:visited-style-name="Index_20_Link">Importazione da altri formati<text:tab/>33</text:a></text:p>
          <text:p text:style-name="P64"><text:a xlink:type="simple" xlink:href="#__RefHeading___Toc18647_277457152" text:style-name="Index_20_Link" text:visited-style-name="Index_20_Link">Note sul Codice Voce dell'Elenco Prezzi<text:tab/>33</text:a></text:p>
          <text:p text:style-name="P64"><text:a xlink:type="simple" xlink:href="#__RefHeading___Toc18942_1990409921" text:style-name="Index_20_Link" text:visited-style-name="Index_20_Link">Codici doppi in Elenco prezzi<text:tab/>33</text:a></text:p>
          <text:p text:style-name="P64"><text:a xlink:type="simple" xlink:href="#__RefHeading__14655_1613112675" text:style-name="Index_20_Link" text:visited-style-name="Index_20_Link">Sommari e Quadri di raffronto<text:tab/>34</text:a></text:p>
          <text:p text:style-name="P64"><text:a xlink:type="simple" xlink:href="#__RefHeading__14659_1613112675" text:style-name="Index_20_Link" text:visited-style-name="Index_20_Link">Aggiornamento dell'Elenco Prezzi<text:tab/>35</text:a></text:p>
          <text:p text:style-name="P288"><text:a xlink:type="simple" xlink:href="#__RefHeading__14661_1613112675" text:style-name="Index_20_Link" text:visited-style-name="Index_20_Link">7.L'ANALISI DI PREZZO<text:tab/>36</text:a></text:p>
          <text:p text:style-name="P64"><text:a xlink:type="simple" xlink:href="#__RefHeading__7469_1364689504" text:style-name="Index_20_Link" text:visited-style-name="Index_20_Link">Creare una voce di Analisi di prezzo (modello ANAC – ex AVCP)<text:tab/>36</text:a></text:p>
          <text:p text:style-name="P64"><text:a xlink:type="simple" xlink:href="#__RefHeading__14665_1613112675" text:style-name="Index_20_Link" text:visited-style-name="Index_20_Link">Analisi annidate<text:tab/>37</text:a></text:p>
          <text:p text:style-name="P64"><text:a xlink:type="simple" xlink:href="#__RefHeading__14667_1613112675" text:style-name="Index_20_Link" text:visited-style-name="Index_20_Link">Gestione delle incidenze di Manodopera e Sicurezza<text:tab/>37</text:a></text:p>
          <text:p text:style-name="P288"><text:a xlink:type="simple" xlink:href="#__RefHeading___Toc16389_1137255627" text:style-name="Index_20_Link" text:visited-style-name="Index_20_Link">8.IL COMPUTO METRICO<text:tab/>39</text:a></text:p>
          <text:p text:style-name="P64"><text:a xlink:type="simple" xlink:href="#__RefHeading__7451_1364689504" text:style-name="Index_20_Link" text:visited-style-name="Index_20_Link">Premessa<text:tab/>39</text:a></text:p>
          <text:p text:style-name="P64"><text:a xlink:type="simple" xlink:href="#__RefHeading__14637_1613112675" text:style-name="Index_20_Link" text:visited-style-name="Index_20_Link">Partire con un nuovo documento di computo<text:tab/>39</text:a></text:p>
          <text:p text:style-name="P64"><text:a xlink:type="simple" xlink:href="#__RefHeading__20979_246142066" text:style-name="Index_20_Link" text:visited-style-name="Index_20_Link">Inserire una nuova voce di computo<text:tab/>39</text:a></text:p>
          <text:p text:style-name="P64"><text:a xlink:type="simple" xlink:href="#__RefHeading__15972_1949188957" text:style-name="Index_20_Link" text:visited-style-name="Index_20_Link">Vedi voce precedente<text:tab/>40</text:a></text:p>
          <text:p text:style-name="P64"><text:a xlink:type="simple" xlink:href="#__RefHeading___Toc18649_277457152" text:style-name="Index_20_Link" text:visited-style-name="Index_20_Link">Azzeramento della quantità di una voce<text:tab/>40</text:a></text:p>
          <text:p text:style-name="P64"><text:a xlink:type="simple" xlink:href="#__RefHeading___Toc18651_277457152" text:style-name="Index_20_Link" text:visited-style-name="Index_20_Link">Inserisci parziale<text:tab/>41</text:a></text:p>
          <text:p text:style-name="P64"><text:a xlink:type="simple" xlink:href="#__RefHeading___Toc18655_277457152" text:style-name="Index_20_Link" text:visited-style-name="Index_20_Link">Formula “magica”<text:tab/>41</text:a></text:p>
          <text:p text:style-name="P64"><text:soft-page-break/><text:a xlink:type="simple" xlink:href="#__RefHeading__7457_1364689504" text:style-name="Index_20_Link" text:visited-style-name="Index_20_Link">Numerare le voci di computo<text:tab/>41</text:a></text:p>
          <text:p text:style-name="P64"><text:a xlink:type="simple" xlink:href="#__RefHeading___Toc18657_277457152" text:style-name="Index_20_Link" text:visited-style-name="Index_20_Link">Spostare una voce di computo<text:tab/>41</text:a></text:p>
          <text:p text:style-name="P64"><text:a xlink:type="simple" xlink:href="#__RefHeading__14641_1613112675" text:style-name="Index_20_Link" text:visited-style-name="Index_20_Link">Dati apparentemente ridondanti<text:tab/>41</text:a></text:p>
          <text:p text:style-name="P64"><text:a xlink:type="simple" xlink:href="#__RefHeading__7461_1364689504" text:style-name="Index_20_Link" text:visited-style-name="Index_20_Link">Categorie, Sotto Categorie e subtotali<text:tab/>42</text:a></text:p>
          <text:p text:style-name="P64"><text:a xlink:type="simple" xlink:href="#__RefHeading___Toc18316_1283375541" text:style-name="Index_20_Link" text:visited-style-name="Index_20_Link">Inserisci riepilogo e firme in calce<text:tab/>42</text:a></text:p>
          <text:p text:style-name="P64"><text:a xlink:type="simple" xlink:href="#__RefHeading__14649_1613112675" text:style-name="Index_20_Link" text:visited-style-name="Index_20_Link">Semplice tabella di Preventivo<text:tab/>43</text:a></text:p>
          <text:p text:style-name="P64"><text:a xlink:type="simple" xlink:href="#__RefHeading__15696_1949188957" text:style-name="Index_20_Link" text:visited-style-name="Index_20_Link">Elaborazioni, Statistiche e altre acrobazie<text:tab/>43</text:a></text:p>
          <text:p text:style-name="P288"><text:a xlink:type="simple" xlink:href="#__RefHeading__7489_1364689504" text:style-name="Index_20_Link" text:visited-style-name="Index_20_Link">9.STILI E COLORI<text:tab/>44</text:a></text:p>
          <text:p text:style-name="P64"><text:a xlink:type="simple" xlink:href="#__RefHeading__55542_517197219" text:style-name="Index_20_Link" text:visited-style-name="Index_20_Link">Stili di Cella<text:tab/>44</text:a></text:p>
          <text:p text:style-name="P64"><text:a xlink:type="simple" xlink:href="#__RefHeading__7493_1364689504" text:style-name="Index_20_Link" text:visited-style-name="Index_20_Link">Stili di Pagina<text:tab/>45</text:a></text:p>
          <text:p text:style-name="P288"><text:a xlink:type="simple" xlink:href="#__RefHeading__7495_1364689504" text:style-name="Index_20_Link" text:visited-style-name="Index_20_Link">10.VARIABILI GENERALI (preferenze utente)<text:tab/>46</text:a></text:p>
          <text:p text:style-name="P288"><text:a xlink:type="simple" xlink:href="#__RefHeading__7497_1364689504" text:style-name="Index_20_Link" text:visited-style-name="Index_20_Link">11.DATI DEL DOCUMENTO E DATI GENERALI<text:tab/>47</text:a></text:p>
          <text:p text:style-name="P288"><text:a xlink:type="simple" xlink:href="#__RefHeading__7499_1364689504" text:style-name="Index_20_Link" text:visited-style-name="Index_20_Link">12.COPERTINE E DOCUMENTI DI GESTIONE<text:tab/>48</text:a></text:p>
          <text:p text:style-name="P64"><text:a xlink:type="simple" xlink:href="#__RefHeading__7501_1364689504" text:style-name="Index_20_Link" text:visited-style-name="Index_20_Link">Copertine e documenti di gestione esterni al doc di Computo<text:tab/>48</text:a></text:p>
          <text:p text:style-name="P64"><text:a xlink:type="simple" xlink:href="#__RefHeading__7503_1364689504" text:style-name="Index_20_Link" text:visited-style-name="Index_20_Link">Anagrafica Generale esterna al doc di Computo<text:tab/>49</text:a></text:p>
          <text:p text:style-name="P64"><text:a xlink:type="simple" xlink:href="#__RefHeading__7505_1364689504" text:style-name="Index_20_Link" text:visited-style-name="Index_20_Link">AVVERTENZE IMPORTANTI!<text:tab/>49</text:a></text:p>
          <text:p text:style-name="P64"><text:a xlink:type="simple" xlink:href="#__RefHeading__14938_233094727" text:style-name="Index_20_Link" text:visited-style-name="Index_20_Link">Totali di pagina nel COMPUTO<text:tab/>50</text:a></text:p>
          <text:p text:style-name="P288"><text:a xlink:type="simple" xlink:href="#__RefHeading__55842_517197219" text:style-name="Index_20_Link" text:visited-style-name="Index_20_Link">13.MANIPOLAZIONI FINALI E STAMPA<text:tab/>51</text:a></text:p>
          <text:p text:style-name="P64"><text:a xlink:type="simple" xlink:href="#__RefHeading__9717_467177799" text:style-name="Index_20_Link" text:visited-style-name="Index_20_Link">Premesse alla Stampa<text:tab/>51</text:a></text:p>
          <text:p text:style-name="P288"><text:a xlink:type="simple" xlink:href="#__RefHeading__18093_1192499583" text:style-name="Index_20_Link" text:visited-style-name="Index_20_Link">14.DOCUMENTI PER RICHIESTA DI OFFERTA<text:tab/>53</text:a></text:p>
          <text:p text:style-name="P64"><text:a xlink:type="simple" xlink:href="#__RefHeading__12977_1624363070" text:style-name="Index_20_Link" text:visited-style-name="Index_20_Link">Copia del Computo Metrico (con o senza prezzi)<text:tab/>53</text:a></text:p>
          <text:p text:style-name="P64"><text:a xlink:type="simple" xlink:href="#__RefHeading__17443_1192499583" text:style-name="Index_20_Link" text:visited-style-name="Index_20_Link">Lista delle Lavorazioni e delle Forniture<text:tab/>53</text:a></text:p>
          <text:p text:style-name="P64"><text:a xlink:type="simple" xlink:href="#__RefHeading__17445_1192499583" text:style-name="Index_20_Link" text:visited-style-name="Index_20_Link">Conversione delle cifre in lettere<text:tab/>54</text:a></text:p>
          <text:p text:style-name="P288"><text:a xlink:type="simple" xlink:href="#__RefHeading__46795_246142066" text:style-name="Index_20_Link" text:visited-style-name="Index_20_Link">15.TRASFERIRE I DATI TRA FILE (ACCODAMENTO)<text:tab/>55</text:a></text:p>
          <text:p text:style-name="P64"><text:a xlink:type="simple" xlink:href="#__RefHeading__7511_1364689504" text:style-name="Index_20_Link" text:visited-style-name="Index_20_Link">Accodare un file di Computo ad un altro<text:tab/>55</text:a></text:p>
          <text:p text:style-name="P64"><text:a xlink:type="simple" xlink:href="#__RefHeading__17447_1192499583" text:style-name="Index_20_Link" text:visited-style-name="Index_20_Link">Vecchia procedura di esportazione/accodamento<text:tab/>56</text:a></text:p>
          <text:p text:style-name="P64"><text:a xlink:type="simple" xlink:href="#__RefHeading__17449_1192499583" text:style-name="Index_20_Link" text:visited-style-name="Index_20_Link">Trasferire un solo foglio da un doc ad un altro<text:tab/>56</text:a></text:p>
          <text:p text:style-name="P64"><text:a xlink:type="simple" xlink:href="#__RefHeading__7515_1364689504" text:style-name="Index_20_Link" text:visited-style-name="Index_20_Link">Trasferire solamente una o più voci di Analisi<text:tab/>57</text:a></text:p>
          <text:p text:style-name="P64"><text:a xlink:type="simple" xlink:href="#__RefHeading__7517_1364689504" text:style-name="Index_20_Link" text:visited-style-name="Index_20_Link">Se la macro fallisce...<text:tab/>57</text:a></text:p>
          <text:p text:style-name="P64"><text:a xlink:type="simple" xlink:href="#__RefHeading__7519_13646895041" text:style-name="Index_20_Link" text:visited-style-name="Index_20_Link">Alcuni Trucchi per l'Accodamento<text:tab/>58</text:a></text:p>
          <text:p text:style-name="P64"><text:a xlink:type="simple" xlink:href="#__RefHeading__9332_758364849" text:style-name="Index_20_Link" text:visited-style-name="Index_20_Link">Aggiornamento di un vecchio file<text:tab/>58</text:a></text:p>
          <text:p text:style-name="P64"><text:a xlink:type="simple" xlink:href="#__RefHeading__17451_1192499583" text:style-name="Index_20_Link" text:visited-style-name="Index_20_Link">Adattare un file obsoleto secondo le specifiche di un file più recente<text:tab/>58</text:a></text:p>
          <text:p text:style-name="P64"><text:a xlink:type="simple" xlink:href="#__RefHeading__9751_1309900343" text:style-name="Index_20_Link" text:visited-style-name="Index_20_Link">Se l'aggiornamento non va a buon fine<text:tab/>60</text:a></text:p>
          <text:p text:style-name="P64"><text:a xlink:type="simple" xlink:href="#__RefHeading__17453_1192499583" text:style-name="Index_20_Link" text:visited-style-name="Index_20_Link">Limiti del metodo<text:tab/>60</text:a></text:p>
          <text:p text:style-name="P288"><text:a xlink:type="simple" xlink:href="#__RefHeading__9755_1309900343" text:style-name="Index_20_Link" text:visited-style-name="Index_20_Link">16.SICUREZZA DEI DATI (privacy, virus, etc...)<text:tab/>61</text:a></text:p>
          <text:p text:style-name="P64"><text:a xlink:type="simple" xlink:href="#__RefHeading__70927_1207800285" text:style-name="Index_20_Link" text:visited-style-name="Index_20_Link">Corruzione dei file<text:tab/>61</text:a></text:p>
          <text:p text:style-name="P64"><text:a xlink:type="simple" xlink:href="#__RefHeading__70929_1207800285" text:style-name="Index_20_Link" text:visited-style-name="Index_20_Link">Virus nelle macro<text:tab/>61</text:a></text:p>
          <text:p text:style-name="P64"><text:a xlink:type="simple" xlink:href="#__RefHeading__17455_1192499583" text:style-name="Index_20_Link" text:visited-style-name="Index_20_Link">Considerazioni sui salvataggi ai vari step<text:tab/>61</text:a></text:p>
          <text:p text:style-name="P288"><text:a xlink:type="simple" xlink:href="#__RefHeading__18097_1192499583" text:style-name="Index_20_Link" text:visited-style-name="Index_20_Link">17.PREZZARI – adattamento<text:tab/>63</text:a></text:p>
          <text:p text:style-name="P64"><text:a xlink:type="simple" xlink:href="#__RefHeading__7888_661817279" text:style-name="Index_20_Link" text:visited-style-name="Index_20_Link">Premessa<text:tab/>63</text:a></text:p>
          <text:p text:style-name="P64"><text:a xlink:type="simple" xlink:href="#__RefHeading__7890_661817279" text:style-name="Index_20_Link" text:visited-style-name="Index_20_Link">Come procedere<text:tab/>63</text:a></text:p>
          <text:p text:style-name="P64"><text:a xlink:type="simple" xlink:href="#__RefHeading__167503_902406516" text:style-name="Index_20_Link" text:visited-style-name="Index_20_Link">Prezzari in più capitoli<text:tab/>65</text:a></text:p>
          <text:p text:style-name="P64"><text:a xlink:type="simple" xlink:href="#__RefHeading__17457_1192499583" text:style-name="Index_20_Link" text:visited-style-name="Index_20_Link">Incidenza Manodopera e Sicurezza Inclusa<text:tab/>65</text:a></text:p>
          <text:p text:style-name="P288"><text:a xlink:type="simple" xlink:href="#__RefHeading__18099_1192499583" text:style-name="Index_20_Link" text:visited-style-name="Index_20_Link">18.LA CONTABILITA' DI CANTIERE<text:tab/>67</text:a></text:p>
          <text:p text:style-name="P64"><text:a xlink:type="simple" xlink:href="#__RefHeading__17459_1192499583" text:style-name="Index_20_Link" text:visited-style-name="Index_20_Link">Premessa e note di rilascio<text:tab/>67</text:a></text:p>
          <text:p text:style-name="P64"><text:a xlink:type="simple" xlink:href="#__RefHeading__7525_1364689504" text:style-name="Index_20_Link" text:visited-style-name="Index_20_Link">Introduzione alla Contabilità del Cantiere<text:tab/>67</text:a></text:p>
          <text:p text:style-name="P64"><text:a xlink:type="simple" xlink:href="#__RefHeading__16632_233094727" text:style-name="Index_20_Link" text:visited-style-name="Index_20_Link">Contabilità Semplificata<text:tab/>67</text:a></text:p>
          <text:p text:style-name="P64"><text:a xlink:type="simple" xlink:href="#__RefHeading__17461_1192499583" text:style-name="Index_20_Link" text:visited-style-name="Index_20_Link">Contabilità a norma di regolamento<text:tab/>67</text:a></text:p>
          <text:p text:style-name="P64"><text:a xlink:type="simple" xlink:href="#__RefHeading__17463_1192499583" text:style-name="Index_20_Link" text:visited-style-name="Index_20_Link">Libretto delle misure cartaceo (a mano)<text:tab/>68</text:a></text:p>
          <text:p text:style-name="P64"><text:a xlink:type="simple" xlink:href="#__RefHeading__17465_1192499583" text:style-name="Index_20_Link" text:visited-style-name="Index_20_Link">Libretto delle misure elettronico<text:tab/>68</text:a></text:p>
          <text:p text:style-name="P64"><text:a xlink:type="simple" xlink:href="#__RefHeading__17467_1192499583" text:style-name="Index_20_Link" text:visited-style-name="Index_20_Link">Stampa del Libretto delle Misure<text:tab/>69</text:a></text:p>
          <text:p text:style-name="P64"><text:a xlink:type="simple" xlink:href="#__RefHeading__15380_1830426232" text:style-name="Index_20_Link" text:visited-style-name="Index_20_Link">Vedi Voce<text:tab/>70</text:a></text:p>
          <text:p text:style-name="P64"><text:a xlink:type="simple" xlink:href="#__RefHeading__17469_1192499583" text:style-name="Index_20_Link" text:visited-style-name="Index_20_Link">Registro di Contabilità<text:tab/>70</text:a></text:p>
          <text:p text:style-name="P64"><text:a xlink:type="simple" xlink:href="#__RefHeading__15382_1830426232" text:style-name="Index_20_Link" text:visited-style-name="Index_20_Link">I SAL (Stati di Avanzamento Lavori)<text:tab/>71</text:a></text:p>
          <text:p text:style-name="P64"><text:a xlink:type="simple" xlink:href="#__RefHeading__8851_1217806306" text:style-name="Index_20_Link" text:visited-style-name="Index_20_Link">SOMMARIO DEL REGISTRO DI CONTABILITA'<text:tab/>73</text:a></text:p>
          <text:p text:style-name="P64"><text:a xlink:type="simple" xlink:href="#__RefHeading__8027_22604932" text:style-name="Index_20_Link" text:visited-style-name="Index_20_Link">CERTIFICATO DI PAGAMENTO e Quadro dei Dati Economici<text:tab/>75</text:a></text:p>
          <text:p text:style-name="P288"><text:a xlink:type="simple" xlink:href="#__RefHeading__18103_1192499583" text:style-name="Index_20_Link" text:visited-style-name="Index_20_Link">19.PERIZIE DI VARIANTE<text:tab/>76</text:a></text:p>
          <text:p text:style-name="P64"><text:a xlink:type="simple" xlink:href="#__RefHeading__17475_1192499583" text:style-name="Index_20_Link" text:visited-style-name="Index_20_Link">Nuova voce di Computo<text:tab/>76</text:a></text:p>
          <text:p text:style-name="P64"><text:a xlink:type="simple" xlink:href="#__RefHeading__17477_1192499583" text:style-name="Index_20_Link" text:visited-style-name="Index_20_Link">Variazione di quantità delle voci esistenti.<text:tab/>76</text:a></text:p>
          <text:p text:style-name="P64"><text:a xlink:type="simple" xlink:href="#__RefHeading__17479_1192499583" text:style-name="Index_20_Link" text:visited-style-name="Index_20_Link">Voci Eliminate<text:tab/>77</text:a></text:p>
          <text:p text:style-name="P64"><text:soft-page-break/><text:a xlink:type="simple" xlink:href="#__RefHeading__17481_1192499583" text:style-name="Index_20_Link" text:visited-style-name="Index_20_Link">Nuovi Prezzi<text:tab/>78</text:a></text:p>
          <text:p text:style-name="P64"><text:a xlink:type="simple" xlink:href="#__RefHeading__17483_1192499583" text:style-name="Index_20_Link" text:visited-style-name="Index_20_Link">Soluzione burocratica<text:tab/>78</text:a></text:p>
          <text:p text:style-name="P64"><text:a xlink:type="simple" xlink:href="#__RefHeading__17485_1192499583" text:style-name="Index_20_Link" text:visited-style-name="Index_20_Link">Soluzione semplificata<text:tab/>78</text:a></text:p>
          <text:p text:style-name="P64"><text:a xlink:type="simple" xlink:href="#__RefHeading__7535_1364689504" text:style-name="Index_20_Link" text:visited-style-name="Index_20_Link">Considerazioni finali per la stampa dei documenti contabili<text:tab/>79</text:a></text:p>
          <text:p text:style-name="P288"><text:a xlink:type="simple" xlink:href="#__RefHeading__7537_1364689504" text:style-name="Index_20_Link" text:visited-style-name="Index_20_Link">20.CRONOPROGRAMMA<text:tab/>81</text:a></text:p>
          <text:p text:style-name="P288"><text:a xlink:type="simple" xlink:href="#__RefHeading__18105_1192499583" text:style-name="Index_20_Link" text:visited-style-name="Index_20_Link">21.DA FARE<text:tab/>82</text:a></text:p>
          <text:p text:style-name="P288"><text:a xlink:type="simple" xlink:href="#__RefHeading__7541_1364689504" text:style-name="Index_20_Link" text:visited-style-name="Index_20_Link">22.CONCLUSIONI<text:tab/>83</text:a></text:p>
          <text:p text:style-name="P288"><text:a xlink:type="simple" xlink:href="#__RefHeading__7543_1364689504" text:style-name="Index_20_Link" text:visited-style-name="Index_20_Link">23.ALLEGATO 1 – Note e features<text:tab/>84</text:a></text:p>
          <text:p text:style-name="P64"><text:a xlink:type="simple" xlink:href="#__RefHeading__17487_1192499583" text:style-name="Index_20_Link" text:visited-style-name="Index_20_Link">LibreOffice vs MS Office<text:tab/>84</text:a></text:p>
          <text:p text:style-name="P288"><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88"><text:a xlink:type="simple" xlink:href="#__RefHeading__18107_1192499583" text:style-name="Index_20_Link" text:visited-style-name="Index_20_Link">25.FREQUENTLY ASKED QUESTIONS<text:tab/>86</text:a></text:p>
          <text:p text:style-name="P288"><text:a xlink:type="simple" xlink:href="#__RefHeading__31540_1949188957" text:style-name="Index_20_Link" text:visited-style-name="Index_20_Link">26.Note di versione<text:tab/>96</text:a></text:p>
          <text:p text:style-name="P64"><text:a xlink:type="simple" xlink:href="#__RefHeading__31542_1949188957" text:style-name="Index_20_Link" text:visited-style-name="Index_20_Link">Modello_190_LeenO-3.9.xx.ods<text:tab/>96</text:a></text:p>
          <text:p text:style-name="P64"><text:a xlink:type="simple" xlink:href="#__RefHeading__31544_1949188957" text:style-name="Index_20_Link" text:visited-style-name="Index_20_Link">3.9.0 (oxt)<text:tab/>96</text:a></text:p>
          <text:p text:style-name="P64"><text:a xlink:type="simple" xlink:href="#__RefHeading__20936_1805123075" text:style-name="Index_20_Link" text:visited-style-name="Index_20_Link">3.9.1 (oxt)<text:tab/>96</text:a></text:p>
          <text:p text:style-name="P64"><text:a xlink:type="simple" xlink:href="#__RefHeading__16249_539796941" text:style-name="Index_20_Link" text:visited-style-name="Index_20_Link">3.10.0 (oxt)<text:tab/>96</text:a></text:p>
          <text:p text:style-name="P64"><text:a xlink:type="simple" xlink:href="#__RefHeading__16251_539796941" text:style-name="Index_20_Link" text:visited-style-name="Index_20_Link">3.10.1 (oxt)<text:tab/>97</text:a></text:p>
          <text:p text:style-name="P64"><text:a xlink:type="simple" xlink:href="#__RefHeading__16253_539796941" text:style-name="Index_20_Link" text:visited-style-name="Index_20_Link">3.10.2 (oxt)<text:tab/>97</text:a></text:p>
          <text:p text:style-name="P64"><text:a xlink:type="simple" xlink:href="#__RefHeading__16255_539796941" text:style-name="Index_20_Link" text:visited-style-name="Index_20_Link">Template 193<text:tab/>98</text:a></text:p>
          <text:p text:style-name="P64"><text:a xlink:type="simple" xlink:href="#__RefHeading___Toc16328_751277993" text:style-name="Index_20_Link" text:visited-style-name="Index_20_Link">3.11.0 (OXT)<text:tab/>98</text:a></text:p>
        </text:index-body>
      </text:table-of-content>
      <text:h text:style-name="P386" text:outline-level="3"/>
      <text:list xml:id="list2247644195" text:style-name="elenco-U">
        <text:list-item>
          <text:h text:style-name="P368" text:outline-level="3"><text:bookmark-start text:name="__RefHeading__17771_1192499583"/>Note legali - Licenza per Documentazione Libera GNU<text:bookmark-end text:name="__RefHeading__17771_1192499583"/></text:h>
        </text:list-item>
      </text:list>
      <text:p text:style-name="P235"><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96">Questo documento è Copyright © 2014-<text:span text:style-name="T494">2016</text:span> di Giuseppe Vizziello <text:span text:style-name="T503">ed è in gran parte basato sulla documentazione scritta da Bartolomeo Aimar per Ultimus</text:span>.</text:p>
      <text:p text:style-name="P15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96"><text:span text:style-name="T503">LeenO è un fork derivato da Ultimus che fu ideato e scritto da</text:span> Bartolomeo Aimar.</text:p>
      <text:p text:style-name="P66">Tutti i marchi citati in questo documento sono dei legittimi proprietari.</text:p>
      <text:list xml:id="list160012073375961" text:continue-numbering="true" text:style-name="elenco-U">
        <text:list-item>
          <text:h text:style-name="P346"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66">Come era scritto nel manuale d'uso e ripiegamento di un paracadute:</text:p>
      <text:p text:style-name="P69">“... non so cosa sia questo oggetto, nemmeno a cosa possa servire, ma nel caso ti venga in mente di usarlo come paracadute ti consiglio di seguire scrupolosamente le istruzioni contenute in questo manuale!”</text:p>
      <text:p text:style-name="P66">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66">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3">Attenzione</text:p>
            <text:p text:style-name="P33"><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48">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2">Attenzione</text:p>
            <text:p text:style-name="P32"><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48">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45">Note</text:p>
          </table:table-cell>
          <table:table-cell table:style-name="Tabella9.B1" office:value-type="string">
            <text:p text:style-name="P269">LeenO non ha l<text:span text:style-name="T663">'ambizione</text:span> di presentarsi come un ottimo <text:span text:style-name="T663">software</text:span> e certamente non sarà mai una <text:span text:style-name="T386">killer app</text:span> (<text:a xlink:type="simple" xlink:href="http://bit.ly/2bNDnL8" text:style-name="Internet_20_link" text:visited-style-name="Visited_20_Internet_20_Link">http://bit.ly/2bNDnL8</text:a>), ma ritengo <text:span text:style-name="T663">un eccellente</text:span> compromesso sopporta<text:span text:style-name="T663">re alcuni disagi derivanti dal suo uso in cambio della </text:span>libertà di <text:span text:style-name="T663">poter condividere sia il programma che qualsiasi lavoro prodotto con esso senza alcuna limitazione legale o tecnica.</text:span></text:p>
          </table:table-cell>
        </table:table-row>
      </table:table>
      <text:list xml:id="list160013441653422" text:continue-numbering="true" text:style-name="elenco-U">
        <text:list-item>
          <text:h text:style-name="P348" text:outline-level="3"><text:bookmark-start text:name="__RefHeading__17773_1192499583"/>Contatti<text:bookmark-end text:name="__RefHeading__17773_1192499583"/></text:h>
        </text:list-item>
      </text:list>
      <text:p text:style-name="P66"><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66">Giuseppe Vizziello</text:p>
      <text:p text:style-name="P66"><text:span text:style-name="T530">mob</text:span>: 328/2009610</text:p>
      <text:p text:style-name="P66">fax: 178/2717065</text:p>
      <text:p text:style-name="P66">skype: giuserpe</text:p>
      <text:p text:style-name="P66"/>
      <text:p text:style-name="P103">Attraverso il sito è possibile accedere ai social dedicati.</text:p>
      <text:list xml:id="list160012516371094" text:continue-numbering="true" text:style-name="elenco-U">
        <text:list-item>
          <text:h text:style-name="P346" text:outline-level="3"><text:bookmark-start text:name="__RefHeading__17775_1192499583"/><text:soft-page-break/><text:span text:style-name="T384">L</text:span> staff<text:bookmark-end text:name="__RefHeading__17775_1192499583"/></text:h>
        </text:list-item>
      </text:list>
      <text:p text:style-name="P66">mrjive (Davide Pesenti<text:span text:style-name="T525">) webmaster</text:span>, giuSerpe (Giuseppe Vizziello) <text:span text:style-name="T522">sviluppo</text:span>.</text:p>
      <text:p text:style-name="P65"/>
      <text:list xml:id="list160012599938959" text:continue-numbering="true" text:style-name="elenco-U">
        <text:list-item>
          <text:h text:style-name="P369"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2">Numero</text:p>
          </table:table-cell>
          <table:table-cell table:style-name="Tabella45.A1" office:value-type="string">
            <text:p text:style-name="P252">Data</text:p>
          </table:table-cell>
          <table:table-cell table:style-name="Tabella45.A1" office:value-type="string">
            <text:p text:style-name="P252">Descrizione</text:p>
          </table:table-cell>
          <table:table-cell table:style-name="Tabella45.D1" office:value-type="string">
            <text:p text:style-name="P252">Nome</text:p>
          </table:table-cell>
        </table:table-row>
        <table:table-row>
          <table:table-cell table:style-name="Tabella45.A2" office:value-type="string">
            <text:p text:style-name="P278">3.<text:span text:style-name="T385">8</text:span>.xx-rev.1.<text:span text:style-name="T385">1</text:span></text:p>
          </table:table-cell>
          <table:table-cell table:style-name="Tabella45.A2" office:value-type="string">
            <text:p text:style-name="P252">Novembre 2013</text:p>
          </table:table-cell>
          <table:table-cell table:style-name="Tabella45.A2" office:value-type="string">
            <text:p text:style-name="P256">Aggiunto par. “Prezzari in più capitoli”</text:p>
          </table:table-cell>
          <table:table-cell table:style-name="Tabella45.D2" office:value-type="string">
            <text:p text:style-name="P252">G. V.</text:p>
          </table:table-cell>
        </table:table-row>
        <table:table-row>
          <table:table-cell table:style-name="Tabella45.A2" office:value-type="string">
            <text:p text:style-name="P279">3.9.xx-rev.1.2</text:p>
          </table:table-cell>
          <table:table-cell table:style-name="Tabella45.A2" office:value-type="string">
            <text:p text:style-name="P257">Marzo 2014</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0"><text:span text:style-name="T504">3.11.xx-</text:span>rev.1.<text:span text:style-name="T495">3</text:span></text:p>
          </table:table-cell>
          <table:table-cell table:style-name="Tabella45.A2" office:value-type="string">
            <text:p text:style-name="P258"><text:span text:style-name="T504">Maggio</text:span>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1">3.12.0-rev.1.4</text:p>
          </table:table-cell>
          <table:table-cell table:style-name="Tabella45.A2" office:value-type="string">
            <text:p text:style-name="P259">Novembre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2">3.13.xx-rev1.5</text:p>
          </table:table-cell>
          <table:table-cell table:style-name="Tabella45.A2" office:value-type="string">
            <text:p text:style-name="P260">Febbraio 2016</text:p>
          </table:table-cell>
          <table:table-cell table:style-name="Tabella45.A2" office:value-type="string">
            <text:p text:style-name="P256"/>
          </table:table-cell>
          <table:table-cell table:style-name="Tabella45.D2" office:value-type="string">
            <text:p text:style-name="P257"/>
          </table:table-cell>
        </table:table-row>
      </table:table>
      <text:list xml:id="list160012926966931" text:continue-numbering="true" text:style-name="elenco-U">
        <text:list-item>
          <text:h text:style-name="P369" text:outline-level="3"><text:bookmark-start text:name="__RefHeading__7409_1364689504"/>Crediti<text:bookmark-end text:name="__RefHeading__7409_1364689504"/></text:h>
        </text:list-item>
      </text:list>
      <text:p text:style-name="P66">Difficile citare e ringraziare tutti, perché ho usato ampiamente la tecnica del copia/incolla, perdendo spesso per strada gli autori del codice originale.</text:p>
      <text:p text:style-name="P66">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66">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66">Lido Bernardini ha messo insieme, di sua propria e autonoma mano, molte parti del codice di <text:span text:style-name="T332">LeenO</text:span> (quelle migliori). Gli dovrei una intera cassa di birra...</text:p>
      <text:p text:style-name="P66">Un ringraziamento a tutta la lista dev@it.OpenOffice, che mi ha sopportato ed aiutato... in particolare ad Antonello Cerrato, Emanuele (emanuele54@interfree.it), Fabio Fiorentini, Marco Caresia, Michele Zarri,... (chi ho dimenticato?)</text:p>
      <text:p text:style-name="P66">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66">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66">A Laurent Godard ho plagiato un po' di codice ed ho fatto tesoro dei suoi consigli.</text:p>
      <text:p text:style-name="P66">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3"/>
          </table:table-cell>
          <table:table-cell table:style-name="Tabella71.A1" office:value-type="string">
            <text:p text:style-name="P151">Bart Aimar</text:p>
          </table:table-cell>
        </table:table-row>
      </table:table>
      <text:p text:style-name="P66"/>
      <text:p text:style-name="P66">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66">Oltre che associarmi ai <text:span text:style-name="T397">suoi </text:span>ringraziamenti, anche io sento il bisogno di ringraziare:</text:p>
      <text:p text:style-name="P6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66">Davide Pesenti per il grosso supporto tecnico e logistico oltre che amichevole: è lui che si occupa del sito Internet e di incitarmi continuamente a proseguire.</text:p>
      <text:p text:style-name="P74">Alber<text:span text:style-name="T691">t</text:span>o Vallortigara <text:span text:style-name="T397">per la sua preziosissima disponibilità a </text:span>testare LeenO tempestivamente ad ogni nightly build e <text:span text:style-name="T397">per </text:span>suggerir<text:span text:style-name="T397">mi</text:span> <text:span text:style-name="T398">pratiche soluzioni</text:span>.</text:p>
      <text:p text:style-name="P66">Chiunque, direttamente o indirettamente, riesca a partecipare al progetto <text:span text:style-name="T332">LeenO</text:span>.</text:p>
      <text:p text:style-name="P66">Bart (Bartolomeo Aimar) perché ha prodotto un gran lavoro e perché, fino all'ultimo, ha creduto nel suo progetto.</text:p>
      <text:p text:style-name="P66">Lo ringrazio per avermi <text:span text:style-name="T429">preparato</text:span> a tutto questo.</text:p>
      <table:table table:name="Tabella37" table:style-name="Tabella37">
        <table:table-column table:style-name="Tabella37.A"/>
        <table:table-column table:style-name="Tabella37.B"/>
        <table:table-row>
          <table:table-cell table:style-name="Tabella37.A1" office:value-type="string">
            <text:p text:style-name="P73"/>
          </table:table-cell>
          <table:table-cell table:style-name="Tabella37.A1" office:value-type="string">
            <text:p text:style-name="P152">Giuseppe Vizziello</text:p>
          </table:table-cell>
        </table:table-row>
      </table:table>
      <text:list xml:id="list160012888718591" text:continue-numbering="true" text:style-name="elenco-U">
        <text:list-item>
          <text:h text:style-name="P369" text:outline-level="3"><text:bookmark-start text:name="__RefHeading__7411_1364689504"/>Premessa<text:bookmark-end text:name="__RefHeading__7411_1364689504"/></text:h>
        </text:list-item>
      </text:list>
      <text:p text:style-name="P136">Questo è un manuale d'us<text:span text:style-name="T63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17">Se ci sono parti poco chiare oppure obsolete fatemelo sapere.</text:p>
      <text:p text:style-name="P66"><text:span text:style-name="T332">LeenO</text:span> non è del tutto nuovo ma si tratta di un porting di tabelle Excel assistite da macro che, in passato, abbiamo ampiamente utilizzato per la stesura di computi metrici.</text:p>
      <text:p text:style-name="P66">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66">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6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66">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66"><text:span text:style-name="T332">LeenO</text:span> <text:span text:style-name="T527">ormai funziona </text:span>egregiamente, ma siccome “<text:span text:style-name="T386">ogni scarrafone è bello a mamma sua</text:span>” vorrei conoscere le vostre impressioni!</text:p>
      <text:p text:style-name="P6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2">Note</text:p>
          </table:table-cell>
          <table:table-cell table:style-name="Tabella46.B1" office:value-type="string">
            <text:p text:style-name="P248">LeenO richiede una versione di LibreOffice pari o superiore alla 3.0.0. La versione corrente è testata su LibreOffice 5.0.4.</text:p>
            <text:p text:style-name="P261">Da qualche versione in qua Apache OpenOffice ha perso colpi, oltre a non essere <text:span text:style-name="T55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3">Attenzione</text:p>
            <text:p text:style-name="P254"><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48">Se non avete mai usato LibreOffice, vi consiglio, prima ancora di installare LeenO, di <text:span text:style-name="T527">prendere dimestichezza</text:span> con <text:span text:style-name="T528">il modulo Calc e </text:span>le <text:span text:style-name="T505">sue </text:span>tabelle.</text:p>
            <text:p text:style-name="P267">Per una migliore fruizione di questo manuale, è consigliabile la sua consultazione cercando riscontro immediato con un file di esempio.</text:p>
          </table:table-cell>
        </table:table-row>
      </table:table>
      <text:p text:style-name="P123">Il <text:span text:style-name="T386">MANUALE_</text:span><text:span text:style-name="T390">LeenO.</text:span><text:span text:style-name="T391">PDF</text:span><text:span text:style-name="T429"> </text:span><text:span text:style-name="T434">è pubblicato assieme a LeenO ed è consultabile dalla voce di menù </text:span><text:span text:style-name="menu"><text:span text:style-name="T580">LeenO&gt;Manuale...</text:span></text:span></text:p>
      <text:list xml:id="list160011797944869" text:continue-numbering="true" text:style-name="elenco-U">
        <text:list-item>
          <text:h text:style-name="P369" text:outline-level="3"><text:bookmark-start text:name="__RefHeading__7413_1364689504"/>Glossario e Convenzioni<text:bookmark-end text:name="__RefHeading__7413_1364689504"/></text:h>
        </text:list-item>
      </text:list>
      <text:p text:style-name="P66">L'uso di un font, rispetto ad un altro, individua nomi di elementi di diversa natura.</text:p>
      <text:p text:style-name="P66"/>
      <table:table table:name="Tabella29" table:style-name="Tabella29">
        <table:table-column table:style-name="Tabella29.A"/>
        <table:table-column table:style-name="Tabella29.B"/>
        <table:table-row>
          <table:table-cell table:style-name="Tabella29.A1" office:value-type="string">
            <text:p text:style-name="P25">Esempio di carattere tipografico</text:p>
          </table:table-cell>
          <table:table-cell table:style-name="Tabella29.B1" office:value-type="string">
            <text:p text:style-name="P73">Significato</text:p>
          </table:table-cell>
        </table:table-row>
        <table:table-row>
          <table:table-cell table:style-name="Tabella29.A6" office:value-type="string">
            <text:p text:style-name="P19"><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75">Nomi di colonne, <text:span text:style-name="T625">di righe </text:span>o <text:span text:style-name="T625">di </text:span>celle</text:p>
          </table:table-cell>
        </table:table-row>
        <table:table-row>
          <table:table-cell table:style-name="Tabella29.A6" office:value-type="string">
            <text:p text:style-name="P213"><text:span text:style-name="menu"><text:span text:style-name="T265">Viste</text:span></text:span></text:p>
          </table:table-cell>
          <table:table-cell table:style-name="Tabella29.B6" office:value-type="string">
            <text:p text:style-name="P66">Nomi di menù a tendina,<text:span text:style-name="T626"> di dialogo</text:span> o scorciatoia da tastiera</text:p>
          </table:table-cell>
        </table:table-row>
        <table:table-row>
          <table:table-cell table:style-name="Tabella29.A6" office:value-type="string">
            <text:p text:style-name="P212"><text:span text:style-name="menu"><text:span text:style-name="T264">[Riordina voci]</text:span></text:span></text:p>
          </table:table-cell>
          <table:table-cell table:style-name="Tabella29.B6" office:value-type="string">
            <text:p text:style-name="P66">Nome di menù a pulsante</text:p>
          </table:table-cell>
        </table:table-row>
        <table:table-row>
          <table:table-cell table:style-name="Tabella29.A6" office:value-type="string">
            <text:p text:style-name="P20"><text:span text:style-name="fogli"><text:span text:style-name="T2">COMPUTO</text:span></text:span></text:p>
          </table:table-cell>
          <table:table-cell table:style-name="Tabella29.B6" office:value-type="string">
            <text:p text:style-name="P66">Nome dei foglio o di tabella</text:p>
          </table:table-cell>
        </table:table-row>
        <table:table-row>
          <table:table-cell table:style-name="Tabella29.A6" office:value-type="string">
            <text:p text:style-name="P21">file.ods, 18</text:p>
          </table:table-cell>
          <table:table-cell table:style-name="Tabella29.B6" office:value-type="string">
            <text:p text:style-name="P66">Nomi di file, valore di variabile</text:p>
          </table:table-cell>
        </table:table-row>
      </table:table>
      <text:p text:style-name="P66"/>
      <text:p text:style-name="P5">In questo manuale d'uso:</text:p>
      <text:list xml:id="list3970161527" text:style-name="L1">
        <text:list-item>
          <text:p text:style-name="P387">GUI sta per Graphic User Interface, ovvero l'interfaccia grafica standard di <text:span text:style-name="T505">Libre</text:span>Office.</text:p>
        </text:list-item>
        <text:list-item>
          <text:p text:style-name="P445"><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47">Talvolta <text:span text:style-name="T507">il file da installare porta un nome del tipo </text:span><text:span text:style-name="T377">LeenO</text:span><text:span text:style-name="T386">-x.x.xx-</text:span><text:span text:style-name="T389">timestamp</text:span><text:span text:style-name="T386">.oxt</text:span> in cui timestamp <text:span text:style-name="T507">indica la data e l'ora del rilascio.</text:span></text:p></text:note-body></text:note></text:span><text:span text:style-name="T2">.</text:span></text:p>
        </text:list-item>
        <text:list-item>
          <text:p text:style-name="P387">Per template di <text:span text:style-name="T332">LeenO</text:span> <text:span text:style-name="T429">si intende il file </text:span><text:span text:style-name="T430">OTS a </text:span><text:span text:style-name="T431">cui </text:span><text:span text:style-name="T430">LeenO fa riferimento per creare un nuovo lavoro che sia un computo metrico o un listino/prezzario</text:span>.</text:p>
        </text:list-item>
        <text:list-item>
          <text:p text:style-name="P446"><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87">Per “codice” (<text:span text:style-name="T50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87">Per “voce” intendo sempre il singolo record (in analogia con un record di database).</text:p>
          <text:p text:style-name="P387">Avremo pertanto:</text:p>
        </text:list-item>
        <text:list-item>
          <text:p text:style-name="P513">“voci di Elenco prezzi”, sistemate su una sola riga</text:p>
        </text:list-item>
        <text:list-item>
          <text:p text:style-name="P513">“voci di Analisi”, organizzate su più righe</text:p>
        </text:list-item>
        <text:list-item>
          <text:p text:style-name="P513">“voci di Computo”, organizzate su più righe</text:p>
        </text:list-item>
        <text:list-item>
          <text:p text:style-name="P513">e così via...</text:p>
        </text:list-item>
        <text:list-item>
          <text:p text:style-name="P387">Per “componente” si intende una <text:span text:style-name="T505">delle righe di misurazione che</text:span> compongo <text:span text:style-name="T507">la</text:span> voce <text:span text:style-name="T507">di computo o libretto </text:span>che <text:span text:style-name="T507">costituiscono</text:span> le diverse quantità di dettaglio. Oppure componenti di una voce di Analisi che sono <text:span text:style-name="T507">le quantità ed </text:span>i prezzi elementari <text:span text:style-name="T507">dell</text:span>e lavorazioni che formano il nuovo prezzo.</text:p>
        </text:list-item>
        <text:list-item>
          <text:p text:style-name="P387">Lavorazione, Prezzo (o Prezzo Elementare): <text:span text:style-name="T507">v</text:span>engono così genericamente definite le Voci di Elenco prezzi.</text:p>
        </text:list-item>
        <text:list-item>
          <text:p text:style-name="P387">Per “header”si intende “Riga Intestazioni di pagina”. Per “footer” si intende “piè di pagina”.</text:p>
        </text:list-item>
        <text:list-item>
          <text:p text:style-name="P387">L'abbreviazione <text:span text:style-name="T496">OOo</text:span> sta per OpenOffice.<text:span text:style-name="T496">org</text:span> (suite per ufficio Open Source e multipiattaforma resa <text:span text:style-name="T511">libera </text:span>dalla SUN Microsystem, poi di Oracle, ora di Apache - <text:span text:style-name="T496">AOO</text:span>).</text:p>
        </text:list-item>
        <text:list-item>
          <text:p text:style-name="P387">L'abbreviazione LO sta per LibreOffice<text:span text:style-name="T496"> </text:span>che tendiamo a preferire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529">gestita dagli utenti di LibreOffice</text:span>.</text:p>
        </text:list-item>
        <text:list-item>
          <text:p text:style-name="P388">Si citano indifferentemente LibreOffice o OpenOffice, in quanto l'estensione <text:span text:style-name="T332">LeenO</text:span> <text:span text:style-name="T521">era </text:span>utilizzabile sia con LibreOffice che con OpenOffice, sotto Windows, Mac OS X o GNU/Linux. <text:span text:style-name="T496">Purtroppo LeenO non è più testato con Apache OpenOffice e, per via del fisiologico divario che si va </text:span><text:soft-page-break/><text:span text:style-name="T496">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35">Attenzione</text:p>
            <text:p text:style-name="P35"><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48"><text:span text:style-name="T411">LeenO è testato solamente con LibreOffice</text:span>.</text:p>
          </table:table-cell>
        </table:table-row>
      </table:table>
      <text:list xml:id="list160013620010909" text:continue-numbering="true" text:style-name="L1">
        <text:list-item>
          <text:p text:style-name="P389">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4"><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4E23E4E54C70F069.png" xlink:type="simple" xlink:show="embed" xlink:actuate="onLoad"/></draw:frame><text:line-break/>Figura <text:sequence text:ref-name="refFigura0" text:name="Figura" text:formula="ooow:Figura+1" style:num-format="1">1</text:sequence> - <text:span text:style-name="T569">voce di computo metrico</text:span></text:p></draw:text-box></draw:frame></text:p>
          </table:table-cell>
        </table:table-row>
      </table:table>
      <text:h text:style-name="P374" text:outline-level="1"/>
      <text:list xml:id="list4026097977" text:style-name="Numbering_20_1">
        <text:list-item>
          <text:h text:style-name="P375" text:outline-level="1"><text:bookmark-start text:name="__RefHeading__20673_1854915992"/><text:span text:style-name="T2">CHE COSA E' </text:span><text:span text:style-name="T404">LeenO</text:span><text:bookmark-end text:name="__RefHeading__20673_1854915992"/></text:h>
        </text:list-item>
      </text:list>
      <text:list xml:id="list160011891456694" text:continue-list="list160011797944869" text:style-name="elenco-U">
        <text:list-item>
          <text:h text:style-name="P346" text:outline-level="3"><text:bookmark-start text:name="__RefHeading__20675_1854915992"/>Presentazione<text:bookmark-end text:name="__RefHeading__20675_1854915992"/></text:h>
        </text:list-item>
      </text:list>
      <text:p text:style-name="P98">LeenO è un applicativo per LibreOffice Calc, strutturato per la redazione di Computi Metrici e Contabilità tecnica di cantiere.</text:p>
      <text:p text:style-name="P66">Un tempo (era il secolo scorso) i computi metrici venivano fatti compilando un modulo <text:span text:style-name="T512">A3 prestampato</text:span>, composto da righe e colonne. L'elenco prezzi era un analogo modulo in formato A4.</text:p>
      <text:p text:style-name="P66">LeenO è esattamente la stessa cosa, ma su tabelle elettroniche <text:span text:style-name="T570">elazionate</text:span> fra loro.</text:p>
      <text:p text:style-name="P119"><text:span text:style-name="T497">Partendo dal menù </text:span><text:span text:style-name="menu"><text:span text:style-name="T497">LeenO&gt;Nuovo...&gt;Computo</text:span></text:span><text:span text:style-name="T497"> si ottiene un </text:span>file <text:span text:style-name="T497">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70">insieme di fogli di calcolo</text:span> arricchito da divers<text:span text:style-name="T507">i comandi</text:span> di automazione.</text:p>
      <text:p text:style-name="P153"><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47"><text:span text:style-name="T560">U</text:span>na funzione <text:span text:style-name="menu"><text:span text:style-name="T56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9">LeenO viene distribuito come unico file con nome <text:span text:style-name="T411">LeenO.oxt</text:span>. Un file.ods di esempio rimane sul sito Internet <text:span text:style-name="T570">di riferimento, </text:span>nella sezione download.</text:p>
      <text:p text:style-name="P120">I lavori prodotti con LeenO rimangono liberi da LeenO <text:span text:style-name="T532">stesso </text:span>che non è necessario installare per accedere ai dati. <text:span text:style-name="T571">Il lavoro rimane modificabile anche ricorrendo ai comuni comandi di Calc.</text:span></text:p>
      <text:p text:style-name="P65">LeenO, che <text:span text:style-name="T571">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118"><text:span text:style-name="T332">LeenO</text:span> non <text:span text:style-name="T509">lavora su</text:span> database ma su tabelle <text:span text:style-name="T532">di </text:span>Calc.</text:p>
      <text:p text:style-name="P66">Per computo metrico su DB ci sono altri progetti avviati:</text:p>
      <text:list xml:id="list1995354338" text:style-name="L2">
        <text:list-item>
          <text:p text:style-name="P447"><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48"><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90">CompGos: <text:a xlink:type="simple" xlink:href="http://xoomer.virgilio.it/compgos/" text:style-name="Internet_20_link" text:visited-style-name="Visited_20_Internet_20_Link">http://xoomer.virgilio.it/compgos/</text:a></text:p>
        </text:list-item>
      </text:list>
      <text:list xml:id="list160012215904872" text:continue-list="list160011891456694" text:style-name="elenco-U">
        <text:list-item>
          <text:h text:style-name="P345" text:outline-level="3"><text:bookmark-start text:name="__RefHeading___Toc16486_1943282150"/><text:span text:style-name="T572">Per cosa starebbe </text:span><text:span text:style-name="T386">“LeenO”</text:span>?<text:bookmark-end text:name="__RefHeading___Toc16486_1943282150"/></text:h>
        </text:list-item>
      </text:list>
      <text:p text:style-name="P67">(<text:span text:style-name="T523">D</text:span>a un post su Google Plus: https://plus.google.com/+AlbertoVallortigara/posts/336uNTFg6hZ)</text:p>
      <text:p text:style-name="P71">LeenO sta per Lino (abbreviativo di Bartolomeo).</text:p>
      <text:p text:style-name="P71">Qualche tempo fa, sul canale IRC freenode.net/#libreoffice.it, si discuteva (Bart, mrjive ed io) cercando un nuovo nome per Ultimus. Siamo passati per 9vero (nòvero) che però si prestava a "non vero". Scherzando e ridendo abbiamo anche usato "Coso" :D.</text:p>
      <text:p text:style-name="P71">Alla fine ci siamo soffermati su LeenO, con L ed O maiuscole per richiamare LibreOffice, perché ha assonanza con Linux e perché era giusto che portasse il nome di Bart, anche se lui non ne è mai stato convinto.</text:p>
      <text:p text:style-name="P102"><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1">Ci saremo anche abituati, ma "Ultimus" non si può proprio sentire. Richiama troppo la ACCA :D.</text:p>
      <text:p text:style-name="P71">Il nome Ultimus era stato scelto per gioco e non mi va che sia associato nemmeno per scherzo ad ACCA, che rispetto, ma con la quale Ultimus non ha niente a che vedere.</text:p>
      <text:p text:style-name="P71">Ultimus è Libero, come lo è sempre stato Bart fino alla fine ed oltre.</text:p>
      <text:p text:style-name="P71"><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1">Fino al momento in cui, cercando qualcosa di pronto che gestisse l'indice sul nuovo schema di prezzario ho trovato: "non so se é quello che cerchi ma io ci provo…".</text:p>
      <text:p text:style-name="P71">Non riesco a leggere quella riga senza emozionarmi.</text:p>
      <text:p text:style-name="P71">Mi piace pensare che Lino continui a guardarmi le spalle. Ecco, mi sono dilungato troppo. Non è da me :)﻿ </text:p>
      <text:list xml:id="list160012710778906" text:continue-numbering="true" text:style-name="elenco-U">
        <text:list-item>
          <text:h text:style-name="P345" text:outline-level="3"><text:bookmark-start text:name="__RefHeading__16247_539796941"/>Il Computo su formato OpenDocumentFile (ODF)<text:bookmark-end text:name="__RefHeading__16247_539796941"/></text:h>
        </text:list-item>
      </text:list>
      <text:p text:style-name="P93">LibreOffice genera e gestisce file in formato OpenDocument (ODF) che è un formato <text:span text:style-name="T533">s</text:span>tandard aperto ISO/IEC 26300:2006. LeenO, essendo un add-on per LibreOffice, aderisce perfettamente allo stesso standard.</text:p>
      <text:p text:style-name="P92">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160012010294316" text:continue-numbering="true" text:style-name="elenco-U">
        <text:list-item>
          <text:h text:style-name="P346" text:outline-level="3"><text:bookmark-start text:name="__RefHeading__7419_1364689504"/>A chi è destinato<text:bookmark-end text:name="__RefHeading__7419_1364689504"/></text:h>
        </text:list-item>
      </text:list>
      <text:p text:style-name="P9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4">Il marketing insegna che un programma di computo più rigido incontra maggiori consensi e aiuta l'operatore meno esperto, ma chi <text:span text:style-name="T498">cerca un maggior </text:span>controllo <text:span text:style-name="T499">preferisce più </text:span>libertà! Per questo, con l'aiuto e la collaborazione di molti amici, ho “assemblato” questo applicativo...:-)</text:p>
      <text:p text:style-name="P66">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66">Il <text:span text:style-name="T386">codice</text:span> di <text:span text:style-name="T332">LeenO</text:span> è comunque aperto: nessuna protezione<text:note text:id="ftn3" text:note-class="footnote"><text:note-citation>3</text:note-citation><text:note-body><text:p text:style-name="P50"><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160012995242802" text:continue-numbering="true" text:style-name="elenco-U">
        <text:list-item>
          <text:h text:style-name="P346" text:outline-level="3"><text:bookmark-start text:name="__RefHeading__20679_1854915992"/>Caratteristiche<text:bookmark-end text:name="__RefHeading__20679_1854915992"/></text:h>
        </text:list-item>
      </text:list>
      <text:list xml:id="list3340693691" text:style-name="L3">
        <text:list-item>
          <text:p text:style-name="P290">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5">non dimentichiamo che stiamo trattando opendata</text:span>).</text:p>
        </text:list-item>
        <text:list-item>
          <text:p text:style-name="P449"><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91">Gli elaborati di base sono dinamicamente collegati ed interdipendenti.</text:p>
        </text:list-item>
        <text:list-item>
          <text:p text:style-name="P392"><text:span text:style-name="T538">Importazione/esportazione</text:span> voci di prezzario dal formato XML-SIX.</text:p>
        </text:list-item>
        <text:list-item>
          <text:p text:style-name="P393"><text:span text:style-name="T538">Importazione/esportazione </text:span>dei computi metrici dal formato XPWE.</text:p>
          <text:p text:style-name="P393"><text:span text:style-name="T573">In esportazione verso il formato XPWE, LeenO, a differenza di altri software, </text:span><text:span text:style-name="T414">conserva anche le incidenze di manodopera e sicurezza sulle voci di elenco prezzi</text:span><text:span text:style-name="T573">. Per questo motivo, il nome file </text:span><text:soft-page-break/><text:span text:style-name="T573">generato assume la doppia estensione </text:span><text:span text:style-name="T414">.XLO</text:span><text:span text:style-name="T573">.XPWE che, di fatto, è un XPWE “ampliato”. Questa sua capacità consente di esportare computi metrici che possono essere importati in coda ad altri computi esistenti, ottenendo così lavori più complessi.</text:span></text:p>
        </text:list-item>
        <text:list-item>
          <text:p text:style-name="P450"><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5">incidenze manodopera e quota sicurezza</text:span><text:span text:style-name="T2">).</text:span></text:p>
        </text:list-item>
        <text:list-item>
          <text:p text:style-name="P394"><text:span text:style-name="T574">Possibilità di</text:span> usare, <text:span text:style-name="T574">per le veci di </text:span><text:span text:style-name="fogli"><text:span text:style-name="T574">Elenco prezzi</text:span></text:span><text:span text:style-name="T574">,</text:span> sia i codici originali del Prezzario di riferimento che codici alternativi definiti dall'utente <text:span text:style-name="T534">(conservando traccia della provenienza originaria)</text:span>.</text:p>
        </text:list-item>
        <text:list-item>
          <text:p text:style-name="P451"><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449"><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451"><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451"><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95"><text:span text:style-name="T409">Formazione di nuovi prezzi nel foglio di </text:span><text:span text:style-name="fogli"><text:span text:style-name="T409">Ana</text:span></text:span><text:span text:style-name="fogli">lisi di prezzo</text:span> <text:span text:style-name="T409">sulla base del modello di riferimento pubblicato da ANAC (ex AVCP).</text:span></text:p>
        </text:list-item>
        <text:list-item>
          <text:p text:style-name="P396"><text:span text:style-name="T510">Inserimento degli oneri di sicurezza afferenti l'Impresa</text:span><text:note text:id="ftn4" text:note-class="footnote"><text:note-citation>4</text:note-citation><text:note-body><text:p text:style-name="P47"><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97">Possibilità di spostare <text:span text:style-name="T514">le intere v</text:span>oci di <text:span text:style-name="T534">computo</text:span> <text:span text:style-name="T534">n</text:span>ell'ambito dell'elaborato.</text:p>
        </text:list-item>
        <text:list-item>
          <text:p text:style-name="P400">Possibilità di spostare e/o copiare range di righe dell'ambito dell'elaborato.</text:p>
        </text:list-item>
        <text:list-item>
          <text:p text:style-name="P451"><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98"><text:span text:style-name="T510">F</text:span>iltri automatici per selezionare categorie di voci (compilando <text:span text:style-name="T514">celle opportune</text:span>).</text:p>
        </text:list-item>
        <text:list-item>
          <text:p text:style-name="P396"><text:span text:style-name="T514">Uso di f</text:span>iltri di ricerca.</text:p>
        </text:list-item>
        <text:list-item>
          <text:p text:style-name="P452"><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98">Possibilità di estrarre parti del computo (materiali, manodopera, categorie, etc) compilando <text:span text:style-name="T514">celle opportune.</text:span></text:p>
        </text:list-item>
        <text:list-item>
          <text:p text:style-name="P449"><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99">Sezioni automatiche per <text:span text:style-name="T575">categorie</text:span> e sottoca<text:span text:style-name="T575">tegorie</text:span> <text:span text:style-name="T575">con</text:span> relativi subtotali <text:span text:style-name="T575">e riepilogo in coda a </text:span><text:span text:style-name="fogli"><text:span text:style-name="T562">COMPUTO</text:span></text:span><text:span text:style-name="T562"> e </text:span><text:span text:style-name="fogli"><text:span text:style-name="T563">VARIANTE</text:span></text:span>.</text:p>
        </text:list-item>
        <text:list-item>
          <text:p text:style-name="P449"><text:span text:style-name="T2">Possibilità di stralciare parti di </text:span><text:span text:style-name="fogli"><text:span text:style-name="T2">COMPUTO</text:span></text:span><text:span text:style-name="T2"> generando un documento nuovo e autonomo.</text:span></text:p>
        </text:list-item>
        <text:list-item>
          <text:p text:style-name="P396">Possibilità di accodare un computo parziale, integrandolo nel documento principale.</text:p>
        </text:list-item>
        <text:list-item>
          <text:p text:style-name="P449"><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449"><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47">Una macro (<text:span text:style-name="menu">Ctrl+O</text:span>) aiuta comunque ad inserire un “segno” sulle voci che, anche se non usate, si vogliono comunque mantenere.</text:p></text:note-body></text:note></text:span><text:span text:style-name="T2">.</text:span></text:p>
        </text:list-item>
        <text:list-item>
          <text:p text:style-name="P449"><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53"><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96">Contabilità LL.PP.</text:p>
        </text:list-item>
        <text:list-item>
          <text:p text:style-name="P399"><text:soft-page-break/><text:span text:style-name="T516">Wizard per l'emissione degli atti contabili: L</text:span>ibretto delle <text:span text:style-name="T575">M</text:span>isure, <text:span text:style-name="T575">R</text:span>egistro di <text:span text:style-name="T575">C</text:span>ontabilità, SAL. <text:span text:style-name="T575">(Sommario del Registro e Certificato di pagamento di futura implementazione)</text:span></text:p>
        </text:list-item>
        <text:list-item>
          <text:p text:style-name="P449"><text:span text:style-name="T2">Dotazione di copertine precompilate e collegate all'</text:span><text:span text:style-name="fogli"><text:span text:style-name="T2">Anagrafica Generale</text:span></text:span><text:span text:style-name="T2">.</text:span></text:p>
        </text:list-item>
        <text:list-item>
          <text:p text:style-name="P396">Output documenti finali <text:span text:style-name="T514">in</text:span> formato nativo <text:span text:style-name="T513">ODS</text:span> (standard ISO ODF<text:note text:id="ftn6" text:note-class="footnote"><text:note-citation>6</text:note-citation><text:note-body><text:p text:style-name="P47">Il formato ODF è uno standard <text:span text:style-name="T411">aperto</text:span> utilizzato da AOO, StarOffice, LibreOffice e pertanto utilizzabile da qualsiasi programma si voglia scrivere per quello scopo.</text:p></text:note-body></text:note>) <text:span text:style-name="T51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160013347744971" text:continue-list="list160012995242802" text:style-name="elenco-U">
        <text:list-item>
          <text:h text:style-name="P346" text:outline-level="3"><text:bookmark-start text:name="__RefHeading__20681_1854915992"/>Requisiti<text:bookmark-end text:name="__RefHeading__20681_1854915992"/></text:h>
        </text:list-item>
      </text:list>
      <text:p text:style-name="P66">Sono indispensabili:</text:p>
      <text:list xml:id="list2525062338" text:style-name="L4">
        <text:list-item>
          <text:p text:style-name="P401">Un computer con almeno <text:span text:style-name="T514">2</text:span> GB di RAM.</text:p>
        </text:list-item>
        <text:list-item>
          <text:p text:style-name="P454"><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01">E' noto che è considerata stabile, quindi più indicata per la produzione, la versione che porta come numero di minor release il 4 o superiore: ad es. <text:span text:style-name="T565">4.6.</text:span>4, <text:span text:style-name="T565">5</text:span>.<text:span text:style-name="T565">1</text:span>.<text:span text:style-name="T514">5</text:span> e così via.</text:p>
          <text:p text:style-name="P401">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03">L'installazione del bridge Python-uno.</text:p>
          <text:list>
            <text:list-item>
              <text:p text:style-name="P402"><text:span text:style-name="T432">Sotto i sistemi Linux è necessario installare i pacchett</text:span><text:span text:style-name="T433">i</text:span><text:span text:style-name="T432"> </text:span><text:span text:style-name="T437">python3-uno</text:span> e <text:span text:style-name="T411">libreoffice-script-provider-python</text:span><text:span text:style-name="T432">.</text:span></text:p>
            </text:list-item>
          </text:list>
        </text:list-item>
        <text:list-item>
          <text:p text:style-name="P454"><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454"><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2">Note</text:p>
          </table:table-cell>
          <table:table-cell table:style-name="Table6.B1" office:value-type="string">
            <text:p text:style-name="P248">Fino alla versione 3.13.xx, le xx.xx.xx che compaiono nel nome dell'estensione rappresentano i numeri di versione; sono tre gruppi di cifre.</text:p>
            <text:p text:style-name="P248">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1">LeenO.oxt</text:span>.</text:p>
          </table:table-cell>
        </table:table-row>
      </table:table>
      <text:p text:style-name="Standard">A titolo di esempio riporto una schematizzazione con le relative compatibilità tra le versioni:</text:p>
      <text:list xml:id="list1714557908" text:style-name="L5">
        <text:list-item>
          <text:p text:style-name="P455">major release: (1° gruppo di cifre -<text:span text:style-name="T412">XX</text:span><text:span text:style-name="T535">.xx.xx</text:span>) totale incompatibilità con la versione precedente (travasi ed adattamenti sono molto difficoltosi). <text:span text:style-name="T515">Il file-computo rimane sempre e comunque consultabile e gestibile con i comandi normali di Calc. Non dimenticare che stiamo trattando opendata.</text:span></text:p>
        </text:list-item>
        <text:list-item>
          <text:p text:style-name="P455">minor release: (2° gruppo di cifre - <text:span text:style-name="T516">xx.</text:span><text:span text:style-name="T412">XX</text:span><text:span text:style-name="T516">.xx</text:span>) <text:span text:style-name="T516">implementazione di nuove funzionalità con probabile </text:span>incompatibilità parziale <text:span text:style-name="T516">del file che viene risolta tramite adattamento automatizzato alla versione corrente</text:span>;</text:p>
        </text:list-item>
        <text:list-item>
          <text:p text:style-name="P455">sub <text:span text:style-name="T516">v</text:span>ersion: (3° gruppo di cifre - <text:span text:style-name="T516">xx.xx.</text:span><text:span text:style-name="T412">XX</text:span>) <text:span text:style-name="T516">risoluzione di bug e/o regressioni.</text:span></text:p>
        </text:list-item>
      </text:list>
      <text:p text:style-name="P15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160012474946312" text:continue-list="list4026097977" text:style-name="Numbering_20_1">
        <text:list-item>
          <text:h text:style-name="P376" text:outline-level="1"><text:bookmark-start text:name="__RefHeading__7427_1364689504"/>INSTALLAZIONE E AGGIORNAMENTO<text:bookmark-end text:name="__RefHeading__7427_1364689504"/></text:h>
        </text:list-item>
      </text:list>
      <text:list xml:id="list160012478830530" text:continue-list="list160013347744971" text:style-name="elenco-U">
        <text:list-item>
          <text:h text:style-name="P346" text:outline-level="3"><text:bookmark-start text:name="__RefHeading__7429_1364689504"/>Installazione<text:bookmark-end text:name="__RefHeading__7429_1364689504"/></text:h>
        </text:list-item>
      </text:list>
      <text:list xml:id="list2011592766" text:style-name="L6">
        <text:list-item>
          <text:p text:style-name="P404">Oltre a LibreOffice l'unica cosa che dovete installare è <text:span text:style-name="T388">LeenO</text:span><text:span text:style-name="T386">.oxt.</text:span></text:p>
        </text:list-item>
      </text:list>
      <text:list xml:id="list3042033998" text:style-name="L7">
        <text:list-item>
          <text:p text:style-name="P405"><text:span text:style-name="T517">P</text:span>rima di tutto è utile prendere dimestichezza con <text:span text:style-name="T495">LibreOffice</text:span> e con la sua interfaccia standard. Poi, prima di installare <text:span text:style-name="T495">LeenO</text:span>, aprite il computo di esempio <text:span text:style-name="T517">che trovate sul sito</text:span>. Osservate come sono strutturate le tabelle, le formule e i link che le collegano. <text:span text:style-name="T517">Questo vi permetterà di familiarizzare con le tabelle costituendo una sorta di </text:span>fase di “orientamento” <text:span text:style-name="T517">alla quale potrà seguire </text:span>l'installazione del <text:span text:style-name="T517">pacchetto.</text:span></text:p>
        </text:list-item>
      </text:list>
      <text:p text:style-name="P159"><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3"><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47">Nelle ultime versioni di <text:span text:style-name="T517">LO</text:span> di default la sicurezza delle macro è impostata su Alta (o molto alta) <text:span text:style-name="T51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1">Anche con le macro abilitate, per rendere effettivi (e visibili) il menù e la toolbar, <text:span text:style-name="T576">bisogna</text:span> chiudere tutte le istanze di <text:span text:style-name="T535">L</text:span>O (compreso il Quickstarter) e poi riaprire <text:span text:style-name="T535">Calc. Subito dopo l’installazione del pacchetto, in Calc sarà visualizzata la toolbar di LeenO. Dal primo pulsante a sinistra </text:span><text:span text:style-name="T535"><draw:frame draw:style-name="fr12" draw:name="Immagine28" text:anchor-type="as-char" svg:width="0.51cm" svg:height="0.621cm" draw:z-index="35"><draw:image xlink:href="Pictures/100002010000001A000000203BE360953084650E.png" xlink:type="simple" xlink:show="embed" xlink:actuate="onLoad"/></draw:frame></text:span><text:span text:style-name="T535"> o dal menù a tendina </text:span><text:span text:style-name="menu"><text:span text:style-name="T535">LeenO&gt;Nuovo...&gt;Computo</text:span></text:span><text:span text:style-name="T535">, sarà possibile avviare l’editazione di un nuovo computo</text:span>.</text:p>
      <text:list xml:id="list160013164880451" text:continue-list="list160012478830530" text:style-name="elenco-U">
        <text:list-item>
          <text:h text:style-name="P345"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66">La libreria <text:span text:style-name="T354">LeenO</text:span><text:span text:style-name="T386">.oxt </text:span>è soggetta a frequenti rilasci con correzioni e miglioramenti. Pertanto consiglio sempre di aggiornare all'ultima versione disponibile!</text:p>
      <text:p text:style-name="P164"><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66">Per rendere effettiva (e visibile) l'installazione, <text:span text:style-name="T517">dovete</text:span> chiudere tutte le istanze di LibreOffice (compreso il Quickstarter) e ria<text:span text:style-name="T500">vviarlo.</text:span></text:p>
      <text:list xml:id="list160013312987302" text:continue-numbering="true" text:style-name="elenco-U">
        <text:list-item>
          <text:h text:style-name="P346" text:outline-level="3"><text:bookmark-start text:name="__RefHeading__20689_1854915992"/>Se qualcosa <text:span text:style-name="T56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38">Attenzione</text:p>
            <text:p text:style-name="P38"><draw:frame draw:style-name="fr10" draw:name="Immagine27" text:anchor-type="as-char" svg:y="-0.669cm" svg:width="1.094cm" svg:height="1.011cm" draw:z-index="36"><draw:image xlink:href="Pictures/10000201000000500000004A5C57FE847CB22350.png" xlink:type="simple" xlink:show="embed" xlink:actuate="onLoad"/></draw:frame></text:p>
          </table:table-cell>
          <table:table-cell table:style-name="Tabella51.B1" office:value-type="string">
            <text:p text:style-name="P272"><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77">Può</text:span> succede<text:span text:style-name="T577">re</text:span> che la libreria da aggiornare non sostitui<text:span text:style-name="T577">sc</text:span>a in modo corretto <text:span text:style-name="T577">la precedente installazione ch</text:span>e perman<text:span text:style-name="T577">e</text:span> <text:span text:style-name="T577">nel sistema</text:span> causando malfunzionamenti.</text:p>
      <text:p text:style-name="P178"><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78">In GNU/Linux, un brutale <text:span text:style-name="T541">quanto efficace </text:span><text:span text:style-name="T386">pkill soffice</text:span> (con i privilegi di root) dato in un terminale toglie ogni dubbio.</text:p>
      <text:p text:style-name="P66">Nel caso abbiate ancora problemi con <text:span text:style-name="T500">l'installazione del pacchetto OXT,</text:span> vi rimane una soluzione radicale: eliminare la parte corrotta dal vostro profilo utente.</text:p>
      <text:p text:style-name="P178"><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78"><text:span text:style-name="T2">La maggior parte delle directory menzionate nella finestra di dialogo che compare fa parte del profilo utente </text:span><text:soft-page-break/><text:span text:style-name="T2">di LibreOffice.</text:span></text:p>
      <text:p text:style-name="P124">Le cartelle sono nascoste, per cui assicuratevi che il vostro file manager sia impostato per mostrare i file e le directory nascoste. In ogni caso, per le versioni precedenti a Windows Vista il percorso è:</text:p>
      <text:p text:style-name="P179"><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2">a partire da Windows Vista il percorso è:</text:p>
      <text:p text:style-name="P165"><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65">Per chi usa GNU/Linux il percorso è:</text:p>
      <text:p text:style-name="P165"><text:span text:style-name="T2">/home/&lt;</text:span><text:span text:style-name="T55">Vostro_nome_utente</text:span><text:span text:style-name="T161">&gt;</text:span><text:span text:style-name="T2">/.LibreOffice/</text:span><text:span text:style-name="T192">5</text:span><text:span text:style-name="T2">/user</text:span></text:p>
      <text:p text:style-name="P65">Per quanti usano Mac il percorso è:</text:p>
      <text:p text:style-name="P165"><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65">Trovata la directory del vostro Profilo Utente accertatevi di aver chiuso TUTTE le istanze di LO (compreso l'eventuale quickstarter), controllando con un visualizzatore dei processi ancora in esecuzione.</text:p>
      <text:p text:style-name="P65">Nel vostro profilo utente individuate la cartella “cache” (/.../<text:span text:style-name="T578">5</text:span>/user/uno_packages/cache/) e svuotatela eliminando tutti i file e le dir che vi sono contenute. Questo cancellerà tutte le installazioni delle estensioni. Una copia di backup dell'intero profilo non guasta e potrebbe tranquillizzarvi.</text:p>
      <text:p text:style-name="P65">Riavviate LibreOffice e la cartella verrà ricreata. Reinstallate la vostra estensione (più le altre che avrete inevitabilmente perso).</text:p>
      <text:list xml:id="list160013621849843" text:continue-numbering="true" text:style-name="elenco-U">
        <text:list-item>
          <text:h text:style-name="P347" text:outline-level="3"><text:bookmark-start text:name="__RefHeading__20691_1854915992"/>Tenere un archivio delle estensioni<text:bookmark-end text:name="__RefHeading__20691_1854915992"/></text:h>
        </text:list-item>
      </text:list>
      <text:p text:style-name="P66">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95">Su leeno.org è presente un archivio corposo di tutte le versioni rilasciate negli anni; basta individuare quella che vi serve... </text:p>
      <text:p text:style-name="P66">Versioni differenti della stessa estensione non possono convivere. <text:span text:style-name="T501">L'installazione di una versione, anche se antecedente a quella già presente nel sistema, elimina la precedente. Un doppio click sul file OXT provocherà la comparsa di questo avviso:</text:span></text:p>
      <text:p text:style-name="P66"><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5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36">Tip</text:p>
          </table:table-cell>
          <table:table-cell table:style-name="Tabella72.B1" office:value-type="string">
            <text:p text:style-name="P262">Ricordate che in ogni caso i file rimangono gestibili con i comandi <text:span text:style-name="T567">ordinari </text:span>di Calc. <text:span text:style-name="T567">Q</text:span>uindi, aprire un vecchio lavoro, anche senza LeenO, <text:span text:style-name="T41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9">Attenzione</text:p>
            <text:p text:style-name="P39"><draw:frame draw:style-name="fr10" draw:name="Immagine29" text:anchor-type="as-char" svg:y="-0.669cm" svg:width="1.094cm" svg:height="1.011cm" draw:z-index="37"><draw:image xlink:href="Pictures/10000201000000500000004A5C57FE847CB22350.png" xlink:type="simple" xlink:show="embed" xlink:actuate="onLoad"/></draw:frame></text:p>
          </table:table-cell>
          <table:table-cell table:style-name="Tabella76.B1" office:value-type="string">
            <text:p text:style-name="P264">I pacchetti presenti nell’archivio del sito di versione pari o superiore alla 3.14.xx dovranno essere rinominati in LeenO.oxt prima dell’installazione.</text:p>
          </table:table-cell>
        </table:table-row>
      </table:table>
      <text:list xml:id="list160012158396198" text:continue-numbering="true" text:style-name="elenco-U">
        <text:list-item>
          <text:h text:style-name="P362"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66">Come dicevo, <text:span text:style-name="T579">può</text:span> <text:span text:style-name="T579">capitare</text:span> di dover rimettere mano ad un vecchio <text:span text:style-name="T579">c</text:span>omputo, ma la <text:span text:style-name="T579">versione di LeenO</text:span> installata è recente e, <text:span text:style-name="T579">in apertura del file,</text:span> viene restituito un messaggio che avverte dell'incompatibilità.</text:p>
      <text:p text:style-name="P66">Per comprendere <text:span text:style-name="T579">questo</text:span> problema è necessario prendere confidenza con il “sistema delle versioni” utilizzato.</text:p>
      <text:p text:style-name="P66"><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66"><text:span text:style-name="T332">LeenO</text:span>, all'apertura di un template, ne verifica il livello di compatibilità e, nel caso ci siano problemi, vi informa.</text:p>
      <text:p text:style-name="P66">La sigla di versione della libreria <text:span text:style-name="T354">LeenO</text:span><text:span text:style-name="T386">-X.X.XX.oxt </text:span>è composta da tre gruppi di cifre (<text:span text:style-name="T386">x.xx.xxx</text:span>).</text:p>
      <text:p text:style-name="P153"><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66"><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66">Confrontando i tre gruppi di cifre possiamo avere tre situazioni tipiche:</text:p>
      <text:list xml:id="list3789403089" text:style-name="L8">
        <text:list-item>
          <text:p text:style-name="P456"><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47">La cosa prevede generalmente l'aggiunta e/o lo spostamento di alcune colonne nel computo sorgente per renderlo simile al Template di destinazione.</text:p></text:note-body></text:note></text:span><text:span text:style-name="T2">).</text:span></text:p>
        </text:list-item>
        <text:list-item>
          <text:p text:style-name="P456"><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56"><text:span text:style-name="T2">Per la terza cifra non ci sono problemi: anche se diversa il </text:span><text:span text:style-name="T23">file.ods</text:span><text:span text:style-name="T2"> è compatibile.</text:span></text:p>
          <text:p text:style-name="P456"><text:span text:style-name="T2">Si tratta, in genere, di ottimizzazioni del </text:span><text:span text:style-name="T23">codice</text:span><text:span text:style-name="T2"> o di correzioni di bug. Aggiornate sempre senza preoccuparvi.</text:span></text:p>
        </text:list-item>
      </text:list>
      <text:p text:style-name="P66">Il template viene distribuito generalmente con un nome di questo tipo: <text:span text:style-name="T386">Esempio_yyy_</text:span><text:span text:style-name="T354">LeenO</text:span><text:span text:style-name="T386">-3.1.xx, </text:span>dove:</text:p>
      <text:list xml:id="list2214017501" text:style-name="L9">
        <text:list-item>
          <text:p text:style-name="P406"><text:span text:style-name="T386">yyy</text:span> <text:span text:style-name="T542">è un numero </text:span>progressiv<text:span text:style-name="T542">o</text:span> che <text:span text:style-name="T542">serve</text:span> per distinguere un <text:span text:style-name="T542">template</text:span> da un altro.</text:p>
        </text:list-item>
        <text:list-item>
          <text:p text:style-name="P406">3.1<text:span text:style-name="T542">3</text:span>.xx è il gruppo di corrispondenza con la libreria del <text:span text:style-name="T386">codice</text:span> (vedi sopra).</text:p>
        </text:list-item>
      </text:list>
      <text:p text:style-name="P66"><text:span text:style-name="T542">Il </text:span>nome <text:span text:style-name="T542">che attribuite al </text:span>documento non ha importanza. Il documento può essere rinominato a piacere ed il <text:span text:style-name="T386">codice </text:span>andrà a leggere all'interno di esso individuando il grado di compatibilità.</text:p>
      <text:list xml:id="list160012340503075" text:continue-list="list160012474946312" text:style-name="Numbering_20_1">
        <text:list-item>
          <text:h text:style-name="P376" text:outline-level="1"><text:bookmark-start text:name="__RefHeading__20963_246142066"/>ZOOM, VISTE E VISIBILITA'<text:bookmark-end text:name="__RefHeading__20963_246142066"/></text:h>
        </text:list-item>
      </text:list>
      <text:p text:style-name="P66">Per usare comodamente <text:span text:style-name="T332">LeenO</text:span> occorre un'alta definizione video, <text:span text:style-name="T542">caratteristica ormai comunemente diffusa</text:span>. <text:span text:style-name="T567">S</text:span>ono giunto alla conclusione che, se la vista è buona e/o gli occhiali sono “giusti”, per vedere una porzione di tabella sufficientemente ampia sono necessarie definizioni minime di 1300x768. <text:span text:style-name="T567">S</text:span>u <text:span text:style-name="T567">un PC </text:span>portatile con una definizione <text:span text:style-name="T581">tale</text:span> e con uno schermo di 15,5” <text:span text:style-name="T567">si riesce</text:span> a lavorare <text:span text:style-name="T567">bene</text:span>.</text:p>
      <text:p text:style-name="P66"><text:span text:style-name="T54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3">LO</text:span> <text:span text:style-name="T543">che </text:span>può risolvere <text:span text:style-name="T543">alcuni </text:span>problemi come, ad esempio, rendere <text:span text:style-name="T581">meglio</text:span> leggibili i pulsanti.</text:p>
      <text:list xml:id="list160013223762269" text:continue-list="list160012158396198" text:style-name="elenco-U">
        <text:list-item>
          <text:h text:style-name="P363" text:outline-level="3"><text:bookmark-start text:name="__RefHeading__20965_246142066"/>Zoom<text:bookmark-end text:name="__RefHeading__20965_246142066"/></text:h>
        </text:list-item>
      </text:list>
      <text:p text:style-name="P78">Al caricamento del documento la schermata “standard” riempi<text:span text:style-name="T581">e</text:span> la finestra disponibile.</text:p>
      <text:p text:style-name="P153"><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8"><draw:image xlink:href="Pictures/100002010000001A0000001A101D33F9D05A94A7.png" xlink:type="simple" xlink:show="embed" xlink:actuate="onLoad"/></draw:frame></text:span><text:span text:style-name="T70">.</text:span></text:p>
      <text:p text:style-name="P180"><text:span text:style-name="T70">Agendo sulla variabile in </text:span><text:span text:style-name="colonne"><text:span text:style-name="T472">S1.</text:span></text:span><text:span text:style-name="colonne"><text:span text:style-name="T471">H29</text:span></text:span><text:span text:style-name="colonne"><text:span text:style-name="T70">2</text:span></text:span><text:span text:style-name="colonne"><text:span text:style-name="T339"> si avranno le seguenti possibilità:</text:span></text:span></text:p>
      <text:list xml:id="list619682038" text:style-name="L10">
        <text:list-item>
          <text:p text:style-name="P457"><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458"><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459"><text:span text:style-name="T73">i</text:span><text:span text:style-name="T70">l valore </text:span><text:span text:style-name="T40">3</text:span><text:span text:style-name="T70"> disattiverà ogni automatismo di zoom;</text:span></text:p>
        </text:list-item>
        <text:list-item>
          <text:p text:style-name="P458"><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458"><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1"><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1"><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3"><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66">In LibreOffice c'è anche un cursore scorrevole <draw:frame draw:style-name="fr12" draw:name="Immagine30" text:anchor-type="as-char" svg:width="5.027cm" svg:height="0.582cm" draw:z-index="39"><draw:image xlink:href="Pictures/10000201000000BE00000016974E847B49F1D15C.png" xlink:type="simple" xlink:show="embed" xlink:actuate="onLoad"/></draw:frame> (scrollbar) in basso a dx nella riga di status che consente l'aggiustamento dello zoom.</text:p>
      <text:p text:style-name="P66"><text:span text:style-name="T582">E</text:span>sistono <text:span text:style-name="T582">ancora </text:span>altre cose da fare per adattare le schermate di <text:span text:style-name="T332">LeenO</text:span> alle proprie esigenze. Le <text:span text:style-name="T582">possibilità</text:span> <text:s/>sono tante <text:span text:style-name="T582">e</text:span> qualche suggerimento non guasta. Potete agire su:</text:p>
      <text:list xml:id="list4259630639" text:style-name="L11">
        <text:list-item>
          <text:p text:style-name="P460"><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461"><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460"><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407"><text:span text:style-name="T582">la l</text:span>arghezza delle colonne, <text:span text:style-name="T582">cambiandola a secondo delle esigenze del momento;</text:span></text:p>
        </text:list-item>
        <text:list-item>
          <text:p text:style-name="P407"><text:span text:style-name="T582">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3">Attenzione</text:p>
            <text:p text:style-name="P33"><draw:frame draw:style-name="fr10" draw:name="immagini32" text:anchor-type="as-char" svg:y="-0.669cm" svg:width="1.094cm" svg:height="1.011cm" draw:z-index="40"><draw:image xlink:href="Pictures/10000201000000500000004A5C57FE847CB22350.png" xlink:type="simple" xlink:show="embed" xlink:actuate="onLoad"/></draw:frame></text:p>
          </table:table-cell>
          <table:table-cell table:style-name="Tabella6.B1" office:value-type="string">
            <text:p text:style-name="P27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3"><text:span text:style-name="T2">Per le operazioni di stampa, </text:span><text:span text:style-name="T204">invece,</text:span><text:span text:style-name="T2"> è comodo attivare:</text:span></text:p>
      <text:p text:style-name="P167"><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66"><text:soft-page-break/>In questo modo i bordi dell'area di stampa e i salti pagina sono visibili anche in vista Normale. In ogni caso la leggibilità delle varie tabelle va “giocata” anche con le opzioni:</text:p>
      <text:list xml:id="list2838393163" text:style-name="L12">
        <text:list-item>
          <text:p text:style-name="P462"><text:span text:style-name="T2">menù </text:span><text:span text:style-name="menu"><text:span text:style-name="T2">Finestra&gt;Fissa</text:span></text:span></text:p>
        </text:list-item>
        <text:list-item>
          <text:p text:style-name="P462"><text:span text:style-name="T2">menù </text:span><text:span text:style-name="menu"><text:span text:style-name="T2">finestra&gt;Dividi</text:span></text:span></text:p>
        </text:list-item>
      </text:list>
      <text:p text:style-name="P66">secondo <text:span text:style-name="T544">le proprie necessità</text:span>.</text:p>
      <text:list xml:id="list160012346544545" text:continue-list="list160013223762269" text:style-name="elenco-U">
        <text:list-item>
          <text:h text:style-name="OOoHeading_20_1" text:outline-level="3"><text:bookmark-start text:name="__RefHeading__20967_246142066"/>Viste <draw:frame draw:style-name="fr14" draw:name="Immagine9" text:anchor-type="as-char" svg:y="-0.402cm" svg:width="0.499cm" svg:height="0.499cm" draw:z-index="41"><draw:image xlink:href="Pictures/100002010000001A0000001A372A940B8AE9330F.png" xlink:type="simple" xlink:show="embed" xlink:actuate="onLoad"/></draw:frame><text:bookmark-end text:name="__RefHeading__20967_246142066"/></text:h>
        </text:list-item>
      </text:list>
      <text:p text:style-name="P171"><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2"><draw:image xlink:href="Pictures/100002010000001A0000001A372A940B8AE9330F.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68"><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1"/>
      <table:table table:name="Tabella73" table:style-name="Tabella73">
        <table:table-column table:style-name="Tabella73.A"/>
        <table:table-column table:style-name="Tabella73.B"/>
        <table:table-row>
          <table:table-cell table:style-name="Tabella73.A1" office:value-type="string">
            <text:p text:style-name="P60"><draw:frame draw:style-name="fr3" draw:name="Cornice6" text:anchor-type="as-char" svg:width="8.306cm" draw:z-index="43"><draw:text-box fo:min-height="5.246cm"><text:p text:style-name="Figura"><draw:frame draw:style-name="fr13" draw:name="Immagine11" text:anchor-type="paragraph" svg:width="8.306cm" svg:height="5.246cm" style:rel-height="scale" draw:z-index="44"><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0"><draw:frame draw:style-name="fr4" draw:name="Cornice7" text:anchor-type="as-char" svg:width="8.306cm" draw:z-index="45"><draw:text-box fo:min-height="4.468cm"><text:p text:style-name="Figura"><draw:frame draw:style-name="fr13" draw:name="Immagine12" text:anchor-type="paragraph" svg:width="8.306cm" svg:height="4.468cm" style:rel-height="scale" draw:z-index="47"><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0"/>
      <text:p text:style-name="P110">Provate a <text:span text:style-name="T545">mettere la spunta sulle caselle. Il risultato è abbastanza prevedibile…</text:span></text:p>
      <text:p text:style-name="P170"><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69"><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37">Note</text:p>
          </table:table-cell>
          <table:table-cell table:style-name="Tabella74.B1" office:value-type="string">
            <text:p text:style-name="P263"><text:span text:style-name="T546">Di fianco ad ognuna della Variabili Generali è sempre presente una breve spiegazione</text:span>.</text:p>
          </table:table-cell>
        </table:table-row>
      </table:table>
      <text:p text:style-name="P170"><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2"><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1"><draw:frame draw:style-name="fr1" draw:name="Cornice8" text:anchor-type="as-char" svg:width="12.524cm" draw:z-index="53"><draw:text-box fo:min-height="9.167cm"><text:p text:style-name="Figura"><draw:frame draw:style-name="fr13" draw:name="Immagine14" text:anchor-type="paragraph" svg:width="12.524cm" svg:height="9.167cm" style:rel-height="scale" draw:z-index="54"><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160014410211221" text:continue-numbering="true" text:style-name="elenco-U">
        <text:list-item>
          <text:h text:style-name="P344"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73"><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73">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3892207858" text:style-name="L13">
        <text:list-item>
          <text:p text:style-name="P298">Sono visibili solo i titoli di Categoria.</text:p>
        </text:list-item>
        <text:list-item>
          <text:p text:style-name="P298">Sono visibili anche i titoli di Sottocategoria.</text:p>
        </text:list-item>
        <text:list-item>
          <text:p text:style-name="P298">Sono visibili anche le descrizioni con i relativi totali.</text:p>
        </text:list-item>
        <text:list-item>
          <text:p text:style-name="P298">Sono visibili anche i singoli righi di misurazione <text:span text:style-name="T547">(visualizzazione completa)</text:span>.</text:p>
        </text:list-item>
      </text:list>
      <text:p text:style-name="P112">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13"><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14">Per disattiva<text:span text:style-name="T550">r</text:span>e la visualizzazione in struttura è sufficiente usare la combinazione da tastiera <text:span text:style-name="menu">Alt+-</text:span> o da toolbar <draw:frame draw:style-name="fr12" draw:name="Immagine16" text:anchor-type="as-char" svg:width="0.48cm" svg:height="0.499cm" draw:z-index="52"><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2"><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7"><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17" svg:width="0.204cm" svg:height="0.431cm" svg:x="0.974cm" svg:y="2.732cm"><text:p/></draw:rect><draw:rect text:anchor-type="paragraph" draw:z-index="14" draw:style-name="gr3" draw:text-style-name="P517" svg:width="0.611cm" svg:height="0.297cm" svg:x="0.242cm" svg:y="3.14cm"><text:p/></draw:rect><draw:rect text:anchor-type="paragraph" draw:z-index="15" draw:style-name="gr3" draw:text-style-name="P517" svg:width="0.918cm" svg:height="0.599cm" svg:x="5.868cm" svg:y="1.658cm"><text:p/></draw:rect></text:p>
          </table:table-cell>
        </table:table-row>
      </table:table>
      <text:list xml:id="list160013656659719" text:continue-list="list160014410211221" text:style-name="elenco-U">
        <text:list-item>
          <text:h text:style-name="P364" text:outline-level="3"><text:bookmark-start text:name="__RefHeading__10176_1704602542"/><text:span text:style-name="T207">Visualizza&gt;</text:span><text:span text:style-name="T2">Schermo intero</text:span><text:bookmark-end text:name="__RefHeading__10176_1704602542"/></text:h>
        </text:list-item>
      </text:list>
      <text:p text:style-name="P80">Questa non è una possibilità offerta da LibreOffice:</text:p>
      <text:p text:style-name="P182"><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78">Può essere comodo e si guadagna una discreta percentuale di visibilità, ma inibisce alcun<text:span text:style-name="T583">e capacità</text:span>.</text:p>
      <text:p text:style-name="P79"><text:span text:style-name="T550">L</text:span>'uso di <text:span text:style-name="T332">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78"><text:span text:style-name="T551">Il vantaggio è di </text:span>lavor<text:span text:style-name="T551">are con minori distrazioni</text:span>, concentrati come non mai...:-)</text:p>
      <text:p text:style-name="P174"><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78">Comunque fate un po' di prove... il vostro window-manager vi mette a disposizione alternative diverse.</text:p>
      <text:p text:style-name="P66">Per cambiare la visualizzazione si può anche usare la barra di ripristino della visualizzazione standard che appare quando si attiva lo “Schermo Intero”. La cosa migliore è metterla <text:span text:style-name="T551">ben in vista </text:span>in testa allo schermo.</text:p>
      <text:list xml:id="list160013433894780" text:continue-numbering="true" text:style-name="elenco-U">
        <text:list-item>
          <text:h text:style-name="P346" text:outline-level="3"><text:bookmark-start text:name="__RefHeading__20969_246142066"/>Filtri e ricerche<text:bookmark-end text:name="__RefHeading__20969_246142066"/></text:h>
        </text:list-item>
      </text:list>
      <text:p text:style-name="P66">Il termine filtri potrebbe indurre <text:span text:style-name="T584">in </text:span>fraintendimenti perché LibreOffice dispone di diverse modalità di filtraggio delle tabelle. <text:bookmark-start text:name="Filtro automatico"/>Con <text:span text:style-name="T332">LeenO</text:span> ne <text:span text:style-name="T584">sono</text:span> sfruttate alcune.</text:p>
      <text:h text:style-name="P246"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5"><draw:image xlink:href="Pictures/10000201000000180000001ADDD68311787B574F.png" xlink:type="simple" xlink:show="embed" xlink:actuate="onLoad"/></draw:frame></text:span><text:bookmark-end text:name="__RefHeading__20971_246142066"/></text:h>
      <text:p text:style-name="P116"><text:bookmark-end text:name="Filtro automatico1"/><text:span text:style-name="T440">Questo comando si attiva/disattiva con menù </text:span><text:span text:style-name="menu"><text:span text:style-name="T553">LeenO&gt;Filtro Standard Semplificato ON/OFF</text:span></text:span><text:span text:style-name="T440">, o da toolbar </text:span><text:span text:style-name="T440"><draw:frame draw:style-name="fr12" draw:name="Immagine23" text:anchor-type="as-char" svg:width="0.499cm" svg:height="0.54cm" draw:z-index="56"><draw:image xlink:href="Pictures/10000201000000180000001ADDD68311787B574F.png" xlink:type="simple" xlink:show="embed" xlink:actuate="onLoad"/></draw:frame></text:span><text:span text:style-name="T440"> e serve per</text:span><text:span text:style-name="T439"> effettuare ricerche veloci su Elenchi prezzi, Prezzari e Computo. Sfrutta le opzioni del Filtro Standard di LibreOffice.</text:span></text:p>
      <text:p text:style-name="P153"><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3"><text:soft-page-break/><text:span text:style-name="T60">N</text:span><text:span text:style-name="T58">on trova le parole </text:span><text:span text:style-name="T59">sillabate</text:span><text:span text:style-name="T70">.</text:span></text:p>
      <text:h text:style-name="P245" text:outline-level="3"><text:bookmark-start text:name="__RefHeading___Toc17427_1060869837"/>Filtr<text:span text:style-name="T552">a Codice della voce corrente </text:span><text:span text:style-name="T552"><draw:frame draw:style-name="fr14" draw:name="Immagine19" text:anchor-type="as-char" svg:y="-0.441cm" svg:width="0.499cm" svg:height="0.54cm" draw:z-index="58"><draw:image xlink:href="Pictures/100002010000001A0000001CBDB9C0DD981F2B73.png" xlink:type="simple" xlink:show="embed" xlink:actuate="onLoad"/></draw:frame></text:span><text:bookmark-end text:name="__RefHeading___Toc17427_1060869837"/></text:h>
      <text:p text:style-name="P175"><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59"><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15">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07">Filtra Computo e fa una copia su altra tabella</text:span> <draw:frame draw:style-name="fr12" draw:name="Immagine24" text:anchor-type="as-char" svg:width="0.499cm" svg:height="0.54cm" draw:z-index="60"><draw:image xlink:href="Pictures/100002010000001A0000001CFAABBBD21B008CCF.png" xlink:type="simple" xlink:show="embed" xlink:actuate="onLoad"/></draw:frame><text:bookmark-end text:name="__RefHeading__20973_246142066"/></text:h>
      <text:p text:style-name="P183">Questo comando, disponibile tramite menù <text:span text:style-name="menu">LeenO&gt;Filtra Computo e fa una copia su altra tabella</text:span> <draw:frame draw:style-name="fr12" draw:name="Immagine25" text:anchor-type="as-char" svg:width="0.499cm" svg:height="0.54cm" draw:z-index="61"><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3250478029" text:style-name="L14">
        <text:list-item>
          <text:p text:style-name="P299"><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299"><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76"><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77"><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76"><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0"><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66">Uno degli errori più comuni riguarda la ricerca di dati sulla tabella corrente che, in realtà, <text:span text:style-name="T556">sono </text:span>su un'altra tabella. <text:span text:style-name="T586">LeenO</text:span> lavora su tabelle con formule che prelevano i dati da altre tabelle, e quello che vediamo sono spesso stringhe di testo in realtà <text:span text:style-name="T586">memorizzate</text:span> da <text:span text:style-name="T586">un</text:span>'altra parte.</text:p>
      <text:p text:style-name="P153"><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66">Solo in quel modo abbiamo la possibilità di trovare la stringa se il testo che la contiene non è fisicamente presente in quella cella.</text:p>
      <text:p text:style-name="P66">Concludendo, se usiamo la finestra di ricerca d<text:span text:style-name="T556">i</text:span> LO non avremo nessuna possibilità di trovare elementi “linkati” <text:span text:style-name="T556">se non impostiamo le opportune opzioni</text:span>.</text:p>
      <text:list xml:id="list160013812829345" text:continue-list="list160012340503075" text:style-name="Numbering_20_1">
        <text:list-item>
          <text:h text:style-name="P377" text:outline-level="1"><text:bookmark-start text:name="__RefHeading__20975_246142066"/>ORGANIZZAZIONE DEL <text:span text:style-name="T588">FILE DI</text:span> <text:span text:style-name="T587">LAVORO</text:span><text:bookmark-end text:name="__RefHeading__20975_246142066"/></text:h>
        </text:list-item>
      </text:list>
      <text:p text:style-name="P184"><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2"><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2"><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91"><text:span text:style-name="T76">L</text:span><text:span text:style-name="T78">e tabelle </text:span><text:span text:style-name="T79">p</text:span><text:span text:style-name="T78">rincipali disponibili all’apertura di un nuovo file di computo sono:</text:span></text:p>
      <text:list xml:id="list1976145009" text:style-name="L15">
        <text:list-item>
          <text:p text:style-name="P300"><text:span text:style-name="fogli"><text:span text:style-name="T2">Elenco Prezzi</text:span></text:span><text:span text:style-name="T2"> - un magazzino dove sono raccolti:</text:span></text:p>
          <text:list>
            <text:list-item>
              <text:p text:style-name="P300">i prezzi dei prezzari ufficiali</text:p>
            </text:list-item>
            <text:list-item>
              <text:p text:style-name="P300"><text:span text:style-name="T2">i prezzi ricavati con le </text:span><text:span text:style-name="fogli"><text:span text:style-name="T2">Analisi di prezzo</text:span></text:span></text:p>
            </text:list-item>
            <text:list-item>
              <text:p text:style-name="P300">i prezzi di mercato</text:p>
            </text:list-item>
          </text:list>
        </text:list-item>
        <text:list-item>
          <text:p text:style-name="P300"><text:span text:style-name="fogli"><text:span text:style-name="T2">COMPUTO</text:span></text:span></text:p>
        </text:list-item>
        <text:list-item>
          <text:p text:style-name="P300"><text:span text:style-name="fogli"><text:span text:style-name="T2">S1</text:span></text:span><text:span text:style-name="T2"> che è una sorta di splash screen da cui è possibile unirsi ai social dedicati a LeenO.</text:span></text:p>
        </text:list-item>
      </text:list>
      <text:p text:style-name="P65">Le altre tabelle, che vengono create in automatico durante l’uso del programma, sono:</text:p>
      <text:list xml:id="list3667142929" text:style-name="L16">
        <text:list-item>
          <text:p text:style-name="P301"><text:span text:style-name="fogli"><text:span text:style-name="T2">Analisi di Prezzo</text:span></text:span></text:p>
        </text:list-item>
        <text:list-item>
          <text:p text:style-name="P301"><text:span text:style-name="fogli"><text:span text:style-name="T2">VARIANTE</text:span></text:span></text:p>
        </text:list-item>
        <text:list-item>
          <text:p text:style-name="P301"><text:span text:style-name="fogli"><text:span text:style-name="T2">CONTABILITA</text:span></text:span></text:p>
        </text:list-item>
        <text:list-item>
          <text:p text:style-name="P301"><text:span text:style-name="fogli"><text:span text:style-name="T2">Registro</text:span></text:span></text:p>
        </text:list-item>
        <text:list-item>
          <text:p text:style-name="P301"><text:span text:style-name="fogli"><text:span text:style-name="T2">SAL</text:span></text:span></text:p>
        </text:list-item>
      </text:list>
      <text:p text:style-name="P198"><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1"><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0">Attenzione</text:p>
            <text:p text:style-name="P40"><draw:frame draw:style-name="fr10" draw:name="Immagine3" text:anchor-type="as-char" svg:y="-0.669cm" svg:width="1.094cm" svg:height="1.011cm" draw:z-index="63"><draw:image xlink:href="Pictures/10000201000000500000004A5C57FE847CB22350.png" xlink:type="simple" xlink:show="embed" xlink:actuate="onLoad"/></draw:frame></text:p>
          </table:table-cell>
          <table:table-cell table:style-name="Tabella53.B1" office:value-type="string">
            <text:p text:style-name="P266">Queste tabelle sono collegate tra di loro: non <text:span text:style-name="T595">è</text:span> <text:span text:style-name="T411">MAI</text:span> il <text:span text:style-name="T595">caso di cambiarne il nome o di cancellarle!</text:span></text:p>
            <text:p text:style-name="P266"><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09"><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195"><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47">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196"><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0">Elenco Prezzi</text:span></text:span><text:span text:style-name="T70"> </text:span><text:span text:style-name="T86">del file di lavoro</text:span><text:span text:style-name="T70">.</text:span></text:p>
      <text:p text:style-name="P192"><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0"><text:span text:style-name="T439">Q</text:span><text:span text:style-name="T445">uindi, q</text:span><text:span text:style-name="T439">uando da un </text:span><text:span text:style-name="T443">listino</text:span><text:span text:style-name="T439"> </text:span><text:span text:style-name="T443">vogliamo</text:span><text:span text:style-name="T439"> inviare una voce </text:span><text:span text:style-name="T443">di prezzo </text:span><text:span text:style-name="T439">al </text:span><text:span text:style-name="T445">file di lavoro </text:span><text:span text:style-name="T439">di </text:span><text:span text:style-name="T355">LeenO</text:span><text:span text:style-name="T439">, questa finirà </text:span><text:span text:style-name="T445">solo nel</text:span><text:span text:style-name="T439"> </text:span><text:span text:style-name="T419">DCC</text:span><text:span text:style-name="T439"> e non su</text:span> un<text:span text:style-name="T596">o</text:span> de<text:span text:style-name="T596">gli</text:span> altr<text:span text:style-name="T596">i lavori </text:span>eventualmente apert<text:span text:style-name="T596">i</text:span><text:note text:id="ftn12" text:note-class="footnote"><text:note-citation>12</text:note-citation><text:note-body><text:p text:style-name="P48">É il caso di una contabilità analoga di un altro progetto che si vuole consultare, oppure di un'altra copia dello stesso progetto (un backup o simili).</text:p></text:note-body></text:note>.</text:p>
      <text:p text:style-name="P192"><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4"><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1"><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97"><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4046748128" text:style-name="L17">
        <text:list-item>
          <text:p text:style-name="P463"><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47">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463"><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3"><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85">I dati sono suddivisi in due categorie:</text:p>
      <text:list xml:id="list7588206" text:style-name="L18">
        <text:list-item>
          <text:p text:style-name="P464">Dati del Progetto;</text:p>
        </text:list-item>
        <text:list-item>
          <text:p text:style-name="P464">Dati specifici del Documento in uso (celle lilla).</text:p>
        </text:list-item>
      </text:list>
      <text:p text:style-name="P185">Nella schermata compaiono tutti insieme, ma la distinzione fra i due tipi di dati non è marginale.</text:p>
      <text:p text:style-name="P189"><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47">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47"><text:span text:style-name="T58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66"><text:span text:style-name="T593">I </text:span>Dati specifici del Documento (file in uso) sono invece quelli del <text:span text:style-name="T386">file.ods</text:span> su cui si sta lavorando.</text:p>
      <text:p text:style-name="P66">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160015396510771" text:continue-list="list160013433894780" text:style-name="elenco-U">
        <text:list-item>
          <text:h text:style-name="P350" text:outline-level="3"><text:bookmark-start text:name="__RefHeading___Toc18526_1620093258"/><text:span text:style-name="T599">L</text:span>e tabelle <text:span text:style-name="T598">principali</text:span><text:bookmark-end text:name="__RefHeading___Toc18526_1620093258"/></text:h>
        </text:list-item>
      </text:list>
      <text:p text:style-name="P127">Il <text:span text:style-name="T597">file di lavoro</text:span> è composto da diverse tabelle (sheets, fogli...) ma, come i modelli cartacei classici (<text:span text:style-name="T386">del secolo scorso</text:span>), un computo metrico è formato sostanzialmente da due tabelle:</text:p>
      <text:list xml:id="list314288098" text:style-name="L19">
        <text:list-item>
          <text:p text:style-name="P465"><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465"><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88"><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88"><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5"><draw:image xlink:href="Pictures/100002010000001A0000001AE4CBA16D69A3A55B.png" xlink:type="simple" xlink:show="embed" xlink:actuate="onLoad"/></draw:frame></text:span><text:span text:style-name="T2"> </text:span><text:span text:style-name="T226">della toolbar</text:span><text:span text:style-name="T2">.</text:span></text:p>
      <text:p text:style-name="P188"><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27">Al di là dei caratteri colorati che appaiono dopo questa operazione, e che hanno il solo scopo di comprendere la struttura dei collegamenti, <text:span text:style-name="T332">LeenO</text:span> fa un uso massiccio dei colori di sfondo delle celle.</text:p>
      <text:p text:style-name="P127">Queste colorazioni, <text:s/><text:span text:style-name="T601">anche se</text:span> <text:span text:style-name="T601">non proprio</text:span> eleganti, hanno diversi scopi:</text:p>
      <text:list xml:id="list2476618016" text:style-name="L20">
        <text:list-item>
          <text:p text:style-name="P408">leggibilità: distinguere una voce da un altra, capire dove bisogna immettere dati, etc...</text:p>
        </text:list-item>
        <text:list-item>
          <text:p text:style-name="P408">orientamento: sapere immediatamente su quale tabella siamo... qualcosa di simile alla “percezione” dell'ora su un orologio analogico rispetto ad un digitale.</text:p>
        </text:list-item>
      </text:list>
      <text:p text:style-name="P127">In più abbiamo l'abitudine di aggiungere colori in giro come promemoria, aumentando – almeno <text:span text:style-name="T601">nelle </text:span><text:soft-page-break/><text:span text:style-name="T60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27">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88"><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88"><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1">Attenzione</text:p>
            <text:p text:style-name="P41"><draw:frame draw:style-name="fr10" draw:name="Immagine36" text:anchor-type="as-char" svg:y="-0.669cm" svg:width="1.094cm" svg:height="1.011cm" draw:z-index="66"><draw:image xlink:href="Pictures/10000201000000500000004A5C57FE847CB22350.png" xlink:type="simple" xlink:show="embed" xlink:actuate="onLoad"/></draw:frame></text:p>
          </table:table-cell>
          <table:table-cell table:style-name="Tabella55.B1" office:value-type="string">
            <text:p text:style-name="P265">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199"><text:span text:style-name="T2">Prima di entrare nell'uso vero e proprio di </text:span><text:span text:style-name="T333">LeenO</text:span><text:span text:style-name="T2"> vorrei ancora introdurre una schermata:</text:span></text:p>
      <text:p text:style-name="P194"><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1"><text:span text:style-name="T70">In questa schermata si possono condizionare i comportamenti di </text:span><text:span text:style-name="T355">LeenO</text:span><text:span text:style-name="T70"> nelle diverse situazioni. </text:span><text:span text:style-name="T444">Ognuna delle variabili è accompagnata da una descrizione sintetica.</text:span></text:p>
      <text:list xml:id="list160014426824916" text:continue-list="list160015396510771" text:style-name="elenco-U">
        <text:list-item>
          <text:h text:style-name="P351"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27">Nel caso se ne perda una, o venga sovrascritta, è sufficiente posizionarsi su un punto qualsiasi della riga giusta, <text:span text:style-name="T602">generalmente subito sotto l’ultimo TOTALE,</text:span> in fondo alla tabella e poi inserirla (Menù a tendina <text:span text:style-name="menu">LeenO&gt;UTILITY&gt;Inserisci riga rossa di chiusura</text:span>.</text:p>
      <text:list xml:id="list160014403540420" text:continue-list="list160013812829345" text:style-name="Numbering_20_1">
        <text:list-item>
          <text:h text:style-name="P380" text:outline-level="1"><text:bookmark-start text:name="__RefHeading___Toc17873_1786373728"/><text:span text:style-name="T603">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6">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56"><draw:frame draw:style-name="fr1" draw:name="Cornice3" text:anchor-type="as-char" svg:width="9.657cm" draw:z-index="67"><draw:text-box fo:min-height="5.477cm"><text:p text:style-name="Figura"><draw:frame draw:style-name="fr11" draw:name="Immagine26" text:anchor-type="as-char" svg:width="9.657cm" style:rel-width="100%" svg:height="5.477cm" style:rel-height="scale" draw:z-index="68"><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56"/>
          </table:table-cell>
        </table:table-row>
        <table:table-row>
          <table:table-cell table:style-name="Tabella54.A1" office:value-type="string">
            <text:p text:style-name="P58"><draw:frame draw:style-name="fr1" draw:name="Cornice2" text:anchor-type="as-char" svg:width="8.2cm" draw:z-index="69"><draw:text-box fo:min-height="11.227cm"><text:p text:style-name="P287"><draw:frame draw:style-name="fr15" draw:name="Immagine2" text:anchor-type="as-char" svg:width="7.999cm" svg:height="10.65cm" draw:z-index="70"><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28">Il <text:span text:style-name="menu"><text:span text:style-name="T441">Men</text:span></text:span><text:span text:style-name="menu"><text:span text:style-name="T442">ù</text:span></text:span><text:span text:style-name="menu"><text:span text:style-name="T441"> Principale</text:span></text:span><text:span text:style-name="menu"> (</text:span><text:span text:style-name="menu"><text:span text:style-name="T589">Ctrl</text:span></text:span><text:span text:style-name="menu">+0)</text:span> <text:span text:style-name="T590">serve a</text:span> raggiungere <text:span text:style-name="T589">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4">LeenO</text:span></text:span><text:span text:style-name="T362"> che viene aggiunt</text:span><text:span text:style-name="T368">a, </text:span><text:span text:style-name="T362">tra il menù </text:span><text:span text:style-name="menu"><text:span text:style-name="T594">Dati</text:span></text:span><text:span text:style-name="T362"> e Il menù </text:span><text:span text:style-name="menu"><text:span text:style-name="T594">Finestra</text:span></text:span><text:span text:style-name="T362">, durante l'installazione del programma.</text:span></text:p>
      <text:p text:style-name="P129">Alle modalità <text:span text:style-name="T569">citate</text:span> si aggiungono:</text:p>
      <text:list xml:id="list1841091196" text:style-name="L21">
        <text:list-item>
          <text:p text:style-name="P466"><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66"><text:span text:style-name="T185">Pulsanti/tasti, nei f</text:span><text:span text:style-name="T2">ogli del </text:span><text:span text:style-name="T230">documento di lavoro.</text:span></text:p>
        </text:list-item>
      </text:list>
      <text:p text:style-name="P125"><text:soft-page-break/>Quando parlo di click o di cliccare senza ulteriori indicazioni intendo sempre <text:span text:style-name="T531">l'uso de</text:span>l pulsante sinistro del mouse.</text:p>
      <text:list xml:id="list160015814420418" text:continue-list="list160014426824916" text:style-name="elenco-U">
        <text:list-item>
          <text:h text:style-name="P346" text:outline-level="3"><text:bookmark-start text:name="__RefHeading__7445_1364689504"/>Scorciatoie di tastiera<text:bookmark-end text:name="__RefHeading__7445_1364689504"/></text:h>
        </text:list-item>
      </text:list>
      <text:p text:style-name="OOoTextBody">Qualche specifica sulle Scorciatoie di tastiera:</text:p>
      <text:list xml:id="list1362682550" text:style-name="L22">
        <text:list-item>
          <text:p text:style-name="P467"><text:span text:style-name="menu"><text:span text:style-name="T2">Ctrl</text:span></text:span><text:span text:style-name="T2"> è il tasto in basso a sinistra sulla tastiera.</text:span></text:p>
        </text:list-item>
        <text:list-item>
          <text:p text:style-name="P467"><text:span text:style-name="menu"><text:span text:style-name="T2">Alt</text:span></text:span><text:span text:style-name="T2"> è quello a sinistra della barra spazio.</text:span></text:p>
        </text:list-item>
        <text:list-item>
          <text:p text:style-name="P467"><text:span text:style-name="menu"><text:span text:style-name="T2">Invio</text:span></text:span><text:span text:style-name="T2"> (mi sembra eccessivo aggiungere altro...:-)).</text:span></text:p>
        </text:list-item>
        <text:list-item>
          <text:p text:style-name="P467"><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409">Per maggiore chiarezza la lettera viene sempre indicata con il carattere maiuscolo, ma si intende minuscola.</text:p>
        </text:list-item>
      </text:list>
      <text:p text:style-name="P132">In <text:span text:style-name="T332">LeenO</text:span> sono attive molte scorciatoie di tastiera (<text:span text:style-name="T591">shortcuts</text:span>). Con queste scorciatoie, usate in alternativa a menù di schermo (<text:span text:style-name="T591">dialoghi o </text:span>pulsanti), al menù a tendina e alla toolbar, potete attivare una buona parte de<text:span text:style-name="T591">i comandi</text:span> di <text:span text:style-name="T332">LeenO</text:span> (con maggiore velocità ed efficienza).</text:p>
      <text:p text:style-name="P66">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66">Per alcune macro ho attivato due o più scorciatoie diverse, in modo che almeno una di queste sia disponibile. Ho comunque potenziato il menù a tendina, inserendovi <text:span text:style-name="T591">quasi</text:span> <text:span text:style-name="T591">tutti i comandi</text:span>; con <text:span text:style-name="T591">l’ausilio del</text:span>la toolbar e <text:span text:style-name="T591">dei</text:span> pulsanti nelle tabelle, si <text:span text:style-name="T591">può</text:span> eseguire qualsiasi operazione.</text:p>
      <text:p text:style-name="P126">Mi rimane il dubbio di aver sovrascritto delle shortcuts che ven<text:span text:style-name="T591">gon</text:span>o utilizzate altrimenti... <text:s/><text:span text:style-name="T591">Invito chiunque a segnalarmi eventuali conflitti con le shortcuts già preimpostate sul proprio sistema.</text:span></text:p>
      <text:p text:style-name="P153"><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160016149314475" text:continue-list="list160015814420418" text:style-name="elenco-U">
        <text:list-item>
          <text:h text:style-name="OOoHeading_20_1" text:outline-level="3"><text:bookmark-start text:name="__RefHeading__20977_246142066"/>Tool<text:span text:style-name="T592">b</text:span>ar (icone)<text:bookmark-end text:name="__RefHeading__20977_246142066"/></text:h>
        </text:list-item>
      </text:list>
      <text:p text:style-name="P218"><text:span text:style-name="T216">O</text:span><text:span text:style-name="T2">ltre al menù a tendina </text:span><text:span text:style-name="T272">in LeenO</text:span><text:span text:style-name="T46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57"><draw:frame draw:style-name="fr5" draw:name="Cornice13" text:anchor-type="as-char" svg:width="17cm" draw:z-index="71"><draw:text-box fo:min-height="0.718cm"><text:p text:style-name="Figura"><draw:frame draw:style-name="fr11" draw:name="Immagine34" text:anchor-type="as-char" svg:width="17cm" style:rel-width="100%" svg:height="0.718cm" style:rel-height="scale" draw:z-index="72"><draw:image xlink:href="Pictures/10000000000004580000002F3BB1A1D5396FF656.png" xlink:type="simple" xlink:show="embed" xlink:actuate="onLoad"/></draw:frame><text:line-break/>Figura <text:sequence text:ref-name="refFigura11" text:name="Figura" text:formula="ooow:Figura+1" style:num-format="1">12</text:sequence> - <text:span text:style-name="T568">toolbars</text:span></text:p></draw:text-box></draw:frame></text:p>
          </table:table-cell>
        </table:table-row>
      </table:table>
      <text:p text:style-name="P226"><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3"><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27"><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0"><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4"><draw:image xlink:href="Pictures/100002010000001A0000001A372A940B8AE9330F.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160015191604603" text:continue-list="list160014403540420" text:style-name="Numbering_20_1">
        <text:list-item>
          <text:h text:style-name="P378" text:outline-level="1"><text:bookmark-start text:name="__RefHeading__14651_1613112675"/>L'ELENCO PREZZI<text:bookmark-end text:name="__RefHeading__14651_1613112675"/></text:h>
        </text:list-item>
      </text:list>
      <text:list xml:id="list160014600900225" text:continue-list="list160016149314475" text:style-name="elenco-U">
        <text:list-item>
          <text:h text:style-name="P346" text:outline-level="3"><text:bookmark-start text:name="__RefHeading__7465_1364689504"/>Inserire un nuovo prezzo<text:bookmark-end text:name="__RefHeading__7465_1364689504"/></text:h>
        </text:list-item>
      </text:list>
      <text:p text:style-name="P202"><text:span text:style-name="T70">Le descrizioni ed i prezzi delle lavorazioni possono confluire nella tabella di </text:span><text:span text:style-name="fogli"><text:span text:style-name="T2">Elenco Prezzi</text:span></text:span><text:span text:style-name="T70"> in modalità diverse:</text:span></text:p>
      <text:list xml:id="list1726352624" text:style-name="L23">
        <text:list-item>
          <text:p text:style-name="P468"><text:span text:style-name="T95">per immissione diretta</text:span><text:span text:style-name="T95"><text:note text:id="ftn18" text:note-class="footnote"><text:note-citation>18</text:note-citation><text:note-body><text:p text:style-name="P47"><text:span text:style-name="T609">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6"><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69"><text:span text:style-name="T70">tramite la tabella di </text:span><text:span text:style-name="fogli"><text:span text:style-name="T2">Analisi di prezzo</text:span></text:span><text:span text:style-name="T70">, che vedremo nel paragrafo successivo;</text:span></text:p>
        </text:list-item>
        <text:list-item>
          <text:p text:style-name="P469"><text:span text:style-name="T70">tramite l’ausilio di </text:span><text:span text:style-name="fogli"><text:span text:style-name="T2">Listini</text:span></text:span><text:span text:style-name="T70"> esterni già predisposti;</text:span></text:p>
        </text:list-item>
        <text:list-item>
          <text:p text:style-name="P410"><text:span text:style-name="T623">per </text:span>importazione da altri formati.</text:p>
        </text:list-item>
      </text:list>
      <text:h text:style-name="OOoHeading_20_3" text:outline-level="3"><text:bookmark-start text:name="__RefHeading___Toc18796_1990409921"/>Inseri<text:span text:style-name="T610">re</text:span> voci da Listini già pronti<text:bookmark-end text:name="__RefHeading___Toc18796_1990409921"/></text:h>
      <text:p text:style-name="P153"><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3"><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47">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3"><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3"><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3">Note</text:p>
          </table:table-cell>
          <table:table-cell table:style-name="Tabella65.B1" office:value-type="string">
            <text:p text:style-name="P252">Tutti i file appartenenti ad un prezzario devono essere nella medesima cartella. Nulla vieta di tenere insieme in un'unica cartella tutti i prezzari che ci interessano.</text:p>
          </table:table-cell>
        </table:table-row>
      </table:table>
      <text:p text:style-name="P66">Chi intende continuare ad utilizzare il prezzario completo in unico file può farlo, al costo di un fisiologico rallentamento dipendente dalla mole di dati gestiti <text:span text:style-name="T518">e dalle potenzialità del PC a disposizione</text:span>.</text:p>
      <text:p text:style-name="P66">I file di prezzario hanno almeno due tabelle:</text:p>
      <text:list xml:id="list1501005" text:style-name="L24">
        <text:list-item>
          <text:p text:style-name="P470"><text:span text:style-name="fogli"><text:span text:style-name="T2">Listino</text:span></text:span><text:span text:style-name="T2">: il prezzario vero e proprio</text:span></text:p>
        </text:list-item>
        <text:list-item>
          <text:p text:style-name="P470"><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47">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99">Il comportamento della procedura dipende da alcuni valori inseriti in specifiche celle.</text:p>
      <text:p text:style-name="P162"><text:span text:style-name="T2">Nella tabella di </text:span><text:span text:style-name="fogli"><text:span text:style-name="T2">Listino</text:span></text:span><text:span text:style-name="T2"> </text:span><text:span text:style-name="T151">potremo</text:span><text:span text:style-name="T2"> decidere:</text:span></text:p>
      <text:list xml:id="list2810211468" text:style-name="L25">
        <text:list-item>
          <text:p text:style-name="P472"><text:span text:style-name="T147">il livello di accodamento, che dipende dalla struttura del prezzario corrente, cambiando il valore nella cella </text:span><text:span text:style-name="colonne"><text:span text:style-name="T481">G</text:span></text:span><text:span text:style-name="colonne"><text:span text:style-name="T482">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71"><text:span text:style-name="T149">indicando</text:span><text:span text:style-name="T2"> nella cella </text:span><text:span text:style-name="colonne"><text:span text:style-name="T480">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1"><text:span text:style-name="T2">Nella tabella di </text:span><text:span text:style-name="fogli"><text:span text:style-name="T2">Temp</text:span></text:span><text:span text:style-name="T2"> </text:span><text:span text:style-name="T151">potremo</text:span><text:span text:style-name="T2"> decidere:</text:span></text:p>
      <text:list xml:id="list160015619014250" text:continue-numbering="true" text:style-name="L25">
        <text:list-item>
          <text:p text:style-name="P473"><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1">H1</text:span></text:span><text:span text:style-name="T2">.</text:span></text:p>
        </text:list-item>
      </text:list>
      <text:p text:style-name="P153"><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4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3"><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29573323" text:style-name="L26">
        <text:list-item>
          <text:p text:style-name="P474"><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74"><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2">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48">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3">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2">Oltre a poter utilizzare elenchi prezzi già predisposti per l’uso con LeenO, è possibile importarli da format<text:span text:style-name="T607">i</text:span> esterni. Al momento sono disponibili le importazioni da:</text:p>
      <text:list xml:id="list3354377839" text:style-name="L27">
        <text:list-item>
          <text:p text:style-name="P411">XML-SIX di STR</text:p>
          <text:p text:style-name="P411"><text:span text:style-name="T607">voci di menù </text:span><text:span text:style-name="menu"><text:span text:style-name="T607">LeenO&gt;Nuovo...&gt;Importa voci da prezzario XML-SIX</text:span></text:span><text:span text:style-name="T607"> e </text:span><text:span text:style-name="menu"><text:span text:style-name="T607">LeenO&gt;Nuovo...&gt;Importa voci da prezzario XML-SIX bilingue – Provincia di Bolzano</text:span></text:span><text:span text:style-name="T607">. LeenO creerà un nuovo file di Listino partendo da un file vuoto.</text:span></text:p>
        </text:list-item>
        <text:list-item>
          <text:p text:style-name="P411">XPWE di ACCA</text:p>
          <text:p text:style-name="P411"><text:span text:style-name="T607">menù </text:span><text:span text:style-name="menu"><text:span text:style-name="T607">LeenO&gt;Nuovo...&gt;Importa XPWE in questo computo</text:span></text:span><text:span text:style-name="T607">. In questo caso, invece, il file XPWE sarà accodato al file di computo aperto. Ma approfondiremo questo aspetto in seguito.</text:span></text:p>
        </text:list-item>
      </text:list>
      <text:h text:style-name="P243" text:outline-level="3"><text:bookmark-start text:name="__RefHeading___Toc18647_277457152"/>Note sul Codice Voce dell'Elenco Prezzi<text:bookmark-end text:name="__RefHeading___Toc18647_277457152"/></text:h>
      <text:p text:style-name="P84">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7">voce</text:span> quando, dal <text:span text:style-name="T60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4"><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3">Come già detto il codice di un prezzo costituisce ciò che in un database si definisce “chiave primaria”, quindi univoca.</text:p>
      <text:p text:style-name="P134">Creando un<text:span text:style-name="T605">a nuova voce tramite il foglio </text:span><text:span text:style-name="fogli">Analisi </text:span><text:span text:style-name="fogli"><text:span text:style-name="T605">di prezzo</text:span></text:span> può succedere che si imposti un codice già <text:span text:style-name="T605">esistente in </text:span><text:span text:style-name="fogli"><text:span text:style-name="T605">Elenco prezzi</text:span></text:span>, ma in <text:span text:style-name="T604">tal</text:span> caso esiste un controllo che individua l'errore appena si tenta di registrare <text:span text:style-name="T605">il</text:span> nuovo prezzo, <text:span text:style-name="T606">quindi consente di correggerlo</text:span>.</text:p>
      <text:p text:style-name="P204"><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3"><text:soft-page-break/>Se invece i doppioni derivano da un accodamento si può usare <text:span text:style-name="T606">il comando</text:span> <text:span text:style-name="menu">LeenO&gt;</text:span><text:bookmark-start text:name="Elim_doppi"/><text:span text:style-name="menu">Trova ed ELIMINA Codici Doppi in El. Prezzi</text:span><text:bookmark-end text:name="Elim_doppi"/>. <text:span text:style-name="T606">Questo</text:span> elimina automaticamente solo le voci <text:span text:style-name="T606">perfettamente </text:span>identiche (tutti i campi della voce devono essere identici). <text:span text:style-name="T606">N</text:span>el caso <text:span text:style-name="T606">in cui</text:span> abbiano il medesimo codice, descrizione, etc, ma prezzo diverso, <text:span text:style-name="T332">LeenO</text:span> chiede conferma e/o istruzioni per l'eliminazione della voce superflua.</text:p>
      <text:list xml:id="list160015028454962" text:continue-list="list160014600900225" text:style-name="elenco-U">
        <text:list-item>
          <text:h text:style-name="P363" text:outline-level="3"><text:bookmark-start text:name="__RefHeading__14655_1613112675"/>Sommari <text:span text:style-name="T61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1"><draw:frame draw:style-name="fr3" draw:name="Cornice10" text:anchor-type="as-char" svg:width="11.271cm" draw:z-index="77"><draw:text-box fo:min-height="8.44cm"><text:p text:style-name="Figura"><draw:frame draw:style-name="fr15" draw:name="Immagine39" text:anchor-type="as-char" svg:width="11.269cm" svg:height="8.44cm" draw:z-index="78"><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957912288" text:style-name="L28">
        <text:list-item>
          <text:p text:style-name="P475"><text:span text:style-name="menu"><text:span text:style-name="T2">toolbar</text:span></text:span><text:span text:style-name="menu"><text:span text:style-name="T2"><draw:frame draw:style-name="fr12" draw:name="Immagine38" text:anchor-type="as-char" svg:width="0.51cm" svg:height="0.51cm" draw:z-index="79"><draw:image xlink:href="Pictures/100002010000001A0000001A372A940B8AE9330F.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9"><draw:frame draw:style-name="fr3" draw:name="Cornice11" text:anchor-type="as-char" svg:width="16.806cm" draw:z-index="80"><draw:text-box fo:min-height="8.327cm"><text:p text:style-name="Figura"><draw:frame draw:style-name="fr11" draw:name="Immagine40" text:anchor-type="as-char" svg:width="16.806cm" style:rel-width="100%" svg:height="8.327cm" style:rel-height="scale" draw:z-index="81"><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0"><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160015924914711" text:continue-list="list160015028454962" text:style-name="elenco-U">
        <text:list-item>
          <text:h text:style-name="P345" text:outline-level="3"><text:bookmark-start text:name="__RefHeading__14659_1613112675"/>Aggiornamento dell'Elenco Prezzi<text:bookmark-end text:name="__RefHeading__14659_1613112675"/></text:h>
        </text:list-item>
      </text:list>
      <text:p text:style-name="P66">A volte succede che sia necessario rivedere il computo ed aggiornarlo con prezz<text:span text:style-name="T623">i</text:span> più recent<text:span text:style-name="T623">i</text:span>. <text:span text:style-name="T623">Questo è ciò che s</text:span><text:span text:style-name="T439">i definisce in gergo “aggiornamento prezzi” ed è una di quelle operazioni che tutti vorrebbero poter fare in automatico.</text:span></text:p>
      <text:p text:style-name="P66"><text:span text:style-name="T439">In </text:span><text:span text:style-name="T355">LeenO</text:span><text:span text:style-name="T439"> </text:span><text:span text:style-name="T419">NON</text:span><text:span text:style-name="T439"> esistono automatismi per questa operazione, </text:span><text:span text:style-name="T446">almeno per il momento</text:span><text:span text:style-name="T439">. In ogni caso ritengo che per un'operazione così delicata non ci si possa </text:span><text:span text:style-name="T446">aff</text:span><text:span text:style-name="T439">idare ad aggiorna</text:span><text:span text:style-name="T446">menti </text:span><text:span text:style-name="T439">automatic</text:span><text:span text:style-name="T446">i</text:span><text:span text:style-name="T439">. </text:span><text:span text:style-name="T447">L</text:span><text:span text:style-name="T439">'onere d</text:span><text:span text:style-name="T446">el</text:span><text:span text:style-name="T439"> controll</text:span><text:span text:style-name="T446">o visivo no</text:span><text:span text:style-name="T439">n </text:span><text:span text:style-name="T448">deve</text:span><text:span text:style-name="T439"> essere evitato.</text:span></text:p>
      <text:p text:style-name="P201"><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3"><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3"><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3"><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86">Concludendo, anche se <text:span text:style-name="T608">apparentemente </text:span>macchinoso, un aggiornamento prezzi non impegna <text:span text:style-name="T615">molto tempo</text:span>.</text:p>
      <text:p text:style-name="P85">Il tempo si <text:span text:style-name="T615">impegnerà</text:span>, inevitabilmente, per i ripensamenti e <text:span text:style-name="T624">per</text:span> le inevitabili “stranezze” che si incontrano nel computo rivedendolo a distanza di tempo :-).</text:p>
      <text:list xml:id="list160016382962670" text:continue-list="list160015191604603" text:style-name="Numbering_20_1">
        <text:list-item>
          <text:h text:style-name="P376" text:outline-level="1"><text:bookmark-start text:name="__RefHeading__14661_1613112675"/>L'ANALISI DI PREZZO<text:bookmark-end text:name="__RefHeading__14661_1613112675"/></text:h>
        </text:list-item>
      </text:list>
      <text:list xml:id="list160015022430974" text:continue-list="list160015924914711" text:style-name="elenco-U">
        <text:list-item>
          <text:h text:style-name="P346" text:outline-level="3"><text:bookmark-start text:name="__RefHeading__7469_1364689504"/>Creare una voce di Analisi <text:span text:style-name="T476">di </text:span>prezzo <text:span text:style-name="T476">(modello ANAC – ex AVCP)</text:span><text:bookmark-end text:name="__RefHeading__7469_1364689504"/></text:h>
        </text:list-item>
      </text:list>
      <text:p text:style-name="P66"><text:span text:style-name="T611">Il modulo di </text:span><text:span text:style-name="fogli"><text:span text:style-name="T611">Analisi di Prezzo</text:span></text:span><text:span text:style-name="T611"> è impostato secondo i dettami dell'</text:span><text:span text:style-name="T413">A</text:span><text:span text:style-name="T415">utorità Nazionale Anticorruzione</text:span><text:span text:style-name="T539">.</text:span></text:p>
      <text:p text:style-name="P153"><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05"><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2"><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07"><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47">L'<text:span text:style-name="fogli">Elenco prezzi</text:span> <text:span text:style-name="T615">viene</text:span> riordina<text:span text:style-name="T615">to secondo</text:span> <text:span text:style-name="T615">l’</text:span>alfabetico. Se per le analisi si sceglie un prefisso adeguato <text:span text:style-name="T611">(es.: </text:span><text:span text:style-name="T392">NP</text:span><text:span text:style-name="T61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4"><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15"><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3"><draw:image xlink:href="Pictures/100002000000001A0000001A8B94F5DBCCE75921.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47"><text:span text:style-name="T616">Ricordando a memoria il codice che vi interessa, p</text:span>otete comunque scriver<text:span text:style-name="T616">lo</text:span> a manina, come in tutte le finestre a discesa del documento.</text:p></text:note-body></text:note></text:span><text:span text:style-name="T2"> </text:span><text:span text:style-name="T2"><text:note text:id="ftn25" text:note-class="footnote"><text:note-citation>25</text:note-citation><text:note-body><text:p text:style-name="P47">Puoi usare tutti i mezzi che <text:span text:style-name="T612">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06"><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4"><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3"><text:span text:style-name="T2">Se invece i componenti non bastano, aggiungeteli con il pulsante </text:span><text:span text:style-name="T2"><draw:frame draw:style-name="fr17" draw:name="Immagine44" text:anchor-type="as-char" svg:width="0.51cm" svg:height="0.51cm" draw:z-index="85"><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360752948" text:style-name="L29">
        <text:list-item>
          <text:p text:style-name="P416">la nuova riga avrà i campi vuoti, <text:span text:style-name="T617">oppure</text:span></text:p>
        </text:list-item>
        <text:list-item>
          <text:p text:style-name="P416">la nuova riga avrà i dati identici a <text:span text:style-name="T627">quella de</text:span>l <text:span text:style-name="T617">componente che lo precede</text:span>.</text:p>
        </text:list-item>
      </text:list>
      <text:p text:style-name="P208"><text:span text:style-name="T2">Scegliete la modalità che preferite commutando da 0 ad 1 (o viceversa) il valore della </text:span><text:span text:style-name="T254">relativa v</text:span><text:span text:style-name="T2">ariabile </text:span><text:span text:style-name="T438">(</text:span><text:span text:style-name="colonne"><text:span text:style-name="T2">S1.H303</text:span></text:span><text:span text:style-name="T438">)</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2">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3">aggiuntive</text:span>.</text:p>
          </table:table-cell>
        </table:table-row>
      </table:table>
      <text:p text:style-name="P156"><text:span text:style-name="T130">Gli </text:span><text:span text:style-name="T2">Oneri di Sicurezza vengono inseriti usando il pulsante </text:span><text:span text:style-name="T2"><draw:frame draw:style-name="fr12" draw:name="Immagine45" text:anchor-type="as-char" svg:width="0.51cm" svg:height="0.51cm" draw:z-index="86"><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56"><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56"><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87"><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47">Con la sola esclusione del codice-prezzo, tutte le modifiche che effettuerete in futuro sull'Analisi andranno a modificare la voce di <text:span text:style-name="fogli"><text:span text:style-name="T614">Elenco prezzi</text:span></text:span> corrispondente.</text:p></text:note-body></text:note></text:span></text:p>
      <text:p text:style-name="P216"><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47">L'esistenza di codici doppi genera errori <text:span text:style-name="T618">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88"><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160016400954784" text:continue-list="list160015022430974" text:style-name="elenco-U">
        <text:list-item>
          <text:h text:style-name="P346" text:outline-level="3"><text:bookmark-start text:name="__RefHeading__14665_1613112675"/>Analisi annidate<text:bookmark-end text:name="__RefHeading__14665_1613112675"/></text:h>
        </text:list-item>
      </text:list>
      <text:p text:style-name="P66"><text:span text:style-name="T619">Può succedere </text:span>che delle analisi utilizzino prezzi derivanti da altre analisi <text:span text:style-name="T628">come costi elementari</text:span>.</text:p>
      <text:p text:style-name="P66">Esempio:</text:p>
      <text:p text:style-name="P69">“Caricamento, trasporto e smaltimento dei materiali di risulta”</text:p>
      <text:list xml:id="list2640938006" text:style-name="L30">
        <text:list-item>
          <text:p text:style-name="P417">Caricamento (<text:span text:style-name="T619">costo</text:span> elementare da prezzario)</text:p>
        </text:list-item>
        <text:list-item>
          <text:p text:style-name="P418">trasporto (<text:span text:style-name="T619">costo</text:span> elementare da prezzario)</text:p>
        </text:list-item>
        <text:list-item>
          <text:p text:style-name="P418">Oneri di smaltimento dei materiali di risulta (<text:span text:style-name="T619">costo</text:span> elementare da prezzario)</text:p>
        </text:list-item>
      </text:list>
      <text:p text:style-name="P153"><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35">Esempio:</text:p>
      <text:p text:style-name="P69">“Demolizione di intonaco a mq compreso trasporto e smaltimento”</text:p>
      <text:list xml:id="list1333703504" text:style-name="L31">
        <text:list-item>
          <text:p text:style-name="P419">demolizione di intonaco (<text:span text:style-name="T619">costo</text:span> elementare da prezzario)</text:p>
        </text:list-item>
        <text:list-item>
          <text:p text:style-name="P476">Caricamento, trasporto e smaltimento <text:span text:style-name="T411">(</text:span><text:span text:style-name="T416">costo </text:span><text:span text:style-name="T411">derivante da </text:span><text:span text:style-name="T416">altra</text:span><text:span text:style-name="T411"> analisi)</text:span></text:p>
        </text:list-item>
      </text:list>
      <text:p text:style-name="P66">Questa nuova voce di prezzo, a sua volta, potrebbe essere utilizzata per voci ancor più complesse come ad esempio:</text:p>
      <text:p text:style-name="P69">“Rifacimento di intonaco comprensivo della demolizione del vecchio, del caricamento, trasporto e smaltimento...”</text:p>
      <text:p text:style-name="P66">Ecco <text:span text:style-name="T629">cosa</text:span> intendo per Analisi annidate (qualcuno le chiama Centrali di prezzo).</text:p>
      <text:p text:style-name="P66"><text:span text:style-name="T332">LeenO</text:span> supporta 5 livelli di “annidamento”, <text:span text:style-name="T411">ma ritengo conveniente rimanere entro il 3°</text:span>.</text:p>
      <text:list xml:id="list160016853170269" text:continue-list="list160016400954784" text:style-name="elenco-U">
        <text:list-item>
          <text:h text:style-name="P352" text:outline-level="3"><text:bookmark-start text:name="__RefHeading__14667_1613112675"/>Gestione delle incidenze di Manodopera e Sicurezza<text:bookmark-end text:name="__RefHeading__14667_1613112675"/></text:h>
        </text:list-item>
      </text:list>
      <text:p text:style-name="P210"><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89"><draw:image xlink:href="Pictures/100002010000001A0000001A372A940B8AE9330F.png" xlink:type="simple" xlink:show="embed" xlink:actuate="onLoad"/></draw:frame></text:span></text:span><text:span text:style-name="T2"> </text:span><text:span text:style-name="T258">spuntando le opportune opzioni</text:span><text:span text:style-name="T2">.</text:span></text:p>
      <text:p text:style-name="P211"><text:span text:style-name="T259">Nelle tabelle che lo prevedono, queste sono trattate </text:span><text:span text:style-name="T260">calcolandone i subtotali di categoria e gli importi complessivi.</text:span></text:p>
      <text:p text:style-name="P66">I prezzari che riportano <text:span text:style-name="T630">i </text:span>dati sulla <text:span text:style-name="T621">S</text:span>icurezza sono ancora pochi e a volte la riportano come percentuale, altre volte come importo “incluso nel prezzo”. <text:span text:style-name="T620">In LeenO, mentre la Sicurezza è gestita come importo, la Manodopera viene annotata sia in forma percentuale che come importo</text:span>.</text:p>
      <text:p text:style-name="P153"><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47">Non entro in merito alla questione se il solo nolo del ponteggio rientri o meno fra gli oneri della sicurezza, e debba o meno essere assoggettato a ribasso. <text:span text:style-name="T622">V</text:span>orrei tanto vi fosse maggior dibattito attorno a queste questioni.</text:p></text:note-body></text:note></text:span><text:span text:style-name="T2">.</text:span></text:p>
      <text:p text:style-name="P66"><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0">voglia</text:span> <text:span text:style-name="T620">trattare la Sicurezza</text:span> per <text:span text:style-name="T630">intere </text:span>categorie, <text:span text:style-name="T620">è</text:span> sufficiente attribuire <text:span text:style-name="T621">a queste </text:span>un importo/percentuale pari al <text:span text:style-name="T386">100%.</text:span></text:p>
      <text:list xml:id="list160017387113719" text:continue-list="list160016382962670" text:style-name="Numbering_20_1">
        <text:list-item>
          <text:h text:style-name="P379" text:outline-level="1"><text:bookmark-start text:name="__RefHeading___Toc16389_1137255627"/>IL COMPUTO METRICO<text:bookmark-end text:name="__RefHeading___Toc16389_1137255627"/></text:h>
        </text:list-item>
      </text:list>
      <text:list xml:id="list160016232705704" text:continue-list="list160016853170269" text:style-name="elenco-U">
        <text:list-item>
          <text:h text:style-name="P353" text:outline-level="3"><text:bookmark-start text:name="__RefHeading__7451_1364689504"/>Premessa<text:bookmark-end text:name="__RefHeading__7451_1364689504"/></text:h>
        </text:list-item>
      </text:list>
      <text:p text:style-name="P97">Come già consiglia<text:span text:style-name="T631">t</text:span>o, prima di approcciare <text:span text:style-name="T332">LeenO</text:span>, è indispensabile <text:span text:style-name="T631">far pratica</text:span> con l'uso delle tabelle Calc.</text:p>
      <text:p text:style-name="P160"><text:span text:style-name="T2">Il </text:span><text:span text:style-name="T23">file.ods</text:span><text:span text:style-name="T2"><text:note text:id="ftn29" text:note-class="footnote"><text:note-citation>29</text:note-citation><text:note-body><text:p text:style-name="P47">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97">Vi ricordo che le linguette in basso vi indicano su quale tabella siete, e sono comode per spostarsi da una all'altra in alternativa a<text:span text:style-name="T632">l </text:span><text:span text:style-name="menu"><text:span text:style-name="T632">Menù principale (Ctrl+0)</text:span></text:span><text:span text:style-name="T632"> o al pulsante home </text:span><text:span text:style-name="T632"><draw:frame draw:style-name="fr12" draw:name="Immagine49" text:anchor-type="as-char" svg:width="0.409cm" svg:height="0.51cm" draw:z-index="90"><draw:image xlink:href="Pictures/100002010000001A000000203BE360953084650E.png" xlink:type="simple" xlink:show="embed" xlink:actuate="onLoad"/></draw:frame></text:span><text:span text:style-name="T632"> della toolbar</text:span>.</text:p>
      <table:table table:name="Tabella57" table:style-name="Tabella57">
        <table:table-column table:style-name="Tabella57.A"/>
        <table:table-column table:style-name="Tabella57.B"/>
        <table:table-row>
          <table:table-cell table:style-name="Tabella57.A1" office:value-type="string">
            <text:p text:style-name="P34">Attenzione</text:p>
            <text:p text:style-name="P46"><draw:frame draw:style-name="fr10" draw:name="immagini34" text:anchor-type="as-char" svg:y="-0.669cm" svg:width="1.094cm" svg:height="1.011cm" draw:z-index="91"><draw:image xlink:href="Pictures/10000201000000500000004A5C57FE847CB22350.png" xlink:type="simple" xlink:show="embed" xlink:actuate="onLoad"/></draw:frame></text:p>
          </table:table-cell>
          <table:table-cell table:style-name="Tabella57.B1" office:value-type="string">
            <text:p text:style-name="P253">Evitate sempre di salvare il file in formati diversi da quello di LO Calc. Il formato Excel è sì compatibile, ma <text:span text:style-name="T411">il salvataggio in </text:span><text:span text:style-name="T417">XLS</text:span><text:span text:style-name="T411"> provoca la disattivazione IRREVERSIBILE di buona parte delle macro contenute nel documento </text:span><text:span text:style-name="T411"><text:note text:id="ftn30" text:note-class="footnote"><text:note-citation>30</text:note-citation><text:note-body><text:p text:style-name="P47">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0"> (</text:span><text:a xlink:type="simple" xlink:href="#irreversibile" text:style-name="Internet_20_link" text:visited-style-name="Visited_20_Internet_20_Link"><text:span text:style-name="T420">c.f.r</text:span></text:a><text:span text:style-name="T420">).</text:span></text:p>
            <text:p text:style-name="P249">Quando andrete a riaprirlo queste non funzioneranno più! Il formato XLS, per quanto diffuso, non è uno standard! Riservate il salvataggio in formato XLS solo per output finali verso “strutture” esterne che non utilizzano <text:span text:style-name="T622">LO</text:span> (controllate che <text:span text:style-name="T622">LO</text:span> non sia impostato per il salvataggio delle tabelle Calc in formato XLS).</text:p>
          </table:table-cell>
        </table:table-row>
      </table:table>
      <text:list xml:id="list160016919124007" text:continue-numbering="true" text:style-name="elenco-U">
        <text:list-item>
          <text:h text:style-name="P353" text:outline-level="3"><text:bookmark-start text:name="__RefHeading__14637_1613112675"/>Partire con un <text:span text:style-name="T508">nuovo documento di computo</text:span><text:bookmark-end text:name="__RefHeading__14637_1613112675"/></text:h>
        </text:list-item>
      </text:list>
      <text:p text:style-name="P217"><text:span text:style-name="T422">A</text:span><text:span text:style-name="T420">l primo avvio di Calc dopo l’installazione di LeenO, si potrà avere accesso ad un nuovo file di computo agendo sul <text:s/></text:span><text:span text:style-name="T425">pulsante home </text:span><text:span text:style-name="T425"><draw:frame draw:style-name="fr12" draw:name="Immagine50" text:anchor-type="as-char" svg:width="0.409cm" svg:height="0.51cm" draw:z-index="92"><draw:image xlink:href="Pictures/100002010000001A000000203BE360953084650E.png" xlink:type="simple" xlink:show="embed" xlink:actuate="onLoad"/></draw:frame></text:span><text:span text:style-name="T425"> della toolbar </text:span><text:span text:style-name="T420">o con </text:span><text:span text:style-name="menu"><text:span text:style-name="T464">Ctrl+0</text:span></text:span><text:span text:style-name="T464">. </text:span><text:span text:style-name="T465">Questa operazione permetterà di disattivare le toolbar di LeenO per i comuni file di Calc. Allo stesso modo, nel caso in cui stiate già lavorando su di un computo e le toolbar risultino spente, <text:s/>il </text:span><text:span text:style-name="menu"><text:span text:style-name="T464">Ctrl+0</text:span></text:span><text:span text:style-name="T464"> </text:span><text:span text:style-name="T466">attiverà</text:span><text:span text:style-name="T465"> la loro visualizzazione.</text:span></text:p>
      <text:p text:style-name="P97"><text:span text:style-name="T422">Una volta avviato Calc, p</text:span><text:span text:style-name="T421">artendo da </text:span><text:span text:style-name="menu"><text:span text:style-name="T463">LeenO&gt;Nuovo&gt;Computo</text:span></text:span><text:span text:style-name="T421"> si ottiene un </text:span><text:span text:style-name="T423">file </text:span><text:span text:style-name="T421">che </text:span><text:span text:style-name="T423">contiene diverse tabelle (dette anche sheet, tab, fogli, ecc.) sulle quali viene strutturato il computo metrico (con allegati quali: elenco prezzi, analisi di prezzo e quant'altro utile) </text:span><text:span text:style-name="T426">oltre</text:span><text:span text:style-name="T423"> la contabilità lavori con </text:span><text:span text:style-name="T422">il libretto delle misure</text:span><text:span text:style-name="T423">.</text:span></text:p>
      <text:p text:style-name="P104"><text:span text:style-name="T420">Appena sarà creato un nuovo documento di </text:span><text:span text:style-name="T422">c</text:span><text:span text:style-name="T420">omputo </text:span><text:span text:style-name="T422">LeenO ci suggerirà di</text:span><text:span text:style-name="T420"> attribuirgli subito un nome </text:span><text:span text:style-name="T422">e ci proporrà la schermata di salvataggio del file</text:span><text:span text:style-name="T420">. </text:span><text:span text:style-name="T422">Questo passaggio è indispensabile se vogliamo definire come </text:span><text:span text:style-name="T418">DCC</text:span><text:span text:style-name="T422"> (documento di computo/</text:span><text:span text:style-name="T426">contabilità</text:span><text:span text:style-name="T422"> corrente) il file appena creato.</text:span></text:p>
      <text:list xml:id="list160016687689209" text:continue-numbering="true" text:style-name="elenco-U">
        <text:list-item>
          <text:h text:style-name="P353" text:outline-level="3"><text:bookmark-start text:name="__RefHeading__20979_246142066"/>Inserire una nuova voce di computo<text:bookmark-end text:name="__RefHeading__20979_246142066"/></text:h>
        </text:list-item>
      </text:list>
      <text:p text:style-name="P219"><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3"><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97">La prima colonna <text:span text:style-name="T634">annota</text:span> la numerazione progressiva <text:span text:style-name="T634">che non richiede interventi manuali</text:span>.</text:p>
      <text:p text:style-name="P220"><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8B94F5DBCCE75921.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47">Lì puoi usare tutti gli strumenti che <text:span text:style-name="T635">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0"><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9">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160018242838045" text:continue-numbering="true" text:style-name="elenco-U">
        <text:list-item>
          <text:h text:style-name="P345" text:outline-level="3"><text:bookmark-start text:name="__RefHeading__15972_1949188957"/>Vedi voce precedente<text:bookmark-end text:name="__RefHeading__15972_1949188957"/></text:h>
        </text:list-item>
      </text:list>
      <text:p text:style-name="P160"><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7"><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97"><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15"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37">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6">a</text:span>. Un doppio click sulla testa o sulla coda di questa freccia consentirà di spostarsi tra cella “precedente” e cella “dipendente”.</text:p>
      <text:list xml:id="list160017706618138" text:continue-numbering="true" text:style-name="elenco-U">
        <text:list-item>
          <text:h text:style-name="OOoHeading_20_1" text:outline-level="3"><text:bookmark-start text:name="__RefHeading___Toc18649_277457152"/>Azzeramento della <text:span text:style-name="T408">quantità</text:span> di una voce<text:bookmark-end text:name="__RefHeading___Toc18649_277457152"/></text:h>
        </text:list-item>
      </text:list>
      <text:p text:style-name="P26">Con la shortcut <text:span text:style-name="menu">Ctrl+Maiusc+E</text:span> è possibile azzerare tutta la quantità della voce corrente.</text:p>
      <text:p text:style-name="P26">In pratica, in fondo alla questa viene aggiunta un’ulteriore riga che porta nella descrizione la dicitura “*** VOCE AZZERATA ***” e nella colonna delle Parti Uguali l’intera somma della quantità calcolata ma di segno opposto.</text:p>
      <text:p text:style-name="P28"><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27"><text:soft-page-break/><text:span text:style-name="T452">Potete eliminare questa riga </text:span><text:span text:style-name="T439">con il pulsante </text:span><text:span text:style-name="T439"><draw:frame draw:style-name="fr16" draw:name="Immagine57" text:anchor-type="as-char" svg:width="0.51cm" svg:height="0.51cm" draw:z-index="99"><draw:image xlink:href="Pictures/100002010000001A0000001AF5858059795559BA.png" xlink:type="simple" xlink:show="embed" xlink:actuate="onLoad"/></draw:frame></text:span><text:span text:style-name="T439"> <text:s/></text:span><text:span text:style-name="T449">o usando </text:span><text:span text:style-name="T439">i normali comandi di </text:span><text:span text:style-name="T450">LO</text:span><text:span text:style-name="T439">, </text:span><text:span text:style-name="T449">ma in tal caso siate prudenti: </text:span><text:span text:style-name="T451">il comando di LeenO esegue dei controlli tali da impedire la cancellazione di righe “di sistema”.</text:span></text:p>
      <text:list xml:id="list160018061481654" text:continue-numbering="true" text:style-name="elenco-U">
        <text:list-item>
          <text:h text:style-name="P363" text:outline-level="3"><text:bookmark-start text:name="__RefHeading___Toc18651_277457152"/>Inserisci parziale<text:bookmark-end text:name="__RefHeading___Toc18651_277457152"/></text:h>
        </text:list-item>
      </text:list>
      <text:p text:style-name="P65">Il comando <text:span text:style-name="menu">Inserisci parziale</text:span> (toolbar <draw:frame draw:style-name="fr12" draw:name="Immagine56" text:anchor-type="as-char" svg:width="0.51cm" svg:height="0.51cm" draw:z-index="100"><draw:image xlink:href="Pictures/100002010000001A0000001A7E510285498A02C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65">Avere a disposizione un dato del genere in un foglio di calcolo significa poter fare riferimento allo stesso da altre celle, sia nell’ambito della stessa voce che da voci successive.</text:p>
      <text:list xml:id="list160018115017596" text:continue-numbering="true" text:style-name="elenco-U">
        <text:list-item>
          <text:h text:style-name="P354"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160017888568364" text:continue-numbering="true" text:style-name="elenco-U">
        <text:list-item>
          <text:h text:style-name="P353" text:outline-level="3"><text:bookmark-start text:name="numera"/><text:bookmark-start text:name="__RefHeading__7457_1364689504"/>Numerare le voci di comput<text:bookmark-end text:name="numera"/>o<text:bookmark-end text:name="__RefHeading__7457_1364689504"/></text:h>
        </text:list-item>
      </text:list>
      <text:p text:style-name="P160"><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1"><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160016440367535" text:continue-numbering="true" text:style-name="elenco-U">
        <text:list-item>
          <text:h text:style-name="P356" text:outline-level="3"><text:bookmark-start text:name="__RefHeading___Toc18657_277457152"/><text:bookmark-start text:name="sposta"/>Spostare una voce di com<text:bookmark-end text:name="sposta"/>puto<text:bookmark-end text:name="__RefHeading___Toc18657_277457152"/></text:h>
        </text:list-item>
      </text:list>
      <text:p text:style-name="P65">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160016813703360" text:continue-numbering="true" text:style-name="elenco-U">
        <text:list-item>
          <text:h text:style-name="P353" text:outline-level="3"><text:bookmark-start text:name="__RefHeading__14641_1613112675"/><text:span text:style-name="T637">Dati</text:span><text:bookmark-start text:name="error"/> apparentemente <text:bookmark-end text:name="error"/>ridondant<text:span text:style-name="T637">i</text:span><text:bookmark-end text:name="__RefHeading__14641_1613112675"/></text:h>
        </text:list-item>
      </text:list>
      <text:p text:style-name="P222"><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2"><draw:image xlink:href="Pictures/100002010000001A0000001A372A940B8AE9330F.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3"><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0">A2</text:span></text:span><text:span text:style-name="T2"> ed </text:span><text:span text:style-name="colonne"><text:span text:style-name="T470">S2</text:span></text:span><text:span text:style-name="T2">. Questo, oltre che a tenere sempre a vista il risultato raggiunto, serve anche ad avere un controllo visivo della situazione.</text:span></text:p>
      <text:p text:style-name="P224"><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67">.</text:span><text:span text:style-name="T2"> </text:span><text:span text:style-name="T283">N</text:span><text:span text:style-name="T282">ella cella </text:span><text:span text:style-name="colonne"><text:span text:style-name="T473">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0"><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attivo</text:span></text:span><text:span text:style-name="T2">.</text:span></text:p>
      <text:list xml:id="list160018096021783" text:continue-numbering="true" text:style-name="elenco-U">
        <text:list-item>
          <text:h text:style-name="P365"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60"><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47">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0"><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3"><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4"><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25"><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2787934992" text:style-name="L32">
        <text:list-item>
          <text:p text:style-name="P477"><text:span text:style-name="T2">numerazione disattivat</text:span><text:span text:style-name="T286">a – </text:span><text:span text:style-name="T288">richiede intervento dell’utente ad ogni inserimento</text:span><text:span text:style-name="T286">;</text:span></text:p>
        </text:list-item>
        <text:list-item>
          <text:p text:style-name="P421">numerazione delle sole Sotto Categorie;</text:p>
        </text:list-item>
        <text:list-item>
          <text:p text:style-name="P422">numerazione automatica Categoria e Sotto Categoria.</text:p>
        </text:list-item>
      </text:list>
      <text:p text:style-name="P160"><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0"><text:span text:style-name="T2">Di default la numerazione e la rimunerazione sono automatiche.</text:span><text:span text:style-name="T2"><text:note text:id="ftn34" text:note-class="footnote"><text:note-citation>34</text:note-citation><text:note-body><text:p text:style-name="P47">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47">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160016909839118" text:continue-list="list2787934992" text:style-name="L32">
        <text:list-item text:start-value="0">
          <text:p text:style-name="P478"><text:span text:style-name="T286">i</text:span><text:span text:style-name="T2">nserisce la sola riga di intestazione;</text:span></text:p>
        </text:list-item>
        <text:list-item>
          <text:p text:style-name="P421">inserisce una riga bianca prima della riga di intestazione, per migliorare la leggibilità dell’elaborato.</text:p>
        </text:list-item>
      </text:list>
      <text:list xml:id="list160017834747528" text:continue-list="list160018096021783" text:style-name="elenco-U">
        <text:list-item>
          <text:h text:style-name="P366" text:outline-level="3"><text:bookmark-start text:name="__RefHeading___Toc18316_1283375541"/>Inserisci <text:span text:style-name="T639">riepilogo e firme in calce</text:span><text:bookmark-end text:name="__RefHeading___Toc18316_1283375541"/></text:h>
        </text:list-item>
      </text:list>
      <text:p text:style-name="P29"><draw:frame draw:style-name="fr7" draw:name="Cornice16" text:anchor-type="as-char" svg:width="16.928cm" draw:z-index="105"><draw:text-box fo:min-height="8.7cm"><text:p text:style-name="Figura"><draw:frame draw:style-name="fr25"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1"><text:soft-page-break/>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8">e </text:span>relative incidenze percentuali sul totale. Queste informazioni possono essere nascoste con l’ausilio di un punto di controllo sulla sinistra del foglio di calcolo.</text:p>
      <text:p text:style-name="P30">Subito sotto vendono aggiunte le diciture di rito relative a luogo, data e firma del progettista che fanno riferimento all’anagrafica generale.</text:p>
      <text:list xml:id="list160018692226568" text:continue-numbering="true" text:style-name="elenco-U">
        <text:list-item>
          <text:h text:style-name="P353" text:outline-level="3"><text:bookmark-start text:name="__RefHeading__14649_1613112675"/>Semplice tabella di Preventivo<text:bookmark-end text:name="__RefHeading__14649_1613112675"/></text:h>
        </text:list-item>
      </text:list>
      <text:p text:style-name="P97">Ci si trova, a volte, a dover stilare una semplice tabella di preventivo per delle opere edili o assimilate.</text:p>
      <text:p text:style-name="P160"><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0"><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68">(c.f.r. </text:span></text:span><text:a xlink:type="simple" xlink:href="#computo senza prezzi" text:style-name="Internet_20_link" text:visited-style-name="Visited_20_Internet_20_Link"><text:span text:style-name="T2">Computo Metrico (senza Prezzi)</text:span></text:a><text:span text:style-name="T468">).</text:span></text:p>
      <text:list xml:id="list160018100480337" text:continue-numbering="true" text:style-name="elenco-U">
        <text:list-item>
          <text:h text:style-name="P353" text:outline-level="3"><text:bookmark-start text:name="__RefHeading__15696_1949188957"/>Elaborazioni, Statistiche e altre acrobazie<text:bookmark-end text:name="__RefHeading__15696_1949188957"/></text:h>
        </text:list-item>
      </text:list>
      <text:p text:style-name="P138"><text:span text:style-name="T332">LeenO</text:span> è sostanzialmente un foglio di calcolo. Sono possibili tutte le acrobazie e le elaborazioni che i fogli di calcolo consentono, a cominciare dalle formule, le tabelle pivot e altri potenti <text:span text:style-name="T640">strumenti</text:span>. Il limite lo si incontra nelle voci di computo che sono organizzate ciascuna su più righe.</text:p>
      <text:p text:style-name="P228"><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08"><draw:image xlink:href="Pictures/100002010000001A0000001A372A940B8AE9330F.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47">Questo consente ad esempio di sapere dall'EP l'ammontare di una certa voce in Computo</text:p></text:note-body></text:note></text:span><text:span text:style-name="T2">.</text:span></text:p>
      <text:p text:style-name="P160"><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160018334653674" text:continue-list="list160017387113719" text:style-name="Numbering_20_1">
        <text:list-item>
          <text:h text:style-name="P381" text:outline-level="1"><text:bookmark-start text:name="__RefHeading__7489_1364689504"/><text:bookmark-start text:name="stili e colori"/>S<text:bookmark-end text:name="stili e colori"/>TILI E COLORI<text:bookmark-end text:name="__RefHeading__7489_1364689504"/></text:h>
        </text:list-item>
      </text:list>
      <text:p text:style-name="P65">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2">Attenzione</text:p>
            <text:p text:style-name="P32"><draw:frame draw:style-name="fr10" draw:name="immagini22" text:anchor-type="as-char" svg:y="-0.669cm" svg:width="1.094cm" svg:height="1.011cm" draw:z-index="109"><draw:image xlink:href="Pictures/10000201000000500000004A5C57FE847CB22350.png" xlink:type="simple" xlink:show="embed" xlink:actuate="onLoad"/></draw:frame></text:p>
          </table:table-cell>
          <table:table-cell table:style-name="Tabella50.B1" office:value-type="string">
            <text:p text:style-name="P248">LeenO usa i nomi degli stili di cella per orientarsi. Pertanto potete modificare gli stili di cella a piacimento ma <text:span text:style-name="T411">non cambiate mai il “nome” di uno stile di cella.</text:span></text:p>
          </table:table-cell>
        </table:table-row>
      </table:table>
      <text:list xml:id="list160018646122975" text:continue-list="list160018100480337" text:style-name="elenco-U">
        <text:list-item>
          <text:h text:style-name="P346" text:outline-level="3"><text:bookmark-start text:name="__RefHeading__55542_517197219"/>Stili di Cella<text:bookmark-end text:name="__RefHeading__55542_517197219"/></text:h>
        </text:list-item>
      </text:list>
      <text:p text:style-name="P66">In LO è necessario distinguere fra due tipi di formattazione:</text:p>
      <text:list xml:id="list920273956" text:style-name="L33">
        <text:list-item>
          <text:p text:style-name="P423"><text:span text:style-name="T420">formattazione </text:span><text:span text:style-name="T411">diretta,</text:span><text:span text:style-name="T420"> ovvero una o più proprietà applicate direttamente ad una cella (o ad un range di celle);</text:span></text:p>
        </text:list-item>
        <text:list-item>
          <text:p text:style-name="P423"><text:span text:style-name="T420">formattazione </text:span><text:span text:style-name="T411">indiretta</text:span><text:span text:style-name="T420"> applicata usando lo stile di cella (formattazioni registrate in uno “stile di cella” il quale viene poi applicato alle varie celle).</text:span></text:p>
        </text:list-item>
      </text:list>
      <text:p text:style-name="P66">Gli attributi della modalità diretta si sovrappongono a quelli indiretti impostati con lo <text:span text:style-name="menu">Stilista</text:span>.</text:p>
      <text:p text:style-name="P66">Gli attributi applicati direttamente possono essere eliminati in blocco da:</text:p>
      <text:p text:style-name="P153"><text:span text:style-name="T122">menù a tendina: </text:span><text:span text:style-name="menu"><text:span text:style-name="T122">Formato&gt;Elimina la Formattazione Diretta”</text:span></text:span></text:p>
      <text:p text:style-name="P66">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9"><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3"><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3"><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66">Ovviamente la procedura sopra vale anche per tutte le altre caratteristiche di formattazione quali i font, l'altezza dei caratteri, i colori dei caratteri, etc.</text:p>
      <text:p text:style-name="P6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0"> </text:span><text:span text:style-name="T427">applicato</text:span>.</text:p>
      <text:p text:style-name="P153"><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3"><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3"><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text:span><text:soft-page-break/><text:span text:style-name="T63">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66">La posizione all'interno della gerarchia è invece modificabile a piacere.</text:p>
      <text:p text:style-name="P153"><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160018316712969" text:continue-list="list160018646122975" text:style-name="elenco-U">
        <text:list-item>
          <text:h text:style-name="P346" text:outline-level="3"><text:bookmark-start text:name="__RefHeading__7493_1364689504"/>Stili di Pagina<text:bookmark-end text:name="__RefHeading__7493_1364689504"/></text:h>
        </text:list-item>
      </text:list>
      <text:p text:style-name="P153"><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3"><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3"><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47">Con la modalità “<text:span text:style-name="T420">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76">La gran parte degli stili presenti nel template di <text:span text:style-name="T332">LeenO</text:span> sono impostati con una normale scala sulla quale ritengo superfluo aggiungere istruzioni.</text:p>
      <text:list xml:id="list160018874215245" text:continue-list="list160018334653674" text:style-name="Numbering_20_1">
        <text:list-item>
          <text:h text:style-name="P376"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3"><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75"><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87">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87">Le impostazioni che trovate <text:span text:style-name="T641">di default sono, </text:span>a mio avviso, l<text:span text:style-name="T641">e</text:span> più convenient<text:span text:style-name="T641">i</text:span> per un approccio <text:span text:style-name="T642">ordinario</text:span>.</text:p>
      <text:p text:style-name="P153"><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3"><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1187395285" text:style-name="L34">
        <text:list-item>
          <text:p text:style-name="P479"><text:span text:style-name="T296">su</text:span><text:span text:style-name="T295">l file di destinazione – </text:span><text:span text:style-name="T296">sul quale volete ripristinare il foglio </text:span><text:span text:style-name="colonne"><text:span text:style-name="T475">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3">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80"><text:span text:style-name="T296">sul file di origine</text:span><text:span text:style-name="T295"> – </text:span><text:span text:style-name="T296">dal quale volete prendere il foglio </text:span><text:span text:style-name="colonne"><text:span text:style-name="T475">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81"><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0"><text:span text:style-name="T295">A </text:span><text:span text:style-name="T2">questo punto vi ritroverete con una nuova tabella </text:span><text:span text:style-name="colonne"><text:span text:style-name="T474">S1</text:span></text:span><text:span text:style-name="T2"> sul file di destinazione dal quale potrete eliminare quella vecchia che intanto avrà assunto un nome del tipo </text:span><text:span text:style-name="colonne"><text:span text:style-name="T474">S1_19.33.55</text:span></text:span><text:span text:style-name="T298">.</text:span></text:p>
      <text:p text:style-name="P231"><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3">Note</text:p>
          </table:table-cell>
          <table:table-cell table:style-name="Table2.B1" office:value-type="string">
            <text:p text:style-name="P252"><text:span text:style-name="T478">La tabella delle Variabili generali è in costante evoluzione. </text:span>Consiglio di usare <text:span text:style-name="menu">Ctrl+F</text:span> (la finestra di ricerca di LO) per trovare quanto vi serve.</text:p>
          </table:table-cell>
        </table:table-row>
      </table:table>
      <text:p text:style-name="Standard"/>
      <text:list xml:id="list160018638691314" text:continue-list="list160018874215245" text:style-name="Numbering_20_1">
        <text:list-item>
          <text:h text:style-name="P382"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66">Ogni contabilità lavori ha bisogno di essere compilata in più parti con una serie di dati: titolo del progetto, nome del progettista, nome del direttore lavori, nome del RUP, etc. e<text:span text:style-name="T420"> dopo l'Appalto i dati crescono man mano che il cantiere progredisce.</text:span></text:p>
      <text:p text:style-name="P66">La gestione di questi dati è noiosa, ripetitiva e soggetta ad errori utente. Per<text:span text:style-name="T644">ciò questi dati sono stati raggruppati </text:span>in <text:span text:style-name="T644">una sola tabella</text:span>, in modo che possano essere trovati al volo, recuperati o anche solo consultati. <text:span text:style-name="T420">Tutti documenti emessi </text:span><text:span text:style-name="T428">fanno riferimento a questi dati.</text:span></text:p>
      <text:p text:style-name="P66"><text:span text:style-name="T645">A</text:span>bbiamo ragionato sull'esistenza di due categorie di dati:</text:p>
      <text:list xml:id="list4291162481" text:style-name="L35">
        <text:list-item>
          <text:p text:style-name="P482"><text:span text:style-name="fogli"><text:span text:style-name="T122">Dati Generali del Progetto</text:span></text:span><text:span text:style-name="T63"> che sono legati all'evoluzione del progetto e del cantiere.</text:span></text:p>
        </text:list-item>
        <text:list-item>
          <text:p text:style-name="P482"><text:span text:style-name="fogli"><text:span text:style-name="T122">Dati del Documento/file</text:span></text:span><text:span text:style-name="T63"> specifici del solo documento su cui si sta lavorando.</text:span></text:p>
        </text:list-item>
      </text:list>
      <text:p text:style-name="P15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3"><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6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3"><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66">Ad <text:span text:style-name="T64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3"><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4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160017627492076" text:continue-list="list160018638691314" text:style-name="Numbering_20_1">
        <text:list-item>
          <text:h text:style-name="P381" text:outline-level="1"><text:bookmark-start text:name="__RefHeading__7499_1364689504"/>COPERTINE E DOCUMENTI DI GESTIONE<text:bookmark-end text:name="__RefHeading__7499_1364689504"/></text:h>
        </text:list-item>
      </text:list>
      <text:p text:style-name="P66">Se le copertine del computo e degli altri documenti di emissione vengono realizzati in una tabella Calc diventa facile e veloce (mediante dei link) <text:note text:id="ftn40" text:note-class="footnote"><text:note-citation>40</text:note-citation><text:note-body><text:p text:style-name="P47">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47">PDF</text:span>.</text:p></text:note-body></text:note> utilizzare l'<text:span text:style-name="fogli">Anagrafica Generale</text:span> per prelevare i dati ripentitivi.</text:p>
      <text:p text:style-name="P66">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47">Lo stesso discorso vale anche per i documenti e le copertine della gestione cantiere, ovvero anche questi doc andranno a prelevare dall'<text:span text:style-name="fogli">Anagrafica Generale</text:span>.</text:p></text:note-body></text:note></text:p>
      <text:p text:style-name="P153"><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1"><text:span text:style-name="T2">Ma potete comunque importarne altre a vostro piacere usando la funzione: </text:span><text:span text:style-name="menu"><text:span text:style-name="T2">LeenO&gt;UTILITY&gt;Duplica il foglio attivo</text:span></text:span><text:span text:style-name="T479">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66">Si tratta ovviamente di esempi utilizzabili come sono oppure completamente modificabili nella veste grafica nella struttura.</text:p>
      <text:p text:style-name="P66">Possono essere create nuove copertine, ma occorre rispettare alcune convenzioni nei prefissi dei nomi dei fogli affinché <text:span text:style-name="T357">LeenO</text:span><text:span text:style-name="T435"> </text:span>possa gestirne la visibilità.</text:p>
      <text:p text:style-name="P153"><text:span text:style-name="T2">Per la fase di progetto le copertine</text:span><text:span text:style-name="T2"><text:note text:id="ftn43" text:note-class="footnote"><text:note-citation>43</text:note-citation><text:note-body><text:p text:style-name="P47">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3"><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4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3352544131" text:style-name="L36">
        <text:list-item>
          <text:h text:style-name="P357" text:outline-level="3"><text:bookmark-start text:name="__RefHeading__7501_1364689504"/>Copertine e documenti di gestione esterni al doc di Computo<text:bookmark-end text:name="__RefHeading__7501_1364689504"/></text:h>
        </text:list-item>
      </text:list>
      <text:p text:style-name="P66">Come già accennato, le <text:span text:style-name="T647">c</text:span>opertine e i doc<text:span text:style-name="T647">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4"><draw:custom-shape text:anchor-type="paragraph" draw:z-index="3" draw:style-name="gr1" draw:text-style-name="P514" svg:width="5.047cm" svg:height="6.192cm" svg:x="9.871cm" svg:y="0.171cm"><text:p><text:span text:style-name="T692">Template di LeenO</text:span></text:p><text:p><text:span text:style-name="T693">- Elenco prezzi</text:span></text:p><text:p><text:span text:style-name="T693">- Computo</text:span></text:p><text:p><text:span text:style-name="T693"/></text:p><text:p><text:span text:style-name="T693">- Cronoprogramma</text:span></text:p><text:p><text:span text:style-name="T693"/></text:p><text:p><text:span text:style-name="T693">- Dati del computo</text:span></text:p><text:p><text:span text:style-name="T693">-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14" svg:width="4.5cm" svg:height="3.162cm" svg:x="1.579cm" svg:y="1.679cm"><text:p><text:span text:style-name="T692">File di copertine</text:span></text:p><text:p><text:span text:style-name="T693">- Copertine computo</text:span></text:p><text:p><text:span text:style-name="T693">-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15" svg:x1="9.541cm" svg:y1="3.486cm" svg:x2="6.551cm" svg:y2="3.364cm"><text:p/></draw:line></text:p>
          </table:table-cell>
        </table:table-row>
      </table:table>
      <text:p text:style-name="P15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47">Per linkare un documento esterno: digitare “=” nella cella, andare nel documento di destinazione, selezionare la cella, premere Invio. (il focus torna sul documento di origine).</text:p></text:note-body></text:note></text:span></text:p>
      <text:list xml:id="list2325647148" text:style-name="L37">
        <text:list-item>
          <text:h text:style-name="P370" text:outline-level="3"><text:bookmark-start text:name="__RefHeading__7503_1364689504"/>Anagrafica Generale esterna al doc di Computo<text:bookmark-end text:name="__RefHeading__7503_1364689504"/></text:h>
        </text:list-item>
      </text:list>
      <text:p text:style-name="P153"><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66">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55"><draw:custom-shape text:anchor-type="paragraph" draw:z-index="7" draw:style-name="gr1" draw:text-style-name="P514" svg:width="5.047cm" svg:height="6.192cm" svg:x="0.769cm" svg:y="0.411cm"><text:p><text:span text:style-name="T692">Template di LeenO</text:span></text:p><text:p><text:span text:style-name="T693">- Elenco prezzi</text:span></text:p><text:p><text:span text:style-name="T693">- Computo</text:span></text:p><text:p><text:span text:style-name="T693"/></text:p><text:p><text:span text:style-name="T693">- Cronoprogramma</text:span></text:p><text:p><text:span text:style-name="T693"/></text:p><text:p><text:span text:style-name="T693">- Dati del computo</text:span></text:p><text:p><text:span text:style-name="T693">-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14" svg:width="4.642cm" svg:height="2.558cm" svg:x="8.645cm" svg:y="1.293cm"><text:p><text:span text:style-name="T692">Dati esterni</text:span></text:p><text:p><text:span text:style-name="T693">-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14" svg:width="4.5cm" svg:height="3.162cm" svg:x="11.07cm" svg:y="6.832cm"><text:p><text:span text:style-name="T692">File di copertine</text:span></text:p><text:p><text:span text:style-name="T693">- Copertine computo</text:span></text:p><text:p><text:span text:style-name="T693">-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16" svg:width="4.97cm" svg:height="1.952cm" svg:x="1.849cm" svg:y="7.784cm"><text:p><text:span text:style-name="T694">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15" svg:x1="8.424cm" svg:y1="2.836cm" svg:x2="6.32cm" svg:y2="3.376cm"><text:p/></draw:line><draw:line text:anchor-type="paragraph" draw:z-index="11" draw:style-name="gr2" draw:text-style-name="P515" svg:x1="8.889cm" svg:y1="4.094cm" svg:x2="6.257cm" svg:y2="7.168cm"><text:p/></draw:line><draw:line text:anchor-type="paragraph" draw:z-index="12" draw:style-name="gr2" draw:text-style-name="P515" svg:x1="11.114cm" svg:y1="4.159cm" svg:x2="12.569cm" svg:y2="6.431cm"><text:p/></draw:line></text:p>
          </table:table-cell>
        </table:table-row>
      </table:table>
      <text:p text:style-name="P139">Utilizzare una file esterno ha una serie di vantaggi, ma comporta qualche complicazione. Ad esempio se si esegue un accodamento del computo si perdono i link e sarà necessario ripristinarli a mano.</text:p>
      <text:p text:style-name="P15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60017814156654" text:continue-list="list160018316712969" text:style-name="elenco-U">
        <text:list-item>
          <text:h text:style-name="P346"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3">Attenzione</text:p>
            <text:p text:style-name="P33"><draw:frame draw:style-name="fr10" draw:name="immagini19" text:anchor-type="as-char" svg:y="-0.669cm" svg:width="1.094cm" svg:height="1.011cm" draw:z-index="110"><draw:image xlink:href="Pictures/10000201000000500000004A5C57FE847CB22350.png" xlink:type="simple" xlink:show="embed" xlink:actuate="onLoad"/></draw:frame></text:p>
          </table:table-cell>
          <table:table-cell table:style-name="Tabella3.B1" office:value-type="string">
            <text:p text:style-name="P252">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3"><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66">In ogni caso, come qualsiasi gruppo di fogli di calcolo collegati, non è “a prova di utente”! Se volete incasinarlo in modo irrecuperabile non avrete difficoltà!</text:p>
      <text:p text:style-name="P66">D'altronde, se vi si presenta un qualsiasi bilancio su una tabella “non” protetta, potrete renderlo illeggibile allo stesso modo e altrettanto rapidamente.</text:p>
      <text:p text:style-name="P66"><text:span text:style-name="T420">Anche il </text:span><text:span text:style-name="T395">codice</text:span><text:span text:style-name="T420"> delle macro è “aperto”, ovvero usando l'editor delle macro potete modificare codice e macro come volete con risultati variabili e diversi.</text:span></text:p>
      <text:p text:style-name="P76"><text:soft-page-break/>Nel caso abbiate fatto delle migliorie vi sarò grato se le vorrete condividere come io ho fatto con <text:span text:style-name="T332">LeenO</text:span> (cfr. la licenza d'uso).</text:p>
      <text:p text:style-name="P66"><text:span text:style-name="T420">Nel caso invece abbiate pasticciato malamente il codice poco male: disinstallate la libreria </text:span><text:span text:style-name="T332">LeenO.</text:span>oxt<text:span text:style-name="T420"> e reinstallatela. </text:span><text:span text:style-name="T420"><text:note text:id="ftn46" text:note-class="footnote"><text:note-citation>46</text:note-citation><text:note-body><text:p text:style-name="P47">Avendo già in mano il pacchetto <text:span text:style-name="T375">LeenO</text:span>-xx.xx.xx.oxt (o uno.pkg che sia) la reinstallazione <text:span text:style-name="T649">è</text:span> cosa di pochi secondi...</text:p></text:note-body></text:note></text:span><text:span text:style-name="T420">:-).</text:span></text:p>
      <table:table table:name="Table3" table:style-name="Table3">
        <table:table-column table:style-name="Table3.A"/>
        <table:table-column table:style-name="Table3.B"/>
        <table:table-row>
          <table:table-cell table:style-name="Table3.A1" office:value-type="string">
            <text:p text:style-name="P32">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66">A distanza di anni quasi certamente la libreria più recente, così bella e migliorata, non sarà in grado di gestire correttamente il vecchio template. Se avete tenuto buona la vecchia libreria sarà sufficiente reinstallarla.</text:p>
      <text:p text:style-name="P140">Ricordate che LeenO lavora su Calc e produce file in formato Standard ISO aperto, quindi accessibile anche senza l’uso di LeenO.</text:p>
      <text:p text:style-name="P15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160017445425591" text:continue-numbering="true" text:style-name="elenco-U">
        <text:list-item>
          <text:h text:style-name="P346"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3">Attenzione</text:p>
            <text:p text:style-name="P33"><draw:frame draw:style-name="fr10" draw:name="graphics23" text:anchor-type="as-char" svg:y="-0.669cm" svg:width="1.094cm" svg:height="1.011cm" draw:z-index="111"><draw:image xlink:href="Pictures/10000201000000500000004A5C57FE847CB22350.png" xlink:type="simple" xlink:show="embed" xlink:actuate="onLoad"/></draw:frame></text:p>
          </table:table-cell>
          <table:table-cell table:style-name="Tabella8.B1" office:value-type="string">
            <text:p text:style-name="P252">Questo “accrocchio” <text:span text:style-name="T411">pare funzionare poco bene</text:span>. Si potrebbe sistemare, ma non è tra le priorità. Se qualcuno ha veramente questa esigenza me lo faccia sapere...</text:p>
          </table:table-cell>
        </table:table-row>
      </table:table>
      <text:p text:style-name="P66">Personalmente la giudico un <text:span text:style-name="T648">retaggio</text:span>. Serviva un tempo, quando si facevano le somme a mano e questa operazione era soggetta all'errore utente. Oggi le somme le fa la macchina.</text:p>
      <text:p text:style-name="P66">In molti mi hanno chiesto questa opzione, alcuni giustificandola con esigenze di supervisione da effettuarsi sulla carta. Il presupposto è che chi ha fatto il computo voglia imbrogliare, “sbagliando” apposta le somme... A questo non avevo pensato!</text:p>
      <text:p text:style-name="P66">In ogni caso, nel fare un controllo “su carta” le somme vanno rifatte comunque, perché se non ci si fida del totale, non ci si può fidare nemmeno dei parziali annotati per pagina.</text:p>
      <text:p text:style-name="P66">Avendo i parziali di pagina diventa un pelo più facile individuare dove sia stato introdotto l'errore.</text:p>
      <text:p text:style-name="P66">Tirarsi dietro questo dato affinché un controllore possa – <text:span text:style-name="T386">forse </text:span>– più agevolmente fare il controllo mi sembra decisamente antieconomico.</text:p>
      <text:p text:style-name="P153"><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3"><text:span text:style-name="T303">I</text:span><text:span text:style-name="T2"> feedback sono graditi.</text:span></text:p>
      <text:list xml:id="list160017605176406" text:continue-list="list160017627492076" text:style-name="Numbering_20_1">
        <text:list-item>
          <text:h text:style-name="P377" text:outline-level="1"><text:bookmark-start text:name="__RefHeading__55842_517197219"/><text:bookmark-start text:name="stampa"/>M<text:bookmark-end text:name="stampa"/>ANIPOLAZIONI FINALI E STAMPA<text:bookmark-end text:name="__RefHeading__55842_517197219"/></text:h>
        </text:list-item>
      </text:list>
      <text:p text:style-name="P91"><text:span text:style-name="T439">Nel caso sia necessario svuotare le tabelle dalle voci “non usate”, dal </text:span><text:span text:style-name="menu"><text:span text:style-name="T453">Menù Principale (</text:span></text:span><text:span text:style-name="menu"><text:span text:style-name="T456">C</text:span></text:span><text:span text:style-name="menu"><text:span text:style-name="T453">trl+0)&gt;Cancella voci</text:span></text:span><text:span text:style-name="menu"><text:span text:style-name="T439"> </text:span></text:span><text:span text:style-name="menu"><text:span text:style-name="T454">non</text:span></text:span><text:span text:style-name="menu"><text:span text:style-name="T439"> usate nel Computo...</text:span></text:span><text:span text:style-name="T439"> </text:span><text:span text:style-name="T455">a</text:span><text:span text:style-name="T439">pparirà un </text:span><text:span text:style-name="T455">altro </text:span><text:span text:style-name="T439">menù </text:span><text:span text:style-name="T454">a pulsanti</text:span><text:span text:style-name="T439">... </text:span><text:span text:style-name="T455">date </text:span><text:span text:style-name="T439">click su </text:span><text:span text:style-name="menu"><text:span text:style-name="T439">[Segna le voci di Elenco Prezzi e Analisi utilizzate nel computo]</text:span></text:span><text:span text:style-name="T439">. Con gli altri due pulsanti </text:span><text:span text:style-name="T454">di colore rosso </text:span><text:span text:style-name="T439">potr</text:span><text:span text:style-name="T455">ete</text:span><text:span text:style-name="T439"> svuotare le singole tabelle.</text:span></text:p>
      <text:list xml:id="list160017082610198" text:continue-list="list160017445425591" text:style-name="elenco-U">
        <text:list-item>
          <text:h text:style-name="P355"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77">Anche in questo caso, al fine di consentire la massima libertà all'utente, le procedure e le opzioni possibili sono molte e diverse.</text:p>
      <text:p text:style-name="P77">Qui sono visibili <text:span text:style-name="T650">le voci di </text:span>menù da<text:span text:style-name="T651">lle</text:span> quali attivare le diverse utility e procedure di stampa.</text:p>
      <table:table table:name="Tabella1" table:style-name="Tabella1">
        <table:table-column table:style-name="Tabella1.A"/>
        <table:table-row>
          <table:table-cell table:style-name="Tabella1.A1" office:value-type="string">
            <text:p text:style-name="P61"><draw:custom-shape text:anchor-type="paragraph" draw:z-index="27" draw:style-name="gr5" draw:text-style-name="P518"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2"><draw:text-box fo:min-height="13.31cm"><text:p text:style-name="Figura"><draw:frame draw:style-name="fr20" draw:name="Immagine64" text:anchor-type="as-char" svg:width="14.499cm" style:rel-width="100%" svg:height="13.31cm" style:rel-height="scale" draw:z-index="113"><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2"><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4"><text:span text:style-name="T70">Ma, se volete procedere </text:span><text:span text:style-name="T117">come conviene,</text:span><text:span text:style-name="T70"> </text:span><text:span text:style-name="T116">i passi sono:</text:span></text:p>
      <text:list xml:id="list2268520824" text:style-name="L38">
        <text:list-item>
          <text:p text:style-name="P483"><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47">Vi sono dentro <text:span text:style-name="T65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83"><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47">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83"><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83"><text:span text:style-name="T2">Nel caso, si modifica la scala di stampa in </text:span><text:span text:style-name="menu"><text:span text:style-name="T2">Formato&gt;Pagina...&gt;Foglio... Fattore di Scala.</text:span></text:span></text:p>
        </text:list-item>
        <text:list-item>
          <text:p text:style-name="P302"><text:span text:style-name="T653">la verifica</text:span><text:span text:style-name="T2"> della correttezza dei dati nelle intestazioni e piè di pagina </text:span><text:span text:style-name="T65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3"><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3"><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3"><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89">NomeFoglioEsportato_AnnoMeseGiornoOraMinutiSecondi.pdf</text:p>
      <text:p text:style-name="P66">Il suffisso a prima vista sembra un numero casuale, ma consente invece di distinguere con precisione le successive esportazioni del medesimo foglio.</text:p>
      <text:p text:style-name="P66">Non dimenticate mai che stiamo lavorando su comuni fogli di calcolo.</text:p>
      <text:p text:style-name="P66">Volendo si possono ignorare tutte le procedure ed i consigli contenuti in questo capitolo e lavorare integralmente a mano come siete abituati di solito.</text:p>
      <text:list xml:id="list160017834789010" text:continue-list="list160017605176406" text:style-name="Numbering_20_1">
        <text:list-item>
          <text:h text:style-name="P377" text:outline-level="1"><text:bookmark-start text:name="__RefHeading__18093_1192499583"/>DOCUMENTI PER RICHIESTA DI OFFERTA<text:bookmark-end text:name="__RefHeading__18093_1192499583"/></text:h>
        </text:list-item>
      </text:list>
      <text:p text:style-name="P78">Conclusa la fase progettuale, consegnati il Computo metrico estimativo con relativo Elenco <text:span text:style-name="T655">p</text:span>rezzi, rimane la parte relativa alla predisposizione dell'appalto. <text:span text:style-name="T655">R</text:span>itengo il sistema fin qui adottato e<text:span text:style-name="T655">d</text:span> i documenti prodotti siano una base sufficiente per mettere a punto dei credibili e legali documenti di appalto, anche secondo le personali scelte, esperienze e abitudini.</text:p>
      <text:p text:style-name="P78">Sono state predisposte un paio di procedure con lo scopo di generare due diversi e utili tabelle in forma modulistica:</text:p>
      <text:list xml:id="list1653241600" text:style-name="L39">
        <text:list-item>
          <text:p text:style-name="P412">un Computo Metrico <text:span text:style-name="T656">per lo studio dell’offerta</text:span>,</text:p>
        </text:list-item>
      </text:list>
      <text:list xml:id="list360509542" text:style-name="L40">
        <text:list-item>
          <text:p text:style-name="P413">un modulo con su il Computo <text:span text:style-name="T656">M</text:span>etrico ma <text:span text:style-name="T656">senza</text:span> <text:span text:style-name="T656">i</text:span> suoi prezzi (che andranno poi ricompilati a cura degli offerenti),</text:p>
        </text:list-item>
        <text:list-item>
          <text:p text:style-name="P413">oppure una copia del Computo Metrico estimativo ma esportabile fuori dal documento<text:note text:id="ftn49" text:note-class="footnote"><text:note-citation>49</text:note-citation><text:note-body><text:p text:style-name="P47">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60019299694811" text:continue-list="list1653241600" text:style-name="L39">
        <text:list-item>
          <text:p text:style-name="P412">una “Lista delle Lavorazioni e delle Forniture” previste nel Computo con le colonne in bianco da compilare a cura dell'offerente.</text:p>
        </text:list-item>
      </text:list>
      <text:list xml:id="list160017993677852" text:continue-list="list160017082610198"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78">E' una modalità molto diffusa in ambito privato, dove spesso si preferisce richiedere delle offerte mettendo a disposizione un Computo in bianco, privo dei prezzi, da compilare a cura dei concorrenti all'appalto.</text:p>
      <text:p text:style-name="P78">E' certamente una cosa veloce da ottenere con i normali comandi, ma mi è stato fatto notare come sia facile fare errori…</text:p>
      <text:p text:style-name="P141"><text:span text:style-name="T457">Il</text:span><text:span text:style-name="T439"> </text:span><text:span text:style-name="T457">comando</text:span><text:span text:style-name="T439"> </text:span><text:span text:style-name="menu"><text:span text:style-name="T439">LeenO&gt;UTILITY&gt;</text:span></text:span><text:span text:style-name="menu"><text:span text:style-name="T458">Duplica il foglio attivo FUORI da questo Doc Calc</text:span></text:span><text:span text:style-name="T458"> </text:span><text:span text:style-name="T459">crea un nuovo documento in cui duplica il foglio corrente.</text:span></text:p>
      <text:p text:style-name="P142"><text:span text:style-name="T439">Nel caso in cui il comando venga avviato da tabelle come <text:s/></text:span><text:span text:style-name="fogli">COMPUTO</text:span><text:span text:style-name="T439"> o </text:span><text:span text:style-name="fogli">VARIANTE</text:span>, questo permette di <text:span text:style-name="T439">creare un nuovo documento scegliendo se cancellare o meno i prezzi che, eventualmente, potranno essere reinseriti a cura dell’offerente.</text:span></text:p>
      <text:p text:style-name="P236"><text:span text:style-name="T315">Perciò i</text:span><text:span text:style-name="T316">l file </text:span><text:span text:style-name="T318">così </text:span><text:span text:style-name="T316">ottenuto</text:span><text:span text:style-name="T317"> può essere</text:span><text:span text:style-name="T2">:</text:span></text:p>
      <text:list xml:id="list90998087" text:style-name="L41">
        <text:list-item>
          <text:p text:style-name="P414">ulteriormente elaborato;</text:p>
        </text:list-item>
        <text:list-item>
          <text:p text:style-name="P414">stampato su PDF e così distribuito;</text:p>
        </text:list-item>
        <text:list-item>
          <text:p text:style-name="P414">distribuito ai concorrenti, <text:span text:style-name="T657">tal quale, </text:span>con richiesta di compilazione mediante LibreOffice e restituzione sia su tabella Calc che in formato cartaceo con timbri e firme (oppure in un PDF con firma digitale).</text:p>
        </text:list-item>
      </text:list>
      <text:list xml:id="list160019417140707" text:continue-list="list160017993677852" text:style-name="elenco-U">
        <text:list-item>
          <text:h text:style-name="P346" text:outline-level="3"><text:bookmark-start text:name="__RefHeading__17443_1192499583"/>Lista delle Lavorazioni e delle Forniture<text:bookmark-end text:name="__RefHeading__17443_1192499583"/></text:h>
        </text:list-item>
      </text:list>
      <text:p text:style-name="P66">Si tratta della creazione di un modulo che riporta l'elenco delle descrizioni, <text:span text:style-name="T658">privo</text:span> dei prezzi ma con le quantità previste <text:span text:style-name="T659">per l’esecuzione dei lavori</text:span>.</text:p>
      <text:p text:style-name="P66">Il modulo presenta altre colonne in bianco da compilarsi a cura della ditta <text:span text:style-name="T658">offerente</text:span>.</text:p>
      <text:p text:style-name="P66">Per ovvie ragioni, di questo modulo ne servono due versioni:</text:p>
      <text:list xml:id="list3705746318" text:style-name="L42">
        <text:list-item>
          <text:p text:style-name="P424">una cartacea (o PDF),</text:p>
        </text:list-item>
        <text:list-item>
          <text:p text:style-name="P424">una su tabella di Calc.</text:p>
        </text:list-item>
      </text:list>
      <text:p text:style-name="P66"><text:span text:style-name="T659">Questi</text:span> ritorneranno compilati in entrambe le forme in modo che la stazione appaltante possa più agevolmente “trattarne” i dati ed effettuare i paragoni più opportuni.</text:p>
      <text:p text:style-name="P237"><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4"><draw:image xlink:href="Pictures/100002010000001A0000001A372A940B8AE9330F.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3"><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38"><text:span text:style-name="T2">L’uso del </text:span><text:span text:style-name="menu"><text:span text:style-name="T2">Duplica il foglio attivo FUORI da questo doc</text:span></text:span><text:span text:style-name="T2"> è consentito per ogni tipo di tabella.</text:span></text:p>
      <text:list xml:id="list160017911341675" text:continue-list="list160019417140707" text:style-name="elenco-U">
        <text:list-item>
          <text:h text:style-name="P346" text:outline-level="3"><text:bookmark-start text:name="__RefHeading__17445_1192499583"/>Conversione delle cifre in lettere<text:bookmark-end text:name="__RefHeading__17445_1192499583"/></text:h>
        </text:list-item>
      </text:list>
      <text:p text:style-name="P143"><text:span text:style-name="T660">Nella <text:s/></text:span><text:span text:style-name="fogli"><text:span text:style-name="T660">Lista Lavorazioni</text:span></text:span><text:span text:style-name="T660">, generata come al paragrafo precedente, compare una colonna in cui indicare il </text:span><text:span text:style-name="colonne"><text:span text:style-name="T660">Prezzo Unitario in lettere</text:span></text:span><text:span text:style-name="T660"> offerto per lavorazione.</text:span></text:p>
      <text:p text:style-name="P153"><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66">Il <text:span text:style-name="T660">comando</text:span><text:span text:style-name="T386"> </text:span>si occuperà di inserire una nuova colonna, a destra di quella selezionata, nella quale andrà a scrivere le cifre “<text:span text:style-name="T386">in lettere”</text:span>.</text:p>
      <text:p text:style-name="P66">Questa è una utility pensata per facilitare il lavoro delle <text:span text:style-name="T660">ditte offerenti</text:span>. Una diminuzione dei costi e dell'impegno che una ditta deve sostenere per partecipare ad una gara alla fine diventa un risparmio sui costi di realizzazione tecnica dell'opera.</text:p>
      <text:p text:style-name="P66">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3">Attenzione</text:p>
            <text:p text:style-name="P33"><draw:frame draw:style-name="fr10" draw:name="immagini23" text:anchor-type="as-char" svg:y="-0.669cm" svg:width="1.094cm" svg:height="1.011cm" draw:z-index="115"><draw:image xlink:href="Pictures/10000201000000500000004A5C57FE847CB22350.png" xlink:type="simple" xlink:show="embed" xlink:actuate="onLoad"/></draw:frame></text:p>
          </table:table-cell>
          <table:table-cell table:style-name="Tabella12.B1" office:value-type="string">
            <text:p text:style-name="P252"><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68">Questo automatismo, come in genere qualsiasi operazione eseguita con strumenti software, non solleva l’utente dalla <text:span text:style-name="T664">responsabilità sui risultati ottenuti</text:span>.</text:p>
          </table:table-cell>
        </table:table-row>
      </table:table>
      <text:h text:style-name="P374" text:outline-level="1"/>
      <text:list xml:id="list160019261101641" text:continue-list="list160017834789010" text:style-name="Numbering_20_1">
        <text:list-item>
          <text:h text:style-name="P338" text:outline-level="1"><text:bookmark-start text:name="__RefHeading__46795_246142066"/>TRASFERIRE I DATI TRA FILE (unire più computi)<text:bookmark-end text:name="__RefHeading__46795_246142066"/></text:h>
        </text:list-item>
      </text:list>
      <text:p text:style-name="P147">Oggi, quasi sempre, si lavora in squadra e un coordinatore che lavora sul computo <text:span text:style-name="T666">delle opere murarie</text:span> avrà necessità, prima o poi, di aggiungere al suo lavoro i computi parziali degli specialisti: gli impianti (elettrici, termici etc.) <text:span text:style-name="T666">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4"><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45"><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86">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4">Attenzione</text:p>
            <text:p text:style-name="P44"><draw:frame draw:style-name="fr10" draw:name="Immagine66" text:anchor-type="as-char" svg:y="-0.669cm" svg:width="1.094cm" svg:height="1.011cm" draw:z-index="116"><draw:image xlink:href="Pictures/10000201000000500000004A5C57FE847CB22350.png" xlink:type="simple" xlink:show="embed" xlink:actuate="onLoad"/></draw:frame></text:p>
          </table:table-cell>
          <table:table-cell table:style-name="Tabella5.B1" office:value-type="string">
            <text:p text:style-name="P274"><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4"><text:span text:style-name="T662">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0">Non a caso, con Primus, salvando il lavoro in qualsiasi versione diversa da quella proprietaria di ACCA, si ottiene il messaggio qui idi seguito:</text:p>
            <text:p text:style-name="P289"><draw:frame draw:style-name="fr5" draw:name="Cornice18" text:anchor-type="as-char" svg:width="11.726cm" draw:z-index="117"><draw:text-box fo:min-height="5.228cm"><text:p text:style-name="Figura"><draw:frame draw:style-name="fr11" draw:name="Immagine67" text:anchor-type="as-char" svg:width="11.726cm" style:rel-width="100%" svg:height="5.228cm" style:rel-height="scale" draw:z-index="118"><draw:image xlink:href="Pictures/100000000000022A000000F7EAA50FCC830B8497.png" xlink:type="simple" xlink:show="embed" xlink:actuate="onLoad"/></draw:frame><text:line-break/>Figura <text:sequence text:ref-name="refFigura18" text:name="Figura" text:formula="ooow:Figura+1" style:num-format="1">19</text:sequence>: <text:span text:style-name="T665">il messaggio di Primus v.UNICO</text:span></text:p></draw:text-box></draw:frame></text:p>
          </table:table-cell>
        </table:table-row>
      </table:table>
      <text:p text:style-name="P146"><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48"><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49"><text:span text:style-name="T332">I file di formato </text:span><text:span text:style-name="T366">XLO</text:span><text:span text:style-name="T369">.XPWE </text:span><text:span text:style-name="T332">rimangono leggibili da qualsiasi software in grado di gestire i file XPWE.</text:span></text:p>
      <text:p text:style-name="P150"><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87"/>
      <text:p text:style-name="P187"/>
      <text:p text:style-name="P187"/>
      <text:list xml:id="list160018714196879" text:continue-list="list160017911341675" text:style-name="elenco-U">
        <text:list-item>
          <text:h text:style-name="P346" text:outline-level="3"><text:bookmark-start text:name="__RefHeading__7511_1364689504"/>Accodare un file di Computo ad un altro<text:bookmark-end text:name="__RefHeading__7511_1364689504"/></text:h>
        </text:list-item>
      </text:list>
      <text:p text:style-name="P66">Rientrano in questo caso generale:</text:p>
      <text:list xml:id="list2944048536" text:style-name="L43">
        <text:list-item>
          <text:p text:style-name="P484"><text:span text:style-name="T2">l'accodamento di un </text:span><text:span text:style-name="fogli"><text:span text:style-name="T2">COMPUTO</text:span></text:span><text:span text:style-name="T2"> specialistico (es imp. elettrico) in un computo generale architettonico,</text:span></text:p>
        </text:list-item>
        <text:list-item>
          <text:p text:style-name="P484"><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84"><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47">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66">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47">Esempio: il documento di <text:span text:style-name="T386">Destinazione</text:span> potrebbe corrispondere all'architettonico... a cui va accodato l'elettrico (<text:span text:style-name="T386">Sorgente</text:span>)</text:p></text:note-body></text:note>.</text:p>
      <text:p text:style-name="P66">Allo scopo è a disposizione una nuova procedura concettualmente più semplice di quella usata fin'ora: si può agire dal file di destinazione importando il file sorgente.</text:p>
      <text:p text:style-name="P66"><text:soft-page-break/>Quindi, dal documento destinazione, menù top:</text:p>
      <text:p text:style-name="P153"><text:span text:style-name="menu"><text:span text:style-name="T2">LeenO&gt;UTILITY&gt;Importa/Accoda QUI i Dati di un Altro Doc (Nuova)</text:span></text:span></text:p>
      <text:p text:style-name="P15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47">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66"/>
      <table:table table:name="Tabella14" table:style-name="Tabella14">
        <table:table-column table:style-name="Tabella14.A"/>
        <table:table-column table:style-name="Tabella14.B"/>
        <table:table-row>
          <table:table-cell table:style-name="Tabella14.A1" office:value-type="string">
            <text:p text:style-name="P33">Attenzione</text:p>
            <text:p text:style-name="P33"><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52">Durante l'operazione (gravosa per il PC) non pasticciate con il mouse o la tastiera. Rispondete solo alle domande che vi vengono poste.</text:p>
            <text:p text:style-name="P252">Se i due filedi computo sono integri e sono della stessa versione, basta avere un po' di pazienza ed è fatta!</text:p>
            <text:p text:style-name="P252">Potrebbe sembrare che non stia succedendo niente, ma abbiate fiducia: la macchina sta lavorando per voi! (e sopratutto continuate a non toccare nulla!)<text:note text:id="ftn53" text:note-class="footnote"><text:note-citation>53</text:note-citation><text:note-body><text:p text:style-name="P47">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47">Il documento Sorgente (se tutto è andato liscio) viene chiuso automaticamente, lasciando aperto sul desktop solo il doc di Destinazione...</text:p></text:note-body></text:note></text:p>
          </table:table-cell>
        </table:table-row>
      </table:table>
      <text:p text:style-name="P66">Può succedere che vi troviate a inserire in un computo delle voci già esistenti; in tal caso vi troverete dei doppioni che dovrete eliminare a mano<text:note text:id="ftn55" text:note-class="footnote"><text:note-citation>55</text:note-citation><text:note-body><text:p text:style-name="P47">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1">LeenO</text:span></text:span>) che vi elimina in automatico le voci identiche.</text:p></text:note-body></text:note>.</text:p>
      <text:p text:style-name="P66">Se invece un file è pasticciato, o la versione di <text:span text:style-name="T332">LeenO</text:span> con cui è stato compilato è troppo diversa da quella installata, e/o la macro fallisce e la cosa si fa un poco più complicata. Ma ne parliamo più avanti...</text:p>
      <text:list xml:id="list160018713115717" text:continue-list="list160018714196879" text:style-name="elenco-U">
        <text:list-item>
          <text:h text:style-name="P346"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66">Ritengo la vecchia procedura ormai obsoleta ma al momento è ancora disponibile. Prima Occorre rendere “corrente” (DCC) il file di destinazione, poi si passa al file Sorgente e dal menù top:</text:p>
      <text:p text:style-name="P153"><text:span text:style-name="menu"><text:span text:style-name="T399">LeenO</text:span></text:span><text:span text:style-name="menu"><text:span text:style-name="T2">&gt;UTILITY&gt;Esporta/Accoda i Dati di questo Doc&gt;in DCC (Doc Contab. Corrente)</text:span></text:span></text:p>
      <text:p text:style-name="P66">Un dialogo vi mostrerà i fogli accodabili: spuntate ciò che vi serve e procedete come al sottoparagrafo precedente.</text:p>
      <text:list xml:id="list160018866714861" text:continue-numbering="true" text:style-name="elenco-U">
        <text:list-item>
          <text:h text:style-name="P346" text:outline-level="3"><text:bookmark-start text:name="__RefHeading__17449_1192499583"/>Trasferire un solo foglio da un doc ad un altro<text:bookmark-end text:name="__RefHeading__17449_1192499583"/></text:h>
        </text:list-item>
      </text:list>
      <text:p text:style-name="P66">Nel caso vogliate invece trasferire un singolo foglio (magari non compreso nei fogli standard di <text:span text:style-name="T332">LeenO</text:span>)<text:note text:id="ftn56" text:note-class="footnote"><text:note-citation>56</text:note-citation><text:note-body><text:p text:style-name="P47">Ad esempio un quadro economico, un foglio con un documento pronto per la stampa, delle copertine.. etc.</text:p></text:note-body></text:note> da un file ad un altro, dal menù top:</text:p>
      <text:p text:style-name="P153"><text:span text:style-name="menu"><text:span text:style-name="T399">LeenO</text:span></text:span><text:span text:style-name="menu"><text:span text:style-name="T2">&gt;UTILITY&gt;Duplica il foglio attivo&gt;in DCC (Doc Contab. Corrente)</text:span></text:span></text:p>
      <text:p text:style-name="P66"><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160018180257618" text:continue-numbering="true" text:style-name="elenco-U">
        <text:list-item>
          <text:h text:style-name="P347"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5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text:span><text:soft-page-break/><text:span text:style-name="T2">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3">Attenzione</text:p>
            <text:p text:style-name="P33"><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50">Lavora su una copia del file contenete le analisi di prezzo da duplicare.</text:p>
            <text:p text:style-name="P251">L'operazione è distruttiva per il file sorgente!</text:p>
          </table:table-cell>
        </table:table-row>
      </table:table>
      <text:p text:style-name="P15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66">Poi:</text:p>
      <text:p text:style-name="P153"><text:span text:style-name="menu"><text:span text:style-name="T2">[menù PRINCIPALE (Alt+0)]&gt;</text:span></text:span><text:span text:style-name="T2">click su</text:span><text:span text:style-name="menu"><text:span text:style-name="T2"> [Pulizia delle voci non usate nel Computo]</text:span></text:span></text:p>
      <text:p text:style-name="P153"><text:span text:style-name="T2">Click su </text:span><text:span text:style-name="menu"><text:span text:style-name="T2">[Segna le voci di Elenco Prezzi e le Analisi non utilizzate nel Computo]</text:span></text:span></text:p>
      <text:p text:style-name="P66">(puoi ignorare la richiesta di salvataggio perché già stai lavorando su una copia, ma conferma la ripulitura).</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66">Così ti ritrovi con un file con dentro soltanto quello che vuoi duplicare sul file di Destinazione.</text:p>
      <text:p text:style-name="P66">(più facile a fare che a raccontare...)</text:p>
      <text:p text:style-name="P66">Adesso, se il destinazione è già il DCC corrente, puoi eseguire:</text:p>
      <text:p text:style-name="P153"><text:span text:style-name="menu"><text:span text:style-name="T399">LeenO</text:span></text:span><text:span text:style-name="menu"><text:span text:style-name="T2">&gt;UTILITY&gt;Esporta/Accoda i Dati di questo Doc&gt;in DCC (Doc Contab. Corrente)</text:span></text:span></text:p>
      <text:p text:style-name="P66">oppure vai sul file di destinazione e lancia:</text:p>
      <text:p text:style-name="P153"><text:span text:style-name="menu"><text:span text:style-name="T399">LeenO</text:span></text:span><text:span text:style-name="menu"><text:span text:style-name="T2">&gt;UTILITY&gt;Importa/Accoda QUI i Dati di un Altro Doc </text:span></text:span><text:span text:style-name="menu"><text:span text:style-name="T40">(Nuova e sperimentale)</text:span></text:span></text:p>
      <text:p text:style-name="P153"><text:span text:style-name="T2">Al dialogo lasciare la spunta solo su: </text:span><text:span text:style-name="menu"><text:span text:style-name="T2">Elenco prezzi, Analisi.</text:span></text:span></text:p>
      <text:list xml:id="list160019124974019" text:continue-numbering="true" text:style-name="elenco-U">
        <text:list-item>
          <text:h text:style-name="P344" text:outline-level="3"><text:bookmark-start text:name="__RefHeading__7517_1364689504"/><text:bookmark-start text:name="alcune_analisi1"/>S<text:bookmark-end text:name="alcune_analisi1"/>e la macro fallisce...<text:bookmark-end text:name="__RefHeading__7517_1364689504"/></text:h>
        </text:list-item>
      </text:list>
      <text:p text:style-name="P15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66">(come dicevo questa era una macro un po' traballante, ma già da un po', grazie alla maggior quantità di RAM utilizzata e al migliorare del codice di LO e di <text:span text:style-name="T332">LeenO</text:span> la situazione sembra stabilizzata).</text:p>
      <text:p text:style-name="P66">Se invece hai risultati inaspettati (l'accodamento è venuto male) i motivi possono essere diversi:</text:p>
      <text:list xml:id="list3588084918" text:style-name="L44">
        <text:list-item>
          <text:p text:style-name="P425">il file sorgente è stato pasticciato,</text:p>
        </text:list-item>
        <text:list-item>
          <text:p text:style-name="P425">il file sorgente è stato compilato con una versione obsoleta di <text:span text:style-name="T332">LeenO</text:span> su di un Template ormai superato.</text:p>
        </text:list-item>
      </text:list>
      <text:p text:style-name="P66">In entrambi i casi potete tentare le seguenti operazioni:</text:p>
      <text:list xml:id="list2257792304" text:style-name="L45">
        <text:list-item>
          <text:p text:style-name="P485"><text:span text:style-name="T2">controllare l'esistenza e la “conformità” delle “righe di chiusura” del file da accodare e, nel dubbio, al fondo di ogni tabella reinserite la riga di chiusura dal menù </text:span><text:span text:style-name="menu"><text:span text:style-name="T399">LeenO</text:span></text:span><text:span text:style-name="menu"><text:span text:style-name="T2">&gt;UTILITY&gt;Inserisci riga rossa di chiusura</text:span></text:span><text:span text:style-name="T2">, dopo aver eliminato quella esistente,</text:span></text:p>
        </text:list-item>
        <text:list-item>
          <text:p text:style-name="P426">verificare che le colonne di dati nei fogli del file sorgente coincidano, per formato e numero, con quelle del file di destinazione<text:note text:id="ftn57" text:note-class="footnote"><text:note-citation>57</text:note-citation><text:note-body><text:p text:style-name="P47">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text:soft-page-break/>destinazione - <text:span text:style-name="T386">salvaguardando i dati, ovviamente</text:span>.</text:p>
        </text:list-item>
      </text:list>
      <text:p text:style-name="P66">Nel caso foste disperati, scrivetemi...:-) vediamo cosa si può fare!</text:p>
      <text:p text:style-name="P66">Se dopo un accodamento si nota un diminuzione di responsività di AOO, occorre resettare il programma (chiudendo anche il <text:span text:style-name="T386">quick starter, </text:span>se attivo). In casi estremi resettare la macchina può essere una buona idea.</text:p>
      <text:list xml:id="list160018664411990" text:continue-list="list160019124974019" text:style-name="elenco-U">
        <text:list-item>
          <text:h text:style-name="P346"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5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47">La ricerca dei codici “doppi” va fatta usando la specifica macro (toolbar: icona binocolo)</text:p></text:note-body></text:note></text:span><text:span text:style-name="T2">. La colorazione vi consente di individuare al volo la voce “importata”.</text:span></text:p>
      <text:p text:style-name="P15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60019148302654" text:continue-numbering="true" text:style-name="elenco-U">
        <text:list-item>
          <text:h text:style-name="P346"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66">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6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4" text:outline-level="3"><text:bookmark-start text:name="__RefHeading__17451_1192499583"/>Adattare un file obsoleto secondo le specifiche di un file più recente<text:bookmark-end text:name="__RefHeading__17451_1192499583"/></text:h>
      <text:p text:style-name="P66">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47">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66">La procedura viene proposta in automatico quando il codice incontra un file obsoleto rispetto alla versione di <text:span text:style-name="T332">LeenO</text:span> installata, ma può essere agita in qualsiasi momento da:</text:p>
      <text:p text:style-name="P153"><text:span text:style-name="menu"><text:span text:style-name="T399">LeenO</text:span></text:span><text:span text:style-name="menu"><text:span text:style-name="T2">&gt;UTILITY&gt;Aggiorna il tuo Doc/Template</text:span></text:span></text:p>
      <text:p text:style-name="P66">Sostanzialmente si opera senza toccare i dati (fogli personali, quadri economici, copertine o quant'altro) ma importando gli stili ed effettuando sul vostro file una serie di modifiche.</text:p>
      <text:p text:style-name="P66">Sostanzialmente vengono:</text:p>
      <text:list xml:id="list3556144550" text:style-name="L46">
        <text:list-item>
          <text:p text:style-name="P427">Aggiornati gli stili di cella aggiungendo quelli nuovi e sovrascrivendo le vostre eventuali personalizzazioni.</text:p>
        </text:list-item>
        <text:list-item>
          <text:p text:style-name="P427">Aggiunti eventuali nuovi stili di pagina (i vostri rimangono intatti).</text:p>
        </text:list-item>
        <text:list-item>
          <text:p text:style-name="P427">Importate o sostituite nel vostro file alcune tabelle di servizio compreso il foglio delle ShortCuts (le vostre Variabili generali vengono ricopiate sul foglio importato).</text:p>
        </text:list-item>
        <text:list-item>
          <text:p text:style-name="P427">Duplicati i fogli personali che saranno riconoscibili per il suffisso '_VEC'.</text:p>
        </text:list-item>
        <text:list-item>
          <text:p text:style-name="P427">Aggiornate le informazioni identificative del file (indispensabili al <text:span text:style-name="T386">codice</text:span> per le verifiche di sincronizzazione con la libreria.</text:p>
        </text:list-item>
        <text:list-item>
          <text:p text:style-name="P427">Reimpostati i nomi di area dei dati.</text:p>
        </text:list-item>
        <text:list-item>
          <text:p text:style-name="P486"><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ext:soft-page-break/>
        <table:table-row>
          <table:table-cell table:style-name="Tabella16.A1" office:value-type="string">
            <text:p text:style-name="P33">Note</text:p>
          </table:table-cell>
          <table:table-cell table:style-name="Tabella16.B1" office:value-type="string">
            <text:p text:style-name="P252">Per i pulsanti potreste avere risultati inaspettati tipo dimensioni e posizione sbagliati, pulsanti raddoppiati (quelli vecchi più quelli nuovi <text:note text:id="ftn60" text:note-class="footnote"><text:note-citation>60</text:note-citation><text:note-body><text:p text:style-name="P47">I nuovi Pulsanti hanno il carattere leggermente più piccolo e si dovrebbero distinguere con relativa facilità (Pare questo succeda solo sula tabella ANALISI)</text:p></text:note-body></text:note>), o pulsanti assenti.</text:p>
          </table:table-cell>
        </table:table-row>
      </table:table>
      <text:p text:style-name="P15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9">LeenO</text:span></text:span><text:span text:style-name="menu"><text:span text:style-name="T2">&gt;Modo bozza on/off</text:span></text:span><text:span text:style-name="T2">.</text:span></text:p>
      <text:p text:style-name="P15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66">In ogni caso la procedura opera su una copia del vostro documento e non rischiate nulla<text:note text:id="ftn62" text:note-class="footnote"><text:note-citation>62</text:note-citation><text:note-body><text:p text:style-name="P47">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66">Ma non posso garantire che tutto funzioni con template molto vecchi. Nel caso scrivetemi.</text:p>
      <text:p text:style-name="P66">Problemi noti:</text:p>
      <text:list xml:id="list3489634359" text:style-name="L47">
        <text:list-item>
          <text:p text:style-name="P487"><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28">La procedura fa un uso pesante della clipboard, e va pertanto eseguita con AOO resettato di fresco e la macchina con il minimo di task aperti.</text:p>
        </text:list-item>
      </text:list>
      <text:p text:style-name="P15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3">Note</text:p>
          </table:table-cell>
          <table:table-cell table:style-name="Tabella17.B1" office:value-type="string">
            <text:p text:style-name="P252">Alcuni trucchi che sembrano aiutare con i pulsanti.</text:p>
          </table:table-cell>
        </table:table-row>
      </table:table>
      <text:p text:style-name="P15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66">Ora si può procedere con l'aggiornamento da:</text:p>
      <text:p text:style-name="P153"><text:span text:style-name="menu"><text:span text:style-name="T399">LeenO</text:span></text:span><text:span text:style-name="menu"><text:span text:style-name="T2">&gt;UTILITY&gt;Aggiorna il tuo Doc/Template</text:span></text:span></text:p>
      <text:p text:style-name="P15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3"><text:span text:style-name="T2">La trovate dal </text:span><text:span text:style-name="menu"><text:span text:style-name="T2">Menù Principale&gt;Manutenzione (menù)&gt;Copia Intestazioni di Colonna</text:span></text:span></text:p>
      <text:p text:style-name="P6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3">Tip</text:p>
          </table:table-cell>
          <table:table-cell table:style-name="Table4.B1" office:value-type="string">
            <text:p text:style-name="P252">Per recuperare le vostre personalizzazioni degli stili di cella:</text:p>
            <text:list xml:id="list3623716991" text:style-name="L48">
              <text:list-item>
                <text:p text:style-name="P383">Dal file Originale a una foglio di un doc nuovo e pulito: copia/incolla una cella (almeno) per ciascun stile modificato...</text:p>
              </text:list-item>
              <text:list-item>
                <text:p text:style-name="P383">Salvi il file con un nome (es. Pippo.ods).</text:p>
              </text:list-item>
              <text:list-item>
                <text:p text:style-name="P383">Dal file già Aggiornato (con le tue personalizzazioni perdute/sovrascritte):</text:p>
              </text:list-item>
              <text:list-item>
                <text:p text:style-name="P488"><text:span text:style-name="menu"><text:span text:style-name="T2">menù Principale&gt;Importa Stili in blocco</text:span></text:span></text:p>
              </text:list-item>
              <text:list-item>
                <text:p text:style-name="P385">selezioni e carichi il tuo file salvato (Pippo.odt).</text:p>
              </text:list-item>
            </text:list>
            <text:p text:style-name="P275">Così sovrascrivi gli stili esistenti con i tuoi stili personalizzati!</text:p>
          </table:table-cell>
        </table:table-row>
      </table:table>
      <text:list xml:id="list160018538461476" text:continue-list="list160019148302654" text:style-name="elenco-U">
        <text:list-item>
          <text:h text:style-name="P346" text:outline-level="3"><text:bookmark-start text:name="__RefHeading__9751_1309900343"/><text:soft-page-break/>Se l'aggiornamento non va a buon fine<text:bookmark-end text:name="__RefHeading__9751_1309900343"/></text:h>
        </text:list-item>
      </text:list>
      <text:p text:style-name="P66">A volte succede che la macchina rallenti in modo esasperante, o si paralizzi. In questo caso o si resetta AOO ripartendo da capo, oppure si può tentare di chiudere altri task aperti come il browser o il gestore di clipboard.</text:p>
      <text:p text:style-name="P66">Altre volte invece viene restituita una sequenza di errori e l'aggiornamento si conclude in malo modo.</text:p>
      <text:p text:style-name="P66">In questo caso resettate AOO, chiudete tutte le applicazioni superflue (musica, browser, Emule, eventuale gestore della clipboard etc.) e riprovate. Non escludete la possibilità di riavviare il PC per poter operare nella situazione più ottimale.</text:p>
      <text:list xml:id="list160018087423642" text:continue-numbering="true" text:style-name="elenco-U">
        <text:list-item>
          <text:h text:style-name="P346" text:outline-level="3"><text:bookmark-start text:name="__RefHeading__17453_1192499583"/>Limiti del metodo<text:bookmark-end text:name="__RefHeading__17453_1192499583"/></text:h>
        </text:list-item>
      </text:list>
      <text:p text:style-name="P66">Se il vostro file ha difformità di formattazione, ovvero se avete degli stili di cella applicati nei posti sbagliati o mancanti nei posti giusti, questa procedura non è in grado di ripristinarle.</text:p>
      <text:p text:style-name="P153"><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6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66">Segnalatemi eventuali problemi di questo tipo perché io possa modificare - eventualmente - il <text:span text:style-name="T386">codice </text:span>di <text:span text:style-name="T332">LeenO</text:span> di conseguenza.</text:p>
      <text:list xml:id="list160019691268112" text:continue-list="list160019261101641" text:style-name="Numbering_20_1">
        <text:list-item>
          <text:h text:style-name="P376" text:outline-level="1"><text:bookmark-start text:name="__RefHeading__9755_1309900343"/>SICUREZZA DEI DATI (privacy, virus, etc...)<text:bookmark-end text:name="__RefHeading__9755_1309900343"/></text:h>
        </text:list-item>
      </text:list>
      <text:p text:style-name="P66">Ci sono molti modi per perdere i vostri dati. Quanto riporto in questo capitolo non è di certo esaustivo.</text:p>
      <text:list xml:id="list160019649998109" text:continue-list="list160018087423642" text:style-name="elenco-U">
        <text:list-item>
          <text:h text:style-name="P346" text:outline-level="3"><text:bookmark-start text:name="__RefHeading__70927_1207800285"/>Corruzione dei file<text:bookmark-end text:name="__RefHeading__70927_1207800285"/></text:h>
        </text:list-item>
      </text:list>
      <text:p text:style-name="P66">Può succedere che in fase di salvataggio del file.ods LO fallisca. E' raro ma succede!</text:p>
      <text:p text:style-name="P88">Alla successiva riapertura del documento verrà generato un messaggio del tipo:</text:p>
      <text:p text:style-name="P66"><text:span text:style-name="T396">Errore di formattazione nel file Content.xml</text:span><text:span text:style-name="T477">, con la posizione e il tipo di errore.</text:span></text:p>
      <text:p text:style-name="P66"><text:span text:style-name="T477">Sulla carta, dezippando il </text:span><text:span text:style-name="T396">file.ods </text:span><text:span text:style-name="T477">ed editando il file </text:span><text:span text:style-name="T396">Content.xml</text:span><text:span text:style-name="T477">, si dovrebbe poter correggere l'errore. In pratica, su un file grande e complesso come quelli di </text:span><text:span text:style-name="T358">LeenO</text:span><text:span text:style-name="T477">, non pare possibile ottenere risultati utili. Qualcuno, aprendo il file </text:span><text:span text:style-name="T396">Content.xml</text:span><text:span text:style-name="T477"> con Explorer di Windows, è riuscito a salvare un </text:span><text:span text:style-name="T396">xls</text:span><text:span text:style-name="T4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3">Tip</text:p>
          </table:table-cell>
          <table:table-cell table:style-name="Tabella18.B1" office:value-type="string">
            <text:p text:style-name="P88">La cosa migliore per mettersi al riparo da incidenti di questo tipo è:</text:p>
            <text:p text:style-name="P153"><text:span text:style-name="Strong_20_Emphasis"><text:span text:style-name="T4">ATTIVARE LA COPIA DI BACKUP:</text:span></text:span></text:p>
            <text:p text:style-name="P153"><text:span text:style-name="menu"><text:span text:style-name="T4">menù Strumenti&gt;Opzioni...&gt;Carica/salva&gt;Generale&gt;Crea sempre copia di backup</text:span></text:span></text:p>
          </table:table-cell>
        </table:table-row>
      </table:table>
      <text:p text:style-name="P66">Fatelo, mettete quella spunta!</text:p>
      <text:list xml:id="list160019376335849" text:continue-numbering="true" text:style-name="elenco-U">
        <text:list-item>
          <text:h text:style-name="P346" text:outline-level="3"><text:bookmark-start text:name="__RefHeading__70929_1207800285"/>Virus nelle macro<text:bookmark-end text:name="__RefHeading__70929_1207800285"/></text:h>
        </text:list-item>
      </text:list>
      <text:p text:style-name="P66">Finora non mi è successo di trovare del codice maligno in una macro di AOO. E' facile realizzarlo, per fortuna è altrettanto facile individuarlo, ma a quel punto può essere già troppo tardi.</text:p>
      <text:p text:style-name="P66">Per questo AOO ha nelle Opzioni Utente la possibilità di impostare dei diversi livelli di sicurezza, basati sulla posizione delle macro che può eseguire.</text:p>
      <text:p text:style-name="P66">La preimpostazione non consente l'esecuzione di alcuna macro e per abilitarle si dovrà agire da:</text:p>
      <text:p text:style-name="P153"><text:span text:style-name="menu"><text:span text:style-name="T2">Menù Strumenti&gt;Opzioni...&gt;OpenOffice&gt;Sicurezza:</text:span></text:span></text:p>
      <text:list xml:id="list67024351" text:style-name="L49">
        <text:list-item>
          <text:p text:style-name="P489"><text:span text:style-name="menu"><text:span text:style-name="T2">Sicurezza delle macro...&gt;Livello di sicurezza&gt;Medio</text:span></text:span><text:span text:style-name="menu"><text:span text:style-name="T469">.</text:span></text:span></text:p>
        </text:list-item>
        <text:list-item>
          <text:p text:style-name="P489"><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66">Al momento non ho notizie di macrovirus, ma meglio prevenire e stare attenti a <text:span text:style-name="T386">codice </text:span>proveniente da fonti sconosciute.</text:p>
      <text:list xml:id="list160019427036321" text:continue-list="list160019376335849" text:style-name="elenco-U">
        <text:list-item>
          <text:h text:style-name="P346" text:outline-level="3"><text:bookmark-start text:name="__RefHeading__17455_1192499583"/>Considerazioni sui salvataggi ai vari step<text:bookmark-end text:name="__RefHeading__17455_1192499583"/></text:h>
        </text:list-item>
      </text:list>
      <text:p text:style-name="P6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66">Per questi documenti ritengo necessario produrre un “lucido elettronico”, per poter (anche a distanza di tempo) stamparne una copia certamente identica al documento emesso. OpenOffice per questi casi consente l'esportazione diretta in PDF, soluzione ottimale.</text:p>
      <text:p text:style-name="P6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3">Tip</text:p>
          </table:table-cell>
          <table:table-cell table:style-name="Tabella19.B1" office:value-type="string">
            <text:p text:style-name="P66">Con LibreOffice è possibile conservare le versioni/revi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3">Attenzione</text:p>
            <text:p text:style-name="P33"><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90">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66">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66">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3"><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4"/>
      <text:list xml:id="list160018672696628" text:continue-list="list160019691268112" text:style-name="Numbering_20_1">
        <text:list-item>
          <text:h text:style-name="P376" text:outline-level="1"><text:bookmark-start text:name="__RefHeading__18097_1192499583"/>PREZZARI – adattamento<text:bookmark-end text:name="__RefHeading__18097_1192499583"/></text:h>
        </text:list-item>
      </text:list>
      <text:list xml:id="list160018629851781" text:continue-list="list160019427036321" text:style-name="elenco-U">
        <text:list-item>
          <text:h text:style-name="P346" text:outline-level="3"><text:bookmark-start text:name="__RefHeading__7888_661817279"/>Premessa<text:bookmark-end text:name="__RefHeading__7888_661817279"/></text:h>
        </text:list-item>
      </text:list>
      <text:p text:style-name="P66"><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66">La cosa non è facile da gestire (anche per chi li fa...) e le difficoltà si concentrano sull'organizzazione delle voci madre, figlia (e a volte anche nipoti...).</text:p>
      <text:p text:style-name="P66">Ad esempio, il prezzario di Milano utilizza un tag (V per le figlie e P per le madri) e sembra il più coerente.</text:p>
      <text:p text:style-name="P66">La Regione Piemonte si basa solo sulla “lunghezza” del codice-prezzo... (questo crea talvolta dei problemi di riconoscimento).</text:p>
      <text:p text:style-name="P6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66">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66">Questo è solo un assaggio delle complessità che si possono incontrare, ma ho tentato egualmente di mettere a punto un insieme di macro che potesse accodare le voci di prezzari diversi.</text:p>
      <text:p text:style-name="P66">Per questo ho rilasciato versioni successive dei medesimi prezzari, e al momento mi sembra di aver raggiunto un discreto compromesso di efficienza!</text:p>
      <text:p text:style-name="P6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3">Note</text:p>
          </table:table-cell>
          <table:table-cell table:style-name="Tabella21.B1" office:value-type="string">
            <text:p text:style-name="P252">La questione prezzari e relativi “standard personalizzati” adottati per la loro distribuzione è un vero problema.</text:p>
            <text:p text:style-name="P252">Sarebbe opportuno che fossero distribuiti in formato <text:span text:style-name="T386">OpenDocument</text:span> pubblicamente accessibile e disponibile per Windows, Mac OS X e GNU/Linux, nell'ottica del riuso e della neutralità tecnologica,</text:p>
            <text:p text:style-name="P252">Naturalmente il formato <text:span text:style-name="T386">OpenDocument </text:span>è adottato da LibreOffice, OpenOffice e simili.</text:p>
          </table:table-cell>
        </table:table-row>
      </table:table>
      <text:list xml:id="list160020260869082" text:continue-numbering="true" text:style-name="elenco-U">
        <text:list-item>
          <text:h text:style-name="P346" text:outline-level="3"><text:bookmark-start text:name="__RefHeading__7890_661817279"/>Come procedere<text:bookmark-end text:name="__RefHeading__7890_661817279"/></text:h>
        </text:list-item>
      </text:list>
      <text:p text:style-name="P66">I prezzari ufficiali, come accennato, sono distribuiti nei più svariati formati e, se sono distribuiti in formato <text:span text:style-name="T429">accettabile</text:span>, con opportune manipolazioni possono essere importati in Calc.</text:p>
      <text:p text:style-name="P66">Non entro in merito a queste manipolazioni perché le situazioni possono essere molto diverse a secondo dello “standard personalizzato” di origine del prezzario.</text:p>
      <text:p text:style-name="P66">Ciò che conta è ottenere un file di Calc, ad esempio <text:span text:style-name="T386">temp_prezzi.ods,</text:span> che sia articolato con una specifica struttura di colonne.</text:p>
      <text:p text:style-name="P66">E' quasi certo che il prezzario che volete adattare ad <text:span text:style-name="T332">LeenO</text:span>, anche se già in formato tabella, non abbia le colonne corrette al posto giusto; in tal caso dovrete fare qualche operazione di adattamento.</text:p>
      <text:p text:style-name="P15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812443725" text:style-name="L50">
        <text:list-item>
          <text:p text:style-name="P490"><text:span text:style-name="T2">colonna </text:span><text:span text:style-name="colonne"><text:span text:style-name="T2">C</text:span></text:span><text:span text:style-name="T2">: codice-prezzo,</text:span></text:p>
        </text:list-item>
        <text:list-item>
          <text:p text:style-name="P490"><text:span text:style-name="T2">colonna </text:span><text:span text:style-name="colonne"><text:span text:style-name="T2">E</text:span></text:span><text:span text:style-name="T2">: descrizione lavorazione,</text:span></text:p>
        </text:list-item>
        <text:list-item>
          <text:p text:style-name="P490"><text:span text:style-name="T2">colonna </text:span><text:span text:style-name="colonne"><text:span text:style-name="T2">G</text:span></text:span><text:span text:style-name="T2">: unità di misura,</text:span></text:p>
        </text:list-item>
        <text:list-item>
          <text:p text:style-name="P490"><text:soft-page-break/><text:span text:style-name="T2">Colonna </text:span><text:span text:style-name="colonne"><text:span text:style-name="T2">H</text:span></text:span><text:span text:style-name="T2">: prezzo unitario,</text:span></text:p>
        </text:list-item>
        <text:list-item>
          <text:p text:style-name="P429">e così via...</text:p>
        </text:list-item>
      </text:list>
      <text:p text:style-name="P153"><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3">Tip</text:p>
          </table:table-cell>
          <table:table-cell table:style-name="Tabella22.B1" office:value-type="string">
            <text:p text:style-name="P66">Per distinguere a colpo d'occhio i valori in formato <text:span text:style-name="T386">testo</text:span> dai valori in formato <text:span text:style-name="T386">numero</text:span><text:span text:style-name="T429"> o </text:span><text:span text:style-name="T386">formula</text:span>, dal menù:</text:p>
            <text:p text:style-name="P153"><text:span text:style-name="menu"><text:span text:style-name="T2">Visualizza&gt;Evidenziazione valori</text:span></text:span><text:span text:style-name="T2"> oppure </text:span><text:span text:style-name="menu"><text:span text:style-name="T2">Ctrl+F8</text:span></text:span></text:p>
            <text:p text:style-name="P66">Attivata questa opzione, i valori di tipo <text:span text:style-name="T394">testo</text:span> assumeranno il colore nero, quelli di tipo <text:span text:style-name="T483">numero</text:span> avranno un colore blu e i valori <text:span text:style-name="T485">formula</text:span><text:span text:style-name="T429"> o </text:span><text:span text:style-name="T485">link</text:span> avranno colore verde.</text:p>
            <text:p text:style-name="P15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3"><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4">numero</text:span><text:span text:style-name="T2"> seleziona i valori interessati e dal menù:</text:span></text:p>
      <text:p text:style-name="P153"><text:span text:style-name="menu"><text:span text:style-name="T399">LeenO</text:span></text:span><text:span text:style-name="menu"><text:span text:style-name="T2">&gt;UTILITY&gt;Converti stringhe in numeri</text:span></text:span><text:span text:style-name="T2"> oppure esegui </text:span><text:span text:style-name="menu"><text:span text:style-name="T2">Ctrl+Alt+S</text:span></text:span></text:p>
      <text:p text:style-name="P66">Il file su cui stiamo lavorando è una tabella temporanea che per comodità indicheremo come “Temp”. Serve ora un file prezzario funzionante (per svuotarlo dei suoi dati e incollarvi i dati della tabella Temp).</text:p>
      <text:p text:style-name="P15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66">Salvatelo con un nome più significativo ad esempio <text:span text:style-name="T386">Prezzario_2013.ods</text:span>.</text:p>
      <text:p text:style-name="P153"><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47">Probabilmente la formattazione dovrà essere applicata su tutte le righe...</text:p></text:note-body></text:note></text:span><text:span text:style-name="T2">.</text:span></text:p>
      <text:p text:style-name="P66"><text:span text:style-name="T539">Al completamento dell'elaborazione la struttura tabellare del Listino potrà essere formattata con il comando </text:span>colora_capitoli_listino <text:span text:style-name="T539">che ne migliorerà la leggibilità.</text:span></text:p>
      <text:p text:style-name="P66">Il file-prezzario è così pronto per essere usato con <text:span text:style-name="T332">LeenO</text:span>. I prezzari hanno, in genere, diversi livelli di annidamento delle voci, ovvero le lavorazioni sono distribuite (strutturate) su più righe.</text:p>
      <text:p text:style-name="P66">Nelle diverse versioni che ho rilasciato il problema dei livelli è stato trattato in modi alternativi, trovando la forma definitiva nelle versioni “<text:span text:style-name="T436">-TV</text:span>”.</text:p>
      <text:p text:style-name="P153"><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3">Attenzione</text:p>
            <text:p text:style-name="P33"><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66">Fate molta attenzione! Fate qualche prova, perché è possibile che nello stesso prezzario ci siano diversi livelli di annidamento di voci contemporaneamente!</text:p>
          </table:table-cell>
        </table:table-row>
      </table:table>
      <text:p text:style-name="P15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66">Consiglio di sostituire con alcuni spazi, e di usare cautela perché ci sono situazioni dove la voce rischia di diventare illeggibile.</text:p>
      <text:list xml:id="list160019152180073" text:continue-list="list160020260869082" text:style-name="elenco-U">
        <text:list-item>
          <text:h text:style-name="P346" text:outline-level="3"><text:bookmark-start text:name="__RefHeading__167503_902406516"/><text:soft-page-break/>Prezzari in più capitoli<text:bookmark-end text:name="__RefHeading__167503_902406516"/></text:h>
        </text:list-item>
      </text:list>
      <text:p text:style-name="P66">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66">Il file-schema è stato aggiornato introducendo, all'inizio dell'elenco di voci, nel foglio <text:span text:style-name="fogli">Listino</text:span>, un indice dei capitoli.</text:p>
      <text:p text:style-name="P66">Per aprire il capitolo che interessa è sufficiente selezionare il nome dall'indice e cliccare sul pulsante <text:span text:style-name="menu">Apri altro capitolo...</text:span></text:p>
      <text:p text:style-name="P66"/>
      <table:table table:name="Tabella20" table:style-name="Tabella20">
        <table:table-column table:style-name="Tabella20.A"/>
        <table:table-column table:style-name="Tabella20.B"/>
        <table:table-row>
          <table:table-cell table:style-name="Tabella20.A1" office:value-type="string">
            <text:p text:style-name="P33">Attenzione</text:p>
            <text:p text:style-name="P33"><draw:frame draw:style-name="fr10" draw:name="immagini6" text:anchor-type="as-char" svg:y="-0.669cm" svg:width="1.094cm" svg:height="1.011cm" draw:z-index="123"><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3">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66">Chi intende continuare ad utilizzare il prezzario completo in unico file può farlo, al costo di un fisiologico rallentamento dipendente dalla mole di dati gestiti.</text:p>
      <text:p text:style-name="P66">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66">Se incontrate difficoltà ad adattare un prezzario scrivetemi e vedremo di trovare una soluzione.</text:p>
      <text:p text:style-name="P78">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66">E' ovvio che un prezzario cartaceo ha dei costi di stampa e distribuzione, ma dati il cui uso è obbligatorio per legge dovrebbero essere di pubblico dominio<text:note text:id="ftn65" text:note-class="footnote"><text:note-citation>65</text:note-citation><text:note-body><text:p text:style-name="P47">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66">Se un ente distribuisce un PDF, significa che esiste a monte un formato manipolabile. La sua distribuzione via web usando lo standard <text:span text:style-name="T386">OpenDocument</text:span> non comporta per l'Ente nessun costo aggiuntivo.</text:p>
      <text:p text:style-name="P66">Concludendo, se volete fare qualcosa di utile per <text:span text:style-name="T332">LeenO</text:span> e per la vostra libertà rompete l'anima a chi di dovere!</text:p>
      <text:list xml:id="list160019236534295" text:continue-numbering="true" text:style-name="elenco-U">
        <text:list-item>
          <text:h text:style-name="P358"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53"><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3"><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66">Più variabile la situazione degli <text:span text:style-name="T386">Oneri di Sicurezza </text:span>inclusi nei prezzi (Sicurezza Inclusa) dove gli estensori dei prezzari usano a volte la percentuale ed a volte l'importo, ma questo non è un problema.</text:p>
      <text:p text:style-name="P15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160019236795609" text:continue-list="list160018672696628" text:style-name="Numbering_20_1">
        <text:list-item>
          <text:h text:style-name="P377" text:outline-level="1"><text:bookmark-start text:name="__RefHeading__18099_1192499583"/>LA CONTABILITA' DI CANTIERE<text:bookmark-end text:name="__RefHeading__18099_1192499583"/></text:h>
        </text:list-item>
      </text:list>
      <text:list xml:id="list160018748960719" text:continue-list="list160019236534295" text:style-name="elenco-U">
        <text:list-item>
          <text:h text:style-name="P346" text:outline-level="3"><text:bookmark-start text:name="__RefHeading__17459_1192499583"/>Premessa e note di rilascio<text:bookmark-end text:name="__RefHeading__17459_1192499583"/></text:h>
        </text:list-item>
      </text:list>
      <text:p text:style-name="P66">Le innovazioni relative alla contabilità di cantiere erano state previste per la versione 4. Ma si è ritenuto preferibile portare quanto possibile sulla 3.xx in modo da poter coinvolgere più gente nei test.</text:p>
      <text:p text:style-name="P72">La documentazione di questo capitolo è in fase Beta in continuo aggiornamento: potrebbe pertanto risultare - a tratti - poco chiara o incongruente e vi sarò grato per le vostre segnalazioni.</text:p>
      <text:list xml:id="list160018361973553" text:continue-numbering="true" text:style-name="elenco-U">
        <text:list-item>
          <text:h text:style-name="P346" text:outline-level="3"><text:bookmark-start text:name="__RefHeading__7525_1364689504"/>Introduzione alla Contabilità del Cantiere<text:bookmark-end text:name="__RefHeading__7525_1364689504"/></text:h>
        </text:list-item>
      </text:list>
      <text:p text:style-name="P66">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66">Questa parte è ancora in via di finitura e potrebbero mancare alcuni automatismi che ci si aspetta. (In tal caso vorrei mi fossero segnalati).</text:p>
      <text:p text:style-name="P66">Trattandosi di una tabella di calcolo, ciò che manca può comunque essere ricavato a “a mano” utilizzando le estese possibilità di Calc.</text:p>
      <text:p text:style-name="P105">Do per scontato che prima di affrontare questa parte vi siate impratichiti con <text:span text:style-name="T332">LeenO</text:span> e abbiate realizzato almeno un Computo.</text:p>
      <text:p text:style-name="P163"><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160018841205892" text:continue-numbering="true" text:style-name="elenco-U">
        <text:list-item>
          <text:h text:style-name="P346" text:outline-level="3"><text:bookmark-start text:name="__RefHeading__16632_233094727"/>Contabilità Semplificata<text:bookmark-end text:name="__RefHeading__16632_233094727"/></text:h>
        </text:list-item>
      </text:list>
      <text:p text:style-name="P100">Ho eliminato la possibilità di eseguire quella che era indicata come “contabilità semplificata” in quanto confondeva un po’ le cose.</text:p>
      <text:p text:style-name="P100">Del resto lo stesso D.P.R. 5 ottobre 2010, n. 207 all’art 210 dice:</text:p>
      <text:p text:style-name="P70">“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0">Per cui la norma identifica nella contabilità semplificata un modo per evitare la contabilità “canonica”, fatta degli allegati che conosciamo, <text:span text:style-name="T540">quando l'entità dei lavori è esigua</text:span>.</text:p>
      <text:p text:style-name="P100">Ai fini della contabilizzazione dei lavori privati è sufficiente che impresa e committente controfirmino un computo metrico a consuntivo.</text:p>
      <text:p text:style-name="P100">E’ pur vero che senza la redazione di un registro di contabilità la stessa impresa non ha un documento contabile valido su cui poter apporre eventuali riserve.</text:p>
      <text:list xml:id="list160018712039553" text:continue-numbering="true" text:style-name="elenco-U">
        <text:list-item>
          <text:h text:style-name="P346" text:outline-level="3"><text:bookmark-start text:name="__RefHeading__17461_1192499583"/>Contabilità a norma di regolamento<text:bookmark-end text:name="__RefHeading__17461_1192499583"/></text:h>
        </text:list-item>
      </text:list>
      <text:p text:style-name="P15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3"><text:span text:style-name="T2">Per abilitare la Contabilità bisogna operare dal </text:span><text:span text:style-name="menu"><text:span text:style-name="T2">Menù Principale</text:span></text:span><text:span text:style-name="T2"> e premere il pulsante: </text:span><text:span text:style-name="menu"><text:span text:style-name="T399">Gestione Contabilità Cantiere</text:span></text:span><text:span text:style-name="T2"><text:note text:id="ftn66" text:note-class="footnote"><text:note-citation>66</text:note-citation><text:note-body><text:p text:style-name="P47">Durante la stesura di un computo la gestione della contabilità non è ovviamente utile; pertanto, per tenere alto il livello di controllo in quella fase, si è scelto di nascondere una serie di tabelle e di opzioni: premendo <text:span text:style-name="menu"><text:span text:style-name="T401">Gestione Contabilità Cantiere</text:span></text:span> verranno attivate.</text:p></text:note-body></text:note></text:span><text:span text:style-name="T2">.</text:span></text:p>
      <text:p text:style-name="P153"><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47">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66">A questo punto è necessario fare una scelta che dovrà poi rimanere invariata fino alla conclusione dei lavori. Questa ha a che fare con la modalità di registrazione delle misurazioni effettuate in cantiere.</text:p>
      <text:p text:style-name="P66">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47">Elenco dei documenti contabili previsti dal Regolamento:</text:p><text:list xml:id="list1865505090" text:style-name="L51"><text:list-item><text:p text:style-name="P343"><text:bookmark-start text:name="__RefNumPara__46797_246142066"/>Giornale dei Lavori (da fare a mano)<text:bookmark-end text:name="__RefNumPara__46797_246142066"/></text:p></text:list-item><text:list-item><text:p text:style-name="P343">Libretti di Misura (si può fare a mano oppure con strumenti informatici)</text:p></text:list-item><text:list-item><text:p text:style-name="P343">Liste Settimanali (a mano oppure con strumenti informatici)</text:p></text:list-item><text:list-item><text:p text:style-name="P343">Registro di Contabilità (riporta i dati del libretto in ordine cronologico)</text:p></text:list-item><text:list-item><text:p text:style-name="P343">Sommario del Registro di contabilità (viene richiesto di rado dai RUP...)</text:p></text:list-item><text:list-item><text:p text:style-name="P343">Stati d'Avanzamento dei lavori (SAL) (deriva dal registro di Contabilità)</text:p></text:list-item><text:list-item><text:p text:style-name="P343">Certificati per il Pagamento delle rate d'acconto (sostanzialmente una tabella riassuntiva)</text:p></text:list-item><text:list-item><text:p text:style-name="P343">Conto Finale e relativa Relazione (niente di ripetitivo e automatizzabile)</text:p></text:list-item></text:list></text:note-body></text:note>, con tanto di firma dell'appaltatore. Solo in un secondo momento (in ufficio) quelle misure venivano annotate nel “Registro di contabilità”.</text:p>
      <text:p text:style-name="P66">Oggi il regolamento consente anche la tenuta del “Libretto delle Misure” in modalità digitale, soluzione forse comoda solo se in cantiere si dispone di un ufficio (riscaldato), di computer e di stampante! A mio avviso per niente comodo!</text:p>
      <text:p text:style-name="P66"><text:span text:style-name="T332">LeenO</text:span> consente entrambe le modalità, ma va deciso sin da subito quale delle due adottare<text:note text:id="ftn70" text:note-class="footnote"><text:note-citation>70</text:note-citation><text:note-body><text:p text:style-name="P47">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60018998195767" text:continue-list="list160018712039553" text:style-name="elenco-U">
        <text:list-item>
          <text:h text:style-name="P346" text:outline-level="3"><text:bookmark-start text:name="__RefHeading__17463_1192499583"/>Libretto delle misure cartaceo (a mano)<text:bookmark-end text:name="__RefHeading__17463_1192499583"/></text:h>
        </text:list-item>
      </text:list>
      <text:p text:style-name="P66">E' la procedura più corretta, la più semplice.</text:p>
      <text:p text:style-name="P66">Siamo stati in cantiere, abbiamo misurato, discusso ed ottenuto la firma dell'appaltatore sul brogliaccio cartaceo. Poi, tornati in ufficio, con tutta calma, riporteremo le annotazioni sul “Registro di Contabilità”.</text:p>
      <text:p text:style-name="P66">Per la modalità tradizionale (Libretto cartaceo compilato a mano in cantiere) c'è poco da dire, perché, in questo caso, il Libretto è qualcosa di estraneo a LeenO.</text:p>
      <text:p text:style-name="P66">Se le procedure dell'ufficio prevedono la digitalizzazione di tutti i documenti sarà sufficiente passare allo scanner il libretto compilato e archiviare la copia.</text:p>
      <text:list xml:id="list160018885090505" text:continue-numbering="true" text:style-name="elenco-U">
        <text:list-item>
          <text:h text:style-name="P358" text:outline-level="3"><text:bookmark-start text:name="__RefHeading__17465_1192499583"/>Libretto delle misure elettronico<text:bookmark-end text:name="__RefHeading__17465_1192499583"/></text:h>
        </text:list-item>
      </text:list>
      <text:p text:style-name="P153"><text:span text:style-name="T2">Per abilitare la modalità </text:span><text:span text:style-name="fogli"><text:span text:style-name="T2">Libretto Elettronico</text:span></text:span><text:span text:style-name="T2">:</text:span></text:p>
      <text:p text:style-name="P15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3"><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1714619907" text:style-name="L52">
        <text:list-item>
          <text:p text:style-name="P303"><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03"><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47">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303"><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91">ti rimane da compilare/correggere le quantità (e/o compilare o controllare la data e gli estremi del libretto<text:note text:id="ftn72" text:note-class="footnote"><text:note-citation>72</text:note-citation><text:note-body><text:p text:style-name="P47">Data ed estremi del libretto vengono copiati dalla voce precedente... quindi vanno solo scritti una volta... e le volte successive solo controllati ed eventualmente modificati.</text:p></text:note-body></text:note>).</text:p>
        </text:list-item>
      </text:list>
      <text:p text:style-name="P66">Le operazioni sopra vanno ripetute per ogni lavorazione misurata.</text:p>
      <text:p text:style-name="P78">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3">Attenzione</text:p>
            <text:p text:style-name="P33"><draw:frame draw:style-name="fr10" draw:name="immagini28" text:anchor-type="as-char" svg:y="-0.669cm" svg:width="1.094cm" svg:height="1.011cm" draw:z-index="124"><draw:image xlink:href="Pictures/10000201000000500000004A5C57FE847CB22350.png" xlink:type="simple" xlink:show="embed" xlink:actuate="onLoad"/></draw:frame></text:p>
          </table:table-cell>
          <table:table-cell table:style-name="Tabella30.B1" office:value-type="string">
            <text:p text:style-name="P6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66">Inoltre ciascuno ha delle idee diverse su quando emettere/stampare (e quindi acquisire le firme su quel documento<text:note text:id="ftn73" text:note-class="footnote"><text:note-citation>73</text:note-citation><text:note-body><text:p text:style-name="P47">A mio avviso il libretto va stampato in cantiere, quindi ad ogni “visita”.</text:p></text:note-body></text:note>) e in questo senso lascio all'utente la massima possibilità di scelta.</text:p>
      <text:p text:style-name="P153"><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66">Se qualcuno è interessato a questa modalità di tenuta del libretto potrebbe darmi una mano per metterla a punto.</text:p>
      <text:p text:style-name="P15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60020460100485" text:continue-list="list160018885090505" text:style-name="elenco-U">
        <text:list-item>
          <text:h text:style-name="P367" text:outline-level="3"><text:bookmark-start text:name="__RefHeading__17467_1192499583"/>Stampa del Libretto delle Misure<text:bookmark-end text:name="__RefHeading__17467_1192499583"/></text:h>
        </text:list-item>
      </text:list>
      <text:p text:style-name="P66">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3">Note</text:p>
          </table:table-cell>
          <table:table-cell table:style-name="Tabella25.B1" office:value-type="string">
            <text:p text:style-name="P252">Se si desidera la “Vista Corta” occorre attivarla subito.</text:p>
          </table:table-cell>
        </table:table-row>
      </table:table>
      <text:list xml:id="list369045162" text:style-name="L53">
        <text:list-item>
          <text:p text:style-name="P430">Definire l'area di stampa selezionando <text:span text:style-name="T411">ESCLUSIVAMENTE</text:span> le voci di Libretto interessate dalla stampa (SAL corrente),</text:p>
        </text:list-item>
        <text:list-item>
          <text:p text:style-name="P491"><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91"><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0">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66"><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66">Solo quando sarete soddisfatti si potrà procedere all'esportazione in PDF da:</text:p>
      <text:p text:style-name="P153"><text:span text:style-name="menu"><text:span text:style-name="T39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3">Attenzione</text:p>
            <text:p text:style-name="P33"><draw:frame draw:style-name="fr10" draw:name="immagini15" text:anchor-type="as-char" svg:y="-0.669cm" svg:width="1.094cm" svg:height="1.011cm" draw:z-index="126"><draw:image xlink:href="Pictures/10000201000000500000004A5C57FE847CB22350.png" xlink:type="simple" xlink:show="embed" xlink:actuate="onLoad"/></draw:frame></text:p>
          </table:table-cell>
          <table:table-cell table:style-name="Tabella26.B1" office:value-type="string">
            <text:p text:style-name="P66">L'area di stampa DEVE essere limitata alle sole voci “nuove”, cioè non ricomprese nella stampa del <text:span text:style-name="T411">Libretto delle Misure</text:span> prodotta nel precedente SAL.</text:p>
          </table:table-cell>
        </table:table-row>
      </table:table>
      <text:p text:style-name="P6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3">Tip</text:p>
          </table:table-cell>
          <table:table-cell table:style-name="Tabella27.B1" office:value-type="string">
            <text:p text:style-name="P6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3">Note</text:p>
          </table:table-cell>
          <table:table-cell table:style-name="Tabella28.B1" office:value-type="string">
            <text:p text:style-name="P25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66">In generale, ogni automatismo toglie margine di libertà all'utente e occorre ogni volta trovare il migliore compromesso fra costi e benefici. Sono benvenuti i suggerimenti.</text:p>
      <text:h text:style-name="P242" text:outline-level="3"><text:bookmark-start text:name="__RefHeading__15380_1830426232"/>Vedi Voce<text:bookmark-end text:name="__RefHeading__15380_1830426232"/></text:h>
      <text:p text:style-name="P15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6">Per ovvi motivi, all'attivazione di questo comando, potrà essere scelta solo una voce con numero d'ordine inferiore al numero di quella che si sta elaborando.</text:p>
      <text:list xml:id="list160020379660404" text:continue-list="list160020460100485" text:style-name="elenco-U">
        <text:list-item>
          <text:h text:style-name="P346" text:outline-level="3"><text:bookmark-start text:name="__RefHeading__17469_1192499583"/>Registro di Contabilità<text:bookmark-end text:name="__RefHeading__17469_1192499583"/></text:h>
        </text:list-item>
      </text:list>
      <text:p text:style-name="P66">Dopo aver compilato e stampato il Libretto delle Misure, come indicato del paragrafo relativo, il Registro di Contabilità è già pronto: è sufficiente attivare la sua visualizzazione dal pulsante:</text:p>
      <text:p text:style-name="P15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3">Attenzione</text:p>
            <text:p text:style-name="P33"><draw:frame draw:style-name="fr10" draw:name="immagini27" text:anchor-type="as-char" svg:y="-0.669cm" svg:width="1.094cm" svg:height="1.011cm" draw:z-index="125"><draw:image xlink:href="Pictures/10000201000000500000004A5C57FE847CB22350.png" xlink:type="simple" xlink:show="embed" xlink:actuate="onLoad"/></draw:frame></text:p>
          </table:table-cell>
          <table:table-cell table:style-name="Tabella24.B1" office:value-type="string">
            <text:p text:style-name="P66">Essendo una procedura in fase sperimentale, particolare attenzione va dedicata al controllo della colonna di richiamo della pagina del Libretto nella quale è stato annotato ogni articolo di elenco corrispondente.</text:p>
          </table:table-cell>
        </table:table-row>
      </table:table>
      <text:p text:style-name="P155">Essendo il Registro di Contabilità un derivato del Libretto delle Misure ne conserva anche le modalità di gestione. Ci sono perciò due possibilità:</text:p>
      <text:h text:style-name="P341" text:outline-level="4"><text:bookmark-start text:name="__RefHeading__17471_1192499583"/>Libretto delle misure elettronico<text:bookmark-end text:name="__RefHeading__17471_1192499583"/></text:h>
      <text:p text:style-name="P153"><text:span text:style-name="T486">In questo caso il </text:span><text:span text:style-name="fogli"><text:span text:style-name="T486">Libretto</text:span></text:span><text:span text:style-name="T486"> è stato annotato direttamente</text:span><text:span text:style-name="T487"> sulla tabella di </text:span><text:span text:style-name="fogli"><text:span text:style-name="T488">CONTABILITA</text:span></text:span><text:span text:style-name="T486"> di </text:span><text:span text:style-name="T378">LeenO</text:span><text:span text:style-name="T486">. Pertanto il Registro è già pronto</text:span><text:span text:style-name="T486"><text:note text:id="ftn75" text:note-class="footnote"><text:note-citation>75</text:note-citation><text:note-body><text:p text:style-name="P47">Attenzione! Si potrebbe erroneamente pensare che la tenuta elettronica del libretto sia più facile e più breve. Ma è solo un'impressione.</text:p></text:note-body></text:note></text:span><text:span text:style-name="T486">.</text:span></text:p>
      <text:p text:style-name="P153"><text:span text:style-name="T486">Attivando </text:span><text:span text:style-name="menu"><text:span text:style-name="T486">VISTE&gt;Scenario base per il Registro di Contabilità</text:span></text:span><text:span text:style-name="T486"> avremo anche le comparazioni con le quantità a </text:span><text:span text:style-name="fogli"><text:span text:style-name="T486">COMPUTO</text:span></text:span><text:span text:style-name="T486">.</text:span></text:p>
      <text:h text:style-name="P341" text:outline-level="4"><text:bookmark-start text:name="__RefHeading__17473_1192499583"/>Libretto delle misure compilato a mano (su carta)<text:bookmark-end text:name="__RefHeading__17473_1192499583"/></text:h>
      <text:p text:style-name="P155">La compilazione dei libretti delle misure deve essere effettuata sulla base dei rilevati nel brogliaccio di cantiere.</text:p>
      <text:p text:style-name="P153"><text:span text:style-name="T486">Sul foglio </text:span><text:span text:style-name="fogli"><text:span text:style-name="T486">CONTABILITA</text:span></text:span><text:span text:style-name="T486"> attiviamo lo schema di visualizzazione del “</text:span><text:span text:style-name="fogli"><text:span text:style-name="T486">Registro di Contabilità</text:span></text:span><text:span text:style-name="T486">” dove </text:span><text:soft-page-break/><text:span text:style-name="T486">andremo a inserire le misure annotate </text:span><text:span text:style-name="T487">nel brogliaccio</text:span><text:span text:style-name="T486"> </text:span><text:span text:style-name="T486"><text:note text:id="ftn76" text:note-class="footnote"><text:note-citation>76</text:note-citation><text:note-body><text:p text:style-name="P47">Macchiato di caffè e un po' sbavato dalla pioggia ma controfirmato dall'appaltatore.</text:p></text:note-body></text:note></text:span><text:span text:style-name="T486">.</text:span></text:p>
      <text:p text:style-name="P153"><text:span text:style-name="T486">Supponendo che la modalità di tenuta del </text:span><text:span text:style-name="fogli"><text:span text:style-name="T486">Libretto delle Misure</text:span></text:span><text:span text:style-name="T486"> sia già correttamente impostata:</text:span></text:p>
      <text:list xml:id="list907237284" text:style-name="L54">
        <text:list-item>
          <text:p text:style-name="P492"><text:span text:style-name="T486">Pulsante </text:span><text:span text:style-name="menu"><text:span text:style-name="T486">VISTE&gt;Scenario Base per Registro di Contabilità</text:span></text:span><text:span text:style-name="T486">.</text:span></text:p>
        </text:list-item>
        <text:list-item>
          <text:p text:style-name="P492"><text:span text:style-name="T486">Per trasferire/copiare le misure dal </text:span><text:span text:style-name="T489">“brogliaccio”</text:span><text:span text:style-name="T486"> al </text:span><text:span text:style-name="fogli"><text:span text:style-name="T486">Registro</text:span></text:span><text:span text:style-name="T486"> occorre prima andare a cercare la voce sul </text:span><text:span text:style-name="fogli"><text:span text:style-name="T486">COMPUTO</text:span></text:span><text:span text:style-name="T486">, e </text:span><text:span text:style-name="T378">LeenO</text:span><text:span text:style-name="T486"> ci aiuta mediante il </text:span><text:span text:style-name="menu"><text:span text:style-name="T490">Pesca...</text:span></text:span><text:span text:style-name="T486">:</text:span></text:p>
        </text:list-item>
        <text:list-item>
          <text:p text:style-name="P492"><text:span text:style-name="T486">dalla </text:span><text:span text:style-name="fogli"><text:span text:style-name="T486">CONTABILITA</text:span></text:span><text:span text:style-name="T48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6"> </text:span></text:span><text:span text:style-name="T2">che</text:span><text:span text:style-name="T486"> ti porta sulla tab </text:span><text:span text:style-name="fogli"><text:span text:style-name="T486">COMPUTO</text:span></text:span><text:span text:style-name="T486">,</text:span></text:p>
        </text:list-item>
        <text:list-item>
          <text:p text:style-name="P492"><text:span text:style-name="T486">nella tab </text:span><text:span text:style-name="fogli"><text:span text:style-name="T486">COMPUTO</text:span></text:span><text:span text:style-name="T486"> cerchi</text:span><text:span text:style-name="T486"><text:note text:id="ftn77" text:note-class="footnote"><text:note-citation>77</text:note-citation><text:note-body><text:p text:style-name="P47">In quel momento non sei realmente 'dentro' una macro... e per la ricerca puoi usare tutti gli espedienti messi a disposizione da AOO e da <text:span text:style-name="T375">LeenO</text:span>.</text:p></text:note-body></text:note></text:span><text:span text:style-name="T486"> la voce di computo relativa alla misurazione da riportare nel </text:span><text:span text:style-name="fogli"><text:span text:style-name="T486">Registro</text:span></text:span></text:p>
        </text:list-item>
      </text:list>
      <text:list xml:id="list385174871" text:style-name="L55">
        <text:list-item>
          <text:p text:style-name="P493"><text:span text:style-name="T486">selezioni una cella qualsiasi della voce trovata e riesegui </text:span><text:span text:style-name="menu"><text:span text:style-name="T490">Pesca...</text:span></text:span><text:span text:style-name="T486">: i dati necessari verranno copiati sulla tab </text:span><text:span text:style-name="fogli"><text:span text:style-name="T486">CONTABILITA</text:span></text:span><text:span text:style-name="T486">.</text:span></text:p>
        </text:list-item>
        <text:list-item>
          <text:p text:style-name="P494">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2"><text:tab/>La col 'Quantità da computo' può essere o meno visualizzata. (La stessa cosa succede per la colonna degli 'importi da Computo')</text:p></text:note-body></text:note></text:p>
        </text:list-item>
        <text:list-item>
          <text:p text:style-name="P431">infine compilare o controllare la data e gli estremi del libretto<text:note text:id="ftn79" text:note-class="footnote"><text:note-citation>79</text:note-citation><text:note-body><text:p text:style-name="P47">Data ed estremi del libretto vengono copiati dalla voce precedente... quindi vanno solo scritti la prima volta... e le volte successive solo controllati ed eventualmente modificati.</text:p></text:note-body></text:note>.</text:p>
        </text:list-item>
      </text:list>
      <text:p text:style-name="P66">Le operazioni sopra vanno ripetute per ogni lavorazione misurata e/o già annotata sul Libretto delle misure cartaceo!</text:p>
      <text:p text:style-name="P15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373947793" text:style-name="L56">
        <text:list-item>
          <text:p text:style-name="P432">Figure e annotazioni del Computo,</text:p>
        </text:list-item>
        <text:list-item>
          <text:p text:style-name="P432">Residui/Differenze.</text:p>
        </text:list-item>
        <text:list-item>
          <text:p text:style-name="P432">Annotazioni varie...</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160018730355098" text:continue-list="list160020379660404" text:style-name="elenco-U">
        <text:list-item>
          <text:h text:style-name="P346" text:outline-level="3"><text:bookmark-start text:name="__RefHeading__15382_1830426232"/>I SAL (Stati di Avanzamento Lavori)<text:bookmark-end text:name="__RefHeading__15382_1830426232"/></text:h>
        </text:list-item>
      </text:list>
      <text:p text:style-name="P153"><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47">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66">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47">l pulsante equivalente sul foglio è stato eliminato a partire dal template 150.</text:p></text:note-body></text:note></text:span><text:span text:style-name="T2">.</text:span></text:p>
      <text:p text:style-name="P153"><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3">Attenzione</text:p>
            <text:p text:style-name="P33"><draw:frame draw:style-name="fr10" draw:name="immagini29" text:anchor-type="as-char" svg:y="-0.669cm" svg:width="1.094cm" svg:height="1.011cm" draw:z-index="94"><draw:image xlink:href="Pictures/10000201000000500000004A5C57FE847CB22350.png" xlink:type="simple" xlink:show="embed" xlink:actuate="onLoad"/></draw:frame></text:p>
          </table:table-cell>
          <table:table-cell table:style-name="Tabella31.B1" office:value-type="string">
            <text:p text:style-name="P6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47">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66">Se non vedete la riga di chiusura SAL è perché NON avete attivato lo scenario relativo ai SAL<text:note text:id="ftn83" text:note-class="footnote"><text:note-citation>83</text:note-citation><text:note-body><text:p text:style-name="P47">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3"><text:span text:style-name="menu"><text:span text:style-name="T2">VISTE&gt;Visualizza le chiusure S.A.L. (qui su questa tabella)</text:span></text:span><text:span text:style-name="T2"><text:note text:id="ftn84" text:note-class="footnote"><text:note-citation>84</text:note-citation><text:note-body><text:p text:style-name="P47">Nel caso si voglia avere un'idea sintetica dei SAL già chiusi, ovvero visualizzare solo le righe di chiusura SAL si può agire mettendo in struttura il foglio e poi Cliccando sul livello 1 della struttura.</text:p></text:note-body></text:note></text:span></text:p>
      <text:p text:style-name="P15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3"><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47">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47">ll numero di copie necessarie per un SAL risulta alla fine decisamente minore rispetto alle copie di progetto e può essere valutata l'opzione di stampa in A3.</text:p></text:note-body></text:note></text:span><text:span text:style-name="T2">.</text:span></text:p>
      <text:p text:style-name="P15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66">Come è già stato detto sopra, basterà nascondere/visualizzare le colonne giuste, nascondere/visualizzare le righe opportune in modalità struttura.</text:p>
      <text:p text:style-name="P15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23346062" text:style-name="L57">
        <text:list-item>
          <text:p text:style-name="P495"><text:span text:style-name="menu"><text:span text:style-name="T2">VISTE&gt;Quantità da Computo ON/OFF</text:span></text:span></text:p>
        </text:list-item>
        <text:list-item>
          <text:p text:style-name="P495"><text:span text:style-name="menu"><text:span text:style-name="T2">VISTE&gt;Importi da Computo ON/OFF</text:span></text:span></text:p>
        </text:list-item>
        <text:list-item>
          <text:p text:style-name="P495"><text:span text:style-name="menu"><text:span text:style-name="T2">VISTE&gt;Dettagli delle Quantità ON/OFF</text:span></text:span></text:p>
        </text:list-item>
        <text:list-item>
          <text:p text:style-name="P495"><text:span text:style-name="menu"><text:span text:style-name="T2">VISTE&gt;Gestione della manodopera ON/OFF</text:span></text:span></text:p>
        </text:list-item>
        <text:list-item>
          <text:p text:style-name="P495"><text:span text:style-name="menu"><text:span text:style-name="T2">VISTE&gt;Sicurezza ON/OFF</text:span></text:span></text:p>
        </text:list-item>
        <text:list-item>
          <text:p text:style-name="P495"><text:span text:style-name="T2">eventualmente </text:span><text:span text:style-name="menu"><text:span text:style-name="T2">VISTE&gt;Metti in struttura (e poi nascondi le righe di dettaglio)</text:span></text:span></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47">Non dovrebbe, ma può succedere che si voglia inserire una voce in mezzo ad altre già “annotate” e con il SAL già chiuso. Questo a volte mette in difficoltà le formule di Somma del SAL che vanno fuori puntamento.</text:p></text:note-body></text:note></text:span></text:p>
      <text:p text:style-name="P66">Per ovviare al problema in modo veloce ed efficace:</text:p>
      <text:list xml:id="list2943792575" text:style-name="L58">
        <text:list-item>
          <text:p text:style-name="P433">eliminare le 3 righe del SAL</text:p>
        </text:list-item>
        <text:list-item>
          <text:p text:style-name="P496"><text:span text:style-name="T2">ridare </text:span><text:span text:style-name="menu"><text:span text:style-name="T2">VISTE&gt;Chiudi un SAL</text:span></text:span></text:p>
        </text:list-item>
      </text:list>
      <text:p text:style-name="P153"><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60019070676205" text:continue-list="list160018730355098" text:style-name="elenco-U">
        <text:list-item>
          <text:h text:style-name="P346" text:outline-level="3"><text:bookmark-start text:name="__RefHeading__8851_1217806306"/>SOMMARIO DEL REGISTRO DI CONTABILITA'<text:bookmark-end text:name="__RefHeading__8851_1217806306"/></text:h>
        </text:list-item>
      </text:list>
      <text:p text:style-name="P66">Recita il Regolamento (art.167):</text:p>
      <text:p text:style-name="P69">Ciascuna partita è riportata in apposito sommario e classificata, secondo il rispettivo articolo di elenco e di perizia.</text:p>
      <text:p text:style-name="P69">“...”</text:p>
      <text:p text:style-name="P69">Il sommario indica, in occasione di ogni stato d'avanzamento, la quantità di ogni lavorazione eseguita, e i relativi importi, in modo da consentire una verifica della rispondenza all'ammontare dell'avanzamento risultante dal registro di contabilità.</text:p>
      <text:p text:style-name="P15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66">Si consiglia di agire nel seguente modo:</text:p>
      <text:list xml:id="list881622218" text:style-name="L59">
        <text:list-item>
          <text:p text:style-name="P497"><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34">selezionare una qualsiasi cella compresa nell'intervallo del SAL (già chiuso) di cui si vuole creare/aggiornare il Sommario</text:p>
        </text:list-item>
        <text:list-item>
          <text:p text:style-name="P497"><text:span text:style-name="menu"><text:span text:style-name="T2">VISTE&gt;Aggiorna Sommario (nel Computo)</text:span></text:span></text:p>
        </text:list-item>
      </text:list>
      <text:p text:style-name="P153"><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3">Note</text:p>
          </table:table-cell>
          <table:table-cell table:style-name="Tabella32.B1" office:value-type="string">
            <text:p text:style-name="P252">Questi dati rimangono dinamici solo fino alla chiusura del SAL successivo, quando verranno invece consolidati<text:note text:id="ftn88" text:note-class="footnote"><text:note-citation>88</text:note-citation><text:note-body><text:p text:style-name="P47">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47">La parola aggiornamento potrebbe indurre in errore... perché se noi premiamo il pulsante “visualizza un Sommario sul Computo”, se non abbiamo mai “aggiornato/generato” quel sommario, non troveremo nessun numero attendibile annotato</text:p><text:p text:style-name="P4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3">Note</text:p>
          </table:table-cell>
          <table:table-cell table:style-name="Tabella33.B1" office:value-type="string">
            <text:p text:style-name="P27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66">Nei Sommari del Registro di Contabilità manca la Sicurezza, ma a mio avviso è un dato che non serve in quelle comparazioni. Nel caso ci siano opinioni diverse in merito scrivetemi.</text:p>
      <text:p text:style-name="P66">Per avere una buona leggibilità d'insieme si può:</text:p>
      <text:list xml:id="list2787328874" text:style-name="L60">
        <text:list-item>
          <text:p text:style-name="P498"><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98"><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66">Al momento appaiono TUTTE le voci di computo, anche quelle “a zero”, cioè quelle voci non ancora misurate e pagate.</text:p>
      <text:p text:style-name="P66">Non vedo problemi in senso legale... ma se un computo è poderoso sarebbe forse preferibile trovare un modo agevole di omettere (nascondere) le voci non pertinenti.</text:p>
      <text:p text:style-name="P66"><text:soft-page-break/>Per la stampa del Sommario sarà opportuno decidere cosa visualizzare e cosa nascondere, considerando che gli usi di un sommario vanno ben oltre gli aspetti burocratico-legali.</text:p>
      <text:p text:style-name="P66">Per andare in stampa si usano le solite procedure... decidendo con cura la configurazione di colonne mostrate/nascoste e il formato di pagina più adatto.</text:p>
      <text:p text:style-name="P6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3">Note</text:p>
          </table:table-cell>
          <table:table-cell table:style-name="Tabella34.B1" office:value-type="string">
            <text:p text:style-name="P252">Queste procedure sono ancora in fase di test e potreste trovare errori o ingenuità che vi pregherei di segnalare. Sono anche graditi suggerimenti o altre considerazioni in merito.</text:p>
          </table:table-cell>
        </table:table-row>
      </table:table>
      <text:h text:style-name="P339" text:outline-level="2"/>
      <text:list xml:id="list160018779186998" text:continue-list="list160019070676205" text:style-name="elenco-U">
        <text:list-item>
          <text:h text:style-name="P369" text:outline-level="3"><text:bookmark-start text:name="__RefHeading__8027_22604932"/>CERTIFICATO DI PAGAMENTO e Quadro dei Dati Economici<text:bookmark-end text:name="__RefHeading__8027_22604932"/></text:h>
        </text:list-item>
      </text:list>
      <text:p text:style-name="P153"><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3"><text:span text:style-name="menu"><text:span text:style-name="T399">LeenO</text:span></text:span><text:span text:style-name="menu"><text:span text:style-name="T2">&gt;Gestione Copertine e Docs&gt;Mostra le Copertine e i Docs di Contabilità</text:span></text:span></text:p>
      <text:p text:style-name="P153"><text:span text:style-name="T2">Si tratta di un modello con nessun automatismo ma un sacco di link interni al file</text:span><text:span text:style-name="T2"><text:note text:id="ftn90" text:note-class="footnote"><text:note-citation>90</text:note-citation><text:note-body><text:p text:style-name="P47">NB <text:span text:style-name="T411">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66">Le modalità sono piuttosto “libere”: si possono usare dei link oppure copiare i numeri “consolidati”, a scelta dell'utente.</text:p>
      <text:p text:style-name="P15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66">Se il SAL annota anche il totale sicurezza, si potrà agevolmente sottrarlo al Totale di (quel) SAL, prima di applicare lo sconto.</text:p>
      <text:p text:style-name="P153"><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66"/>
      <text:list xml:id="list160018865821530" text:continue-list="list160019236795609" text:style-name="Numbering_20_1">
        <text:list-item>
          <text:h text:style-name="P376" text:outline-level="1"><text:bookmark-start text:name="__RefHeading__18103_1192499583"/>PERIZIE DI VARIANTE<text:bookmark-end text:name="__RefHeading__18103_1192499583"/></text:h>
        </text:list-item>
      </text:list>
      <text:p text:style-name="P66">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3">Note</text:p>
          </table:table-cell>
          <table:table-cell table:style-name="Tabella35.B1" office:value-type="string">
            <text:p text:style-name="P252">NON dimenticate mai che <text:span text:style-name="T374">LeenO</text:span> aggiunge solo delle facilitazioni... ma tutte le possibilità di Calc sono presenti, attive e disponibili!</text:p>
          </table:table-cell>
        </table:table-row>
      </table:table>
      <text:p text:style-name="P15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66">Ciò premesso ci sono alcune casistiche che ricorrono:</text:p>
      <text:list xml:id="list160019996245221" text:continue-list="list160018779186998" text:style-name="elenco-U">
        <text:list-item>
          <text:h text:style-name="P359" text:outline-level="3"><text:bookmark-start text:name="__RefHeading__17475_1192499583"/>Nuova voce di Computo<text:bookmark-end text:name="__RefHeading__17475_1192499583"/></text:h>
        </text:list-item>
      </text:list>
      <text:p text:style-name="P15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47">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160020415552579" text:continue-numbering="true" text:style-name="elenco-U">
        <text:list-item>
          <text:h text:style-name="P359" text:outline-level="3"><text:bookmark-start text:name="__RefHeading__17477_1192499583"/>Variazione di quantità delle voci esistenti.<text:bookmark-end text:name="__RefHeading__17477_1192499583"/></text:h>
        </text:list-item>
      </text:list>
      <text:p text:style-name="P15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47">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66">Come nell'esempio seguente:</text:p>
      <text:p text:style-name="P66"><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3">Note</text:p>
          </table:table-cell>
          <table:table-cell table:style-name="Tabella36.B1" office:value-type="string">
            <text:p text:style-name="P252">Queste possibilità rimangono valide solo nel caso in cui nel computo non vi siano più ricorrenze della stessa voce di elenco prezzi. In tale circostanza, per produrre un parallelo giustificativo, sarà più indicato ragionare con i sommari.</text:p>
            <text:p text:style-name="P252">Magari quest'ultima evenienza potrebbe essere automatizzata in futuri aggiornamenti di <text:span text:style-name="T374">LeenO</text:span>.</text:p>
          </table:table-cell>
        </table:table-row>
      </table:table>
      <text:list xml:id="list160020360256723" text:continue-numbering="true" text:style-name="elenco-U">
        <text:list-item>
          <text:h text:style-name="P346" text:outline-level="3"><text:bookmark-start text:name="__RefHeading__17479_1192499583"/>Voci Eliminate<text:bookmark-end text:name="__RefHeading__17479_1192499583"/></text:h>
        </text:list-item>
      </text:list>
      <text:p text:style-name="P153"><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3"><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47">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78">NB. La Perizia di variante, in genere, viene fatta in “corso d'opera”, e prima di metterci mano mi sembrerebbe opportuno chiudere un SAL, in modo da chiudere tutte le voci già “misurate” e pareggiare eventuali anticipazioni.</text:p>
      <text:p text:style-name="P78">Resta comunque è necessario:</text:p>
      <text:list xml:id="list2318476101" text:style-name="L61">
        <text:list-item>
          <text:p text:style-name="P415">Salvare il documento/file con nome appropriato (in modo che sia chiaro che quello contiene/è la Perizia di Variante)</text:p>
        </text:list-item>
        <text:list-item>
          <text:p text:style-name="P499"><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47">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35">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66"><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3">Tip</text:p>
          </table:table-cell>
          <table:table-cell table:style-name="Tabella38.B1" office:value-type="string">
            <text:p text:style-name="P66">LibreOffice offre la possibilità di conservare le ver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ext:p text:style-name="P153"><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66">Non esistono al momento degli automatismi per farlo... ma questa procedura sembra adeguata:</text:p>
      <text:p text:style-name="P153"><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1548054256" text:style-name="L62">
        <text:list-item>
          <text:p text:style-name="P500"><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00"><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00"><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66">Quindi si può riprendere la contabilità in modo normale!</text:p>
      <text:list xml:id="list160019254901282" text:continue-list="list160020360256723" text:style-name="elenco-U">
        <text:list-item>
          <text:h text:style-name="P346" text:outline-level="3"><text:bookmark-start text:name="__RefHeading__17481_1192499583"/>Nuovi Prezzi<text:bookmark-end text:name="__RefHeading__17481_1192499583"/></text:h>
        </text:list-item>
      </text:list>
      <text:p text:style-name="P6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2" text:outline-level="3"><text:bookmark-start text:name="__RefHeading__17483_1192499583"/>Soluzione burocratica<text:bookmark-end text:name="__RefHeading__17483_1192499583"/></text:h>
      <text:p text:style-name="P15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66">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47">Ricordo che la rinumerazione automatica del <text:span text:style-name="fogli">COMPUTO</text:span> viene disattivata quando si abilita La Contabilità lavori.</text:p></text:note-body></text:note>). In questo modo si ha la comparazione immediata fra il previsto e lo speso.</text:p>
      <text:p text:style-name="P6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66">Certamente è quanto di meglio possa desiderare un RUP.</text:p>
      <text:h text:style-name="P241" text:outline-level="3"><text:bookmark-start text:name="__RefHeading__17485_1192499583"/>Soluzione semplificata<text:bookmark-end text:name="__RefHeading__17485_1192499583"/></text:h>
      <text:p text:style-name="P66">Quando i Computi sono approssimativi e incompleti e lo stesso Elenco Prezzi è carente rispetto alle esigenze dei lavori, i Nuovi Prezzi diventano elenchi chilometrici e sorge l'esigenza di avere sotto controllo l'ammontare dei costi in tempo reale.</text:p>
      <text:p text:style-name="P66">E' stata messa a punto una modalità che prevede l'inserimento diretto in Contabilità dei Nuovi Prezzi:</text:p>
      <text:list xml:id="list2844213333" text:style-name="L63">
        <text:list-item>
          <text:p text:style-name="P436">Le opere previste a Computo e realizzate vengono regolarmente registrate in Contabilità (fin qui <text:soft-page-break/>tutto normale).</text:p>
        </text:list-item>
        <text:list-item>
          <text:p text:style-name="P501"><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01"><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47">“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36">Infine si completano i dettagli di misura e le altre annotazioni del caso.</text:p>
        </text:list-item>
      </text:list>
      <text:p text:style-name="P15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3">Note</text:p>
          </table:table-cell>
          <table:table-cell table:style-name="Tabella39.B1" office:value-type="string">
            <text:p text:style-name="P25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105958069" text:style-name="L64">
        <text:list-item>
          <text:p text:style-name="P502"><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66">la descrizione è colorata di arancio.</text:p>
      <text:p text:style-name="P25"><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3">Note</text:p>
          </table:table-cell>
          <table:table-cell table:style-name="Tabella40.B1" office:value-type="string">
            <text:p text:style-name="P252">Mi sembra opportuna una breve nota sul comportamento delle azioni contestuali su quella tipologia di voce (probabilmente non sufficientemente intuitive):</text:p>
            <text:list xml:id="list18476750" text:style-name="L65">
              <text:list-item>
                <text:p text:style-name="P384"><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384"><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60019258679369" text:continue-list="list160019254901282" text:style-name="elenco-U">
        <text:list-item>
          <text:h text:style-name="P346" text:outline-level="3"><text:bookmark-start text:name="__RefHeading__7535_1364689504"/>Considerazioni finali per la stampa dei documenti contabili<text:bookmark-end text:name="__RefHeading__7535_1364689504"/></text:h>
        </text:list-item>
      </text:list>
      <text:p text:style-name="P66">Grazie ad alcune innovazioni, il tabù relativo alla manipolazione diretta della tabella da stampare è venuto meno e, volendo, si può agire direttamente sulla tabella senza massacrare il suo aspetto.</text:p>
      <text:p text:style-name="P66">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3"><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66">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66">Inoltre, nel caso si voglia tenere il Libretto nel <text:span text:style-name="T386">file.ods</text:span>, si va incontro a particolari complicazioni per la semplice ragione che i numeri di pagina del libretto (che <text:span text:style-name="T411">devono</text:span> apparire sul registro) possono modificarsi per un nonnulla.40</text:p>
      <text:list xml:id="list160019035966622" text:continue-list="list160018865821530" text:style-name="Numbering_20_1">
        <text:list-item>
          <text:h text:style-name="P376" text:outline-level="1"><text:bookmark-start text:name="__RefHeading__7537_1364689504"/>CRONOPROGRAMMA<text:bookmark-end text:name="__RefHeading__7537_1364689504"/></text:h>
        </text:list-item>
      </text:list>
      <text:p text:style-name="P66">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66">Al momento l'ho tolto dal <text:span text:style-name="T386">file.ods</text:span>.</text:p>
      <text:p text:style-name="P6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66">Ancora utilizzando l'importo manodopera, durante la contabilità si potrebbero controllare le tempistiche... insomma, bisogna rifletterci.... ed i suggerimenti sono benvenuti!</text:p>
      <text:p text:style-name="P66"/>
      <text:list xml:id="list160020331887768" text:continue-numbering="true" text:style-name="Numbering_20_1">
        <text:list-item>
          <text:h text:style-name="P376" text:outline-level="1"><text:bookmark-start text:name="__RefHeading__18105_1192499583"/>DA FARE<text:bookmark-end text:name="__RefHeading__18105_1192499583"/></text:h>
        </text:list-item>
      </text:list>
      <text:list xml:id="list420075664" text:style-name="L66">
        <text:list-item>
          <text:p text:style-name="P437">Ridurre il più possibile i pulsanti sul foglio sostituendoli con delle dialog e/o contestualizzando i comandi da toolbars da menù (è praticamente realizzato ed è visibile sui template con numero superio al 157).</text:p>
        </text:list-item>
        <text:list-item>
          <text:p text:style-name="P437">Un set di icone pratico e personalizzato (fatto ma migliorabile).</text:p>
        </text:list-item>
        <text:list-item>
          <text:p text:style-name="P437">Riorganizzare meglio la grafica dei fogli operando sugli stili (in progress ma migliorabile).</text:p>
        </text:list-item>
        <text:list-item>
          <text:p text:style-name="P437">Si sta valutando l'opportunità di esportare un computo in formato testo (CSV).</text:p>
        </text:list-item>
        <text:list-item>
          <text:p text:style-name="P437">Un più efficace detentore di errori con identificativo dell'errore! (è in test... ma non evolve...).</text:p>
        </text:list-item>
        <text:list-item>
          <text:p text:style-name="P437">Qualche protezione in più da manipolazioni poco attente (più ne aggiungo e più ne servono... e poi come dice Paolo Mantovani: “Mai fidarsi dell'utente...”)</text:p>
        </text:list-item>
        <text:list-item>
          <text:p text:style-name="P503"><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47">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3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37">Crono programma semiautomatico.</text:p>
        </text:list-item>
        <text:list-item>
          <text:p text:style-name="P420">Ottimizzare – in generale - il codice.</text:p>
        </text:list-item>
        <text:list-item>
          <text:p text:style-name="P437">Circa la Contabilità di cantiere: un filtro che nasconda le voci “non misurate”(?).</text:p>
        </text:list-item>
      </text:list>
      <text:p text:style-name="P66"><text:span text:style-name="T332">LeenO</text:span> but not last il debug! <text:span text:style-name="T42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66">C'era altro... ma al momento non ricordo... ad una certa età succede:-)</text:p>
      <text:p text:style-name="P66">E in ogni caso tutto è sempre migliorabile...:-)</text:p>
      <text:p text:style-name="P66">Colgo l'occasione per ingraziare tutti coloro che hanno osato sfidare la mia ipocondria con i loro feedback.... consentendo ad <text:span text:style-name="T332">LeenO</text:span> di migliorare...:-)</text:p>
      <text:list xml:id="list160020182665891" text:continue-list="list160020331887768" text:style-name="Numbering_20_1">
        <text:list-item>
          <text:h text:style-name="P376" text:outline-level="1"><text:bookmark-start text:name="__RefHeading__7541_1364689504"/>CONCLUSIONI<text:bookmark-end text:name="__RefHeading__7541_1364689504"/></text:h>
        </text:list-item>
      </text:list>
      <text:p text:style-name="P66">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66">La fase Beta di <text:span text:style-name="T332">LeenO</text:span> 4 invece sta languendo nell'indecisione di come strutturare la schermata del computo, diventata troppo larga per i normali monitor.</text:p>
      <text:p text:style-name="P66">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66">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53"><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66">Spesso mi potete trovare su freenode #OpenOffice-it e #libreoffice-it dove possiamo discuterne direttamente.</text:p>
      <text:p text:style-name="P66"/>
      <text:p text:style-name="P66">Grazie per la pazienza dimostrata nel leggere questo manuale</text:p>
      <text:p text:style-name="P66"/>
      <table:table table:name="Tabella41" table:style-name="Tabella41">
        <table:table-column table:style-name="Tabella41.A"/>
        <table:table-column table:style-name="Tabella41.B"/>
        <table:table-row>
          <table:table-cell table:style-name="Tabella41.A1" office:value-type="string">
            <text:p text:style-name="P68"/>
          </table:table-cell>
          <table:table-cell table:style-name="Tabella41.A1" office:value-type="string">
            <text:p text:style-name="P68">Bartolomeo Aimar</text:p>
          </table:table-cell>
        </table:table-row>
      </table:table>
      <text:p text:style-name="P66"/>
      <text:list xml:id="list160019489582090" text:continue-numbering="true" text:style-name="Numbering_20_1">
        <text:list-item>
          <text:h text:style-name="P376" text:outline-level="1"><text:bookmark-start text:name="__RefHeading__7543_1364689504"/>ALLEGATO 1 – Note e features<text:bookmark-end text:name="__RefHeading__7543_1364689504"/></text:h>
        </text:list-item>
      </text:list>
      <text:list xml:id="list160019969858611" text:continue-list="list160019258679369" text:style-name="elenco-U">
        <text:list-item>
          <text:h text:style-name="P349" text:outline-level="3"><text:bookmark-start text:name="__RefHeading__17487_1192499583"/>LibreOffice vs MS Office<text:bookmark-end text:name="__RefHeading__17487_1192499583"/></text:h>
        </text:list-item>
      </text:list>
      <text:p text:style-name="P69">Queste note sono state scritte molti anni fa... quando ancora usavo e conoscevo solo MS Office.</text:p>
      <text:p text:style-name="P66">Le suite LibreOffice non <text:span text:style-name="T520">è un</text:span> clon<text:span text:style-name="T520">e</text:span> di Microsoft Office!</text:p>
      <text:p text:style-name="P101">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1">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66"><text:span text:style-name="T520">LibreOffice</text:span>, invece, produce documenti in formato XML, formato aperto e documentato e oggi adottato come standard internazionale ISO.</text:p>
      <text:p text:style-name="P101">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160020427955353" text:continue-list="list160019489582090" text:style-name="Numbering_20_1">
        <text:list-item>
          <text:h text:style-name="P376" text:outline-level="1"><text:bookmark-start text:name="__RefHeading__46725_246142066"/>ALLEGATO 2 - TABELLE di <text:span text:style-name="T40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66">nome tabella</text:p>
            </table:table-cell>
            <table:table-cell table:style-name="Tabella2.A1" office:value-type="string">
              <text:p text:style-name="P66"/>
            </table:table-cell>
            <table:table-cell table:style-name="Tabella2.C1" office:value-type="string">
              <text:p text:style-name="P66">commenti</text:p>
            </table:table-cell>
          </table:table-row>
        </table:table-header-rows>
        <table:table-row>
          <table:table-cell table:style-name="Tabella2.A11" office:value-type="string">
            <text:p text:style-name="P239"><text:span text:style-name="fogli"><text:span text:style-name="T2">Elenco Prezzi</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Analisi di Prezz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MPUT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NTABILITA</text:span></text:span></text:p>
          </table:table-cell>
          <table:table-cell table:style-name="Tabella2.B11" office:value-type="string">
            <text:p text:style-name="P66">indispensabile per la gestione della Contabilità di Cantiere a norma di regolamento</text:p>
          </table:table-cell>
          <table:table-cell table:style-name="Tabella2.C11" office:value-type="string">
            <text:p text:style-name="P66">Tabella indispensabile per la compilazione del Registro di Contabilità e per la contabilità in generale: meglio non cancellarla..</text:p>
          </table:table-cell>
        </table:table-row>
        <table:table-row>
          <table:table-cell table:style-name="Tabella2.A11" office:value-type="string">
            <text:p text:style-name="P239"><text:span text:style-name="fogli"><text:span text:style-name="T2">S1, S2, S3, S4, S5, M1</text:span></text:span></text:p>
          </table:table-cell>
          <table:table-cell table:style-name="Tabella2.B11" office:value-type="string">
            <text:p text:style-name="P66">indispensabili solo per l'uso delle macro di <text:span text:style-name="T332">LeenO</text:span></text:p>
          </table:table-cell>
          <table:table-cell table:style-name="Tabella2.C11" office:value-type="string">
            <text:p text:style-name="P66">Sono tabelle di servizio</text:p>
          </table:table-cell>
        </table:table-row>
        <table:table-row>
          <table:table-cell table:style-name="Tabella2.A11" office:value-type="string">
            <text:p text:style-name="P239"><text:span text:style-name="fogli"><text:span text:style-name="T2">Scorciatoie</text:span></text:span></text:p>
          </table:table-cell>
          <table:table-cell table:style-name="Tabella2.B11" office:value-type="string">
            <text:p text:style-name="P66">E' solo un promemoria, ma direi indispensabile se si ama</text:p>
            <text:p text:style-name="P66">azionare le macro in quel modo.</text:p>
          </table:table-cell>
          <table:table-cell table:style-name="Tabella2.C11" office:value-type="string">
            <text:p text:style-name="P66">E' la tabella di documentazione delle scorciatoie di tastiera.</text:p>
          </table:table-cell>
        </table:table-row>
        <table:table-row>
          <table:table-cell table:style-name="Tabella2.A11" office:value-type="string">
            <text:p text:style-name="P239"><text:span text:style-name="fogli"><text:span text:style-name="T2">copyright_licenza_</text:span></text:span><text:span text:style-name="fogli"><text:span text:style-name="T402">LeenO</text:span></text:span></text:p>
          </table:table-cell>
          <table:table-cell table:style-name="Tabella2.B11" office:value-type="string">
            <text:p text:style-name="P66">INDISPENSABILE</text:p>
          </table:table-cell>
          <table:table-cell table:style-name="Tabella2.C11" office:value-type="string">
            <text:p text:style-name="P66">Distribuire <text:span text:style-name="T332">LeenO</text:span> senza la licenza può avere conseguenze legali.</text:p>
          </table:table-cell>
        </table:table-row>
        <table:table-row>
          <table:table-cell table:style-name="Tabella2.A11" office:value-type="string">
            <text:p text:style-name="P239"><text:span text:style-name="fogli"><text:span text:style-name="T2">cP_Cop (ed altre eventuali fogli con suffisso cP_</text:span></text:span></text:p>
          </table:table-cell>
          <table:table-cell table:style-name="Tabella2.B11" office:value-type="string">
            <text:p text:style-name="P66">NON indispensabili!</text:p>
          </table:table-cell>
          <table:table-cell table:style-name="Tabella2.C11" office:value-type="string">
            <text:p text:style-name="P66">Sono le copertine del computo... le potete eliminare o aggiungere anche in un secondo momento</text:p>
          </table:table-cell>
        </table:table-row>
        <table:table-row>
          <table:table-cell table:style-name="Tabella2.A11" office:value-type="string">
            <text:p text:style-name="P239"><text:span text:style-name="fogli"><text:span text:style-name="T2">cT_Cop (ed altre fogli con suffisso cT_</text:span></text:span></text:p>
          </table:table-cell>
          <table:table-cell table:style-name="Tabella2.B11" office:value-type="string">
            <text:p text:style-name="P66">NON indispensabili!</text:p>
          </table:table-cell>
          <table:table-cell table:style-name="Tabella2.C11" office:value-type="string">
            <text:p text:style-name="P66">Sono i doc di gestione Contabilità Cantiere. e relative copertine.. le potete eliminare e/o aggiungere anche in un secondo momento</text:p>
          </table:table-cell>
        </table:table-row>
        <table:table-row>
          <table:table-cell table:style-name="Tabella2.A11" office:value-type="string">
            <text:p text:style-name="P239"><text:span text:style-name="fogli"><text:span text:style-name="T480">Quadro, Quadro Economico,</text:span></text:span></text:p>
            <text:p text:style-name="P239"><text:span text:style-name="fogli"><text:span text:style-name="T480">Quadri Incidenze Manodopera, etc</text:span></text:span></text:p>
          </table:table-cell>
          <table:table-cell table:style-name="Tabella2.B11" office:value-type="string">
            <text:p text:style-name="P66">I quadri sono un problema vostro (in quanto soggettivo).</text:p>
            <text:p text:style-name="P66">Come qualsiasi altra ulteriore tabella che riterrete opportuno aggiungere...</text:p>
          </table:table-cell>
          <table:table-cell table:style-name="Tabella2.C11" office:value-type="string">
            <text:p text:style-name="P66"/>
          </table:table-cell>
        </table:table-row>
      </table:table>
      <text:p text:style-name="P3"/>
      <text:list xml:id="list160020870429858" text:continue-numbering="true" text:style-name="Numbering_20_1">
        <text:list-item>
          <text:h text:style-name="P376" text:outline-level="1"><text:bookmark-start text:name="__RefHeading__18107_1192499583"/>FREQUENTLY ASKED QUESTIONS<text:bookmark-end text:name="__RefHeading__18107_1192499583"/></text:h>
        </text:list-item>
      </text:list>
      <text:h text:style-name="P341" text:outline-level="4"><text:bookmark-start text:name="__RefHeading__17489_1192499583"/>Dove sono i Formati di pagina<text:bookmark-end text:name="__RefHeading__17489_1192499583"/></text:h>
      <text:p text:style-name="P66">I formati di pagina (e relativi header e piè di pagina) si impostano da:</text:p>
      <text:p text:style-name="P153"><text:span text:style-name="menu"><text:span text:style-name="T2">Menù Formato&gt;Pagina...</text:span></text:span></text:p>
      <text:p text:style-name="P66">(mi sembra logico... ma non se sei abituato ad Excell probabilmente non quello che ti aspettavi...:-))</text:p>
      <text:h text:style-name="P341" text:outline-level="4"><text:bookmark-start text:name="__RefHeading__17491_1192499583"/>Cercando di cancellare il contenuto della cella vengono cancellati anche i formati<text:bookmark-end text:name="__RefHeading__17491_1192499583"/></text:h>
      <text:p text:style-name="P101">Il sistema di cancellazione di <text:span text:style-name="T520">LO</text:span> prevede la possibilità di cancellare selettivamente contenuti e formati di una cella.</text:p>
      <text:p text:style-name="P15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41" text:outline-level="4"><text:bookmark-start text:name="__RefHeading__17493_1192499583"/>Andare a capo in una cella<text:bookmark-end text:name="__RefHeading__17493_1192499583"/></text:h>
      <text:p text:style-name="P153"><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341" text:outline-level="4"><text:bookmark-start text:name="__RefHeading__17495_1192499583"/>Impostare un riferimento assoluto ($)<text:bookmark-end text:name="__RefHeading__17495_1192499583"/></text:h>
      <text:p text:style-name="P15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41" text:outline-level="4"><text:bookmark-start text:name="__RefHeading__17497_1192499583"/>Stampare solo la tabella corrente (o la selezione)<text:bookmark-end text:name="__RefHeading__17497_1192499583"/></text:h>
      <text:p text:style-name="P101"><text:span text:style-name="T420">Bisogna impostare </text:span><text:span text:style-name="T424">LO</text:span><text:span text:style-name="T420"> in questo modo</text:span>:</text:p>
      <text:p text:style-name="P153"><text:span text:style-name="menu"><text:span text:style-name="T2">Strumenti&gt;Opzioni...&gt;</text:span></text:span><text:span text:style-name="menu"><text:span text:style-name="T153">LibreOffice</text:span></text:span><text:span text:style-name="menu"><text:span text:style-name="T2"> Calc&gt;Stampa</text:span></text:span></text:p>
      <text:p text:style-name="P66">mettere la spunta su “Stampa solo Tabelle selezionate”</text:p>
      <text:p text:style-name="P66">(Uscire SEMPRE dall'Anteprima di stampa prima di lanciare la stampa (Chiudi anteprima))</text:p>
      <text:h text:style-name="P341" text:outline-level="4"><text:bookmark-start text:name="__RefHeading__17499_1192499583"/>Vista Pagina e Numero di pagine<text:bookmark-end text:name="__RefHeading__17499_1192499583"/></text:h>
      <text:p text:style-name="P66">In modalità “Anteprima di stampa” (preview) l'informazione sul numero totale delle pagine è errata... Ma esportando in PDF (o comunque stampando) il numero di pagine risulterà poi corretto</text:p>
      <text:h text:style-name="P341" text:outline-level="4"><text:bookmark-start text:name="__RefHeading__17501_1192499583"/>Iniziali Maiuscole nelle celle<text:bookmark-end text:name="__RefHeading__17501_1192499583"/></text:h>
      <text:p text:style-name="P15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41" text:outline-level="4"><text:bookmark-start text:name="__RefHeading__17503_1192499583"/><text:bookmark-start text:name="color1"/><text:span text:style-name="T411">Cambiando il colore di sfondo dello stile d</text:span><text:bookmark-end text:name="color1"/><text:span text:style-name="T411">i cella il colore della cella non cambia</text:span><text:bookmark-end text:name="__RefHeading__17503_1192499583"/></text:h>
      <text:p text:style-name="P66">Se ad una cella vengono applicate delle formattazioni dirette localizzate (i.e. come attributo) come ad esempio selezionando una cella e applicando un colore di sfondo con l'icona “secchiello”, queste “coprono” le formattazioni definite nello stile di cella.</text:p>
      <text:p text:style-name="P15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66">Quanto sopra vele anche per le altre caratteristiche e formattazioni...</text:p>
      <text:h text:style-name="P341" text:outline-level="4"><text:bookmark-start text:name="__RefHeading__17505_1192499583"/>Voglio modificare le righe da ripetere in testa a tutte le pagine<text:bookmark-end text:name="__RefHeading__17505_1192499583"/></text:h>
      <text:list xml:id="list4032388695" text:style-name="L67">
        <text:list-item>
          <text:p text:style-name="P504"><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04"><text:span text:style-name="T2">Cliccate sul simbolo a destra nella sezione </text:span><text:span text:style-name="menu"><text:span text:style-name="T2">Riga da ripetere</text:span></text:span><text:span text:style-name="T2"> e modificate l'intervallo.</text:span></text:p>
        </text:list-item>
      </text:list>
      <text:h text:style-name="P341" text:outline-level="4"><text:bookmark-start text:name="__RefHeading__17507_1192499583"/>Andare a capo in una cella<text:bookmark-end text:name="__RefHeading__17507_1192499583"/></text:h>
      <text:p text:style-name="P153"><text:span text:style-name="menu"><text:span text:style-name="T2">Ctrl+Maiusc+Invio</text:span></text:span><text:span text:style-name="T2"> da eseguire posizionati nel testo della cella (non sulla riga di editazione in alto).</text:span></text:p>
      <text:p text:style-name="P66">(doppio click sulla cella, portarsi sul punto dove si vuole l'interruzione, <text:span text:style-name="menu">Ctrl+Maiusc+Invio</text:span>)</text:p>
      <text:p text:style-name="P15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66">Questa è una funzione che in Excel è molto usata.</text:p>
      <text:p text:style-name="P66">Per fare la stessa cosa in AOO:</text:p>
      <text:p text:style-name="P153"><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3">Attenzione</text:p>
            <text:p text:style-name="P33"><draw:frame draw:style-name="fr10" draw:name="immagini11" text:anchor-type="as-char" svg:y="-0.669cm" svg:width="1.094cm" svg:height="1.011cm" draw:z-index="46"><draw:image xlink:href="Pictures/10000201000000500000004A5C57FE847CB22350.png" xlink:type="simple" xlink:show="embed" xlink:actuate="onLoad"/></draw:frame></text:p>
          </table:table-cell>
          <table:table-cell table:style-name="Tabella43.B1" office:value-type="string">
            <text:p text:style-name="P66">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3">Tip</text:p>
          </table:table-cell>
          <table:table-cell table:style-name="Tabella42.B1" office:value-type="string">
            <text:p text:style-name="P66">Se questo ti confonde usa i comandi di <text:span text:style-name="T332">LeenO</text:span> (che funzionano in qualsiasi documento Calc):</text:p>
            <text:p text:style-name="P153"><text:span text:style-name="menu"><text:span text:style-name="T2">CTRL+Maiusc+C</text:span></text:span><text:span text:style-name="T2"> copia un range di righe in nuova posizione (inserendo le righe necessarie).</text:span></text:p>
            <text:p text:style-name="P153"><text:span text:style-name="menu"><text:span text:style-name="T2">CTRL+Maiusc+X</text:span></text:span><text:span text:style-name="T2"> sposta un range di righe in nuova posizione (inserendo le righe necessarie).</text:span></text:p>
            <text:p text:style-name="P66">N.B.: Usando queste macro non è necessario selezionare le righe intere (indici di riga), ma è sufficiente selezionare verticalmente una o più celle contigue... al resto ci pensa <text:span text:style-name="T332">LeenO</text:span>!</text:p>
            <text:p text:style-name="P15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41" text:outline-level="4"><text:bookmark-start text:name="__RefHeading__17511_1192499583"/>E' necessario eseguire la Procedura di Controllo in apertura?<text:bookmark-end text:name="__RefHeading__17511_1192499583"/></text:h>
      <text:p text:style-name="P15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66">Se ancora non ne se ne viene a capo: chiudere il <text:span text:style-name="T386">file.ods</text:span> e riaprirlo facendogli eseguire la procedura di controllo in apertura.</text:p>
      <text:p text:style-name="P66">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341" text:outline-level="4"><text:bookmark-start text:name="__RefHeading__17513_1192499583"/>I totali in fondo alla tabella danno risultati inaspettati<text:bookmark-end text:name="__RefHeading__17513_1192499583"/></text:h>
      <text:p text:style-name="P66">Si tratta di normali formule di somma.... ed è probabile che nello stesso <text:span text:style-name="T386">file.ods</text:span> di esempio siano sballati... sistemateli... non è difficile né complicato:-)</text:p>
      <text:p text:style-name="P153"><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341" text:outline-level="4"><text:bookmark-start text:name="__RefHeading__17515_1192499583"/>I totali in fondo alla tabella restituiscono l'errore: “Err:502” oppure #N/D<text:bookmark-end text:name="__RefHeading__17515_1192499583"/></text:h>
      <text:p text:style-name="P66">Se le formule di somma dei totali sono a posto (vedi FAQ precedente) ma ti viene ancora restituito un valore di errore significa che una o più voci non sono a posto e l'errore viene riverberato nel totale.</text:p>
      <text:p text:style-name="P66">Sui <text:span text:style-name="T386">file.ods</text:span> più recenti l'errore è evidenziato con uno sfondo rosso nella cella.</text:p>
      <text:p text:style-name="P153"><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41" text:outline-level="4"><text:bookmark-start text:name="__RefHeading__17517_1192499583"/>Sono infastidito dai beep che emette il PC usando <text:span text:style-name="T406">LeenO</text:span><text:bookmark-end text:name="__RefHeading__17517_1192499583"/></text:h>
      <text:p text:style-name="P153"><text:span text:style-name="T2">I suoni posso essere disattivati dalle Variabili Generali, cella </text:span><text:span text:style-name="colonne"><text:span text:style-name="T2">S1.H313</text:span></text:span><text:span text:style-name="T2">.</text:span></text:p>
      <text:h text:style-name="P341" text:outline-level="4"><text:bookmark-start text:name="__RefHeading__17519_1192499583"/>Non sento i beep (i suoni) di <text:span text:style-name="T406">LeenO</text:span><text:bookmark-end text:name="__RefHeading__17519_1192499583"/></text:h>
      <text:p text:style-name="P15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341" text:outline-level="4"><text:bookmark-start text:name="__RefHeading__17521_1192499583"/>Ho installato la libreria di <text:span text:style-name="T406">LeenO</text:span> ma non funziona<text:bookmark-end text:name="__RefHeading__17521_1192499583"/></text:h>
      <text:p text:style-name="P66">Le situazioni e i motivi possono essere diversi:</text:p>
      <text:list xml:id="list3462181714" text:style-name="L68">
        <text:list-item>
          <text:p text:style-name="P438">Non hai avuto errori quando l'hai installata, ma non funziona niente:</text:p>
          <text:p text:style-name="P438">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438">Il PC ti ha dato degli errori: scrivimi, dettagliando il più possibile il tipo di errore (gli screenshot mi aiutano molto...) e quale Sistema Operativo e quale versione di AOO o di LibreOffice stai usando...</text:p>
        </text:list-item>
      </text:list>
      <text:h text:style-name="P341" text:outline-level="4"><text:bookmark-start text:name="__RefHeading__17523_1192499583"/>Una determinata Scorciatoia di tastiera non funziona<text:bookmark-end text:name="__RefHeading__17523_1192499583"/></text:h>
      <text:p text:style-name="P153"><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66">Sia che tu riesca a disimpegnarla, sia che non ci riesca sarebbe utile se mi comunicassi l'inconveniente (indicando il Sistema Operativo, la versione di AOO e di OXT)</text:p>
      <text:h text:style-name="P341"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3"><text:span text:style-name="T2">Menù </text:span><text:span text:style-name="menu"><text:span text:style-name="T399">LeenO</text:span></text:span><text:span text:style-name="menu"><text:span text:style-name="T2">&gt;Modo Bozza On/Off</text:span></text:span><text:span text:style-name="T2"> (è un commutatore e non sai mai in quale situazione ti trovi).</text:span></text:p>
      <text:p text:style-name="P153"><text:span text:style-name="T2">Clik destro sul pulsante</text:span><text:span text:style-name="menu"><text:span text:style-name="T2">&gt;Posizione e dimensione&gt;Proteggi&gt;</text:span></text:span><text:span text:style-name="T2">e se c'è la spunta toglila.</text:span></text:p>
      <text:p text:style-name="P66">Sposta ridimensiona e modifica i pulsanti a tuo piacimento (eventualmente consulta la guida di AOO).</text:p>
      <text:p text:style-name="P15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9">LeenO</text:span></text:span><text:span text:style-name="menu"><text:span text:style-name="T2">&gt;Modo Bozza On/Off</text:span></text:span><text:span text:style-name="T2"> (La modalità operativa viene comunque ripristinata ogni volta con: </text:span><text:span text:style-name="menu"><text:span text:style-name="T399">LeenO</text:span></text:span><text:span text:style-name="menu"><text:span text:style-name="T2">&gt;Ripristina Controlli</text:span></text:span><text:span text:style-name="T2">).</text:span></text:p>
      <text:h text:style-name="P341" text:outline-level="4"><text:bookmark-start text:name="__RefHeading__17527_1192499583"/>Il caricamento del file.ods è insopportabilmente lento<text:bookmark-end text:name="__RefHeading__17527_1192499583"/></text:h>
      <text:p text:style-name="P66">Sì, è vero, <text:span text:style-name="T332">LeenO</text:span> in apertura fa una serie di operazioni e di controlli. Comunque vi domanda se volete farli, e se avete tempo meglio rispondere di sì.</text:p>
      <text:p text:style-name="P153"><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41" text:outline-level="4"><text:bookmark-start text:name="__RefHeading__17529_1192499583"/>I colori sono terribili e la grafica è sgradevole<text:bookmark-end text:name="__RefHeading__17529_1192499583"/></text:h>
      <text:p text:style-name="P66">Le celle sono colorate in modo diverso per aiutare ad orientarsi e capire al volo dove scrivere.</text:p>
      <text:p text:style-name="P15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6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41" text:outline-level="4"><text:bookmark-start text:name="__RefHeading__17531_1192499583"/>Le macro da tastiera funzionano, ma NON funzionano i pulsanti nelle tabelle<text:bookmark-end text:name="__RefHeading__17531_1192499583"/></text:h>
      <text:p text:style-name="P66">Se i pulsanti sono inerti ma le macro da scorciatoia funzionano probabilmente sei in modalità bozza.</text:p>
      <text:p text:style-name="P153"><text:span text:style-name="T2">Per commutare Modo Bozza On/Off: Menù </text:span><text:span text:style-name="menu"><text:span text:style-name="T399">LeenO</text:span></text:span><text:span text:style-name="menu"><text:span text:style-name="T2">&gt;Modo Bozza on/off</text:span></text:span></text:p>
      <text:h text:style-name="P341" text:outline-level="4"><text:bookmark-start text:name="__RefHeading__17533_1192499583"/>Cliccando i pulsanti a schermo non succede nulla, e i pulsanti si evidenziano visualizzando le maniglie (quadratini) verdi<text:bookmark-end text:name="__RefHeading__17533_1192499583"/></text:h>
      <text:p text:style-name="P153"><text:span text:style-name="T2">Probabilmente sei in modalità bozza. Per commutare </text:span><text:span text:style-name="menu"><text:span text:style-name="T2">Modo Bozza On/Off</text:span></text:span><text:span text:style-name="T2">:</text:span></text:p>
      <text:p text:style-name="P153"><text:span text:style-name="T2">Menù </text:span><text:span text:style-name="menu"><text:span text:style-name="T399">LeenO</text:span></text:span><text:span text:style-name="menu"><text:span text:style-name="T2">&gt;Modo Bozza on/off</text:span></text:span></text:p>
      <text:h text:style-name="P341" text:outline-level="4"><text:bookmark-start text:name="__RefHeading__17535_1192499583"/><text:soft-page-break/>Le macro da tastiera non funzionano<text:bookmark-end text:name="__RefHeading__17535_1192499583"/></text:h>
      <text:p text:style-name="P66">Se, sia dà scorciatoia di tastiera che da pulsante, le macro non si attivano probabilmente non hai abilitato le macro in AOO: Vedi la faq successiva...</text:p>
      <text:h text:style-name="P341" text:outline-level="4"><text:bookmark-start text:name="__RefHeading__17537_1192499583"/><text:bookmark-start text:name="sicurezza_2"/>Come posso evitare ogni volta di abilitare le macro<text:bookmark-end text:name="sicurezza_2"/>?<text:bookmark-end text:name="__RefHeading__17537_1192499583"/></text:h>
      <text:p text:style-name="P153"><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3"><text:span text:style-name="T2">Tab </text:span><text:span text:style-name="menu"><text:span text:style-name="T2">Livello di sicurezza&gt;</text:span></text:span><text:span text:style-name="T2">mettere la spunta su </text:span><text:span text:style-name="menu"><text:span text:style-name="T2">Medio</text:span></text:span></text:p>
      <text:p text:style-name="P153"><text:span text:style-name="T2">Tab </text:span><text:span text:style-name="menu"><text:span text:style-name="T2">Fonti Attendibili&gt;Aggiungi&gt;</text:span></text:span><text:span text:style-name="T2">(seleziona il percorso dove stanno i tuoi documenti)</text:span></text:p>
      <text:p text:style-name="P66">Al momento non ho notizie di macrovirus per <text:span text:style-name="T520">LibreOffice</text:span> ed io lo tengo settato su “Medio”, ma siete voi a dover decidere il da farsi...</text:p>
      <text:h text:style-name="P341" text:outline-level="4"><text:bookmark-start text:name="__RefHeading__17539_1192499583"/>La Prima riga della tab COMPUTO occupa troppo spazio<text:bookmark-end text:name="__RefHeading__17539_1192499583"/></text:h>
      <text:p text:style-name="P66">Vero. I pulsanti sono piuttosto “didascalici”, hanno scritte lunghe e sono ingombranti, ma entrando in Modo Bozza potete sistemare la situazione come meglio vi piace, ridimensionando scritte e pulsanti.</text:p>
      <text:p text:style-name="P153"><text:span text:style-name="T2">Per commutare </text:span><text:span text:style-name="menu"><text:span text:style-name="T2">Modo Bozza On/Off</text:span></text:span><text:span text:style-name="T2">: Menù </text:span><text:span text:style-name="menu"><text:span text:style-name="T399">LeenO</text:span></text:span><text:span text:style-name="menu"><text:span text:style-name="T2">&gt;Modo Bozza on/off</text:span></text:span><text:span text:style-name="T2">.</text:span></text:p>
      <text:h text:style-name="P341" text:outline-level="4"><text:bookmark-start text:name="__RefHeading__17541_1192499583"/>Clicco sulle celle e queste non si selezionano ne si evidenziano<text:bookmark-end text:name="__RefHeading__17541_1192499583"/></text:h>
      <text:p text:style-name="P66">...Succede...</text:p>
      <text:p text:style-name="P153"><text:span text:style-name="T2">Prova dal menù </text:span><text:span text:style-name="menu"><text:span text:style-name="T399">LeenO</text:span></text:span><text:span text:style-name="menu"><text:span text:style-name="T2">&gt;Ripristina Controlli</text:span></text:span><text:span text:style-name="T2">. Se il problema persiste salva il documento, chiudilo e poi riaprilo.</text:span></text:p>
      <text:h text:style-name="P341" text:outline-level="4"><text:bookmark-start text:name="__RefHeading__17543_1192499583"/>Il pulsante “Crea Nuova Voce” in COMPUTO è sbiadito e inattivo<text:bookmark-end text:name="__RefHeading__17543_1192499583"/></text:h>
      <text:p text:style-name="P153"><text:span text:style-name="T2">Non dovrebbe succedere, ma alle volte usando il pulsante </text:span><text:span text:style-name="menu"><text:span text:style-name="T2">Annulla</text:span></text:span><text:span text:style-name="T2"> ti trovi in quella situazione.</text:span></text:p>
      <text:p text:style-name="P153"><text:span text:style-name="T2">Prova a fare ancora un passo indietro con </text:span><text:span text:style-name="menu"><text:span text:style-name="T2">Annulla</text:span></text:span><text:span text:style-name="T2"> (uno solo).</text:span></text:p>
      <text:p text:style-name="P153"><text:span text:style-name="T2">Se non risolvi: menù </text:span><text:span text:style-name="menu"><text:span text:style-name="T399">LeenO</text:span></text:span><text:span text:style-name="menu"><text:span text:style-name="T2">&gt;Ripristina Controlli</text:span></text:span></text:p>
      <text:p text:style-name="P66">Se non basta salva il file. Se ancora è sbiadito chiudi il documento e poi riaprilo.</text:p>
      <text:p text:style-name="P66">Se il problema persiste segnalamelo (e considera, prima di qualsiasi rito wodoo, di reinstallare AOO, o di passare a LibreOffice!).</text:p>
      <text:h text:style-name="P341"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66">Puoi scrivere a mano ciò che ti serve, ma se vuoi avere nuovamente quella funzionalità:</text:p>
      <text:p text:style-name="P153"><text:span text:style-name="T2">vai al </text:span><text:span text:style-name="menu"><text:span text:style-name="T2">[menù PRINCIPALE (Ctrl+0)]</text:span></text:span></text:p>
      <text:p text:style-name="P153"><text:span text:style-name="T2">a destra in alto click su </text:span><text:span text:style-name="menu"><text:span text:style-name="T2">[Manutenzione]</text:span></text:span></text:p>
      <text:p text:style-name="P153"><text:span text:style-name="T2">in alto a sinistra click su </text:span><text:span text:style-name="menu"><text:span text:style-name="T2">[RIPRISTINA le finestre a discesa]</text:span></text:span></text:p>
      <text:p text:style-name="P15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41" text:outline-level="4"><text:bookmark-start text:name="__RefHeading__17547_1192499583"/>In basso sulla barra di stato permane la scritta:<text:bookmark-end text:name="__RefHeading__17547_1192499583"/></text:h>
      <text:p text:style-name="P66"><text:span text:style-name="T386">“ELABORAZIONE IN CORSO... ATTENDERE UNA PROMPT SENZA PASTICCIARE CON IL MOUSE O LA TASTIERA!”</text:span> (con o senza una barra di scorrimento...)</text:p>
      <text:p text:style-name="P66">... Succede...</text:p>
      <text:p text:style-name="P153"><text:span text:style-name="T2">Prova dal menù </text:span><text:span text:style-name="menu"><text:span text:style-name="T399">LeenO</text:span></text:span><text:span text:style-name="menu"><text:span text:style-name="T2">&gt;Ripristina Controlli</text:span></text:span></text:p>
      <text:p text:style-name="P66">Se il problema persiste salva il documento, chiudilo e poi riaprilo.</text:p>
      <text:h text:style-name="P341" text:outline-level="4"><text:bookmark-start text:name="__RefHeading__17549_1192499583"/>Ho problemi con la stampa, i caratteri sono troppo piccoli<text:bookmark-end text:name="__RefHeading__17549_1192499583"/></text:h>
      <text:p text:style-name="P66">Per default <text:span text:style-name="T332">LeenO</text:span> impostava la stampa con la modalità “<text:span text:style-name="T386">Adatta area di stampa a larghezza</text:span>”.</text:p>
      <text:p text:style-name="P66">Questo provoca un curioso fenomeno contro intuitivo; e cioè per aumentare la dimensione del carattere stampato bisogna diminuire la larghezza delle colonne che contengono testo su più righe (es. la descrizione voce).</text:p>
      <text:p text:style-name="P66">Ma quella situazione dovrebbe modificarsi in automatico impostando una normale scala di stampa; vedi se non è troppo piccola.</text:p>
      <text:h text:style-name="P341" text:outline-level="4"><text:bookmark-start text:name="__RefHeading__17551_1192499583"/>Ci sono delle righe inspiegabilmente alte<text:bookmark-end text:name="__RefHeading__17551_1192499583"/></text:h>
      <text:p text:style-name="P66">E tali rimangono malgrado si cerchi di “adattarne” l'altezza.</text:p>
      <text:p text:style-name="P66"><text:soft-page-break/>In genere si tratta di una colonna nascosta e contenente dei dati.</text:p>
      <text:p text:style-name="P153"><text:span text:style-name="T2">Dal pulsante </text:span><text:span text:style-name="menu"><text:span text:style-name="T2">VISTE&gt;Apri Tutto</text:span></text:span></text:p>
      <text:p text:style-name="P66">Poi scorri da sin a dx la tabella cercando la colonna troppo stretta. Allargala poi “adatta l'altezza riga” usando un qualsiasi sistema, e infine ripristina lo scenario desiderato.</text:p>
      <text:h text:style-name="P341"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3"><text:span text:style-name="T2">Significa che l'opzione </text:span><text:span text:style-name="menu"><text:span text:style-name="T2">Iniziali maiuscole</text:span></text:span><text:span text:style-name="T2"> è attiva!</text:span></text:p>
      <text:p text:style-name="P153"><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41" text:outline-level="4"><text:bookmark-start text:name="__RefHeading__17555_1192499583"/><text:bookmark-start text:name="csrat piccoli"/>Voglio <text:bookmark-end text:name="csrat piccoli"/>cambiare la scala di stampa<text:bookmark-end text:name="__RefHeading__17555_1192499583"/></text:h>
      <text:p text:style-name="P66">Alcuni stili di stampa di <text:span text:style-name="T332">LeenO</text:span> sono impostati su Riduci/ingrandisci e a lato una finestrella con il <text:span text:style-name="T386">%</text:span>. In questo caso non necessitano ulteriori istruzioni.</text:p>
      <text:p text:style-name="P15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66">Per diminuire la scala di stampa fare la stessa cosa, ma allargando la dimensione della colonna.</text:p>
      <text:p text:style-name="P66">La larghezza della colonna è la variabile... la dimensione del font è il risultato.</text:p>
      <text:h text:style-name="P341" text:outline-level="4"><text:bookmark-start text:name="__RefHeading__17557_1192499583"/>Voglio modificare e/o spostare i pulsanti<text:bookmark-end text:name="__RefHeading__17557_1192499583"/></text:h>
      <text:p text:style-name="P153"><text:span text:style-name="T2">Voce di menù: Menù </text:span><text:span text:style-name="menu"><text:span text:style-name="T399">LeenO</text:span></text:span><text:span text:style-name="menu"><text:span text:style-name="T2">&gt;Modo Bozza on/off</text:span></text:span></text:p>
      <text:p text:style-name="P66">Con la modalità bozza attivata si possono fare tutte modifiche che si preferiscono... (se avete difficoltà consultate la guida di AOO).</text:p>
      <text:h text:style-name="P341" text:outline-level="4"><text:bookmark-start text:name="__RefHeading__17559_1192499583"/>Tutti i pulsanti sono disattivati<text:bookmark-end text:name="__RefHeading__17559_1192499583"/></text:h>
      <text:p text:style-name="P153"><text:span text:style-name="T2">Probabilmente sei entrato in Modo Bozza:prova dal menù </text:span><text:span text:style-name="menu"><text:span text:style-name="T399">LeenO</text:span></text:span><text:span text:style-name="menu"><text:span text:style-name="T2">&gt;Ripristina Controlli</text:span></text:span></text:p>
      <text:h text:style-name="P341" text:outline-level="4"><text:bookmark-start text:name="__RefHeading__17561_1192499583"/>Refresh Regen<text:bookmark-end text:name="__RefHeading__17561_1192499583"/></text:h>
      <text:p text:style-name="P15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3"><text:span text:style-name="T2">Se non funziona: menù </text:span><text:span text:style-name="menu"><text:span text:style-name="T399">LeenO</text:span></text:span><text:span text:style-name="menu"><text:span text:style-name="T2">&gt;Ripristina Controlli</text:span></text:span></text:p>
      <text:h text:style-name="P341" text:outline-level="4"><text:bookmark-start text:name="__RefHeading__17563_1192499583"/>Manca la riga rossa di chiusura<text:bookmark-end text:name="__RefHeading__17563_1192499583"/></text:h>
      <text:p text:style-name="P15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66">Mi sono chiesto a lungo se nasconderle o tenerle in vista, senza mai arrivare ad una decisione definitiva.</text:p>
      <text:p text:style-name="P153"><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41" text:outline-level="4"><text:bookmark-start text:name="__RefHeading__17565_1192499583"/>Ho effettuato un ripristino, adesso alcune macro danno errore<text:bookmark-end text:name="__RefHeading__17565_1192499583"/></text:h>
      <text:p text:style-name="P66">Dopo un ripristino automatico è sempre buona cosa salvare subito il <text:span text:style-name="T386">file.ods</text:span> ripristinato. Probabilmente hai reso corrente il file ripristinato <text:span text:style-name="T411">prima</text:span> di salvarlo. Prova a controllare il percorso del file Corrente.</text:p>
      <text:h text:style-name="P341"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66">E' possibile che tu abbia salvato il computo in formato Excel (XLS) e adesso lo hai riaperto con AOO.</text:p>
      <text:p text:style-name="P66">Salvare il computo in formato Excel inibisce <text:span text:style-name="T411">irrimediabilmente</text:span> tutti i pulsanti e tutte le shortcuts delle macro interne al documento.</text:p>
      <text:p text:style-name="P66">Quindi il salvataggio in formato Excel è da utilizzare solo come output finale (e solo quando si devono “passare” a qualcuno (che non vuole installare AOO) le tabelle del computo.</text:p>
      <text:p text:style-name="P15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41"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3"><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41"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66">Non c'è una intestazione di capitolo tra il punto di inserimento e la testata della tabella. Se non intendi usare le Intestazioni di capitolo devi disattivare un'opzione:</text:p>
      <text:p text:style-name="P153"><text:span text:style-name="menu"><text:span text:style-name="T2">menù PRINCIPALE (Alt+0)&gt;Variabili Generali (preferenze)</text:span></text:span></text:p>
      <text:p text:style-name="P153"><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341" text:outline-level="4"><text:bookmark-start text:name="__RefHeading__17573_1192499583"/>Non riesco a vedere tutta la descrizione nel computo e/o nell'Elenco Prezzi<text:bookmark-end text:name="__RefHeading__17573_1192499583"/></text:h>
      <text:p text:style-name="P15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41" text:outline-level="4"><text:bookmark-start text:name="__RefHeading__17575_1192499583"/>Voglio modificare il numero di righe visibili nella vista troncata del Computo<text:bookmark-end text:name="__RefHeading__17575_1192499583"/></text:h>
      <text:p text:style-name="P15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41" text:outline-level="4"><text:bookmark-start text:name="__RefHeading__17577_1192499583"/>Le righe hanno un'altezza eccessiva (rispetto al testo) e non riesco ad ottimizzarle<text:bookmark-end text:name="__RefHeading__17577_1192499583"/></text:h>
      <text:p text:style-name="P66">Se adattando l'altezza (altezza ottimale righe) non si “abbassano” probabilmente c'è qualche colonna nascosta con una larghezza insufficiente rispetto ai dati che contiene.</text:p>
      <text:p text:style-name="P153"><text:span text:style-name="T2">Pulsante </text:span><text:span text:style-name="menu"><text:span text:style-name="T2">VISTE&gt;Apri tutto</text:span></text:span><text:span text:style-name="T2"> e poi cerca la colonna responsabile e allargala (poi rinascondila).</text:span></text:p>
      <text:h text:style-name="P341" text:outline-level="4"><text:bookmark-start text:name="__RefHeading__17579_1192499583"/>Non riesco ad eliminare la riga 2 della tabella Computo (quella riassuntiva in testa)<text:bookmark-end text:name="__RefHeading__17579_1192499583"/></text:h>
      <text:p text:style-name="P66">Quella riga viene inevitabilmente ricreata ad ogni riapertura del documento. Se ti da noia tienila nascosta.</text:p>
      <text:p text:style-name="P153"><text:span text:style-name="T2">Tieni presente che puoi cambiare il suo aspetto (anche l'altezza) utilizzando lo stilista (</text:span><text:span text:style-name="menu"><text:span text:style-name="T2">F11</text:span></text:span><text:span text:style-name="T2">).</text:span></text:p>
      <text:h text:style-name="P341" text:outline-level="4"><text:bookmark-start text:name="__RefHeading__17581_1192499583"/>Se dopo un crash abilito il ripristino dei documenti, viene fuori un macello<text:bookmark-end text:name="__RefHeading__17581_1192499583"/></text:h>
      <text:p text:style-name="P66">Si! Succede quando al crash si hanno diversi documenti di AOO aperti. E' una cosa antipatica che andrà risolta, ma il “macello” non è sostanziale!</text:p>
      <text:p text:style-name="P66">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341" text:outline-level="4"><text:bookmark-start text:name="__RefHeading__17583_1192499583"/>I quadri economici riportano formule con errori<text:bookmark-end text:name="__RefHeading__17583_1192499583"/></text:h>
      <text:p text:style-name="P66">I quadri che lascio nel <text:span text:style-name="T386">file.ods</text:span> sono solo degli esempi, semplici schemi. Riscrivere quelle formule NON è una operazione ripetitiva e si suppone che ciascuno sappia che cosa vuole prelevare e da dove.</text:p>
      <text:p text:style-name="P66">Un caso particolare è il quadro delle incidenze di manodopera che era stato ricavato in questo modo:</text:p>
      <text:list xml:id="list3254619598" text:style-name="L69">
        <text:list-item>
          <text:p text:style-name="P505"><text:span text:style-name="T2">si duplica la tab </text:span><text:span text:style-name="fogli"><text:span text:style-name="T2">COMPUTO</text:span></text:span><text:span text:style-name="T2"> usando: </text:span><text:span text:style-name="menu"><text:span text:style-name="T399">LeenO</text:span></text:span><text:span text:style-name="menu"><text:span text:style-name="T2">&gt;STAMPA (procedure di)&gt;1) PREPARA IL FOGLIO PER LA STAMPA</text:span></text:span></text:p>
        </text:list-item>
        <text:list-item>
          <text:p text:style-name="P505"><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439">si chiude tutto lasciando solo intestazioni di Cap e SottoCap</text:p>
        </text:list-item>
        <text:list-item>
          <text:p text:style-name="P439">si chiudono le colonne che non servono</text:p>
        </text:list-item>
      </text:list>
      <text:p text:style-name="P66">E il quadro è fatto!<text:bookmark-start text:name="DDE_LINK2"/></text:p>
      <text:h text:style-name="P341" text:outline-level="4"><text:bookmark-start text:name="__RefHeading__17585_1192499583"/>In alcune schermate i pulsanti si spostano in modo fastidioso<text:bookmark-end text:name="__RefHeading__17585_1192499583"/></text:h>
      <text:p text:style-name="P66">Mi dispiace e sono d'accordo: è veramente fastidioso. Pare i pulsanti vadano bene solo in cima alla pagina...:-(Usando “zoom a default” in genere tornano a posto. (la lente dalla toolbar di <text:span text:style-name="T332">LeenO</text:span>)</text:p>
      <text:h text:style-name="P341"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3"><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3"><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3"><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41" text:outline-level="4"><text:bookmark-start text:name="__RefHeading__17589_1192499583"/>Come posso esportare in PDF una sola copertina?<text:bookmark-end text:name="__RefHeading__17589_1192499583"/></text:h>
      <text:p text:style-name="P153"><text:span text:style-name="T2">Occorre prima andare in anteprima di stampa: </text:span><text:span text:style-name="menu"><text:span text:style-name="T2">menù File&gt;Anteprima di stampa.</text:span></text:span></text:p>
      <text:p text:style-name="P15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3"><text:span text:style-name="T2">IN ALTERNATIVA: ridefinisci l'area di stampa in modo che “copra” solo quella copertina poi da </text:span><text:span text:style-name="menu"><text:span text:style-name="T399">LeenO</text:span></text:span><text:span text:style-name="menu"><text:span text:style-name="T2">&gt;STAMPA (procedure di...)&gt;Esporta in PDF il foglio attivo</text:span></text:span><text:span text:style-name="T2">.</text:span></text:p>
      <text:h text:style-name="P341" text:outline-level="4"><text:bookmark-start text:name="__RefHeading__17591_1192499583"/>Impossibile modificare "Stili di cella"<text:bookmark-end text:name="__RefHeading__17591_1192499583"/></text:h>
      <text:p text:style-name="P66">Nel <text:span text:style-name="T386">file.ods</text:span> di <text:span text:style-name="T332">LeenO</text:span> ci sono alcuni fogli protetti e questo inibisce la modifica degli stili.</text:p>
      <text:p text:style-name="P15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9">LeenO</text:span></text:span><text:span text:style-name="menu"><text:span text:style-name="T2">&gt;UTILITY&gt;Sproteggi tutto il doc</text:span></text:span><text:span text:style-name="T2">.</text:span></text:p>
      <text:p text:style-name="P15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3">Attenzione</text:p>
            <text:p text:style-name="P33"><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66">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41"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66">Quasi certamente avete ripristinato i documenti dopo un crash. In tal caso è necessario salvare tutti i documenti coinvolti! Il problema dovrebbe scomparire.</text:p>
      <text:h text:style-name="P341" text:outline-level="4"><text:bookmark-start text:name="__RefHeading__17597_1192499583"/>Aprendo un vecchio computo mi avverte che la libreria installata è incompatibile.<text:bookmark-end text:name="__RefHeading__17597_1192499583"/></text:h>
      <text:p text:style-name="P66">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66">Disabilitate la versione più recente e installate la versione compatibile con il vostro <text:span text:style-name="T386">file.ods</text:span>.</text:p>
      <text:p text:style-name="P15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341" text:outline-level="4"><text:bookmark-start text:name="__RefHeading__17599_1192499583"/>Come posso svuotare una Tabella di CONTABILITA'<text:bookmark-end text:name="__RefHeading__17599_1192499583"/></text:h>
      <text:p text:style-name="P15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41" text:outline-level="4"><text:bookmark-start text:name="__RefHeading__17601_1192499583"/><text:bookmark-start text:name="Pesca"/>“<text:span text:style-name="T406">Pesca...</text:span>”<text:bookmark-end text:name="Pesca"/>...non ho capito di che si tratta<text:bookmark-end text:name="__RefHeading__17601_1192499583"/></text:h>
      <text:p text:style-name="P15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66">Esempi:</text:p>
      <text:list xml:id="list3005982680" text:style-name="L70">
        <text:list-item>
          <text:p text:style-name="P506"><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06"><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06"><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41" text:outline-level="4"><text:bookmark-start text:name="__RefHeading__17603_1192499583"/>NON voglio visualizzare la colonna del Coeff. nella tab Computo e nella Contabilità<text:bookmark-end text:name="__RefHeading__17603_1192499583"/></text:h>
      <text:p text:style-name="P66">Spiacente, ma non riesco a risolvere la cosa.</text:p>
      <text:p text:style-name="P66">Il <text:span text:style-name="T386">codice</text:span>, applicando la visibilità alla colonna, pare riaprirla inevitabilmente.:-(</text:p>
      <text:p text:style-name="P66">Le colonne non sono mai troppe, ma se non la si utilizza, nel farla sparire si guadagna indubbiamente spazio.</text:p>
      <text:p text:style-name="P66">Nasconderla non serve, perché la prima volta che si usano le VISTE questa ricompare.</text:p>
      <text:p text:style-name="P66">Ma si può provare così:</text:p>
      <text:p text:style-name="P15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66">Il problema sorgerà quando vorrete farla ricomparire... perché bisogna ricordarsi che c'è una colonna nascosta.</text:p>
      <text:h text:style-name="P341"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3"><text:span text:style-name="T2">Sproteggere il documento (</text:span><text:span text:style-name="menu"><text:span text:style-name="T2">Ctrl+Maiusc+K</text:span></text:span><text:span text:style-name="T2">)</text:span></text:p>
      <text:p text:style-name="P15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41" text:outline-level="4"><text:bookmark-start text:name="__RefHeading__17607_1192499583"/>C'è un modo per impostare di default il numero di decimali a 3 nella colonna D (quantità) del foglio “Analisi di prezzo”?<text:bookmark-end text:name="__RefHeading__17607_1192499583"/></text:h>
      <text:p text:style-name="P66">Bisogna modificare lo stile della cella.</text:p>
      <text:p text:style-name="P66">Nel caso specifico lo stile di quella cella è "<text:span text:style-name="T386">An-lavoraz-input”</text:span></text:p>
      <text:p text:style-name="P66">Per modificarlo:</text:p>
      <text:list xml:id="list3673191773" text:style-name="L71">
        <text:list-item>
          <text:p text:style-name="P507"><text:span text:style-name="T2">menù </text:span><text:span text:style-name="menu"><text:span text:style-name="T399">LeenO</text:span></text:span><text:span text:style-name="menu"><text:span text:style-name="T2">&gt;UTILITY&gt;Sproteggi tutto il doc</text:span></text:span></text:p>
          <text:p text:style-name="P507"><text:span text:style-name="T2">(oppure </text:span><text:span text:style-name="menu"><text:span text:style-name="T2">Ctrl+Maiusc+K</text:span></text:span><text:span text:style-name="T2">)</text:span></text:p>
        </text:list-item>
        <text:list-item>
          <text:p text:style-name="P440">Selezionare una cella qualsiasi tra quelle che hanno quello stile applicato</text:p>
        </text:list-item>
        <text:list-item>
          <text:p text:style-name="P507"><text:span text:style-name="T2">Aprire la finestra dello stilista con </text:span><text:span text:style-name="menu"><text:span text:style-name="T2">F11</text:span></text:span></text:p>
        </text:list-item>
        <text:list-item>
          <text:p text:style-name="P507"><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40">aggiungere uno <text:span text:style-name="T386">0</text:span> finale al <text:span text:style-name="T386">codice</text:span> formato</text:p>
        </text:list-item>
      </text:list>
      <text:h text:style-name="P341" text:outline-level="4"><text:bookmark-start text:name="__RefHeading__17609_1192499583"/>Le finestrelle a discesa per selezionare il 'Codice prezzo' sono vuote (#NOME?)<text:bookmark-end text:name="__RefHeading__17609_1192499583"/></text:h>
      <text:p text:style-name="P66">a) (se le usi spesso)</text:p>
      <text:list xml:id="list72337379" text:style-name="L72">
        <text:list-item>
          <text:p text:style-name="P508"><text:span text:style-name="T2">metti ad </text:span><text:span text:style-name="T23">1</text:span><text:span text:style-name="T2"> la variabile generale </text:span><text:span text:style-name="colonne"><text:span text:style-name="T2">H318</text:span></text:span></text:p>
        </text:list-item>
        <text:list-item>
          <text:p text:style-name="P508"><text:span text:style-name="T2">esegui: </text:span><text:span text:style-name="menu"><text:span text:style-name="T2">Ultmus_3&gt;Esegui la Procedura di Controllo</text:span></text:span><text:span text:style-name="T2"> (da quel momento in apertura verranno controllate)</text:span></text:p>
        </text:list-item>
      </text:list>
      <text:p text:style-name="P66">b) (se non ha funzionato il metodo a))</text:p>
      <text:list xml:id="list4210922768" text:style-name="L73">
        <text:list-item>
          <text:p text:style-name="P509"><text:span text:style-name="T2">menù </text:span><text:span text:style-name="menu"><text:span text:style-name="T2">Principale&gt;Manutenzione (Menù)&gt;(conferma...)&gt;RIPRISTINA le finestre a discesa</text:span></text:span><text:span text:style-name="T2"> (in alto a sin)</text:span></text:p>
        </text:list-item>
      </text:list>
      <text:h text:style-name="P341" text:outline-level="4"><text:bookmark-start text:name="__RefHeading__17611_1192499583"/>Recupero delle personalizzazioni degli stili di cella dopo l'aggiornamento di un Computo Vecchio<text:bookmark-end text:name="__RefHeading__17611_1192499583"/></text:h>
      <text:p text:style-name="P66">Quando si aggiorna un vecchio <text:span text:style-name="T386">file.ods</text:span> le personalizzazioni effettuate sugli stili vanno perdute.</text:p>
      <text:p text:style-name="P66">Per recuperarle dopo l'aggiornamento necessita di alcune accortezze. Trattandosi di una situazione gerarchica bisogna individuare le celle che hanno subito delle modifiche, ovvero quelle personalizzate.</text:p>
      <text:p text:style-name="P66">Fare un copia/incolla di un 'campione di ciascuna cella modificata dal 'computo vecchio' ad un foglio pulito di un nuovo documento (vuoto va benissimo). Salvare il il nuovo documento.</text:p>
      <text:p text:style-name="P66">Ora, dopo aver messo al sicuro un “campione”, possiamo procedere all'aggiornamento del <text:span text:style-name="T386">file.ods</text:span> usando il nuovo <text:span text:style-name="T386">file.ods</text:span> come modello.</text:p>
      <text:p text:style-name="P153"><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66">Gli stili contenuti in quel file saranno importati nel doc aggiornato sovrascrivendo.</text:p>
      <text:p text:style-name="P15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41" text:outline-level="4"><text:bookmark-start text:name="__RefHeading__17613_1192499583"/>Link fantasma in apertura<text:bookmark-end text:name="__RefHeading__17613_1192499583"/></text:h>
      <text:p text:style-name="P153"><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66">Annotare i nomi dei file a cui punta il link (in genere <text:span text:style-name="T386">'r'</text:span> oppure <text:span text:style-name="T386">'q'</text:span>).</text:p>
      <text:p text:style-name="P153"><text:span text:style-name="T2">Eliminare i link con menù </text:span><text:span text:style-name="menu"><text:span text:style-name="T2">Modifica&gt;Collegamenti&gt;interruzione</text:span></text:span></text:p>
      <text:p text:style-name="P153"><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66">Salvare il <text:span text:style-name="T386">file.ods</text:span>.</text:p>
      <text:h text:style-name="P341" text:outline-level="4"><text:bookmark-start text:name="__RefHeading__17615_1192499583"/>Qualcosa NON funziona in modo coerente<text:bookmark-end text:name="__RefHeading__17615_1192499583"/></text:h>
      <text:p text:style-name="P66">Le formule di <text:span text:style-name="T411">CERCA.VERT</text:span> o di <text:span text:style-name="T411">SOMMA.SE</text:span> danno risultati incostanti (funzionano in alcuni casi e in altri no).</text:p>
      <text:p text:style-name="P66">Accertarsi che i codici di prezzo NON abbiano uno o più spazi ridondanti alla fine della stringa.</text:p>
      <text:p text:style-name="P66">Ovvero accertarsi che la sigla “AAA_234.5” in realtà non sia “AAA_234.5 ”.</text:p>
      <text:p text:style-name="P66">Su stupidaggini analoghe è stato perso in gran numero di ore.</text:p>
      <text:p text:style-name="P66">A volte succede quando vengono aggiornati i prezzi, ovvero vengono sostituiti dei listini prezzi.</text:p>
      <text:h text:style-name="P342"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53"><text:span text:style-name="T461">La default dell'applicativo alla fine ha privilegiato la contabilità avanzata sul foglio </text:span><text:span text:style-name="fogli"><text:span text:style-name="T461">CONTABILITA</text:span></text:span><text:span text:style-name="T461">.</text:span></text:p>
      <text:p text:style-name="P153"><text:span text:style-name="T461">Nel caso si voglia invece fare una contabilità semplificata sullo stesso foglio di </text:span><text:span text:style-name="fogli"><text:span text:style-name="T461">COMPUTO</text:span></text:span><text:span text:style-name="T461"> occorre impostare a </text:span><text:span text:style-name="T462">0</text:span><text:span text:style-name="T461"> le seguenti variabili generali:</text:span></text:p>
      <text:p text:style-name="P153"><text:span text:style-name="T461">menù </text:span><text:span text:style-name="menu"><text:span text:style-name="T461">Principale&gt;Variabili Generali</text:span></text:span><text:span text:style-name="T461"> (menù preferenze). Scrivere </text:span><text:span text:style-name="T462">0</text:span><text:span text:style-name="T461"> nelle celle </text:span><text:span text:style-name="colonne"><text:span text:style-name="T461">H328</text:span></text:span><text:span text:style-name="T461"> ed </text:span><text:span text:style-name="colonne"><text:span text:style-name="T461">H336</text:span></text:span><text:span text:style-name="T461">.</text:span></text:p>
      <text:h text:style-name="P341"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66">Per creare un link ad una cella di altro foglio:</text:p>
      <text:list xml:id="list279366713" text:style-name="L74">
        <text:list-item>
          <text:p text:style-name="P441">si digita “<text:span text:style-name="T386">=</text:span>” nella cella destinazione</text:p>
        </text:list-item>
        <text:list-item>
          <text:p text:style-name="P441">poi si va in giro per documento a cercare la cella ”sorgente”</text:p>
        </text:list-item>
        <text:list-item>
          <text:p text:style-name="P510"><text:span text:style-name="T2">la si seleziona e poi si preme </text:span><text:span text:style-name="menu"><text:span text:style-name="T2">Invio</text:span></text:span></text:p>
        </text:list-item>
      </text:list>
      <text:p text:style-name="P66">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3"><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66">La situazione migliore pare sia quella <text:span text:style-name="T386">$S2.alfaxx</text:span>, ovvero rendere assoluta solo la tab.</text:p>
      <text:h text:style-name="P341" text:outline-level="4"><text:bookmark-start text:name="__RefHeading__17621_1192499583"/>In Modalità Bozza non riesco a selezionare i pulsanti<text:bookmark-end text:name="__RefHeading__17621_1192499583"/></text:h>
      <text:p text:style-name="P66"><text:bookmark-start text:name="Cont_sempl1"/>N<text:bookmark-end text:name="Cont_sempl1"/>on riesco a cliccarli e non appaiono le maniglie.</text:p>
      <text:p text:style-name="P66">Perché il foglio è protetto!</text:p>
      <text:p text:style-name="P15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9">LeenO</text:span></text:span><text:span text:style-name="menu"><text:span text:style-name="T2">&gt;Bozza on/off</text:span></text:span><text:span text:style-name="T2"> dovreste uscirne facilmente.</text:span></text:p>
      <text:h text:style-name="P341" text:outline-level="4"><text:bookmark-start text:name="__RefHeading__17623_1192499583"/><text:soft-page-break/>Scorrendo il documento in basso, sparisce la riga di intestazione (ed i pulsanti)<text:bookmark-end text:name="__RefHeading__17623_1192499583"/></text:h>
      <text:p text:style-name="P15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66">La cosa va ripetuta per ciascuna tabella che presenti il problema.</text:p>
      <text:list xml:id="list160020457170013" text:continue-list="list160020870429858" text:style-name="Numbering_20_1">
        <text:list-item>
          <text:h text:style-name="P376" text:outline-level="1"><text:bookmark-start text:name="__RefHeading__31540_1949188957"/>Note di versione<text:bookmark-end text:name="__RefHeading__31540_1949188957"/></text:h>
        </text:list-item>
      </text:list>
      <text:list xml:id="list160020021678178" text:continue-list="list160019969858611" text:style-name="elenco-U">
        <text:list-item>
          <text:h text:style-name="P346" text:outline-level="3"><text:bookmark-start text:name="__RefHeading__31542_1949188957"/>Modello_190_LeenO-3.9.xx.ods<text:bookmark-end text:name="__RefHeading__31542_1949188957"/></text:h>
        </text:list-item>
      </text:list>
      <text:p text:style-name="P153"><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66">Cambiati alcuni stili di formattazione e i menu a pulsanti delle tabelle di lavoro principali.</text:p>
      <text:p text:style-name="P66">Aggiunti automatismi di aggiornamento di header e footer.</text:p>
      <text:list xml:id="list160020768885569" text:continue-numbering="true" text:style-name="elenco-U">
        <text:list-item>
          <text:h text:style-name="P346" text:outline-level="3"><text:bookmark-start text:name="__RefHeading__31544_1949188957"/>3.9.0 (oxt)<text:bookmark-end text:name="__RefHeading__31544_1949188957"/></text:h>
        </text:list-item>
      </text:list>
      <text:p text:style-name="P15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58"><text:span text:style-name="T2">Introdotto il riepilogo per Categorie in </text:span><text:span text:style-name="fogli"><text:span text:style-name="T2">COMPUTO</text:span></text:span><text:span text:style-name="T2">.</text:span></text:p>
      <text:p text:style-name="P153"><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66">Automatizzato l'aggiornamento di header e footer degli stili di pagina.</text:p>
      <text:p text:style-name="P66">Migliorati i controlli in apertura del documento.</text:p>
      <text:p text:style-name="P66">Risolti alcuni bug minori.2</text:p>
      <text:list xml:id="list160020147826269" text:continue-numbering="true" text:style-name="elenco-U">
        <text:list-item>
          <text:h text:style-name="P346" text:outline-level="3"><text:bookmark-start text:name="__RefHeading__20936_1805123075"/>3.9.1 (oxt)<text:bookmark-end text:name="__RefHeading__20936_1805123075"/></text:h>
        </text:list-item>
      </text:list>
      <text:p text:style-name="P66"><text:span text:style-name="T331">M</text:span>igliorato l'inserimento di una nuova voce nel Computo.</text:p>
      <text:p text:style-name="P66"><text:span text:style-name="T331">M</text:span>igliorata la gestione dell'indice dei listini: inserito un messaggio che suggerisce di selezionare una voce dell'indice.</text:p>
      <text:p text:style-name="P66"><text:span text:style-name="T331">I</text:span>ntrodotto <text:span text:style-name="T386">colora_capitoli_listino</text:span>: tool di formattazione dei listini che colora i righi a secondo del tipo: titolo capitolo, titolo sotto-capitolo, voce madre (senza prezzo)</text:p>
      <text:p text:style-name="P66"><text:span text:style-name="T331">I</text:span>ntrodotta l'installazione dei MODELLI: per creare nuovi documenti si può usare File &gt; Nuovo &gt; Modelli &gt;... - inseriti i modelli:</text:p>
      <text:p text:style-name="P283">Computo_LeenO.ots</text:p>
      <text:p text:style-name="P283">Listino_LeenO.ots</text:p>
      <text:p text:style-name="P283">UsoBollo.ott</text:p>
      <text:p text:style-name="P66"><text:span text:style-name="T331">M</text:span>igliorato l'inserimento di una nuova analisi: si può tenere il cursore oltre la riga rossa. La nuova voce è inserita dopo quella selezionata</text:p>
      <text:p text:style-name="P66"><text:span text:style-name="T331">H</text:span>o reso opzionale l'inserimento della riga della sicurezza [+%] che propone una percentuale ma che si può gestire a discrezione dell'utente. Va trattata come "notizia": non influisce sul calcolo del prezzo finale.</text:p>
      <text:p text:style-name="P66"><text:span text:style-name="T331">V</text:span>olendo ottenere “Importo Parziale” pari a €0,00 è sufficiente cancellare il testo nella casella del codice.</text:p>
      <text:p text:style-name="P66"><text:span text:style-name="T331">R</text:span>iscritto il "RIORDINA le Analisi di Prezzo"</text:p>
      <text:p text:style-name="P66"><text:span text:style-name="T331">A</text:span>ggiunta macro per la creazione di <text:span text:style-name="T386">Genera_SOMMARIO_ANALISI</text:span></text:p>
      <text:p text:style-name="P66"><text:span text:style-name="T331">R</text:span>isoluzione di bug minori</text:p>
      <text:list xml:id="list160020783848818" text:continue-numbering="true" text:style-name="elenco-U">
        <text:list-item>
          <text:h text:style-name="P360" text:outline-level="3"><text:bookmark-start text:name="__RefHeading__16249_539796941"/>3.<text:span text:style-name="T491">10</text:span>.<text:span text:style-name="T491">0 </text:span>(oxt)<text:bookmark-end text:name="__RefHeading__16249_539796941"/></text:h>
        </text:list-item>
      </text:list>
      <text:p text:style-name="P106">Sto mirando ad escludere pian piano i riferimenti al foglio S5 per la creazione degli elementi di ogni tabella, affidando tutto il lavoro al codice Basic.</text:p>
      <text:p text:style-name="P106">Resa opzionale la richiesta di descrizione nel Vedi Voce.</text:p>
      <text:p text:style-name="P106">Aggiornata la “formula_magica” (Ctrl-9) che permette di scrivere sul rigo di descrizione il dettaglio delle operazioni complesse in modo che lavori solo se necessario. Riabilitato l’aggiornamento automatico di tutto il foglio.</text:p>
      <text:p text:style-name="P106">Riscritto completamente svuota_contabilita_esegui: ricrea il contenuto del foglio senza fare riferimento al foglio S5 (è tutto nel codice), rifà il totale e inserisce la riga “noprint”.</text:p>
      <text:p text:style-name="P106"><text:soft-page-break/>Inserito ELIMINA_VOCE (aggiunto al menu pop up).</text:p>
      <text:p text:style-name="P106">Migliorato l’inserimento di voci in CONTABILITA.</text:p>
      <text:p text:style-name="P106">Aggiunto RICICLA_MISURE (nel menù pop-up) che preleva le voci da COMPUTO per inserirle in CONTABILITA.</text:p>
      <text:p text:style-name="P106">Migliorata l’importazione delle voci da Analisi di Prezzo in Elenco Prezzi.</text:p>
      <text:p text:style-name="P106">Implementato il calcolo incidenze degli importi nel Riepilogo del COMPUTO.</text:p>
      <text:p text:style-name="P106"/>
      <text:p text:style-name="P106">NEL FILE DI ESEMPIO/MODELLO:</text:p>
      <text:p text:style-name="P106">Cambiata la struttura e gli stili di ESEMPIO_LeenO.ods uniformando l’aspetto delle tabelle di lavoro.</text:p>
      <text:p text:style-name="P106">Alleggeriti i colori delle celle. Lo scopo è permettere la stampa senza che lo “sbiancamento” sia necessario.</text:p>
      <text:p text:style-name="P106">Isolato il menu a pulsantoni che non interferisce più con le intestazioni di tabelle.</text:p>
      <text:p text:style-name="P106">Sostituite alcune formule di SOMMA() con SUBTOTALE() che permetterà la futura implementazione del parziale nelle voci di misurazione.</text:p>
      <text:p text:style-name="P106">Qualche ritocco del modulo di analisi.</text:p>
      <text:p text:style-name="P106">Migliorata la gestione ed eliminate le due righe superflue in Categoria e SottoCategoria che passano da 3 ad 1.</text:p>
      <text:p text:style-name="P106">Migliorata la creazione dei sommari in Elenco Prezzi che adesso è istantanea.</text:p>
      <text:p text:style-name="P106">Risolti bug minori.</text:p>
      <text:list xml:id="list160019289628728" text:continue-numbering="true" text:style-name="elenco-U">
        <text:list-item>
          <text:h text:style-name="P361" text:outline-level="3"><text:bookmark-start text:name="__RefHeading__16251_539796941"/>3.10.1 (oxt)<text:bookmark-end text:name="__RefHeading__16251_539796941"/></text:h>
        </text:list-item>
      </text:list>
      <text:p text:style-name="P106">Prime modifiche al menu popup.</text:p>
      <text:p text:style-name="P106">Correzione del “riordina” in Elenco prezzi.</text:p>
      <text:p text:style-name="P106">Correzioni nella riga riassuntiva in cima al COMPUTO.</text:p>
      <text:p text:style-name="P106">Correzione delle formule di sommario della contabilità in Elenco Prezzi:</text:p>
      <text:p text:style-name="P106">il calcolo adesso è diretto: quantità x prezzo = importo.</text:p>
      <text:p text:style-name="P106">il range di dati nel foglio di CONTABILITA tiene conto dell’ultimo SAL registrato.</text:p>
      <text:p text:style-name="P106">Implementato un suggerimento per il salvataggio subito dopo la creazione di un nuovo lavoro.</text:p>
      <text:p text:style-name="P106">Correzione di bug minori.</text:p>
      <text:list xml:id="list160020212715353" text:continue-numbering="true" text:style-name="elenco-U">
        <text:list-item>
          <text:h text:style-name="P345" text:outline-level="3"><text:bookmark-start text:name="__RefHeading__16253_539796941"/>3.10.2 (oxt)<text:bookmark-end text:name="__RefHeading__16253_539796941"/></text:h>
        </text:list-item>
      </text:list>
      <text:p text:style-name="P276"><text:span text:style-name="T2">Corretto bug nel calcolo dei totali SubCat del </text:span><text:span text:style-name="fogli"><text:span text:style-name="T2">COMPUTO</text:span></text:span></text:p>
      <text:p text:style-name="P277">Corretto il menù Analisi</text:p>
      <text:p text:style-name="P277"><text:span text:style-name="T411">make_pack</text:span> adeguato anche Linux</text:p>
      <text:p text:style-name="P277">Introdotto il modulo <text:span text:style-name="T411">conversioni</text:span></text:p>
      <text:p text:style-name="P277">Adeguamento di <text:span text:style-name="T411">inizializza_computo</text:span> e <text:span text:style-name="T411">inizializza_elenco</text:span> per l'adeguamento di template vecchi</text:p>
      <text:p text:style-name="P277">introdotto <text:span text:style-name="T411">da_vecchio_template</text:span>:</text:p>
      <text:list xml:id="list4247417094" text:style-name="L75">
        <text:list-item>
          <text:p text:style-name="P442">Fonde insieme le colonne di parti uguali e coefficiente.</text:p>
        </text:list-item>
      </text:list>
      <text:list xml:id="list3956028562" text:style-name="L76">
        <text:list-item>
          <text:p text:style-name="P443">elimina le righe vuote bianche di Cat e SubCat</text:p>
        </text:list-item>
        <text:list-item>
          <text:p text:style-name="P444"><text:span text:style-name="T493">Aggiorna</text:span> gli stili di cella direttamente da template di LeenO (versione corrente)</text:p>
        </text:list-item>
        <text:list-item>
          <text:p text:style-name="P443"><text:span text:style-name="T411">Controlla_Somme_Componenti_conversioni</text:span> rigenera tutte le formule ed adegua le colonne di misurazione</text:p>
        </text:list-item>
        <text:list-item>
          <text:p text:style-name="P443">Crea una copia di backup del file di origine, lavora su un file-TMP e riversa su un nuovo file creato dal template</text:p>
        </text:list-item>
        <text:list-item>
          <text:p text:style-name="P443">il convertitore tiene conto anche di eventuali formule presenti nelle celle</text:p>
        </text:list-item>
        <text:list-item>
          <text:p text:style-name="P443"><text:soft-page-break/><text:span text:style-name="T411">su_apertura_doc</text:span> riconosce i vecchi documenti e propone la conversione</text:p>
        </text:list-item>
      </text:list>
      <text:p text:style-name="P157"><text:span text:style-name="T2">Corretti i comandi di Cat e SubCat che adesso vengono generati direttamente da Basic senza guardare in </text:span><text:span text:style-name="fogli"><text:span text:style-name="T2">S5</text:span></text:span></text:p>
      <text:p text:style-name="P157"><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57"><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07">Modificato il <text:span text:style-name="T411">salva_come_data</text:span> rendendo opzionale il timestamp nel nome del file</text:p>
      <text:p text:style-name="P65">Modificato il <text:span text:style-name="T41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434947893" text:style-name="L77">
        <text:list-item>
          <text:p text:style-name="P304"><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04"><text:span text:style-name="T2">Revisione della inizializzazione dell'</text:span><text:span text:style-name="fogli"><text:span text:style-name="T2">Elenco Prezzi</text:span></text:span></text:p>
        </text:list-item>
      </text:list>
      <text:p text:style-name="P108">Nuove voci nel menù a tendina:</text:p>
      <text:list xml:id="list139451885" text:style-name="L78">
        <text:list-item>
          <text:p text:style-name="P512"><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11"><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65">Modifiche su “controllo Doppioni durante”</text:p>
      <text:list xml:id="list160021141213322" text:continue-list="list160020212715353" text:style-name="elenco-U">
        <text:list-item>
          <text:h text:style-name="P345" text:outline-level="3"><text:bookmark-start text:name="__RefHeading__16255_539796941"/><text:span text:style-name="T49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1">"comp 1-a peso"</text:span> per consentire di dare alla colonna del peso un numero di decimali diverso dalle altre misure.</text:p>
      <text:p text:style-name="P7">Disattivata la procedura di controllo in apertura del documento che resta disponibile nel menù a tendina.</text:p>
      <text:list xml:id="list160019313472268" text:continue-numbering="true" text:style-name="elenco-U">
        <text:list-item>
          <text:h text:style-name="P345" text:outline-level="3"><text:bookmark-start text:name="__RefHeading___Toc16328_751277993"/>3.11.0 (OXT)<text:bookmark-end text:name="__RefHeading___Toc16328_751277993"/></text:h>
          <text:list>
            <text:list-item>
              <text:p text:style-name="P292">Introdotte funzionalità per la gestione della contabilità a misura a norma di regolamento (da considerarsi sperimentale).</text:p>
            </text:list-item>
            <text:list-item>
              <text:p text:style-name="P294">Disabilitata definitivamente la gestione della contabilità “semplificata”, con eliminazione del relativo menù VISTE</text:p>
            </text:list-item>
            <text:list-item>
              <text:p text:style-name="P292">Introdotta la gestione del <text:span text:style-name="T502">L</text:span>ibretto delle <text:span text:style-name="T502">M</text:span>isure</text:p>
            </text:list-item>
            <text:list-item>
              <text:p text:style-name="P292">Introdotta la generazione del Registro di Contabilità</text:p>
            </text:list-item>
            <text:list-item>
              <text:p text:style-name="P293">Introdotta la generazione dello Stato di Avanzamento Lavori</text:p>
            </text:list-item>
          </text:list>
          <text:p text:style-name="P296">Sul foglio CONTABILITA:</text:p>
          <text:list text:continue-numbering="true">
            <text:list-item>
              <text:p text:style-name="P296">Abilitato lo spostamento voce</text:p>
            </text:list-item>
            <text:list-item>
              <text:p text:style-name="P296">Abilitato il filtro di ricerca</text:p>
            </text:list-item>
            <text:list-item>
              <text:p text:style-name="P297">abilitata la numerazione automatica delle voci</text:p>
            </text:list-item>
            <text:list-item>
              <text:p text:style-name="P297">L'immissione di nuove misure nel Computo Metrico è condizionata dall'esistenza di un eventuale primo Libretto delle Misure già registrato.</text:p>
            </text:list-item>
            <text:list-item>
              <text:p text:style-name="P297"><text:soft-page-break/>Nel nuovo menù VISTE di Contabilità sono state escluse le funzionalità che, cambiando le dimensioni degli elementi del foglio, comprometterebbero la struttura degli atti contabili.</text:p>
            </text:list-item>
            <text:list-item>
              <text:p text:style-name="P297">Risolto bug che mandava in errore la conversione da vecchia versione.</text:p>
            </text:list-item>
            <text:list-item>
              <text:p text:style-name="P297">La conversione di vecchi lavori tiene conto anche di eventuali link tra celle.</text:p>
            </text:list-item>
            <text:list-item>
              <text:p text:style-name="P297">Risolto bug del #N/D che si presentava su computi appena creati da template.</text:p>
            </text:list-item>
            <text:list-item>
              <text:p text:style-name="P297">Introdotto il “parziale” in Computo e Contabilità.</text:p>
            </text:list-item>
            <text:list-item>
              <text:p text:style-name="P297">Il “parziale” viene aggiornato/adeguato in tempo reale nel caso di cancellazione di altri</text:p>
            </text:list-item>
            <text:list-item>
              <text:p text:style-name="P297">parziali o di righe di misura nell'ambito della stessa voce di Computo o Contabilità.</text:p>
            </text:list-item>
            <text:list-item>
              <text:p text:style-name="P297">Risolti i messaggi di errore che si presentavano gestendo i file-prezzario con Calc (template</text:p>
            </text:list-item>
            <text:list-item>
              <text:p text:style-name="P297">Listino_LeenO.ots) in assenza dell'installazione di LeenO.</text:p>
            </text:list-item>
            <text:list-item>
              <text:p text:style-name="P297">Modifiche mirate a snellire la procedura di controllo del file di Computo</text:p>
            </text:list-item>
            <text:list-item>
              <text:p text:style-name="P297">Introdotte Toolbars contestuali, una per ognuno dei fogli “operativi”: ELENCO, ANALISI, COMUTO, CONTABILITA</text:p>
            </text:list-item>
            <text:list-item>
              <text:p text:style-name="P297">Le Toolbars rimangono visibili ed attive solo ne caso si stia lavorando con un template di LeenO. Restano invisibili quando si usa un comune foglio di Calc.</text:p>
            </text:list-item>
            <text:list-item>
              <text:p text:style-name="P297">Il documento di lavoro generato e gestito con LeenO rimane utilizzabile anche senza l'installazione di LeenO e senza mostrare messaggi di errore.</text:p>
            </text:list-item>
            <text:list-item>
              <text:p text:style-name="P297">La visualizzazione è parametrica e dipende dall'opzione Livello di difficoltà/esperienza utenti: in modalità “primo approccio” (0) le toolbars rimangono tutte indistintamente visualizzate.</text:p>
            </text:list-item>
            <text:list-item>
              <text:p text:style-name="P297">Sostituito il set di icone di tutte le voci di menù</text:p>
            </text:list-item>
            <text:list-item>
              <text:p text:style-name="P297">aggiunti automatismi per la gestione degli Eventi/foglio ed Eventi/file all'apertura ed alla chiusura del file di computo.</text:p>
            </text:list-item>
            <text:list-item>
              <text:p text:style-name="P297">Eliminata la dicitura “Ultimus” dai vari loghi</text:p>
            </text:list-item>
          </text:list>
        </text:list-item>
      </text:list>
      <text:p text:style-name="P9">Nel file-computo:</text:p>
      <text:list xml:id="list160019052837834" text:continue-numbering="true" text:style-name="elenco-U">
        <text:list-item>
          <text:list>
            <text:list-item>
              <text:p text:style-name="P297">Aggiornamenti sul template (n.196) che “dialoga” con la libreria di funzioni</text:p>
            </text:list-item>
            <text:list-item>
              <text:p text:style-name="P297">Corretto il range di “elenco_prezzi”</text:p>
            </text:list-item>
            <text:list-item>
              <text:p text:style-name="P297">Eliminati i menù a pulsantoni.</text:p>
            </text:list-item>
          </text:list>
        </text:list-item>
      </text:list>
      <text:p text:style-name="P9">Nel file-prezzario:</text:p>
      <text:list xml:id="list160020490323057" text:continue-numbering="true" text:style-name="elenco-U">
        <text:list-item>
          <text:list>
            <text:list-item>
              <text:p text:style-name="P297">introdotta funzionalità per l'invio diretto del prezzo selezionato al documento di contabilità, corrente (DCC)</text:p>
            </text:list-item>
          </text:list>
        </text:list-item>
      </text:list>
      <text:p text:style-name="P9">Atro:</text:p>
      <text:list xml:id="list160019844978241" text:continue-numbering="true" text:style-name="elenco-U">
        <text:list-item>
          <text:list>
            <text:list-item>
              <text:p text:style-name="P297">Introdotto un primo modulo in Python per la conversione di prezzari dal formato XML-SIN (non ancora abilitato in LeenO – funziona solo da shell).</text:p>
            </text:list-item>
          </text:list>
        </text:list-item>
      </text:list>
      <text:p text:style-name="P8"/>
      <text:p text:style-name="P8"/>
      <text:list xml:id="list1908855375" text:style-name="L79">
        <text:list-header>
          <text:p text:style-name="P295"/>
        </text:list-header>
      </text:list>
      <text:list xml:id="list160020254313320" text:continue-list="list160019844978241" text:style-name="elenco-U">
        <text:list-item>
          <text:h text:style-name="P371" text:outline-level="3">3.15.0</text:h>
        </text:list-item>
      </text:list>
      <text:list xml:id="list2731648575" text:style-name="L80">
        <text:list-item>
          <text:p text:style-name="P306">Introdotto il numero di versione <text:span text:style-name="T677">di LeenO </text:span>sul <text:span text:style-name="menu">Menù Principale</text:span>.</text:p>
        </text:list-item>
        <text:list-item>
          <text:p text:style-name="P307"><text:span text:style-name="T667">Avviando LeenO dalla toolbar o con </text:span><text:span text:style-name="menu"><text:span text:style-name="T667">CTRL-0</text:span></text:span><text:span text:style-name="T667">, se il file corrente non è un file di computo, non ha nome e non ha dati, viene chiuso.</text:span></text:p>
        </text:list-item>
        <text:list-item>
          <text:p text:style-name="P306">Eliminata la gestione delle tabelle sulla base di alcuni attributi delle celle. La nuova gestione si basa sul nome di tabella.</text:p>
        </text:list-item>
        <text:list-item>
          <text:p text:style-name="P306">Le operazioni di autoexec passano gradualmente al Python.</text:p>
        </text:list-item>
        <text:list-item>
          <text:p text:style-name="P306">Nella creazione dei quadri di raffronto, introdotta la chiusura delle righe con errore <text:span text:style-name="Emphasis">"#DIV/0"</text:span> nella colonna <text:span text:style-name="colonne">VAR. %</text:span></text:p>
        </text:list-item>
        <text:list-item>
          <text:p text:style-name="P308">Implementazione del terzo livello di <text:span text:style-name="T674">suddivisione in </text:span>categori<text:span text:style-name="T674">e</text:span>.</text:p>
        </text:list-item>
        <text:list-item>
          <text:p text:style-name="P306">Le funzioni XPWE_import e XPWE_export sono state implementate con la possibilità di scelta tra <text:span text:style-name="fogli">COMPUTO</text:span> e <text:span text:style-name="fogli">VARIANTE</text:span>.</text:p>
        </text:list-item>
        <text:list-item>
          <text:p text:style-name="P306">Ampliato il formato XPWE <text:span text:style-name="T674">come </text:span>.XLO.XPWE. Questo <text:span text:style-name="T674">formato </text:span>permette di esportare anche le incidenze di manodopera e sicurezza. Il file rimane compatibile con Primus, <text:span text:style-name="T672">ed</text:span> in ambito LeenO permette accodamenti di computi metrici senza perdere le incidenze.</text:p>
        </text:list-item>
        <text:list-item>
          <text:p text:style-name="P308">Migliorata la gestione del vedi voce in XPWE_out. <text:span text:style-name="T667">L'esportazione adesso compila anche i dati relativi a descrizione ridotta e descrizione breve.</text:span></text:p>
        </text:list-item>
        <text:list-item>
          <text:p text:style-name="P311">Gestito con un avviso all'utente l'errore che impedisce di scrivere un file di output.xlo.xpwe nel caso questo sia già in uso.</text:p>
        </text:list-item>
        <text:list-item>
          <text:p text:style-name="P306">Correzioni su XPWE_in per una migliore <text:span text:style-name="T677">la </text:span>gestione delle incidenze e del vedi voce. <text:span text:style-name="T675">Abilitato il riconoscimento dei valori esponenziali.</text:span></text:p>
        </text:list-item>
        <text:list-item>
          <text:p text:style-name="P312">Aggiunto il modulo di esportazioni delle <text:span text:style-name="fogli"><text:span text:style-name="T677">A</text:span></text:span><text:span text:style-name="fogli">nalisi </text:span><text:span text:style-name="fogli"><text:span text:style-name="T677">di Prezzo</text:span></text:span><text:span text:style-name="T677"> </text:span>verso il formato XPWE.</text:p>
        </text:list-item>
        <text:list-item>
          <text:p text:style-name="P313">Aggiunto il modulo di <text:span text:style-name="T670">importazioni </text:span>delle <text:s/><text:span text:style-name="fogli"><text:span text:style-name="T677">A</text:span></text:span><text:span text:style-name="fogli">nalisi </text:span><text:span text:style-name="fogli"><text:span text:style-name="T677">di Prezzo</text:span></text:span><text:span text:style-name="T677"> da</text:span>l formato XPWE.</text:p>
        </text:list-item>
        <text:list-item>
          <text:p text:style-name="P306">Aggiunta funzione per l'azzeramento della quantità totale di una voce di computo con la dicitura '*** VOCE AZZERATA ***' e la colorazione con sfondo grigio, associata alla scorciatoia <text:span text:style-name="menu">Ctrl-Shift-E</text:span>.</text:p>
        </text:list-item>
        <text:list-item>
          <text:p text:style-name="P308">Aggiunta scorciatoia <text:span text:style-name="menu">F3 Tronca_Altezza_Voci</text:span>.</text:p>
        </text:list-item>
        <text:list-item>
          <text:p text:style-name="P309">Aggiuta la voce <text:span text:style-name="menu">LeenO&gt;Utility...&gt;Titolo all'inizio delle misure</text:span> che inserisce, all'inizio di ogni voce di <text:span text:style-name="fogli"><text:span text:style-name="T676">COMPUTO</text:span></text:span> o <text:span text:style-name="fogli"><text:span text:style-name="T676">VARIANTE</text:span></text:span>, una nuova riga con una descrizione a scelta.</text:p>
        </text:list-item>
        <text:list-item>
          <text:p text:style-name="P315">Nuovo <text:span text:style-name="T66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1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08">Aggiunto “<text:span text:style-name="T386">taglia </text:span><text:span text:style-name="T393">corto</text:span><text:span text:style-name="T677">”:</text:span> taglia il contenuto della selezione senza cancellare la formattazione delle celle. E' associato alla shortcut <text:span text:style-name="menu">CTRL-X</text:span>.</text:p>
        </text:list-item>
        <text:list-item>
          <text:p text:style-name="P309">Aggiunta voce di menù <text:span text:style-name="menu">Lista Lavorazioni e Forniture</text:span> al dialogo <text:span text:style-name="menu">VISTE</text:span> di <text:span text:style-name="fogli">Elenco Prezzi.</text:span></text:p>
        </text:list-item>
        <text:list-item>
          <text:p text:style-name="P305">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08"><text:span text:style-name="T671">In </text:span><text:span text:style-name="fogli"><text:span text:style-name="T671">Analisi di Prezzo</text:span></text:span><text:span text:style-name="T671"> migliorato l’invio multiplo di voci all’</text:span><text:span text:style-name="fogli"><text:span text:style-name="T671">Elenco Prezzi</text:span></text:span><text:span text:style-name="T671"> del comando </text:span><text:span text:style-name="menu"><text:span text:style-name="T671">Tutte le Analisi ad E.P.</text:span></text:span></text:p>
        </text:list-item>
        <text:list-item>
          <text:p text:style-name="P306">Migliorato il controllo della visualizzazione delle toolbars <text:span text:style-name="T671">in contesto con i fogli di lavoro</text:span>.</text:p>
        </text:list-item>
        <text:list-item>
          <text:p text:style-name="P306">Migliorata l'esportazione delle tabelle su file esterno.</text:p>
        </text:list-item>
        <text:list-item>
          <text:p text:style-name="P306">Corretto il range di righe per il settaggio dell'area di stampa.</text:p>
        </text:list-item>
        <text:list-item>
          <text:p text:style-name="P306">Riscritta e velocizzata la funzione per la cancellazione dei doppioni dall'<text:span text:style-name="fogli"><text:span text:style-name="T668">E</text:span></text:span><text:span text:style-name="fogli">lenco Prezzi</text:span>.</text:p>
        </text:list-item>
        <text:list-item>
          <text:p text:style-name="P306">Implementato un sistema per l'adeguamento di vecchie versioni del template alla versione <text:soft-page-break/>corrente <text:span text:style-name="T677">di LeenO</text:span>.</text:p>
        </text:list-item>
        <text:list-item>
          <text:p text:style-name="P306">Il foglio <text:span text:style-name="fogli">VARIANTE</text:span> ha le intestazioni di colore giallo per una migliore distinguibilità.</text:p>
        </text:list-item>
        <text:list-item>
          <text:p text:style-name="P306">Migliorata la gestione del <text:span text:style-name="menu">Dettaglio misure</text:span> in descrizione della voce.</text:p>
        </text:list-item>
        <text:list-item>
          <text:p text:style-name="P306">Migliorata la gestione dell'abbreviazione della voce di descrizione prezzo.</text:p>
        </text:list-item>
        <text:list-item>
          <text:p text:style-name="P306">Introdotta la visualizzazione di un dialogo, che si avvia come thread contestualmente ad altre funzioni, tale da impedire qualsiasi intervento dell'utente fino a conclusione di alcune operazioni particolari.</text:p>
        </text:list-item>
        <text:list-item>
          <text:p text:style-name="P306">Migliorata la gestione dell'inserimento di nuove voci nel caso di visualizzazione voce abbreviata attiva.</text:p>
        </text:list-item>
        <text:list-item>
          <text:p text:style-name="P306">Aggiunto il backup automatico all'avvio del menu principale, <text:span text:style-name="T667">ma solo nel caso in cui il file di lavoro abbia già un nome</text:span>. <text:span text:style-name="T667">Il backup del file di lavoro viene fatto partendo dall'ultimo salvataggio certo.</text:span></text:p>
        </text:list-item>
        <text:list-item>
          <text:p text:style-name="P306">Sostituito il naming LeenO del menu principale con il banner originario in formato jpg.</text:p>
        </text:list-item>
        <text:list-item>
          <text:p text:style-name="P314">Correzioni nella gestione delle toolbars contestuali ai fogli di lavoro.</text:p>
        </text:list-item>
        <text:list-item>
          <text:p text:style-name="P314">Correzioni di alcune didascaline del menù <text:span text:style-name="menu">Viste</text:span> della <text:span text:style-name="fogli">CONTABILITA</text:span><text:span text:style-name="T668">.</text:span></text:p>
        </text:list-item>
        <text:list-item>
          <text:p text:style-name="P317">Cancellata la voce di menù pop <text:span text:style-name="menu">Crea Copia del Computo Metrico (con o) Senza Prezzi</text:span>.</text:p>
        </text:list-item>
        <text:list-item>
          <text:p text:style-name="P318">Correzioni sul comando <text:span text:style-name="menu">Genera Variante</text:span>.</text:p>
        </text:list-item>
        <text:list-item>
          <text:p text:style-name="P318">Traduzione diversi comand<text:span text:style-name="T673">i</text:span> dal Basic al Python.</text:p>
        </text:list-item>
        <text:list-item>
          <text:p text:style-name="P320">Cancellazione di consistenti parti di codice Basic.</text:p>
        </text:list-item>
        <text:list-item>
          <text:p text:style-name="P320">Aggiornamenti dei menù di dialogo.</text:p>
        </text:list-item>
        <text:list-item>
          <text:p text:style-name="P321">Aggiornamento degli stili di testo nel template.</text:p>
        </text:list-item>
        <text:list-item>
          <text:p text:style-name="P322">Aggiornamenti del <text:span text:style-name="T673">Manuale d’uso</text:span>.</text:p>
        </text:list-item>
        <text:list-item>
          <text:p text:style-name="P319">Eliminati alcuni conflitti tra le shortcuts.</text:p>
        </text:list-item>
        <text:list-item>
          <text:p text:style-name="P336">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79">ma conserva</text:span> le incidenze della manodopera e della sicurezza sui prezzi. <text:span text:style-name="T679">Com’è</text:span> noto, questo formato, per <text:span text:style-name="T679">scelta di chi lo ha definito in origine, <text:s/></text:span>non conserva <text:span text:style-name="T679">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79">Intanto è sorta </text:span>per LeenO la necessità di <text:span text:style-name="T679">disporre d</text:span>i un formato <text:span text:style-name="T679">di interscambio interno </text:span>che, conservando quest<text:span text:style-name="T679">e incidenze</text:span>, permettesse <text:span text:style-name="T679">di assemblare a cascata in un unico lavoro i dati provenienti da più progettisti specialistici. Ciò che nelle precedenti versioni era l’operazione indicata come “accodamento”. Per giunta, in fase di importazione da formato .XPWE o </text:span>.XLO.XPWE, <text:span text:style-name="T679">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0">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160019920479665" text:continue-list="list160020254313320" text:style-name="elenco-U">
        <text:list-item>
          <text:h text:style-name="P372" text:outline-level="3">3.15.<text:span text:style-name="T681">1</text:span></text:h>
        </text:list-item>
      </text:list>
      <text:list xml:id="list160019455977759" text:continue-list="list2731648575" text:style-name="L80">
        <text:list-item>
          <text:p text:style-name="P323">In fase di creazione del quadro di raffronto in <text:span text:style-name="fogli">Elenco Prezzi</text:span>, riattivato il raggruppamento delle righe con risultato <text:span text:style-name="T386">#DIV/0!</text:span></text:p>
        </text:list-item>
        <text:list-item>
          <text:p text:style-name="P310"><text:span text:style-name="T681">Il range delle voci di </text:span><text:span text:style-name="fogli"><text:span text:style-name="T681">Elenco Prezzi</text:span></text:span><text:span text:style-name="T681"> da trattare in fase di cancellazione delle voci doppie è stato corretto.</text:span></text:p>
        </text:list-item>
        <text:list-item>
          <text:p text:style-name="P323">In <text:span text:style-name="fogli">Elenco Prezzi</text:span>, con la cancellazione dei doppioni, <text:span text:style-name="T682">vengono rigenerati i riferimenti alle voci di </text:span><text:span text:style-name="fogli"><text:span text:style-name="T682">Analisi di Prezzo</text:span></text:span><text:span text:style-name="T682">, </text:span>viene eseguito il riordino <text:span text:style-name="T682">e vengono rispettati gli stili di cella</text:span>.</text:p>
        </text:list-item>
        <text:list-item>
          <text:p text:style-name="P324">Introdotto il messaggio <text:span text:style-name="T685">di</text:span> attesa durante la cancellazione dei doppioni.</text:p>
        </text:list-item>
        <text:list-item>
          <text:p text:style-name="P325">Correzioni nelle voci di menù a tendina.</text:p>
        </text:list-item>
        <text:list-item>
          <text:p text:style-name="P325">Nella creazione della Richiesta Offerta, ripristinata la numerazione delle categorie.</text:p>
        </text:list-item>
        <text:list-item>
          <text:p text:style-name="P325">Abilitato il riepilogo in calce al computo anche in <text:span text:style-name="fogli">Computo_NoP</text:span>.</text:p>
        </text:list-item>
        <text:list-item>
          <text:p text:style-name="P324">Cambiata l'immagine del menù di attesa con il logo piccolo di LeenO.</text:p>
        </text:list-item>
        <text:list-item>
          <text:p text:style-name="P324">Disabilitato il calcolo automatico delle formule per alcuni script al fine di accelerare il lavoro.</text:p>
        </text:list-item>
        <text:list-item>
          <text:p text:style-name="P326"><text:span text:style-name="T681">L</text:span>'importazione dal formato XPWE <text:span text:style-name="T684">non è più condizionata dalla presenza del foglio di </text:span><text:span text:style-name="fogli"><text:span text:style-name="T681">Analisi di Prezzo</text:span></text:span><text:span text:style-name="T681">.</text:span></text:p>
        </text:list-item>
        <text:list-item>
          <text:p text:style-name="P327">Aggiunta la gestione di diverse eccezioni in XPWE_in per poter <text:span text:style-name="T683">trattare</text:span> file con struttura XML minimale.</text:p>
        </text:list-item>
        <text:list-item>
          <text:p text:style-name="P328">Disabilitato il messaggio di conclusione dell'importazione da XPWE: il dialogo di attesa è sufficiente.</text:p>
        </text:list-item>
        <text:list-item>
          <text:p text:style-name="P329">In importazione da XPWE, la prima voce di <text:span text:style-name="fogli">COMPUTO</text:span> vuota viene cancellata per evitare l'errore <text:span text:style-name="T386">#N/A</text:span> sul totale computo.</text:p>
        </text:list-item>
        <text:list-item>
          <text:p text:style-name="P330">Al termine dell'importazione da XPWE viene effettuato il controllo delle voci doppie in <text:span text:style-name="fogli">Elenco Prezzi</text:span>.</text:p>
        </text:list-item>
        <text:list-item>
          <text:p text:style-name="P327">I valori negativi nella colonna delle quantità sono in rosso.</text:p>
        </text:list-item>
        <text:list-item>
          <text:p text:style-name="P327">Aggiunta una nuova voce di menù, nella toolbar, per l'inversione di segno della formula nella colonna delle quantità in <text:span text:style-name="fogli">COMPUTO</text:span> e <text:span text:style-name="fogli">VARIANTE</text:span>.</text:p>
        </text:list-item>
        <text:list-item>
          <text:p text:style-name="P325">Cancellate porzioni di codice obsoleto dal Basic.</text:p>
        </text:list-item>
        <text:list-item>
          <text:p text:style-name="P337">Correzioni di bug minori.</text:p>
        </text:list-item>
      </text:list>
      <text:p text:style-name="P16">Rilascio di subversion per LeenO. Risolti alcuni bug che impedivano la corretta importazione di formati XPWE <text:span text:style-name="T686">con struttura del file ridotta all'essenziale</text:span>.</text:p>
      <text:p text:style-name="Standard"><text:span text:style-name="T687">Naturalmente non perdiamo occasione per arricchire il pacchetto con altri comandi che facilitano il lavoro degli utenti. Questa volta tocca al pulsante </text:span><text:span text:style-name="T687"><draw:frame draw:style-name="fr23" draw:name="Immagine68" text:anchor-type="as-char" svg:width="0.499cm" svg:height="0.499cm" draw:z-index="127"><draw:image xlink:href="Pictures/100002010000001A0000001A0239AF18178E6F02.png" xlink:type="simple" xlink:show="embed" xlink:actuate="onLoad"/></draw:frame></text:span><text:span text:style-name="T687">per l'inversione del segno delle formule di quantità sui righi di misurazione in </text:span><text:span text:style-name="fogli"><text:span text:style-name="T687">COMPUTO</text:span></text:span><text:span text:style-name="T687"> e </text:span><text:span text:style-name="fogli"><text:span text:style-name="T687">VARIANTE</text:span></text:span><text:span text:style-name="T687">, accolto con gradimento dai beta tester. </text:span>E qui approfitto per ringraziare ancora una volta Alberto Vallortigara per la sua grande disponibilità. <text:span text:style-name="T687"><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6">finale </text:span>dell'elenco.</text:p>
      <text:p text:style-name="P18">Continua l'eliminazione di consistenti porzioni di codice obsoleto.</text:p>
      <text:p text:style-name="P17"/>
      <text:list xml:id="list160021199771037" text:continue-list="list160019920479665" text:style-name="elenco-U">
        <text:list-item>
          <text:h text:style-name="P373" text:outline-level="3">3.<text:span text:style-name="T688">16</text:span>.<text:span text:style-name="T688">0</text:span></text:h>
        </text:list-item>
      </text:list>
      <text:list xml:id="list160019661266702" text:continue-list="list160019455977759" text:style-name="L80">
        <text:list-item>
          <text:p text:style-name="P331">Migliorata la gestione in esportazione del formato XPWE che ora si basa sul tipo di contenuto delle celle e non più su flag aggiuntivi.</text:p>
        </text:list-item>
        <text:list-item>
          <text:p text:style-name="P331">Introdotta la ricerca di stringhe per colonna (uFindStringCol) per il miglioramento del riordina Elenco Prezzi.</text:p>
        </text:list-item>
        <text:list-item>
          <text:p text:style-name="P331">Correzioni dell’assegnazione dei comandi in alcuni menù di dialogo.</text:p>
        </text:list-item>
        <text:list-item>
          <text:p text:style-name="P331"><text:span text:style-name="T689">Tradotto in Python</text:span> <draw:frame draw:style-name="fr12" draw:name="Image5" text:anchor-type="as-char" svg:width="0.49cm" svg:height="0.51cm" draw:z-index="131"><draw:image xlink:href="Pictures/100002010000001A0000001B816ECEE455655C5A.png" xlink:type="simple" xlink:show="embed" xlink:actuate="onLoad"/></draw:frame>Elimina voce per la cancellazione di voci in COMPUTO, VARIANTE, CONTABILITA o Analisi di Prezzo.</text:p>
        </text:list-item>
        <text:list-item>
          <text:p text:style-name="P333">Attivato il comando <draw:frame draw:style-name="fr14" draw:name="Image2" text:anchor-type="as-char" svg:y="-0.575cm" svg:width="0.51cm" svg:height="0.51cm" draw:z-index="128"><draw:image xlink:href="Pictures/100002010000001A0000001AF6F89E8E5DDCB780.png" xlink:type="simple" xlink:show="embed" xlink:actuate="onLoad"/></draw:frame>Azzera una voce di COMPUTO <text:s/>che aggiunge <text:span text:style-name="T688">la dicitura '*** VOCE AZZERATA ***'</text:span></text:p>
        </text:list-item>
        <text:list-item>
          <text:p text:style-name="P332">Aggiunto <draw:frame draw:style-name="fr14" draw:name="Image3" text:anchor-type="as-char" svg:y="-0.446cm" svg:width="0.51cm" svg:height="0.51cm" draw:z-index="129"><draw:image xlink:href="Pictures/100002010000001A0000001A9C3BA88EE4EA656E.png" xlink:type="simple" xlink:show="embed" xlink:actuate="onLoad"/></draw:frame>Elimina voc<text:span text:style-name="T690">i</text:span> azzerat<text:span text:style-name="T690">e</text:span> per la cancellazione di voci in cui compare la dicitura '*** VOCE AZZERATA ***', sia in COMPUTO che in VARIANTE, senza chiedere conferma dell’utente.</text:p>
        </text:list-item>
        <text:list-item>
          <text:p text:style-name="P333">Nel comando <draw:frame draw:style-name="fr12" draw:name="Image4" text:anchor-type="as-char" svg:width="0.43cm" svg:height="0.51cm" draw:z-index="130"><draw:image xlink:href="Pictures/10000201000000160000001A02C7D849900E4C22.png" xlink:type="simple" xlink:show="embed" xlink:actuate="onLoad"/></draw:frame>Riepilogo e/o firme in calce il titolo 'Riepilogo Categorie' diventa 'Riepilogo strutturale delle Categorie'.</text:p>
        </text:list-item>
        <text:list-item>
          <text:p text:style-name="P334">Aggiunto il pulsante ‘DCC’ nel menù principale per il settaggio del Documento di Contabilità Corrente.</text:p>
        </text:list-item>
        <text:list-item>
          <text:p text:style-name="P334">Introdotto <draw:frame draw:style-name="fr12" draw:name="Image6" text:anchor-type="as-char" svg:width="0.51cm" svg:height="0.51cm" draw:z-index="132"><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35">Aggiunta 'Importa voci da prezzario XML-SIX in Elenco Prezzi' in template COMPUTO.</text:p>
        </text:list-item>
        <text:list-item>
          <text:p text:style-name="P335">Eliminato il template dei Listini.</text:p>
        </text:list-item>
        <text:list-item>
          <text:p text:style-name="P335">Riorganizzazione delle voci di menù relative a Nuovo Computo ed Importa/Esporta...</text:p>
        </text:list-item>
        <text:list-item>
          <text:p text:style-name="P335">Correzione di bug minori e cancellazione di codice osboleto.</text:p>
        </text:list-item>
        <text:list-item>
          <text:p text:style-name="P335">Aggiornamenti e correzioni delle didascalie dei menù.</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3-28T16:00:10.818000000</dc:date>
    <meta:editing-duration>P2DT9H44M1S</meta:editing-duration>
    <meta:editing-cycles>412</meta:editing-cycles>
    <meta:generator>LibreOffice/5.3.1.2$Windows_x86 LibreOffice_project/e80a0e0fd1875e1696614d24c32df0f95f03deb2</meta:generator>
    <meta:document-statistic meta:table-count="77" meta:image-count="96" meta:object-count="3" meta:page-count="105" meta:paragraph-count="2105" meta:word-count="39243" meta:character-count="254764" meta:non-whitespace-character-count="2180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